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9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5874in"/>
    </style:style>
    <style:style style:name="co10" style:family="table-column">
      <style:table-column-properties fo:break-before="auto" style:column-width="1.2752in"/>
    </style:style>
    <style:style style:name="co11" style:family="table-column">
      <style:table-column-properties fo:break-before="auto" style:column-width="1.4063in"/>
    </style:style>
    <style:style style:name="co12" style:family="table-column">
      <style:table-column-properties fo:break-before="auto" style:column-width="1.1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fo:background-color="#cfe7f5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ackground-color="#cfe7f5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ackground-color="#ffd320" fo:border="0.06pt solid #000000"/>
    </style:style>
    <style:style style:name="ce1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cfe7f5" fo:border="0.06pt solid #000000"/>
    </style:style>
    <style:style style:name="ce21" style:family="table-cell" style:parent-style-name="Default">
      <style:table-cell-properties fo:background-color="#ffd320" fo:border="0.06pt solid #000000"/>
      <style:text-properties style:font-name="Arial" style:font-name-asian="Droid Sans" style:font-name-complex="Lohit Hindi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>
            <text:p>Python output format</text:p>
          </table:table-cell>
          <table:table-cell table:style-name="ce7" office:value-type="string">
            <text:p>Legend</text:p>
          </table:table-cell>
          <table:table-cell table:style-name="ce7" office:value-type="string">
            <text:p>Sure</text:p>
          </table:table-cell>
          <table:table-cell table:style-name="ce7" office:value-type="string">
            <text:p>Unsure</text:p>
          </table:table-cell>
          <table:table-cell table:number-columns-repeated="3"/>
          <table:table-cell office:value-type="string">
            <text:p>Vector format</text:p>
          </table:table-cell>
          <table:table-cell office:value-type="string">
            <text:p>Legend:</text:p>
          </table:table-cell>
          <table:table-cell/>
          <table:table-cell table:style-name="ce7" office:value-type="string">
            <text:p>Positive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Negative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string">
            <text:p>Sur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string">
            <text:p>Unsur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egative</text:p>
          </table:table-cell>
          <table:table-cell table:style-name="ce7" office:value-type="float" office:value="-1">
            <text:p>-1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Positiv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9" office:value-type="string" table:number-columns-spanned="2" table:number-rows-spanned="1">
            <text:p>kristoffer</text:p>
          </table:table-cell>
          <table:covered-table-cell table:style-name="ce20"/>
          <table:table-cell table:style-name="ce19" office:value-type="string" table:number-columns-spanned="2" table:number-rows-spanned="1">
            <text:p>ludwig</text:p>
          </table:table-cell>
          <table:covered-table-cell table:style-name="ce20"/>
          <table:table-cell table:style-name="ce19" office:value-type="string" table:number-columns-spanned="2" table:number-rows-spanned="1">
            <text:p>romain</text:p>
          </table:table-cell>
          <table:covered-table-cell table:style-name="ce20"/>
          <table:table-cell table:style-name="ce19" office:value-type="string" table:number-columns-spanned="2" table:number-rows-spanned="1">
            <office:annotation draw:style-name="gr1" draw:text-style-name="P1" svg:width="1.1413in" svg:height="0.3902in" svg:x="11.8118in" svg:y="0.4177in" draw:caption-point-x="-0.2402in" draw:caption-point-y="0.5945in">
              <dc:date>2013-05-03T00:00:00</dc:date>
              <text:p text:style-name="P1">No data gathered</text:p>
            </office:annotation>
            <text:p>thibaut</text:p>
          </table:table-cell>
          <table:covered-table-cell table:style-name="ce20"/>
          <table:table-cell table:style-name="ce19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1">
          <table:table-cell table:style-name="ce1" office:value-type="string">
            <text:p>coca cola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office:annotation draw:style-name="gr1" draw:text-style-name="P1" svg:width="1.1413in" svg:height="0.3902in" svg:x="4.1713in" svg:y="0.5858in" draw:caption-point-x="-0.2402in" draw:caption-point-y="0.5945in">
              <dc:date>2013-05-03T00:00:00</dc:date>
              <text:p text:style-name="P1">No results gathered</text:p>
            </office:annotation>
            <text:p>thibaut</text:p>
          </table:table-cell>
          <table:table-cell table:style-name="ce15"/>
          <table:table-cell table:style-name="ce16"/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Standard deviation</text:p>
          </table:table-cell>
          <table:table-cell table:style-name="ce20" office:value-type="string">
            <text:p>Confidence sum</text:p>
          </table:table-cell>
          <table:table-cell table:style-name="ce20" office:value-type="string">
            <text:p>Average polarity</text:p>
          </table:table-cell>
        </table:table-row>
        <table:table-row table:style-name="ro1">
          <table:table-cell table:style-name="ce2" office:value-type="string">
            <text:p>3285794568537579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 table:number-columns-spanned="1" table:number-rows-spanned="100">
            <text:p>N/A</text:p>
          </table:table-cell>
          <table:table-cell table:number-columns-repeated="2"/>
          <table:table-cell table:formula="of:=IF(([.B9]&lt;0);-1;IF(([.B9]&gt;1);1;0))" office:value-type="float" office:value="0">
            <text:p>0</text:p>
          </table:table-cell>
          <table:table-cell table:formula="of:=IF(([.B9]=-2);1;IF(([.B9]=0);1;IF(([.B9]=3);1;0)))" office:value-type="float" office:value="0">
            <text:p>0</text:p>
          </table:table-cell>
          <table:table-cell table:formula="of:=IF(([.C9]&lt;0);-1;IF(([.C9]&gt;1);1;0))" office:value-type="float" office:value="0">
            <text:p>0</text:p>
          </table:table-cell>
          <table:table-cell table:formula="of:=IF(([.C9]=-2);1;IF(([.C9]=0);1;IF(([.C9]=3);1;0)))" office:value-type="float" office:value="1">
            <text:p>1</text:p>
          </table:table-cell>
          <table:table-cell table:formula="of:=IF(([.D9]&lt;0);-1;IF(([.D9]&gt;1);1;0))" office:value-type="float" office:value="0">
            <text:p>0</text:p>
          </table:table-cell>
          <table:table-cell table:formula="of:=IF(([.D9]=-2);1;IF(([.D9]=0);1;IF(([.D9]=3);1;0)))" office:value-type="float" office:value="1">
            <text:p>1</text:p>
          </table:table-cell>
          <table:table-cell table:style-name="ce23" office:value-type="string" table:number-columns-spanned="2" table:number-rows-spanned="100">
            <text:p>N/A</text:p>
          </table:table-cell>
          <table:covered-table-cell/>
          <table:table-cell table:formula="of:=STDEVP([.H9];[.J9];[.L9])" office:value-type="float" office:value="0">
            <text:p>0</text:p>
          </table:table-cell>
          <table:table-cell table:formula="of:=SUM([.I9];[.K9];[.M9])" office:value-type="float" office:value="2">
            <text:p>2</text:p>
          </table:table-cell>
          <table:table-cell table:formula="of:=AVERAGE([.H9];[.J9];[.L9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942090858086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0]&lt;0);-1;IF(([.B10]&gt;1);1;0))" office:value-type="float" office:value="1">
            <text:p>1</text:p>
          </table:table-cell>
          <table:table-cell table:formula="of:=IF(([.B10]=-2);1;IF(([.B10]=0);1;IF(([.B10]=3);1;0)))" office:value-type="float" office:value="1">
            <text:p>1</text:p>
          </table:table-cell>
          <table:table-cell table:formula="of:=IF(([.C10]&lt;0);-1;IF(([.C10]&gt;1);1;0))" office:value-type="float" office:value="1">
            <text:p>1</text:p>
          </table:table-cell>
          <table:table-cell table:formula="of:=IF(([.C10]=-2);1;IF(([.C10]=0);1;IF(([.C10]=3);1;0)))" office:value-type="float" office:value="0">
            <text:p>0</text:p>
          </table:table-cell>
          <table:table-cell table:formula="of:=IF(([.D10]&lt;0);-1;IF(([.D10]&gt;1);1;0))" office:value-type="float" office:value="1">
            <text:p>1</text:p>
          </table:table-cell>
          <table:table-cell table:formula="of:=IF(([.D10]=-2);1;IF(([.D10]=0);1;IF(([.D10]=3);1;0)))" office:value-type="float" office:value="0">
            <text:p>0</text:p>
          </table:table-cell>
          <table:covered-table-cell table:number-columns-repeated="2"/>
          <table:table-cell table:formula="of:=STDEVP([.H10];[.J10];[.L10])" office:value-type="float" office:value="0">
            <text:p>0</text:p>
          </table:table-cell>
          <table:table-cell table:formula="of:=SUM([.I10];[.K10];[.M10])" office:value-type="float" office:value="1">
            <text:p>1</text:p>
          </table:table-cell>
          <table:table-cell table:formula="of:=AVERAGE([.H10];[.J10];[.L1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932066470297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1]&lt;0);-1;IF(([.B11]&gt;1);1;0))" office:value-type="float" office:value="1">
            <text:p>1</text:p>
          </table:table-cell>
          <table:table-cell table:formula="of:=IF(([.B11]=-2);1;IF(([.B11]=0);1;IF(([.B11]=3);1;0)))" office:value-type="float" office:value="1">
            <text:p>1</text:p>
          </table:table-cell>
          <table:table-cell table:formula="of:=IF(([.C11]&lt;0);-1;IF(([.C11]&gt;1);1;0))" office:value-type="float" office:value="1">
            <text:p>1</text:p>
          </table:table-cell>
          <table:table-cell table:formula="of:=IF(([.C11]=-2);1;IF(([.C11]=0);1;IF(([.C11]=3);1;0)))" office:value-type="float" office:value="1">
            <text:p>1</text:p>
          </table:table-cell>
          <table:table-cell table:formula="of:=IF(([.D11]&lt;0);-1;IF(([.D11]&gt;1);1;0))" office:value-type="float" office:value="1">
            <text:p>1</text:p>
          </table:table-cell>
          <table:table-cell table:formula="of:=IF(([.D11]=-2);1;IF(([.D11]=0);1;IF(([.D11]=3);1;0)))" office:value-type="float" office:value="1">
            <text:p>1</text:p>
          </table:table-cell>
          <table:covered-table-cell table:number-columns-repeated="2"/>
          <table:table-cell table:formula="of:=STDEVP([.H11];[.J11];[.L11])" office:value-type="float" office:value="0">
            <text:p>0</text:p>
          </table:table-cell>
          <table:table-cell table:formula="of:=SUM([.I11];[.K11];[.M11])" office:value-type="float" office:value="3">
            <text:p>3</text:p>
          </table:table-cell>
          <table:table-cell table:formula="of:=AVERAGE([.H11];[.J11];[.L1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9319704207360</text:p>
          </table:table-cell>
          <table:table-cell table:number-columns-repeated="3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2]&lt;0);-1;IF(([.B12]&gt;1);1;0))" office:value-type="float" office:value="-1">
            <text:p>-1</text:p>
          </table:table-cell>
          <table:table-cell table:formula="of:=IF(([.B12]=-2);1;IF(([.B12]=0);1;IF(([.B12]=3);1;0)))" office:value-type="float" office:value="1">
            <text:p>1</text:p>
          </table:table-cell>
          <table:table-cell table:formula="of:=IF(([.C12]&lt;0);-1;IF(([.C12]&gt;1);1;0))" office:value-type="float" office:value="-1">
            <text:p>-1</text:p>
          </table:table-cell>
          <table:table-cell table:formula="of:=IF(([.C12]=-2);1;IF(([.C12]=0);1;IF(([.C12]=3);1;0)))" office:value-type="float" office:value="1">
            <text:p>1</text:p>
          </table:table-cell>
          <table:table-cell table:formula="of:=IF(([.D12]&lt;0);-1;IF(([.D12]&gt;1);1;0))" office:value-type="float" office:value="-1">
            <text:p>-1</text:p>
          </table:table-cell>
          <table:table-cell table:formula="of:=IF(([.D12]=-2);1;IF(([.D12]=0);1;IF(([.D12]=3);1;0)))" office:value-type="float" office:value="1">
            <text:p>1</text:p>
          </table:table-cell>
          <table:covered-table-cell table:number-columns-repeated="2"/>
          <table:table-cell table:formula="of:=STDEVP([.H12];[.J12];[.L12])" office:value-type="float" office:value="0">
            <text:p>0</text:p>
          </table:table-cell>
          <table:table-cell table:formula="of:=SUM([.I12];[.K12];[.M12])" office:value-type="float" office:value="3">
            <text:p>3</text:p>
          </table:table-cell>
          <table:table-cell table:formula="of:=AVERAGE([.H12];[.J12];[.L12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918334736793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3]&lt;0);-1;IF(([.B13]&gt;1);1;0))" office:value-type="float" office:value="-1">
            <text:p>-1</text:p>
          </table:table-cell>
          <table:table-cell table:formula="of:=IF(([.B13]=-2);1;IF(([.B13]=0);1;IF(([.B13]=3);1;0)))" office:value-type="float" office:value="0">
            <text:p>0</text:p>
          </table:table-cell>
          <table:table-cell table:formula="of:=IF(([.C13]&lt;0);-1;IF(([.C13]&gt;1);1;0))" office:value-type="float" office:value="-1">
            <text:p>-1</text:p>
          </table:table-cell>
          <table:table-cell table:formula="of:=IF(([.C13]=-2);1;IF(([.C13]=0);1;IF(([.C13]=3);1;0)))" office:value-type="float" office:value="1">
            <text:p>1</text:p>
          </table:table-cell>
          <table:table-cell table:formula="of:=IF(([.D13]&lt;0);-1;IF(([.D13]&gt;1);1;0))" office:value-type="float" office:value="-1">
            <text:p>-1</text:p>
          </table:table-cell>
          <table:table-cell table:formula="of:=IF(([.D13]=-2);1;IF(([.D13]=0);1;IF(([.D13]=3);1;0)))" office:value-type="float" office:value="1">
            <text:p>1</text:p>
          </table:table-cell>
          <table:covered-table-cell table:number-columns-repeated="2"/>
          <table:table-cell table:formula="of:=STDEVP([.H13];[.J13];[.L13])" office:value-type="float" office:value="0">
            <text:p>0</text:p>
          </table:table-cell>
          <table:table-cell table:formula="of:=SUM([.I13];[.K13];[.M13])" office:value-type="float" office:value="2">
            <text:p>2</text:p>
          </table:table-cell>
          <table:table-cell table:formula="of:=AVERAGE([.H13];[.J13];[.L13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91120819650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]&lt;0);-1;IF(([.B14]&gt;1);1;0))" office:value-type="float" office:value="1">
            <text:p>1</text:p>
          </table:table-cell>
          <table:table-cell table:formula="of:=IF(([.B14]=-2);1;IF(([.B14]=0);1;IF(([.B14]=3);1;0)))" office:value-type="float" office:value="1">
            <text:p>1</text:p>
          </table:table-cell>
          <table:table-cell table:formula="of:=IF(([.C14]&lt;0);-1;IF(([.C14]&gt;1);1;0))" office:value-type="float" office:value="0">
            <text:p>0</text:p>
          </table:table-cell>
          <table:table-cell table:formula="of:=IF(([.C14]=-2);1;IF(([.C14]=0);1;IF(([.C14]=3);1;0)))" office:value-type="float" office:value="1">
            <text:p>1</text:p>
          </table:table-cell>
          <table:table-cell table:formula="of:=IF(([.D14]&lt;0);-1;IF(([.D14]&gt;1);1;0))" office:value-type="float" office:value="0">
            <text:p>0</text:p>
          </table:table-cell>
          <table:table-cell table:formula="of:=IF(([.D14]=-2);1;IF(([.D14]=0);1;IF(([.D14]=3);1;0)))" office:value-type="float" office:value="1">
            <text:p>1</text:p>
          </table:table-cell>
          <table:covered-table-cell table:number-columns-repeated="2"/>
          <table:table-cell table:formula="of:=STDEVP([.H14];[.J14];[.L14])" office:value-type="float" office:value="0.471404520791032">
            <text:p>0.4714045208</text:p>
          </table:table-cell>
          <table:table-cell table:formula="of:=SUM([.I14];[.K14];[.M14])" office:value-type="float" office:value="3">
            <text:p>3</text:p>
          </table:table-cell>
          <table:table-cell table:formula="of:=AVERAGE([.H14];[.J14];[.L14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902077197516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5]&lt;0);-1;IF(([.B15]&gt;1);1;0))" office:value-type="float" office:value="0">
            <text:p>0</text:p>
          </table:table-cell>
          <table:table-cell table:formula="of:=IF(([.B15]=-2);1;IF(([.B15]=0);1;IF(([.B15]=3);1;0)))" office:value-type="float" office:value="1">
            <text:p>1</text:p>
          </table:table-cell>
          <table:table-cell table:formula="of:=IF(([.C15]&lt;0);-1;IF(([.C15]&gt;1);1;0))" office:value-type="float" office:value="0">
            <text:p>0</text:p>
          </table:table-cell>
          <table:table-cell table:formula="of:=IF(([.C15]=-2);1;IF(([.C15]=0);1;IF(([.C15]=3);1;0)))" office:value-type="float" office:value="1">
            <text:p>1</text:p>
          </table:table-cell>
          <table:table-cell table:formula="of:=IF(([.D15]&lt;0);-1;IF(([.D15]&gt;1);1;0))" office:value-type="float" office:value="1">
            <text:p>1</text:p>
          </table:table-cell>
          <table:table-cell table:formula="of:=IF(([.D15]=-2);1;IF(([.D15]=0);1;IF(([.D15]=3);1;0)))" office:value-type="float" office:value="1">
            <text:p>1</text:p>
          </table:table-cell>
          <table:covered-table-cell table:number-columns-repeated="2"/>
          <table:table-cell table:formula="of:=STDEVP([.H15];[.J15];[.L15])" office:value-type="float" office:value="0.471404520791032">
            <text:p>0.4714045208</text:p>
          </table:table-cell>
          <table:table-cell table:formula="of:=SUM([.I15];[.K15];[.M15])" office:value-type="float" office:value="3">
            <text:p>3</text:p>
          </table:table-cell>
          <table:table-cell table:formula="of:=AVERAGE([.H15];[.J15];[.L15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89606969384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6]&lt;0);-1;IF(([.B16]&gt;1);1;0))" office:value-type="float" office:value="1">
            <text:p>1</text:p>
          </table:table-cell>
          <table:table-cell table:formula="of:=IF(([.B16]=-2);1;IF(([.B16]=0);1;IF(([.B16]=3);1;0)))" office:value-type="float" office:value="1">
            <text:p>1</text:p>
          </table:table-cell>
          <table:table-cell table:formula="of:=IF(([.C16]&lt;0);-1;IF(([.C16]&gt;1);1;0))" office:value-type="float" office:value="0">
            <text:p>0</text:p>
          </table:table-cell>
          <table:table-cell table:formula="of:=IF(([.C16]=-2);1;IF(([.C16]=0);1;IF(([.C16]=3);1;0)))" office:value-type="float" office:value="0">
            <text:p>0</text:p>
          </table:table-cell>
          <table:table-cell table:formula="of:=IF(([.D16]&lt;0);-1;IF(([.D16]&gt;1);1;0))" office:value-type="float" office:value="1">
            <text:p>1</text:p>
          </table:table-cell>
          <table:table-cell table:formula="of:=IF(([.D16]=-2);1;IF(([.D16]=0);1;IF(([.D16]=3);1;0)))" office:value-type="float" office:value="1">
            <text:p>1</text:p>
          </table:table-cell>
          <table:covered-table-cell table:number-columns-repeated="2"/>
          <table:table-cell table:formula="of:=STDEVP([.H16];[.J16];[.L16])" office:value-type="float" office:value="0.471404520791032">
            <text:p>0.4714045208</text:p>
          </table:table-cell>
          <table:table-cell table:formula="of:=SUM([.I16];[.K16];[.M16])" office:value-type="float" office:value="2">
            <text:p>2</text:p>
          </table:table-cell>
          <table:table-cell table:formula="of:=AVERAGE([.H16];[.J16];[.L16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89356862996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7]&lt;0);-1;IF(([.B17]&gt;1);1;0))" office:value-type="float" office:value="0">
            <text:p>0</text:p>
          </table:table-cell>
          <table:table-cell table:formula="of:=IF(([.B17]=-2);1;IF(([.B17]=0);1;IF(([.B17]=3);1;0)))" office:value-type="float" office:value="0">
            <text:p>0</text:p>
          </table:table-cell>
          <table:table-cell table:formula="of:=IF(([.C17]&lt;0);-1;IF(([.C17]&gt;1);1;0))" office:value-type="float" office:value="0">
            <text:p>0</text:p>
          </table:table-cell>
          <table:table-cell table:formula="of:=IF(([.C17]=-2);1;IF(([.C17]=0);1;IF(([.C17]=3);1;0)))" office:value-type="float" office:value="0">
            <text:p>0</text:p>
          </table:table-cell>
          <table:table-cell table:formula="of:=IF(([.D17]&lt;0);-1;IF(([.D17]&gt;1);1;0))" office:value-type="float" office:value="0">
            <text:p>0</text:p>
          </table:table-cell>
          <table:table-cell table:formula="of:=IF(([.D17]=-2);1;IF(([.D17]=0);1;IF(([.D17]=3);1;0)))" office:value-type="float" office:value="1">
            <text:p>1</text:p>
          </table:table-cell>
          <table:covered-table-cell table:number-columns-repeated="2"/>
          <table:table-cell table:formula="of:=STDEVP([.H17];[.J17];[.L17])" office:value-type="float" office:value="0">
            <text:p>0</text:p>
          </table:table-cell>
          <table:table-cell table:formula="of:=SUM([.I17];[.K17];[.M17])" office:value-type="float" office:value="1">
            <text:p>1</text:p>
          </table:table-cell>
          <table:table-cell table:formula="of:=AVERAGE([.H17];[.J17];[.L1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8918728757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8]&lt;0);-1;IF(([.B18]&gt;1);1;0))" office:value-type="float" office:value="0">
            <text:p>0</text:p>
          </table:table-cell>
          <table:table-cell table:formula="of:=IF(([.B18]=-2);1;IF(([.B18]=0);1;IF(([.B18]=3);1;0)))" office:value-type="float" office:value="0">
            <text:p>0</text:p>
          </table:table-cell>
          <table:table-cell table:formula="of:=IF(([.C18]&lt;0);-1;IF(([.C18]&gt;1);1;0))" office:value-type="float" office:value="1">
            <text:p>1</text:p>
          </table:table-cell>
          <table:table-cell table:formula="of:=IF(([.C18]=-2);1;IF(([.C18]=0);1;IF(([.C18]=3);1;0)))" office:value-type="float" office:value="0">
            <text:p>0</text:p>
          </table:table-cell>
          <table:table-cell table:formula="of:=IF(([.D18]&lt;0);-1;IF(([.D18]&gt;1);1;0))" office:value-type="float" office:value="1">
            <text:p>1</text:p>
          </table:table-cell>
          <table:table-cell table:formula="of:=IF(([.D18]=-2);1;IF(([.D18]=0);1;IF(([.D18]=3);1;0)))" office:value-type="float" office:value="1">
            <text:p>1</text:p>
          </table:table-cell>
          <table:covered-table-cell table:number-columns-repeated="2"/>
          <table:table-cell table:formula="of:=STDEVP([.H18];[.J18];[.L18])" office:value-type="float" office:value="0.471404520791032">
            <text:p>0.4714045208</text:p>
          </table:table-cell>
          <table:table-cell table:formula="of:=SUM([.I18];[.K18];[.M18])" office:value-type="float" office:value="1">
            <text:p>1</text:p>
          </table:table-cell>
          <table:table-cell table:formula="of:=AVERAGE([.H18];[.J18];[.L18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886830902476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]&lt;0);-1;IF(([.B19]&gt;1);1;0))" office:value-type="float" office:value="1">
            <text:p>1</text:p>
          </table:table-cell>
          <table:table-cell table:formula="of:=IF(([.B19]=-2);1;IF(([.B19]=0);1;IF(([.B19]=3);1;0)))" office:value-type="float" office:value="1">
            <text:p>1</text:p>
          </table:table-cell>
          <table:table-cell table:formula="of:=IF(([.C19]&lt;0);-1;IF(([.C19]&gt;1);1;0))" office:value-type="float" office:value="1">
            <text:p>1</text:p>
          </table:table-cell>
          <table:table-cell table:formula="of:=IF(([.C19]=-2);1;IF(([.C19]=0);1;IF(([.C19]=3);1;0)))" office:value-type="float" office:value="1">
            <text:p>1</text:p>
          </table:table-cell>
          <table:table-cell table:formula="of:=IF(([.D19]&lt;0);-1;IF(([.D19]&gt;1);1;0))" office:value-type="float" office:value="1">
            <text:p>1</text:p>
          </table:table-cell>
          <table:table-cell table:formula="of:=IF(([.D19]=-2);1;IF(([.D19]=0);1;IF(([.D19]=3);1;0)))" office:value-type="float" office:value="1">
            <text:p>1</text:p>
          </table:table-cell>
          <table:covered-table-cell table:number-columns-repeated="2"/>
          <table:table-cell table:formula="of:=STDEVP([.H19];[.J19];[.L19])" office:value-type="float" office:value="0">
            <text:p>0</text:p>
          </table:table-cell>
          <table:table-cell table:formula="of:=SUM([.I19];[.K19];[.M19])" office:value-type="float" office:value="3">
            <text:p>3</text:p>
          </table:table-cell>
          <table:table-cell table:formula="of:=AVERAGE([.H19];[.J19];[.L1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70493666918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0]&lt;0);-1;IF(([.B20]&gt;1);1;0))" office:value-type="float" office:value="-1">
            <text:p>-1</text:p>
          </table:table-cell>
          <table:table-cell table:formula="of:=IF(([.B20]=-2);1;IF(([.B20]=0);1;IF(([.B20]=3);1;0)))" office:value-type="float" office:value="0">
            <text:p>0</text:p>
          </table:table-cell>
          <table:table-cell table:formula="of:=IF(([.C20]&lt;0);-1;IF(([.C20]&gt;1);1;0))" office:value-type="float" office:value="0">
            <text:p>0</text:p>
          </table:table-cell>
          <table:table-cell table:formula="of:=IF(([.C20]=-2);1;IF(([.C20]=0);1;IF(([.C20]=3);1;0)))" office:value-type="float" office:value="0">
            <text:p>0</text:p>
          </table:table-cell>
          <table:table-cell table:formula="of:=IF(([.D20]&lt;0);-1;IF(([.D20]&gt;1);1;0))" office:value-type="float" office:value="0">
            <text:p>0</text:p>
          </table:table-cell>
          <table:table-cell table:formula="of:=IF(([.D20]=-2);1;IF(([.D20]=0);1;IF(([.D20]=3);1;0)))" office:value-type="float" office:value="0">
            <text:p>0</text:p>
          </table:table-cell>
          <table:covered-table-cell table:number-columns-repeated="2"/>
          <table:table-cell table:formula="of:=STDEVP([.H20];[.J20];[.L20])" office:value-type="float" office:value="0.471404520791032">
            <text:p>0.4714045208</text:p>
          </table:table-cell>
          <table:table-cell table:formula="of:=SUM([.I20];[.K20];[.M20])" office:value-type="float" office:value="0">
            <text:p>0</text:p>
          </table:table-cell>
          <table:table-cell table:formula="of:=AVERAGE([.H20];[.J20];[.L20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86707489136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1]&lt;0);-1;IF(([.B21]&gt;1);1;0))" office:value-type="float" office:value="0">
            <text:p>0</text:p>
          </table:table-cell>
          <table:table-cell table:formula="of:=IF(([.B21]=-2);1;IF(([.B21]=0);1;IF(([.B21]=3);1;0)))" office:value-type="float" office:value="1">
            <text:p>1</text:p>
          </table:table-cell>
          <table:table-cell table:formula="of:=IF(([.C21]&lt;0);-1;IF(([.C21]&gt;1);1;0))" office:value-type="float" office:value="0">
            <text:p>0</text:p>
          </table:table-cell>
          <table:table-cell table:formula="of:=IF(([.C21]=-2);1;IF(([.C21]=0);1;IF(([.C21]=3);1;0)))" office:value-type="float" office:value="0">
            <text:p>0</text:p>
          </table:table-cell>
          <table:table-cell table:formula="of:=IF(([.D21]&lt;0);-1;IF(([.D21]&gt;1);1;0))" office:value-type="float" office:value="0">
            <text:p>0</text:p>
          </table:table-cell>
          <table:table-cell table:formula="of:=IF(([.D21]=-2);1;IF(([.D21]=0);1;IF(([.D21]=3);1;0)))" office:value-type="float" office:value="1">
            <text:p>1</text:p>
          </table:table-cell>
          <table:covered-table-cell table:number-columns-repeated="2"/>
          <table:table-cell table:formula="of:=STDEVP([.H21];[.J21];[.L21])" office:value-type="float" office:value="0">
            <text:p>0</text:p>
          </table:table-cell>
          <table:table-cell table:formula="of:=SUM([.I21];[.K21];[.M21])" office:value-type="float" office:value="2">
            <text:p>2</text:p>
          </table:table-cell>
          <table:table-cell table:formula="of:=AVERAGE([.H21];[.J21];[.L21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8601853263873</text:p>
          </table:table-cell>
          <table:table-cell table:number-columns-repeated="3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2]&lt;0);-1;IF(([.B22]&gt;1);1;0))" office:value-type="float" office:value="1">
            <text:p>1</text:p>
          </table:table-cell>
          <table:table-cell table:formula="of:=IF(([.B22]=-2);1;IF(([.B22]=0);1;IF(([.B22]=3);1;0)))" office:value-type="float" office:value="0">
            <text:p>0</text:p>
          </table:table-cell>
          <table:table-cell table:formula="of:=IF(([.C22]&lt;0);-1;IF(([.C22]&gt;1);1;0))" office:value-type="float" office:value="1">
            <text:p>1</text:p>
          </table:table-cell>
          <table:table-cell table:formula="of:=IF(([.C22]=-2);1;IF(([.C22]=0);1;IF(([.C22]=3);1;0)))" office:value-type="float" office:value="0">
            <text:p>0</text:p>
          </table:table-cell>
          <table:table-cell table:formula="of:=IF(([.D22]&lt;0);-1;IF(([.D22]&gt;1);1;0))" office:value-type="float" office:value="1">
            <text:p>1</text:p>
          </table:table-cell>
          <table:table-cell table:formula="of:=IF(([.D22]=-2);1;IF(([.D22]=0);1;IF(([.D22]=3);1;0)))" office:value-type="float" office:value="0">
            <text:p>0</text:p>
          </table:table-cell>
          <table:covered-table-cell table:number-columns-repeated="2"/>
          <table:table-cell table:formula="of:=STDEVP([.H22];[.J22];[.L22])" office:value-type="float" office:value="0">
            <text:p>0</text:p>
          </table:table-cell>
          <table:table-cell table:formula="of:=SUM([.I22];[.K22];[.M22])" office:value-type="float" office:value="0">
            <text:p>0</text:p>
          </table:table-cell>
          <table:table-cell table:formula="of:=AVERAGE([.H22];[.J22];[.L2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57169620992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3]&lt;0);-1;IF(([.B23]&gt;1);1;0))" office:value-type="float" office:value="1">
            <text:p>1</text:p>
          </table:table-cell>
          <table:table-cell table:formula="of:=IF(([.B23]=-2);1;IF(([.B23]=0);1;IF(([.B23]=3);1;0)))" office:value-type="float" office:value="1">
            <text:p>1</text:p>
          </table:table-cell>
          <table:table-cell table:formula="of:=IF(([.C23]&lt;0);-1;IF(([.C23]&gt;1);1;0))" office:value-type="float" office:value="1">
            <text:p>1</text:p>
          </table:table-cell>
          <table:table-cell table:formula="of:=IF(([.C23]=-2);1;IF(([.C23]=0);1;IF(([.C23]=3);1;0)))" office:value-type="float" office:value="1">
            <text:p>1</text:p>
          </table:table-cell>
          <table:table-cell table:formula="of:=IF(([.D23]&lt;0);-1;IF(([.D23]&gt;1);1;0))" office:value-type="float" office:value="1">
            <text:p>1</text:p>
          </table:table-cell>
          <table:table-cell table:formula="of:=IF(([.D23]=-2);1;IF(([.D23]=0);1;IF(([.D23]=3);1;0)))" office:value-type="float" office:value="1">
            <text:p>1</text:p>
          </table:table-cell>
          <table:covered-table-cell table:number-columns-repeated="2"/>
          <table:table-cell table:formula="of:=STDEVP([.H23];[.J23];[.L23])" office:value-type="float" office:value="0">
            <text:p>0</text:p>
          </table:table-cell>
          <table:table-cell table:formula="of:=SUM([.I23];[.K23];[.M23])" office:value-type="float" office:value="3">
            <text:p>3</text:p>
          </table:table-cell>
          <table:table-cell table:formula="of:=AVERAGE([.H23];[.J23];[.L2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5549693378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4]&lt;0);-1;IF(([.B24]&gt;1);1;0))" office:value-type="float" office:value="1">
            <text:p>1</text:p>
          </table:table-cell>
          <table:table-cell table:formula="of:=IF(([.B24]=-2);1;IF(([.B24]=0);1;IF(([.B24]=3);1;0)))" office:value-type="float" office:value="0">
            <text:p>0</text:p>
          </table:table-cell>
          <table:table-cell table:formula="of:=IF(([.C24]&lt;0);-1;IF(([.C24]&gt;1);1;0))" office:value-type="float" office:value="1">
            <text:p>1</text:p>
          </table:table-cell>
          <table:table-cell table:formula="of:=IF(([.C24]=-2);1;IF(([.C24]=0);1;IF(([.C24]=3);1;0)))" office:value-type="float" office:value="0">
            <text:p>0</text:p>
          </table:table-cell>
          <table:table-cell table:formula="of:=IF(([.D24]&lt;0);-1;IF(([.D24]&gt;1);1;0))" office:value-type="float" office:value="0">
            <text:p>0</text:p>
          </table:table-cell>
          <table:table-cell table:formula="of:=IF(([.D24]=-2);1;IF(([.D24]=0);1;IF(([.D24]=3);1;0)))" office:value-type="float" office:value="0">
            <text:p>0</text:p>
          </table:table-cell>
          <table:covered-table-cell table:number-columns-repeated="2"/>
          <table:table-cell table:formula="of:=STDEVP([.H24];[.J24];[.L24])" office:value-type="float" office:value="0.471404520791032">
            <text:p>0.4714045208</text:p>
          </table:table-cell>
          <table:table-cell table:formula="of:=SUM([.I24];[.K24];[.M24])" office:value-type="float" office:value="0">
            <text:p>0</text:p>
          </table:table-cell>
          <table:table-cell table:formula="of:=AVERAGE([.H24];[.J24];[.L24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846364676505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5]&lt;0);-1;IF(([.B25]&gt;1);1;0))" office:value-type="float" office:value="0">
            <text:p>0</text:p>
          </table:table-cell>
          <table:table-cell table:formula="of:=IF(([.B25]=-2);1;IF(([.B25]=0);1;IF(([.B25]=3);1;0)))" office:value-type="float" office:value="0">
            <text:p>0</text:p>
          </table:table-cell>
          <table:table-cell table:formula="of:=IF(([.C25]&lt;0);-1;IF(([.C25]&gt;1);1;0))" office:value-type="float" office:value="1">
            <text:p>1</text:p>
          </table:table-cell>
          <table:table-cell table:formula="of:=IF(([.C25]=-2);1;IF(([.C25]=0);1;IF(([.C25]=3);1;0)))" office:value-type="float" office:value="1">
            <text:p>1</text:p>
          </table:table-cell>
          <table:table-cell table:formula="of:=IF(([.D25]&lt;0);-1;IF(([.D25]&gt;1);1;0))" office:value-type="float" office:value="1">
            <text:p>1</text:p>
          </table:table-cell>
          <table:table-cell table:formula="of:=IF(([.D25]=-2);1;IF(([.D25]=0);1;IF(([.D25]=3);1;0)))" office:value-type="float" office:value="1">
            <text:p>1</text:p>
          </table:table-cell>
          <table:covered-table-cell table:number-columns-repeated="2"/>
          <table:table-cell table:formula="of:=STDEVP([.H25];[.J25];[.L25])" office:value-type="float" office:value="0.471404520791032">
            <text:p>0.4714045208</text:p>
          </table:table-cell>
          <table:table-cell table:formula="of:=SUM([.I25];[.K25];[.M25])" office:value-type="float" office:value="2">
            <text:p>2</text:p>
          </table:table-cell>
          <table:table-cell table:formula="of:=AVERAGE([.H25];[.J25];[.L25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842395187200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6]&lt;0);-1;IF(([.B26]&gt;1);1;0))" office:value-type="float" office:value="1">
            <text:p>1</text:p>
          </table:table-cell>
          <table:table-cell table:formula="of:=IF(([.B26]=-2);1;IF(([.B26]=0);1;IF(([.B26]=3);1;0)))" office:value-type="float" office:value="1">
            <text:p>1</text:p>
          </table:table-cell>
          <table:table-cell table:formula="of:=IF(([.C26]&lt;0);-1;IF(([.C26]&gt;1);1;0))" office:value-type="float" office:value="1">
            <text:p>1</text:p>
          </table:table-cell>
          <table:table-cell table:formula="of:=IF(([.C26]=-2);1;IF(([.C26]=0);1;IF(([.C26]=3);1;0)))" office:value-type="float" office:value="1">
            <text:p>1</text:p>
          </table:table-cell>
          <table:table-cell table:formula="of:=IF(([.D26]&lt;0);-1;IF(([.D26]&gt;1);1;0))" office:value-type="float" office:value="1">
            <text:p>1</text:p>
          </table:table-cell>
          <table:table-cell table:formula="of:=IF(([.D26]=-2);1;IF(([.D26]=0);1;IF(([.D26]=3);1;0)))" office:value-type="float" office:value="1">
            <text:p>1</text:p>
          </table:table-cell>
          <table:covered-table-cell table:number-columns-repeated="2"/>
          <table:table-cell table:formula="of:=STDEVP([.H26];[.J26];[.L26])" office:value-type="float" office:value="0">
            <text:p>0</text:p>
          </table:table-cell>
          <table:table-cell table:formula="of:=SUM([.I26];[.K26];[.M26])" office:value-type="float" office:value="3">
            <text:p>3</text:p>
          </table:table-cell>
          <table:table-cell table:formula="of:=AVERAGE([.H26];[.J26];[.L2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35129812172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7]&lt;0);-1;IF(([.B27]&gt;1);1;0))" office:value-type="float" office:value="1">
            <text:p>1</text:p>
          </table:table-cell>
          <table:table-cell table:formula="of:=IF(([.B27]=-2);1;IF(([.B27]=0);1;IF(([.B27]=3);1;0)))" office:value-type="float" office:value="1">
            <text:p>1</text:p>
          </table:table-cell>
          <table:table-cell table:formula="of:=IF(([.C27]&lt;0);-1;IF(([.C27]&gt;1);1;0))" office:value-type="float" office:value="1">
            <text:p>1</text:p>
          </table:table-cell>
          <table:table-cell table:formula="of:=IF(([.C27]=-2);1;IF(([.C27]=0);1;IF(([.C27]=3);1;0)))" office:value-type="float" office:value="1">
            <text:p>1</text:p>
          </table:table-cell>
          <table:table-cell table:formula="of:=IF(([.D27]&lt;0);-1;IF(([.D27]&gt;1);1;0))" office:value-type="float" office:value="1">
            <text:p>1</text:p>
          </table:table-cell>
          <table:table-cell table:formula="of:=IF(([.D27]=-2);1;IF(([.D27]=0);1;IF(([.D27]=3);1;0)))" office:value-type="float" office:value="1">
            <text:p>1</text:p>
          </table:table-cell>
          <table:covered-table-cell table:number-columns-repeated="2"/>
          <table:table-cell table:formula="of:=STDEVP([.H27];[.J27];[.L27])" office:value-type="float" office:value="0">
            <text:p>0</text:p>
          </table:table-cell>
          <table:table-cell table:formula="of:=SUM([.I27];[.K27];[.M27])" office:value-type="float" office:value="3">
            <text:p>3</text:p>
          </table:table-cell>
          <table:table-cell table:formula="of:=AVERAGE([.H27];[.J27];[.L2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3223658127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8]&lt;0);-1;IF(([.B28]&gt;1);1;0))" office:value-type="float" office:value="1">
            <text:p>1</text:p>
          </table:table-cell>
          <table:table-cell table:formula="of:=IF(([.B28]=-2);1;IF(([.B28]=0);1;IF(([.B28]=3);1;0)))" office:value-type="float" office:value="1">
            <text:p>1</text:p>
          </table:table-cell>
          <table:table-cell table:formula="of:=IF(([.C28]&lt;0);-1;IF(([.C28]&gt;1);1;0))" office:value-type="float" office:value="1">
            <text:p>1</text:p>
          </table:table-cell>
          <table:table-cell table:formula="of:=IF(([.C28]=-2);1;IF(([.C28]=0);1;IF(([.C28]=3);1;0)))" office:value-type="float" office:value="0">
            <text:p>0</text:p>
          </table:table-cell>
          <table:table-cell table:formula="of:=IF(([.D28]&lt;0);-1;IF(([.D28]&gt;1);1;0))" office:value-type="float" office:value="1">
            <text:p>1</text:p>
          </table:table-cell>
          <table:table-cell table:formula="of:=IF(([.D28]=-2);1;IF(([.D28]=0);1;IF(([.D28]=3);1;0)))" office:value-type="float" office:value="1">
            <text:p>1</text:p>
          </table:table-cell>
          <table:covered-table-cell table:number-columns-repeated="2"/>
          <table:table-cell table:formula="of:=STDEVP([.H28];[.J28];[.L28])" office:value-type="float" office:value="0">
            <text:p>0</text:p>
          </table:table-cell>
          <table:table-cell table:formula="of:=SUM([.I28];[.K28];[.M28])" office:value-type="float" office:value="2">
            <text:p>2</text:p>
          </table:table-cell>
          <table:table-cell table:formula="of:=AVERAGE([.H28];[.J28];[.L2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31497126297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9]&lt;0);-1;IF(([.B29]&gt;1);1;0))" office:value-type="float" office:value="1">
            <text:p>1</text:p>
          </table:table-cell>
          <table:table-cell table:formula="of:=IF(([.B29]=-2);1;IF(([.B29]=0);1;IF(([.B29]=3);1;0)))" office:value-type="float" office:value="0">
            <text:p>0</text:p>
          </table:table-cell>
          <table:table-cell table:formula="of:=IF(([.C29]&lt;0);-1;IF(([.C29]&gt;1);1;0))" office:value-type="float" office:value="1">
            <text:p>1</text:p>
          </table:table-cell>
          <table:table-cell table:formula="of:=IF(([.C29]=-2);1;IF(([.C29]=0);1;IF(([.C29]=3);1;0)))" office:value-type="float" office:value="1">
            <text:p>1</text:p>
          </table:table-cell>
          <table:table-cell table:formula="of:=IF(([.D29]&lt;0);-1;IF(([.D29]&gt;1);1;0))" office:value-type="float" office:value="1">
            <text:p>1</text:p>
          </table:table-cell>
          <table:table-cell table:formula="of:=IF(([.D29]=-2);1;IF(([.D29]=0);1;IF(([.D29]=3);1;0)))" office:value-type="float" office:value="1">
            <text:p>1</text:p>
          </table:table-cell>
          <table:covered-table-cell table:number-columns-repeated="2"/>
          <table:table-cell table:formula="of:=STDEVP([.H29];[.J29];[.L29])" office:value-type="float" office:value="0">
            <text:p>0</text:p>
          </table:table-cell>
          <table:table-cell table:formula="of:=SUM([.I29];[.K29];[.M29])" office:value-type="float" office:value="2">
            <text:p>2</text:p>
          </table:table-cell>
          <table:table-cell table:formula="of:=AVERAGE([.H29];[.J29];[.L2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21166136524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30]&lt;0);-1;IF(([.B30]&gt;1);1;0))" office:value-type="float" office:value="0">
            <text:p>0</text:p>
          </table:table-cell>
          <table:table-cell table:formula="of:=IF(([.B30]=-2);1;IF(([.B30]=0);1;IF(([.B30]=3);1;0)))" office:value-type="float" office:value="1">
            <text:p>1</text:p>
          </table:table-cell>
          <table:table-cell table:formula="of:=IF(([.C30]&lt;0);-1;IF(([.C30]&gt;1);1;0))" office:value-type="float" office:value="0">
            <text:p>0</text:p>
          </table:table-cell>
          <table:table-cell table:formula="of:=IF(([.C30]=-2);1;IF(([.C30]=0);1;IF(([.C30]=3);1;0)))" office:value-type="float" office:value="1">
            <text:p>1</text:p>
          </table:table-cell>
          <table:table-cell table:formula="of:=IF(([.D30]&lt;0);-1;IF(([.D30]&gt;1);1;0))" office:value-type="float" office:value="1">
            <text:p>1</text:p>
          </table:table-cell>
          <table:table-cell table:formula="of:=IF(([.D30]=-2);1;IF(([.D30]=0);1;IF(([.D30]=3);1;0)))" office:value-type="float" office:value="0">
            <text:p>0</text:p>
          </table:table-cell>
          <table:covered-table-cell table:number-columns-repeated="2"/>
          <table:table-cell table:formula="of:=STDEVP([.H30];[.J30];[.L30])" office:value-type="float" office:value="0.471404520791032">
            <text:p>0.4714045208</text:p>
          </table:table-cell>
          <table:table-cell table:formula="of:=SUM([.I30];[.K30];[.M30])" office:value-type="float" office:value="2">
            <text:p>2</text:p>
          </table:table-cell>
          <table:table-cell table:formula="of:=AVERAGE([.H30];[.J30];[.L30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80986500300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1]&lt;0);-1;IF(([.B31]&gt;1);1;0))" office:value-type="float" office:value="1">
            <text:p>1</text:p>
          </table:table-cell>
          <table:table-cell table:formula="of:=IF(([.B31]=-2);1;IF(([.B31]=0);1;IF(([.B31]=3);1;0)))" office:value-type="float" office:value="1">
            <text:p>1</text:p>
          </table:table-cell>
          <table:table-cell table:formula="of:=IF(([.C31]&lt;0);-1;IF(([.C31]&gt;1);1;0))" office:value-type="float" office:value="0">
            <text:p>0</text:p>
          </table:table-cell>
          <table:table-cell table:formula="of:=IF(([.C31]=-2);1;IF(([.C31]=0);1;IF(([.C31]=3);1;0)))" office:value-type="float" office:value="1">
            <text:p>1</text:p>
          </table:table-cell>
          <table:table-cell table:formula="of:=IF(([.D31]&lt;0);-1;IF(([.D31]&gt;1);1;0))" office:value-type="float" office:value="1">
            <text:p>1</text:p>
          </table:table-cell>
          <table:table-cell table:formula="of:=IF(([.D31]=-2);1;IF(([.D31]=0);1;IF(([.D31]=3);1;0)))" office:value-type="float" office:value="1">
            <text:p>1</text:p>
          </table:table-cell>
          <table:covered-table-cell table:number-columns-repeated="2"/>
          <table:table-cell table:formula="of:=STDEVP([.H31];[.J31];[.L31])" office:value-type="float" office:value="0.471404520791032">
            <text:p>0.4714045208</text:p>
          </table:table-cell>
          <table:table-cell table:formula="of:=SUM([.I31];[.K31];[.M31])" office:value-type="float" office:value="3">
            <text:p>3</text:p>
          </table:table-cell>
          <table:table-cell table:formula="of:=AVERAGE([.H31];[.J31];[.L31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806913052672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32]&lt;0);-1;IF(([.B32]&gt;1);1;0))" office:value-type="float" office:value="1">
            <text:p>1</text:p>
          </table:table-cell>
          <table:table-cell table:formula="of:=IF(([.B32]=-2);1;IF(([.B32]=0);1;IF(([.B32]=3);1;0)))" office:value-type="float" office:value="0">
            <text:p>0</text:p>
          </table:table-cell>
          <table:table-cell table:formula="of:=IF(([.C32]&lt;0);-1;IF(([.C32]&gt;1);1;0))" office:value-type="float" office:value="1">
            <text:p>1</text:p>
          </table:table-cell>
          <table:table-cell table:formula="of:=IF(([.C32]=-2);1;IF(([.C32]=0);1;IF(([.C32]=3);1;0)))" office:value-type="float" office:value="0">
            <text:p>0</text:p>
          </table:table-cell>
          <table:table-cell table:formula="of:=IF(([.D32]&lt;0);-1;IF(([.D32]&gt;1);1;0))" office:value-type="float" office:value="-1">
            <text:p>-1</text:p>
          </table:table-cell>
          <table:table-cell table:formula="of:=IF(([.D32]=-2);1;IF(([.D32]=0);1;IF(([.D32]=3);1;0)))" office:value-type="float" office:value="1">
            <text:p>1</text:p>
          </table:table-cell>
          <table:covered-table-cell table:number-columns-repeated="2"/>
          <table:table-cell table:formula="of:=STDEVP([.H32];[.J32];[.L32])" office:value-type="float" office:value="0.942809041582063">
            <text:p>0.9428090416</text:p>
          </table:table-cell>
          <table:table-cell table:formula="of:=SUM([.I32];[.K32];[.M32])" office:value-type="float" office:value="1">
            <text:p>1</text:p>
          </table:table-cell>
          <table:table-cell table:formula="of:=AVERAGE([.H32];[.J32];[.L32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79704511447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3]&lt;0);-1;IF(([.B33]&gt;1);1;0))" office:value-type="float" office:value="1">
            <text:p>1</text:p>
          </table:table-cell>
          <table:table-cell table:formula="of:=IF(([.B33]=-2);1;IF(([.B33]=0);1;IF(([.B33]=3);1;0)))" office:value-type="float" office:value="0">
            <text:p>0</text:p>
          </table:table-cell>
          <table:table-cell table:formula="of:=IF(([.C33]&lt;0);-1;IF(([.C33]&gt;1);1;0))" office:value-type="float" office:value="1">
            <text:p>1</text:p>
          </table:table-cell>
          <table:table-cell table:formula="of:=IF(([.C33]=-2);1;IF(([.C33]=0);1;IF(([.C33]=3);1;0)))" office:value-type="float" office:value="1">
            <text:p>1</text:p>
          </table:table-cell>
          <table:table-cell table:formula="of:=IF(([.D33]&lt;0);-1;IF(([.D33]&gt;1);1;0))" office:value-type="float" office:value="1">
            <text:p>1</text:p>
          </table:table-cell>
          <table:table-cell table:formula="of:=IF(([.D33]=-2);1;IF(([.D33]=0);1;IF(([.D33]=3);1;0)))" office:value-type="float" office:value="1">
            <text:p>1</text:p>
          </table:table-cell>
          <table:covered-table-cell table:number-columns-repeated="2"/>
          <table:table-cell table:formula="of:=STDEVP([.H33];[.J33];[.L33])" office:value-type="float" office:value="0">
            <text:p>0</text:p>
          </table:table-cell>
          <table:table-cell table:formula="of:=SUM([.I33];[.K33];[.M33])" office:value-type="float" office:value="2">
            <text:p>2</text:p>
          </table:table-cell>
          <table:table-cell table:formula="of:=AVERAGE([.H33];[.J33];[.L3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866788909057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4]&lt;0);-1;IF(([.B34]&gt;1);1;0))" office:value-type="float" office:value="1">
            <text:p>1</text:p>
          </table:table-cell>
          <table:table-cell table:formula="of:=IF(([.B34]=-2);1;IF(([.B34]=0);1;IF(([.B34]=3);1;0)))" office:value-type="float" office:value="1">
            <text:p>1</text:p>
          </table:table-cell>
          <table:table-cell table:formula="of:=IF(([.C34]&lt;0);-1;IF(([.C34]&gt;1);1;0))" office:value-type="float" office:value="1">
            <text:p>1</text:p>
          </table:table-cell>
          <table:table-cell table:formula="of:=IF(([.C34]=-2);1;IF(([.C34]=0);1;IF(([.C34]=3);1;0)))" office:value-type="float" office:value="1">
            <text:p>1</text:p>
          </table:table-cell>
          <table:table-cell table:formula="of:=IF(([.D34]&lt;0);-1;IF(([.D34]&gt;1);1;0))" office:value-type="float" office:value="1">
            <text:p>1</text:p>
          </table:table-cell>
          <table:table-cell table:formula="of:=IF(([.D34]=-2);1;IF(([.D34]=0);1;IF(([.D34]=3);1;0)))" office:value-type="float" office:value="1">
            <text:p>1</text:p>
          </table:table-cell>
          <table:covered-table-cell table:number-columns-repeated="2"/>
          <table:table-cell table:formula="of:=STDEVP([.H34];[.J34];[.L34])" office:value-type="float" office:value="0">
            <text:p>0</text:p>
          </table:table-cell>
          <table:table-cell table:formula="of:=SUM([.I34];[.K34];[.M34])" office:value-type="float" office:value="3">
            <text:p>3</text:p>
          </table:table-cell>
          <table:table-cell table:formula="of:=AVERAGE([.H34];[.J34];[.L3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8647588618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5]&lt;0);-1;IF(([.B35]&gt;1);1;0))" office:value-type="float" office:value="0">
            <text:p>0</text:p>
          </table:table-cell>
          <table:table-cell table:formula="of:=IF(([.B35]=-2);1;IF(([.B35]=0);1;IF(([.B35]=3);1;0)))" office:value-type="float" office:value="0">
            <text:p>0</text:p>
          </table:table-cell>
          <table:table-cell table:formula="of:=IF(([.C35]&lt;0);-1;IF(([.C35]&gt;1);1;0))" office:value-type="float" office:value="0">
            <text:p>0</text:p>
          </table:table-cell>
          <table:table-cell table:formula="of:=IF(([.C35]=-2);1;IF(([.C35]=0);1;IF(([.C35]=3);1;0)))" office:value-type="float" office:value="1">
            <text:p>1</text:p>
          </table:table-cell>
          <table:table-cell table:formula="of:=IF(([.D35]&lt;0);-1;IF(([.D35]&gt;1);1;0))" office:value-type="float" office:value="0">
            <text:p>0</text:p>
          </table:table-cell>
          <table:table-cell table:formula="of:=IF(([.D35]=-2);1;IF(([.D35]=0);1;IF(([.D35]=3);1;0)))" office:value-type="float" office:value="1">
            <text:p>1</text:p>
          </table:table-cell>
          <table:covered-table-cell table:number-columns-repeated="2"/>
          <table:table-cell table:formula="of:=STDEVP([.H35];[.J35];[.L35])" office:value-type="float" office:value="0">
            <text:p>0</text:p>
          </table:table-cell>
          <table:table-cell table:formula="of:=SUM([.I35];[.K35];[.M35])" office:value-type="float" office:value="2">
            <text:p>2</text:p>
          </table:table-cell>
          <table:table-cell table:formula="of:=AVERAGE([.H35];[.J35];[.L35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8104593981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6]&lt;0);-1;IF(([.B36]&gt;1);1;0))" office:value-type="float" office:value="0">
            <text:p>0</text:p>
          </table:table-cell>
          <table:table-cell table:formula="of:=IF(([.B36]=-2);1;IF(([.B36]=0);1;IF(([.B36]=3);1;0)))" office:value-type="float" office:value="0">
            <text:p>0</text:p>
          </table:table-cell>
          <table:table-cell table:formula="of:=IF(([.C36]&lt;0);-1;IF(([.C36]&gt;1);1;0))" office:value-type="float" office:value="0">
            <text:p>0</text:p>
          </table:table-cell>
          <table:table-cell table:formula="of:=IF(([.C36]=-2);1;IF(([.C36]=0);1;IF(([.C36]=3);1;0)))" office:value-type="float" office:value="1">
            <text:p>1</text:p>
          </table:table-cell>
          <table:table-cell table:formula="of:=IF(([.D36]&lt;0);-1;IF(([.D36]&gt;1);1;0))" office:value-type="float" office:value="0">
            <text:p>0</text:p>
          </table:table-cell>
          <table:table-cell table:formula="of:=IF(([.D36]=-2);1;IF(([.D36]=0);1;IF(([.D36]=3);1;0)))" office:value-type="float" office:value="1">
            <text:p>1</text:p>
          </table:table-cell>
          <table:covered-table-cell table:number-columns-repeated="2"/>
          <table:table-cell table:formula="of:=STDEVP([.H36];[.J36];[.L36])" office:value-type="float" office:value="0">
            <text:p>0</text:p>
          </table:table-cell>
          <table:table-cell table:formula="of:=SUM([.I36];[.K36];[.M36])" office:value-type="float" office:value="2">
            <text:p>2</text:p>
          </table:table-cell>
          <table:table-cell table:formula="of:=AVERAGE([.H36];[.J36];[.L3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7727651962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7]&lt;0);-1;IF(([.B37]&gt;1);1;0))" office:value-type="float" office:value="0">
            <text:p>0</text:p>
          </table:table-cell>
          <table:table-cell table:formula="of:=IF(([.B37]=-2);1;IF(([.B37]=0);1;IF(([.B37]=3);1;0)))" office:value-type="float" office:value="0">
            <text:p>0</text:p>
          </table:table-cell>
          <table:table-cell table:formula="of:=IF(([.C37]&lt;0);-1;IF(([.C37]&gt;1);1;0))" office:value-type="float" office:value="0">
            <text:p>0</text:p>
          </table:table-cell>
          <table:table-cell table:formula="of:=IF(([.C37]=-2);1;IF(([.C37]=0);1;IF(([.C37]=3);1;0)))" office:value-type="float" office:value="1">
            <text:p>1</text:p>
          </table:table-cell>
          <table:table-cell table:formula="of:=IF(([.D37]&lt;0);-1;IF(([.D37]&gt;1);1;0))" office:value-type="float" office:value="0">
            <text:p>0</text:p>
          </table:table-cell>
          <table:table-cell table:formula="of:=IF(([.D37]=-2);1;IF(([.D37]=0);1;IF(([.D37]=3);1;0)))" office:value-type="float" office:value="1">
            <text:p>1</text:p>
          </table:table-cell>
          <table:covered-table-cell table:number-columns-repeated="2"/>
          <table:table-cell table:formula="of:=STDEVP([.H37];[.J37];[.L37])" office:value-type="float" office:value="0">
            <text:p>0</text:p>
          </table:table-cell>
          <table:table-cell table:formula="of:=SUM([.I37];[.K37];[.M37])" office:value-type="float" office:value="2">
            <text:p>2</text:p>
          </table:table-cell>
          <table:table-cell table:formula="of:=AVERAGE([.H37];[.J37];[.L3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6418567618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8]&lt;0);-1;IF(([.B38]&gt;1);1;0))" office:value-type="float" office:value="1">
            <text:p>1</text:p>
          </table:table-cell>
          <table:table-cell table:formula="of:=IF(([.B38]=-2);1;IF(([.B38]=0);1;IF(([.B38]=3);1;0)))" office:value-type="float" office:value="1">
            <text:p>1</text:p>
          </table:table-cell>
          <table:table-cell table:formula="of:=IF(([.C38]&lt;0);-1;IF(([.C38]&gt;1);1;0))" office:value-type="float" office:value="1">
            <text:p>1</text:p>
          </table:table-cell>
          <table:table-cell table:formula="of:=IF(([.C38]=-2);1;IF(([.C38]=0);1;IF(([.C38]=3);1;0)))" office:value-type="float" office:value="0">
            <text:p>0</text:p>
          </table:table-cell>
          <table:table-cell table:formula="of:=IF(([.D38]&lt;0);-1;IF(([.D38]&gt;1);1;0))" office:value-type="float" office:value="1">
            <text:p>1</text:p>
          </table:table-cell>
          <table:table-cell table:formula="of:=IF(([.D38]=-2);1;IF(([.D38]=0);1;IF(([.D38]=3);1;0)))" office:value-type="float" office:value="1">
            <text:p>1</text:p>
          </table:table-cell>
          <table:covered-table-cell table:number-columns-repeated="2"/>
          <table:table-cell table:formula="of:=STDEVP([.H38];[.J38];[.L38])" office:value-type="float" office:value="0">
            <text:p>0</text:p>
          </table:table-cell>
          <table:table-cell table:formula="of:=SUM([.I38];[.K38];[.M38])" office:value-type="float" office:value="2">
            <text:p>2</text:p>
          </table:table-cell>
          <table:table-cell table:formula="of:=AVERAGE([.H38];[.J38];[.L3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628757962752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9]&lt;0);-1;IF(([.B39]&gt;1);1;0))" office:value-type="float" office:value="1">
            <text:p>1</text:p>
          </table:table-cell>
          <table:table-cell table:formula="of:=IF(([.B39]=-2);1;IF(([.B39]=0);1;IF(([.B39]=3);1;0)))" office:value-type="float" office:value="1">
            <text:p>1</text:p>
          </table:table-cell>
          <table:table-cell table:formula="of:=IF(([.C39]&lt;0);-1;IF(([.C39]&gt;1);1;0))" office:value-type="float" office:value="1">
            <text:p>1</text:p>
          </table:table-cell>
          <table:table-cell table:formula="of:=IF(([.C39]=-2);1;IF(([.C39]=0);1;IF(([.C39]=3);1;0)))" office:value-type="float" office:value="1">
            <text:p>1</text:p>
          </table:table-cell>
          <table:table-cell table:formula="of:=IF(([.D39]&lt;0);-1;IF(([.D39]&gt;1);1;0))" office:value-type="float" office:value="1">
            <text:p>1</text:p>
          </table:table-cell>
          <table:table-cell table:formula="of:=IF(([.D39]=-2);1;IF(([.D39]=0);1;IF(([.D39]=3);1;0)))" office:value-type="float" office:value="1">
            <text:p>1</text:p>
          </table:table-cell>
          <table:covered-table-cell table:number-columns-repeated="2"/>
          <table:table-cell table:formula="of:=STDEVP([.H39];[.J39];[.L39])" office:value-type="float" office:value="0">
            <text:p>0</text:p>
          </table:table-cell>
          <table:table-cell table:formula="of:=SUM([.I39];[.K39];[.M39])" office:value-type="float" office:value="3">
            <text:p>3</text:p>
          </table:table-cell>
          <table:table-cell table:formula="of:=AVERAGE([.H39];[.J39];[.L3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61398562406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0]&lt;0);-1;IF(([.B40]&gt;1);1;0))" office:value-type="float" office:value="1">
            <text:p>1</text:p>
          </table:table-cell>
          <table:table-cell table:formula="of:=IF(([.B40]=-2);1;IF(([.B40]=0);1;IF(([.B40]=3);1;0)))" office:value-type="float" office:value="0">
            <text:p>0</text:p>
          </table:table-cell>
          <table:table-cell table:formula="of:=IF(([.C40]&lt;0);-1;IF(([.C40]&gt;1);1;0))" office:value-type="float" office:value="1">
            <text:p>1</text:p>
          </table:table-cell>
          <table:table-cell table:formula="of:=IF(([.C40]=-2);1;IF(([.C40]=0);1;IF(([.C40]=3);1;0)))" office:value-type="float" office:value="0">
            <text:p>0</text:p>
          </table:table-cell>
          <table:table-cell table:formula="of:=IF(([.D40]&lt;0);-1;IF(([.D40]&gt;1);1;0))" office:value-type="float" office:value="1">
            <text:p>1</text:p>
          </table:table-cell>
          <table:table-cell table:formula="of:=IF(([.D40]=-2);1;IF(([.D40]=0);1;IF(([.D40]=3);1;0)))" office:value-type="float" office:value="1">
            <text:p>1</text:p>
          </table:table-cell>
          <table:covered-table-cell table:number-columns-repeated="2"/>
          <table:table-cell table:formula="of:=STDEVP([.H40];[.J40];[.L40])" office:value-type="float" office:value="0">
            <text:p>0</text:p>
          </table:table-cell>
          <table:table-cell table:formula="of:=SUM([.I40];[.K40];[.M40])" office:value-type="float" office:value="1">
            <text:p>1</text:p>
          </table:table-cell>
          <table:table-cell table:formula="of:=AVERAGE([.H40];[.J40];[.L4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610311401472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1]&lt;0);-1;IF(([.B41]&gt;1);1;0))" office:value-type="float" office:value="1">
            <text:p>1</text:p>
          </table:table-cell>
          <table:table-cell table:formula="of:=IF(([.B41]=-2);1;IF(([.B41]=0);1;IF(([.B41]=3);1;0)))" office:value-type="float" office:value="1">
            <text:p>1</text:p>
          </table:table-cell>
          <table:table-cell table:formula="of:=IF(([.C41]&lt;0);-1;IF(([.C41]&gt;1);1;0))" office:value-type="float" office:value="1">
            <text:p>1</text:p>
          </table:table-cell>
          <table:table-cell table:formula="of:=IF(([.C41]=-2);1;IF(([.C41]=0);1;IF(([.C41]=3);1;0)))" office:value-type="float" office:value="1">
            <text:p>1</text:p>
          </table:table-cell>
          <table:table-cell table:formula="of:=IF(([.D41]&lt;0);-1;IF(([.D41]&gt;1);1;0))" office:value-type="float" office:value="1">
            <text:p>1</text:p>
          </table:table-cell>
          <table:table-cell table:formula="of:=IF(([.D41]=-2);1;IF(([.D41]=0);1;IF(([.D41]=3);1;0)))" office:value-type="float" office:value="1">
            <text:p>1</text:p>
          </table:table-cell>
          <table:covered-table-cell table:number-columns-repeated="2"/>
          <table:table-cell table:formula="of:=STDEVP([.H41];[.J41];[.L41])" office:value-type="float" office:value="0">
            <text:p>0</text:p>
          </table:table-cell>
          <table:table-cell table:formula="of:=SUM([.I41];[.K41];[.M41])" office:value-type="float" office:value="3">
            <text:p>3</text:p>
          </table:table-cell>
          <table:table-cell table:formula="of:=AVERAGE([.H41];[.J41];[.L4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6064065290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42]&lt;0);-1;IF(([.B42]&gt;1);1;0))" office:value-type="float" office:value="0">
            <text:p>0</text:p>
          </table:table-cell>
          <table:table-cell table:formula="of:=IF(([.B42]=-2);1;IF(([.B42]=0);1;IF(([.B42]=3);1;0)))" office:value-type="float" office:value="0">
            <text:p>0</text:p>
          </table:table-cell>
          <table:table-cell table:formula="of:=IF(([.C42]&lt;0);-1;IF(([.C42]&gt;1);1;0))" office:value-type="float" office:value="1">
            <text:p>1</text:p>
          </table:table-cell>
          <table:table-cell table:formula="of:=IF(([.C42]=-2);1;IF(([.C42]=0);1;IF(([.C42]=3);1;0)))" office:value-type="float" office:value="0">
            <text:p>0</text:p>
          </table:table-cell>
          <table:table-cell table:formula="of:=IF(([.D42]&lt;0);-1;IF(([.D42]&gt;1);1;0))" office:value-type="float" office:value="0">
            <text:p>0</text:p>
          </table:table-cell>
          <table:table-cell table:formula="of:=IF(([.D42]=-2);1;IF(([.D42]=0);1;IF(([.D42]=3);1;0)))" office:value-type="float" office:value="1">
            <text:p>1</text:p>
          </table:table-cell>
          <table:covered-table-cell table:number-columns-repeated="2"/>
          <table:table-cell table:formula="of:=STDEVP([.H42];[.J42];[.L42])" office:value-type="float" office:value="0.471404520791032">
            <text:p>0.4714045208</text:p>
          </table:table-cell>
          <table:table-cell table:formula="of:=SUM([.I42];[.K42];[.M42])" office:value-type="float" office:value="1">
            <text:p>1</text:p>
          </table:table-cell>
          <table:table-cell table:formula="of:=AVERAGE([.H42];[.J42];[.L42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76063771484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43]&lt;0);-1;IF(([.B43]&gt;1);1;0))" office:value-type="float" office:value="1">
            <text:p>1</text:p>
          </table:table-cell>
          <table:table-cell table:formula="of:=IF(([.B43]=-2);1;IF(([.B43]=0);1;IF(([.B43]=3);1;0)))" office:value-type="float" office:value="0">
            <text:p>0</text:p>
          </table:table-cell>
          <table:table-cell table:formula="of:=IF(([.C43]&lt;0);-1;IF(([.C43]&gt;1);1;0))" office:value-type="float" office:value="1">
            <text:p>1</text:p>
          </table:table-cell>
          <table:table-cell table:formula="of:=IF(([.C43]=-2);1;IF(([.C43]=0);1;IF(([.C43]=3);1;0)))" office:value-type="float" office:value="1">
            <text:p>1</text:p>
          </table:table-cell>
          <table:table-cell table:formula="of:=IF(([.D43]&lt;0);-1;IF(([.D43]&gt;1);1;0))" office:value-type="float" office:value="-1">
            <text:p>-1</text:p>
          </table:table-cell>
          <table:table-cell table:formula="of:=IF(([.D43]=-2);1;IF(([.D43]=0);1;IF(([.D43]=3);1;0)))" office:value-type="float" office:value="0">
            <text:p>0</text:p>
          </table:table-cell>
          <table:covered-table-cell table:number-columns-repeated="2"/>
          <table:table-cell table:formula="of:=STDEVP([.H43];[.J43];[.L43])" office:value-type="float" office:value="0.942809041582063">
            <text:p>0.9428090416</text:p>
          </table:table-cell>
          <table:table-cell table:formula="of:=SUM([.I43];[.K43];[.M43])" office:value-type="float" office:value="1">
            <text:p>1</text:p>
          </table:table-cell>
          <table:table-cell table:formula="of:=AVERAGE([.H43];[.J43];[.L43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76039276748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44]&lt;0);-1;IF(([.B44]&gt;1);1;0))" office:value-type="float" office:value="0">
            <text:p>0</text:p>
          </table:table-cell>
          <table:table-cell table:formula="of:=IF(([.B44]=-2);1;IF(([.B44]=0);1;IF(([.B44]=3);1;0)))" office:value-type="float" office:value="0">
            <text:p>0</text:p>
          </table:table-cell>
          <table:table-cell table:formula="of:=IF(([.C44]&lt;0);-1;IF(([.C44]&gt;1);1;0))" office:value-type="float" office:value="0">
            <text:p>0</text:p>
          </table:table-cell>
          <table:table-cell table:formula="of:=IF(([.C44]=-2);1;IF(([.C44]=0);1;IF(([.C44]=3);1;0)))" office:value-type="float" office:value="1">
            <text:p>1</text:p>
          </table:table-cell>
          <table:table-cell table:formula="of:=IF(([.D44]&lt;0);-1;IF(([.D44]&gt;1);1;0))" office:value-type="float" office:value="0">
            <text:p>0</text:p>
          </table:table-cell>
          <table:table-cell table:formula="of:=IF(([.D44]=-2);1;IF(([.D44]=0);1;IF(([.D44]=3);1;0)))" office:value-type="float" office:value="1">
            <text:p>1</text:p>
          </table:table-cell>
          <table:covered-table-cell table:number-columns-repeated="2"/>
          <table:table-cell table:formula="of:=STDEVP([.H44];[.J44];[.L44])" office:value-type="float" office:value="0">
            <text:p>0</text:p>
          </table:table-cell>
          <table:table-cell table:formula="of:=SUM([.I44];[.K44];[.M44])" office:value-type="float" office:value="2">
            <text:p>2</text:p>
          </table:table-cell>
          <table:table-cell table:formula="of:=AVERAGE([.H44];[.J44];[.L4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5324777185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45]&lt;0);-1;IF(([.B45]&gt;1);1;0))" office:value-type="float" office:value="1">
            <text:p>1</text:p>
          </table:table-cell>
          <table:table-cell table:formula="of:=IF(([.B45]=-2);1;IF(([.B45]=0);1;IF(([.B45]=3);1;0)))" office:value-type="float" office:value="1">
            <text:p>1</text:p>
          </table:table-cell>
          <table:table-cell table:formula="of:=IF(([.C45]&lt;0);-1;IF(([.C45]&gt;1);1;0))" office:value-type="float" office:value="0">
            <text:p>0</text:p>
          </table:table-cell>
          <table:table-cell table:formula="of:=IF(([.C45]=-2);1;IF(([.C45]=0);1;IF(([.C45]=3);1;0)))" office:value-type="float" office:value="1">
            <text:p>1</text:p>
          </table:table-cell>
          <table:table-cell table:formula="of:=IF(([.D45]&lt;0);-1;IF(([.D45]&gt;1);1;0))" office:value-type="float" office:value="0">
            <text:p>0</text:p>
          </table:table-cell>
          <table:table-cell table:formula="of:=IF(([.D45]=-2);1;IF(([.D45]=0);1;IF(([.D45]=3);1;0)))" office:value-type="float" office:value="1">
            <text:p>1</text:p>
          </table:table-cell>
          <table:covered-table-cell table:number-columns-repeated="2"/>
          <table:table-cell table:formula="of:=STDEVP([.H45];[.J45];[.L45])" office:value-type="float" office:value="0.471404520791032">
            <text:p>0.4714045208</text:p>
          </table:table-cell>
          <table:table-cell table:formula="of:=SUM([.I45];[.K45];[.M45])" office:value-type="float" office:value="3">
            <text:p>3</text:p>
          </table:table-cell>
          <table:table-cell table:formula="of:=AVERAGE([.H45];[.J45];[.L45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74735645163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46]&lt;0);-1;IF(([.B46]&gt;1);1;0))" office:value-type="float" office:value="0">
            <text:p>0</text:p>
          </table:table-cell>
          <table:table-cell table:formula="of:=IF(([.B46]=-2);1;IF(([.B46]=0);1;IF(([.B46]=3);1;0)))" office:value-type="float" office:value="0">
            <text:p>0</text:p>
          </table:table-cell>
          <table:table-cell table:formula="of:=IF(([.C46]&lt;0);-1;IF(([.C46]&gt;1);1;0))" office:value-type="float" office:value="0">
            <text:p>0</text:p>
          </table:table-cell>
          <table:table-cell table:formula="of:=IF(([.C46]=-2);1;IF(([.C46]=0);1;IF(([.C46]=3);1;0)))" office:value-type="float" office:value="1">
            <text:p>1</text:p>
          </table:table-cell>
          <table:table-cell table:formula="of:=IF(([.D46]&lt;0);-1;IF(([.D46]&gt;1);1;0))" office:value-type="float" office:value="0">
            <text:p>0</text:p>
          </table:table-cell>
          <table:table-cell table:formula="of:=IF(([.D46]=-2);1;IF(([.D46]=0);1;IF(([.D46]=3);1;0)))" office:value-type="float" office:value="1">
            <text:p>1</text:p>
          </table:table-cell>
          <table:covered-table-cell table:number-columns-repeated="2"/>
          <table:table-cell table:formula="of:=STDEVP([.H46];[.J46];[.L46])" office:value-type="float" office:value="0">
            <text:p>0</text:p>
          </table:table-cell>
          <table:table-cell table:formula="of:=SUM([.I46];[.K46];[.M46])" office:value-type="float" office:value="2">
            <text:p>2</text:p>
          </table:table-cell>
          <table:table-cell table:formula="of:=AVERAGE([.H46];[.J46];[.L4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383357612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7]&lt;0);-1;IF(([.B47]&gt;1);1;0))" office:value-type="float" office:value="-1">
            <text:p>-1</text:p>
          </table:table-cell>
          <table:table-cell table:formula="of:=IF(([.B47]=-2);1;IF(([.B47]=0);1;IF(([.B47]=3);1;0)))" office:value-type="float" office:value="1">
            <text:p>1</text:p>
          </table:table-cell>
          <table:table-cell table:formula="of:=IF(([.C47]&lt;0);-1;IF(([.C47]&gt;1);1;0))" office:value-type="float" office:value="-1">
            <text:p>-1</text:p>
          </table:table-cell>
          <table:table-cell table:formula="of:=IF(([.C47]=-2);1;IF(([.C47]=0);1;IF(([.C47]=3);1;0)))" office:value-type="float" office:value="1">
            <text:p>1</text:p>
          </table:table-cell>
          <table:table-cell table:formula="of:=IF(([.D47]&lt;0);-1;IF(([.D47]&gt;1);1;0))" office:value-type="float" office:value="1">
            <text:p>1</text:p>
          </table:table-cell>
          <table:table-cell table:formula="of:=IF(([.D47]=-2);1;IF(([.D47]=0);1;IF(([.D47]=3);1;0)))" office:value-type="float" office:value="1">
            <text:p>1</text:p>
          </table:table-cell>
          <table:covered-table-cell table:number-columns-repeated="2"/>
          <table:table-cell table:formula="of:=STDEVP([.H47];[.J47];[.L47])" office:value-type="float" office:value="0.942809041582063">
            <text:p>0.9428090416</text:p>
          </table:table-cell>
          <table:table-cell table:formula="of:=SUM([.I47];[.K47];[.M47])" office:value-type="float" office:value="3">
            <text:p>3</text:p>
          </table:table-cell>
          <table:table-cell table:formula="of:=AVERAGE([.H47];[.J47];[.L47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735789402112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8]&lt;0);-1;IF(([.B48]&gt;1);1;0))" office:value-type="float" office:value="1">
            <text:p>1</text:p>
          </table:table-cell>
          <table:table-cell table:formula="of:=IF(([.B48]=-2);1;IF(([.B48]=0);1;IF(([.B48]=3);1;0)))" office:value-type="float" office:value="1">
            <text:p>1</text:p>
          </table:table-cell>
          <table:table-cell table:formula="of:=IF(([.C48]&lt;0);-1;IF(([.C48]&gt;1);1;0))" office:value-type="float" office:value="1">
            <text:p>1</text:p>
          </table:table-cell>
          <table:table-cell table:formula="of:=IF(([.C48]=-2);1;IF(([.C48]=0);1;IF(([.C48]=3);1;0)))" office:value-type="float" office:value="1">
            <text:p>1</text:p>
          </table:table-cell>
          <table:table-cell table:formula="of:=IF(([.D48]&lt;0);-1;IF(([.D48]&gt;1);1;0))" office:value-type="float" office:value="1">
            <text:p>1</text:p>
          </table:table-cell>
          <table:table-cell table:formula="of:=IF(([.D48]=-2);1;IF(([.D48]=0);1;IF(([.D48]=3);1;0)))" office:value-type="float" office:value="1">
            <text:p>1</text:p>
          </table:table-cell>
          <table:covered-table-cell table:number-columns-repeated="2"/>
          <table:table-cell table:formula="of:=STDEVP([.H48];[.J48];[.L48])" office:value-type="float" office:value="0">
            <text:p>0</text:p>
          </table:table-cell>
          <table:table-cell table:formula="of:=SUM([.I48];[.K48];[.M48])" office:value-type="float" office:value="3">
            <text:p>3</text:p>
          </table:table-cell>
          <table:table-cell table:formula="of:=AVERAGE([.H48];[.J48];[.L4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329850892291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9]&lt;0);-1;IF(([.B49]&gt;1);1;0))" office:value-type="float" office:value="1">
            <text:p>1</text:p>
          </table:table-cell>
          <table:table-cell table:formula="of:=IF(([.B49]=-2);1;IF(([.B49]=0);1;IF(([.B49]=3);1;0)))" office:value-type="float" office:value="1">
            <text:p>1</text:p>
          </table:table-cell>
          <table:table-cell table:formula="of:=IF(([.C49]&lt;0);-1;IF(([.C49]&gt;1);1;0))" office:value-type="float" office:value="1">
            <text:p>1</text:p>
          </table:table-cell>
          <table:table-cell table:formula="of:=IF(([.C49]=-2);1;IF(([.C49]=0);1;IF(([.C49]=3);1;0)))" office:value-type="float" office:value="1">
            <text:p>1</text:p>
          </table:table-cell>
          <table:table-cell table:formula="of:=IF(([.D49]&lt;0);-1;IF(([.D49]&gt;1);1;0))" office:value-type="float" office:value="1">
            <text:p>1</text:p>
          </table:table-cell>
          <table:table-cell table:formula="of:=IF(([.D49]=-2);1;IF(([.D49]=0);1;IF(([.D49]=3);1;0)))" office:value-type="float" office:value="1">
            <text:p>1</text:p>
          </table:table-cell>
          <table:covered-table-cell table:number-columns-repeated="2"/>
          <table:table-cell table:formula="of:=STDEVP([.H49];[.J49];[.L49])" office:value-type="float" office:value="0">
            <text:p>0</text:p>
          </table:table-cell>
          <table:table-cell table:formula="of:=SUM([.I49];[.K49];[.M49])" office:value-type="float" office:value="3">
            <text:p>3</text:p>
          </table:table-cell>
          <table:table-cell table:formula="of:=AVERAGE([.H49];[.J49];[.L4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3034267607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0]&lt;0);-1;IF(([.B50]&gt;1);1;0))" office:value-type="float" office:value="0">
            <text:p>0</text:p>
          </table:table-cell>
          <table:table-cell table:formula="of:=IF(([.B50]=-2);1;IF(([.B50]=0);1;IF(([.B50]=3);1;0)))" office:value-type="float" office:value="0">
            <text:p>0</text:p>
          </table:table-cell>
          <table:table-cell table:formula="of:=IF(([.C50]&lt;0);-1;IF(([.C50]&gt;1);1;0))" office:value-type="float" office:value="0">
            <text:p>0</text:p>
          </table:table-cell>
          <table:table-cell table:formula="of:=IF(([.C50]=-2);1;IF(([.C50]=0);1;IF(([.C50]=3);1;0)))" office:value-type="float" office:value="1">
            <text:p>1</text:p>
          </table:table-cell>
          <table:table-cell table:formula="of:=IF(([.D50]&lt;0);-1;IF(([.D50]&gt;1);1;0))" office:value-type="float" office:value="0">
            <text:p>0</text:p>
          </table:table-cell>
          <table:table-cell table:formula="of:=IF(([.D50]=-2);1;IF(([.D50]=0);1;IF(([.D50]=3);1;0)))" office:value-type="float" office:value="1">
            <text:p>1</text:p>
          </table:table-cell>
          <table:covered-table-cell table:number-columns-repeated="2"/>
          <table:table-cell table:formula="of:=STDEVP([.H50];[.J50];[.L50])" office:value-type="float" office:value="0">
            <text:p>0</text:p>
          </table:table-cell>
          <table:table-cell table:formula="of:=SUM([.I50];[.K50];[.M50])" office:value-type="float" office:value="2">
            <text:p>2</text:p>
          </table:table-cell>
          <table:table-cell table:formula="of:=AVERAGE([.H50];[.J50];[.L5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1916066201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1]&lt;0);-1;IF(([.B51]&gt;1);1;0))" office:value-type="float" office:value="0">
            <text:p>0</text:p>
          </table:table-cell>
          <table:table-cell table:formula="of:=IF(([.B51]=-2);1;IF(([.B51]=0);1;IF(([.B51]=3);1;0)))" office:value-type="float" office:value="0">
            <text:p>0</text:p>
          </table:table-cell>
          <table:table-cell table:formula="of:=IF(([.C51]&lt;0);-1;IF(([.C51]&gt;1);1;0))" office:value-type="float" office:value="0">
            <text:p>0</text:p>
          </table:table-cell>
          <table:table-cell table:formula="of:=IF(([.C51]=-2);1;IF(([.C51]=0);1;IF(([.C51]=3);1;0)))" office:value-type="float" office:value="1">
            <text:p>1</text:p>
          </table:table-cell>
          <table:table-cell table:formula="of:=IF(([.D51]&lt;0);-1;IF(([.D51]&gt;1);1;0))" office:value-type="float" office:value="0">
            <text:p>0</text:p>
          </table:table-cell>
          <table:table-cell table:formula="of:=IF(([.D51]=-2);1;IF(([.D51]=0);1;IF(([.D51]=3);1;0)))" office:value-type="float" office:value="1">
            <text:p>1</text:p>
          </table:table-cell>
          <table:covered-table-cell table:number-columns-repeated="2"/>
          <table:table-cell table:formula="of:=STDEVP([.H51];[.J51];[.L51])" office:value-type="float" office:value="0">
            <text:p>0</text:p>
          </table:table-cell>
          <table:table-cell table:formula="of:=SUM([.I51];[.K51];[.M51])" office:value-type="float" office:value="2">
            <text:p>2</text:p>
          </table:table-cell>
          <table:table-cell table:formula="of:=AVERAGE([.H51];[.J51];[.L51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184509878273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52]&lt;0);-1;IF(([.B52]&gt;1);1;0))" office:value-type="float" office:value="1">
            <text:p>1</text:p>
          </table:table-cell>
          <table:table-cell table:formula="of:=IF(([.B52]=-2);1;IF(([.B52]=0);1;IF(([.B52]=3);1;0)))" office:value-type="float" office:value="1">
            <text:p>1</text:p>
          </table:table-cell>
          <table:table-cell table:formula="of:=IF(([.C52]&lt;0);-1;IF(([.C52]&gt;1);1;0))" office:value-type="float" office:value="1">
            <text:p>1</text:p>
          </table:table-cell>
          <table:table-cell table:formula="of:=IF(([.C52]=-2);1;IF(([.C52]=0);1;IF(([.C52]=3);1;0)))" office:value-type="float" office:value="1">
            <text:p>1</text:p>
          </table:table-cell>
          <table:table-cell table:formula="of:=IF(([.D52]&lt;0);-1;IF(([.D52]&gt;1);1;0))" office:value-type="float" office:value="1">
            <text:p>1</text:p>
          </table:table-cell>
          <table:table-cell table:formula="of:=IF(([.D52]=-2);1;IF(([.D52]=0);1;IF(([.D52]=3);1;0)))" office:value-type="float" office:value="1">
            <text:p>1</text:p>
          </table:table-cell>
          <table:covered-table-cell table:number-columns-repeated="2"/>
          <table:table-cell table:formula="of:=STDEVP([.H52];[.J52];[.L52])" office:value-type="float" office:value="0">
            <text:p>0</text:p>
          </table:table-cell>
          <table:table-cell table:formula="of:=SUM([.I52];[.K52];[.M52])" office:value-type="float" office:value="3">
            <text:p>3</text:p>
          </table:table-cell>
          <table:table-cell table:formula="of:=AVERAGE([.H52];[.J52];[.L5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109033361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53]&lt;0);-1;IF(([.B53]&gt;1);1;0))" office:value-type="float" office:value="0">
            <text:p>0</text:p>
          </table:table-cell>
          <table:table-cell table:formula="of:=IF(([.B53]=-2);1;IF(([.B53]=0);1;IF(([.B53]=3);1;0)))" office:value-type="float" office:value="0">
            <text:p>0</text:p>
          </table:table-cell>
          <table:table-cell table:formula="of:=IF(([.C53]&lt;0);-1;IF(([.C53]&gt;1);1;0))" office:value-type="float" office:value="1">
            <text:p>1</text:p>
          </table:table-cell>
          <table:table-cell table:formula="of:=IF(([.C53]=-2);1;IF(([.C53]=0);1;IF(([.C53]=3);1;0)))" office:value-type="float" office:value="0">
            <text:p>0</text:p>
          </table:table-cell>
          <table:table-cell table:formula="of:=IF(([.D53]&lt;0);-1;IF(([.D53]&gt;1);1;0))" office:value-type="float" office:value="1">
            <text:p>1</text:p>
          </table:table-cell>
          <table:table-cell table:formula="of:=IF(([.D53]=-2);1;IF(([.D53]=0);1;IF(([.D53]=3);1;0)))" office:value-type="float" office:value="1">
            <text:p>1</text:p>
          </table:table-cell>
          <table:covered-table-cell table:number-columns-repeated="2"/>
          <table:table-cell table:formula="of:=STDEVP([.H53];[.J53];[.L53])" office:value-type="float" office:value="0.471404520791032">
            <text:p>0.4714045208</text:p>
          </table:table-cell>
          <table:table-cell table:formula="of:=SUM([.I53];[.K53];[.M53])" office:value-type="float" office:value="1">
            <text:p>1</text:p>
          </table:table-cell>
          <table:table-cell table:formula="of:=AVERAGE([.H53];[.J53];[.L53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9764598046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4]&lt;0);-1;IF(([.B54]&gt;1);1;0))" office:value-type="float" office:value="-1">
            <text:p>-1</text:p>
          </table:table-cell>
          <table:table-cell table:formula="of:=IF(([.B54]=-2);1;IF(([.B54]=0);1;IF(([.B54]=3);1;0)))" office:value-type="float" office:value="1">
            <text:p>1</text:p>
          </table:table-cell>
          <table:table-cell table:formula="of:=IF(([.C54]&lt;0);-1;IF(([.C54]&gt;1);1;0))" office:value-type="float" office:value="-1">
            <text:p>-1</text:p>
          </table:table-cell>
          <table:table-cell table:formula="of:=IF(([.C54]=-2);1;IF(([.C54]=0);1;IF(([.C54]=3);1;0)))" office:value-type="float" office:value="1">
            <text:p>1</text:p>
          </table:table-cell>
          <table:table-cell table:formula="of:=IF(([.D54]&lt;0);-1;IF(([.D54]&gt;1);1;0))" office:value-type="float" office:value="0">
            <text:p>0</text:p>
          </table:table-cell>
          <table:table-cell table:formula="of:=IF(([.D54]=-2);1;IF(([.D54]=0);1;IF(([.D54]=3);1;0)))" office:value-type="float" office:value="1">
            <text:p>1</text:p>
          </table:table-cell>
          <table:covered-table-cell table:number-columns-repeated="2"/>
          <table:table-cell table:formula="of:=STDEVP([.H54];[.J54];[.L54])" office:value-type="float" office:value="0.471404520791032">
            <text:p>0.4714045208</text:p>
          </table:table-cell>
          <table:table-cell table:formula="of:=SUM([.I54];[.K54];[.M54])" office:value-type="float" office:value="3">
            <text:p>3</text:p>
          </table:table-cell>
          <table:table-cell table:formula="of:=AVERAGE([.H54];[.J54];[.L54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6918368694272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55]&lt;0);-1;IF(([.B55]&gt;1);1;0))" office:value-type="float" office:value="0">
            <text:p>0</text:p>
          </table:table-cell>
          <table:table-cell table:formula="of:=IF(([.B55]=-2);1;IF(([.B55]=0);1;IF(([.B55]=3);1;0)))" office:value-type="float" office:value="0">
            <text:p>0</text:p>
          </table:table-cell>
          <table:table-cell table:formula="of:=IF(([.C55]&lt;0);-1;IF(([.C55]&gt;1);1;0))" office:value-type="float" office:value="-1">
            <text:p>-1</text:p>
          </table:table-cell>
          <table:table-cell table:formula="of:=IF(([.C55]=-2);1;IF(([.C55]=0);1;IF(([.C55]=3);1;0)))" office:value-type="float" office:value="1">
            <text:p>1</text:p>
          </table:table-cell>
          <table:table-cell table:formula="of:=IF(([.D55]&lt;0);-1;IF(([.D55]&gt;1);1;0))" office:value-type="float" office:value="-1">
            <text:p>-1</text:p>
          </table:table-cell>
          <table:table-cell table:formula="of:=IF(([.D55]=-2);1;IF(([.D55]=0);1;IF(([.D55]=3);1;0)))" office:value-type="float" office:value="1">
            <text:p>1</text:p>
          </table:table-cell>
          <table:covered-table-cell table:number-columns-repeated="2"/>
          <table:table-cell table:formula="of:=STDEVP([.H55];[.J55];[.L55])" office:value-type="float" office:value="0.471404520791032">
            <text:p>0.4714045208</text:p>
          </table:table-cell>
          <table:table-cell table:formula="of:=SUM([.I55];[.K55];[.M55])" office:value-type="float" office:value="2">
            <text:p>2</text:p>
          </table:table-cell>
          <table:table-cell table:formula="of:=AVERAGE([.H55];[.J55];[.L55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67254474874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56]&lt;0);-1;IF(([.B56]&gt;1);1;0))" office:value-type="float" office:value="-1">
            <text:p>-1</text:p>
          </table:table-cell>
          <table:table-cell table:formula="of:=IF(([.B56]=-2);1;IF(([.B56]=0);1;IF(([.B56]=3);1;0)))" office:value-type="float" office:value="0">
            <text:p>0</text:p>
          </table:table-cell>
          <table:table-cell table:formula="of:=IF(([.C56]&lt;0);-1;IF(([.C56]&gt;1);1;0))" office:value-type="float" office:value="0">
            <text:p>0</text:p>
          </table:table-cell>
          <table:table-cell table:formula="of:=IF(([.C56]=-2);1;IF(([.C56]=0);1;IF(([.C56]=3);1;0)))" office:value-type="float" office:value="1">
            <text:p>1</text:p>
          </table:table-cell>
          <table:table-cell table:formula="of:=IF(([.D56]&lt;0);-1;IF(([.D56]&gt;1);1;0))" office:value-type="float" office:value="-1">
            <text:p>-1</text:p>
          </table:table-cell>
          <table:table-cell table:formula="of:=IF(([.D56]=-2);1;IF(([.D56]=0);1;IF(([.D56]=3);1;0)))" office:value-type="float" office:value="1">
            <text:p>1</text:p>
          </table:table-cell>
          <table:covered-table-cell table:number-columns-repeated="2"/>
          <table:table-cell table:formula="of:=STDEVP([.H56];[.J56];[.L56])" office:value-type="float" office:value="0.471404520791032">
            <text:p>0.4714045208</text:p>
          </table:table-cell>
          <table:table-cell table:formula="of:=SUM([.I56];[.K56];[.M56])" office:value-type="float" office:value="2">
            <text:p>2</text:p>
          </table:table-cell>
          <table:table-cell table:formula="of:=AVERAGE([.H56];[.J56];[.L56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665101957529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57]&lt;0);-1;IF(([.B57]&gt;1);1;0))" office:value-type="float" office:value="-1">
            <text:p>-1</text:p>
          </table:table-cell>
          <table:table-cell table:formula="of:=IF(([.B57]=-2);1;IF(([.B57]=0);1;IF(([.B57]=3);1;0)))" office:value-type="float" office:value="0">
            <text:p>0</text:p>
          </table:table-cell>
          <table:table-cell table:formula="of:=IF(([.C57]&lt;0);-1;IF(([.C57]&gt;1);1;0))" office:value-type="float" office:value="-1">
            <text:p>-1</text:p>
          </table:table-cell>
          <table:table-cell table:formula="of:=IF(([.C57]=-2);1;IF(([.C57]=0);1;IF(([.C57]=3);1;0)))" office:value-type="float" office:value="1">
            <text:p>1</text:p>
          </table:table-cell>
          <table:table-cell table:formula="of:=IF(([.D57]&lt;0);-1;IF(([.D57]&gt;1);1;0))" office:value-type="float" office:value="-1">
            <text:p>-1</text:p>
          </table:table-cell>
          <table:table-cell table:formula="of:=IF(([.D57]=-2);1;IF(([.D57]=0);1;IF(([.D57]=3);1;0)))" office:value-type="float" office:value="1">
            <text:p>1</text:p>
          </table:table-cell>
          <table:covered-table-cell table:number-columns-repeated="2"/>
          <table:table-cell table:formula="of:=STDEVP([.H57];[.J57];[.L57])" office:value-type="float" office:value="0">
            <text:p>0</text:p>
          </table:table-cell>
          <table:table-cell table:formula="of:=SUM([.I57];[.K57];[.M57])" office:value-type="float" office:value="2">
            <text:p>2</text:p>
          </table:table-cell>
          <table:table-cell table:formula="of:=AVERAGE([.H57];[.J57];[.L57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66303793889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8]&lt;0);-1;IF(([.B58]&gt;1);1;0))" office:value-type="float" office:value="0">
            <text:p>0</text:p>
          </table:table-cell>
          <table:table-cell table:formula="of:=IF(([.B58]=-2);1;IF(([.B58]=0);1;IF(([.B58]=3);1;0)))" office:value-type="float" office:value="0">
            <text:p>0</text:p>
          </table:table-cell>
          <table:table-cell table:formula="of:=IF(([.C58]&lt;0);-1;IF(([.C58]&gt;1);1;0))" office:value-type="float" office:value="0">
            <text:p>0</text:p>
          </table:table-cell>
          <table:table-cell table:formula="of:=IF(([.C58]=-2);1;IF(([.C58]=0);1;IF(([.C58]=3);1;0)))" office:value-type="float" office:value="1">
            <text:p>1</text:p>
          </table:table-cell>
          <table:table-cell table:formula="of:=IF(([.D58]&lt;0);-1;IF(([.D58]&gt;1);1;0))" office:value-type="float" office:value="0">
            <text:p>0</text:p>
          </table:table-cell>
          <table:table-cell table:formula="of:=IF(([.D58]=-2);1;IF(([.D58]=0);1;IF(([.D58]=3);1;0)))" office:value-type="float" office:value="1">
            <text:p>1</text:p>
          </table:table-cell>
          <table:covered-table-cell table:number-columns-repeated="2"/>
          <table:table-cell table:formula="of:=STDEVP([.H58];[.J58];[.L58])" office:value-type="float" office:value="0">
            <text:p>0</text:p>
          </table:table-cell>
          <table:table-cell table:formula="of:=SUM([.I58];[.K58];[.M58])" office:value-type="float" office:value="2">
            <text:p>2</text:p>
          </table:table-cell>
          <table:table-cell table:formula="of:=AVERAGE([.H58];[.J58];[.L5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5959986831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9]&lt;0);-1;IF(([.B59]&gt;1);1;0))" office:value-type="float" office:value="1">
            <text:p>1</text:p>
          </table:table-cell>
          <table:table-cell table:formula="of:=IF(([.B59]=-2);1;IF(([.B59]=0);1;IF(([.B59]=3);1;0)))" office:value-type="float" office:value="0">
            <text:p>0</text:p>
          </table:table-cell>
          <table:table-cell table:formula="of:=IF(([.C59]&lt;0);-1;IF(([.C59]&gt;1);1;0))" office:value-type="float" office:value="1">
            <text:p>1</text:p>
          </table:table-cell>
          <table:table-cell table:formula="of:=IF(([.C59]=-2);1;IF(([.C59]=0);1;IF(([.C59]=3);1;0)))" office:value-type="float" office:value="1">
            <text:p>1</text:p>
          </table:table-cell>
          <table:table-cell table:formula="of:=IF(([.D59]&lt;0);-1;IF(([.D59]&gt;1);1;0))" office:value-type="float" office:value="0">
            <text:p>0</text:p>
          </table:table-cell>
          <table:table-cell table:formula="of:=IF(([.D59]=-2);1;IF(([.D59]=0);1;IF(([.D59]=3);1;0)))" office:value-type="float" office:value="1">
            <text:p>1</text:p>
          </table:table-cell>
          <table:covered-table-cell table:number-columns-repeated="2"/>
          <table:table-cell table:formula="of:=STDEVP([.H59];[.J59];[.L59])" office:value-type="float" office:value="0.471404520791032">
            <text:p>0.4714045208</text:p>
          </table:table-cell>
          <table:table-cell table:formula="of:=SUM([.I59];[.K59];[.M59])" office:value-type="float" office:value="2">
            <text:p>2</text:p>
          </table:table-cell>
          <table:table-cell table:formula="of:=AVERAGE([.H59];[.J59];[.L59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50481450188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60]&lt;0);-1;IF(([.B60]&gt;1);1;0))" office:value-type="float" office:value="1">
            <text:p>1</text:p>
          </table:table-cell>
          <table:table-cell table:formula="of:=IF(([.B60]=-2);1;IF(([.B60]=0);1;IF(([.B60]=3);1;0)))" office:value-type="float" office:value="1">
            <text:p>1</text:p>
          </table:table-cell>
          <table:table-cell table:formula="of:=IF(([.C60]&lt;0);-1;IF(([.C60]&gt;1);1;0))" office:value-type="float" office:value="1">
            <text:p>1</text:p>
          </table:table-cell>
          <table:table-cell table:formula="of:=IF(([.C60]=-2);1;IF(([.C60]=0);1;IF(([.C60]=3);1;0)))" office:value-type="float" office:value="1">
            <text:p>1</text:p>
          </table:table-cell>
          <table:table-cell table:formula="of:=IF(([.D60]&lt;0);-1;IF(([.D60]&gt;1);1;0))" office:value-type="float" office:value="1">
            <text:p>1</text:p>
          </table:table-cell>
          <table:table-cell table:formula="of:=IF(([.D60]=-2);1;IF(([.D60]=0);1;IF(([.D60]=3);1;0)))" office:value-type="float" office:value="1">
            <text:p>1</text:p>
          </table:table-cell>
          <table:covered-table-cell table:number-columns-repeated="2"/>
          <table:table-cell table:formula="of:=STDEVP([.H60];[.J60];[.L60])" office:value-type="float" office:value="0">
            <text:p>0</text:p>
          </table:table-cell>
          <table:table-cell table:formula="of:=SUM([.I60];[.K60];[.M60])" office:value-type="float" office:value="3">
            <text:p>3</text:p>
          </table:table-cell>
          <table:table-cell table:formula="of:=AVERAGE([.H60];[.J60];[.L6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463303503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61]&lt;0);-1;IF(([.B61]&gt;1);1;0))" office:value-type="float" office:value="1">
            <text:p>1</text:p>
          </table:table-cell>
          <table:table-cell table:formula="of:=IF(([.B61]=-2);1;IF(([.B61]=0);1;IF(([.B61]=3);1;0)))" office:value-type="float" office:value="0">
            <text:p>0</text:p>
          </table:table-cell>
          <table:table-cell table:formula="of:=IF(([.C61]&lt;0);-1;IF(([.C61]&gt;1);1;0))" office:value-type="float" office:value="0">
            <text:p>0</text:p>
          </table:table-cell>
          <table:table-cell table:formula="of:=IF(([.C61]=-2);1;IF(([.C61]=0);1;IF(([.C61]=3);1;0)))" office:value-type="float" office:value="1">
            <text:p>1</text:p>
          </table:table-cell>
          <table:table-cell table:formula="of:=IF(([.D61]&lt;0);-1;IF(([.D61]&gt;1);1;0))" office:value-type="float" office:value="1">
            <text:p>1</text:p>
          </table:table-cell>
          <table:table-cell table:formula="of:=IF(([.D61]=-2);1;IF(([.D61]=0);1;IF(([.D61]=3);1;0)))" office:value-type="float" office:value="1">
            <text:p>1</text:p>
          </table:table-cell>
          <table:covered-table-cell table:number-columns-repeated="2"/>
          <table:table-cell table:formula="of:=STDEVP([.H61];[.J61];[.L61])" office:value-type="float" office:value="0.471404520791032">
            <text:p>0.4714045208</text:p>
          </table:table-cell>
          <table:table-cell table:formula="of:=SUM([.I61];[.K61];[.M61])" office:value-type="float" office:value="2">
            <text:p>2</text:p>
          </table:table-cell>
          <table:table-cell table:formula="of:=AVERAGE([.H61];[.J61];[.L61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3477168455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62]&lt;0);-1;IF(([.B62]&gt;1);1;0))" office:value-type="float" office:value="1">
            <text:p>1</text:p>
          </table:table-cell>
          <table:table-cell table:formula="of:=IF(([.B62]=-2);1;IF(([.B62]=0);1;IF(([.B62]=3);1;0)))" office:value-type="float" office:value="0">
            <text:p>0</text:p>
          </table:table-cell>
          <table:table-cell table:formula="of:=IF(([.C62]&lt;0);-1;IF(([.C62]&gt;1);1;0))" office:value-type="float" office:value="1">
            <text:p>1</text:p>
          </table:table-cell>
          <table:table-cell table:formula="of:=IF(([.C62]=-2);1;IF(([.C62]=0);1;IF(([.C62]=3);1;0)))" office:value-type="float" office:value="1">
            <text:p>1</text:p>
          </table:table-cell>
          <table:table-cell table:formula="of:=IF(([.D62]&lt;0);-1;IF(([.D62]&gt;1);1;0))" office:value-type="float" office:value="1">
            <text:p>1</text:p>
          </table:table-cell>
          <table:table-cell table:formula="of:=IF(([.D62]=-2);1;IF(([.D62]=0);1;IF(([.D62]=3);1;0)))" office:value-type="float" office:value="0">
            <text:p>0</text:p>
          </table:table-cell>
          <table:covered-table-cell table:number-columns-repeated="2"/>
          <table:table-cell table:formula="of:=STDEVP([.H62];[.J62];[.L62])" office:value-type="float" office:value="0">
            <text:p>0</text:p>
          </table:table-cell>
          <table:table-cell table:formula="of:=SUM([.I62];[.K62];[.M62])" office:value-type="float" office:value="1">
            <text:p>1</text:p>
          </table:table-cell>
          <table:table-cell table:formula="of:=AVERAGE([.H62];[.J62];[.L6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2890259660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63]&lt;0);-1;IF(([.B63]&gt;1);1;0))" office:value-type="float" office:value="1">
            <text:p>1</text:p>
          </table:table-cell>
          <table:table-cell table:formula="of:=IF(([.B63]=-2);1;IF(([.B63]=0);1;IF(([.B63]=3);1;0)))" office:value-type="float" office:value="0">
            <text:p>0</text:p>
          </table:table-cell>
          <table:table-cell table:formula="of:=IF(([.C63]&lt;0);-1;IF(([.C63]&gt;1);1;0))" office:value-type="float" office:value="1">
            <text:p>1</text:p>
          </table:table-cell>
          <table:table-cell table:formula="of:=IF(([.C63]=-2);1;IF(([.C63]=0);1;IF(([.C63]=3);1;0)))" office:value-type="float" office:value="1">
            <text:p>1</text:p>
          </table:table-cell>
          <table:table-cell table:formula="of:=IF(([.D63]&lt;0);-1;IF(([.D63]&gt;1);1;0))" office:value-type="float" office:value="1">
            <text:p>1</text:p>
          </table:table-cell>
          <table:table-cell table:formula="of:=IF(([.D63]=-2);1;IF(([.D63]=0);1;IF(([.D63]=3);1;0)))" office:value-type="float" office:value="0">
            <text:p>0</text:p>
          </table:table-cell>
          <table:covered-table-cell table:number-columns-repeated="2"/>
          <table:table-cell table:formula="of:=STDEVP([.H63];[.J63];[.L63])" office:value-type="float" office:value="0">
            <text:p>0</text:p>
          </table:table-cell>
          <table:table-cell table:formula="of:=SUM([.I63];[.K63];[.M63])" office:value-type="float" office:value="1">
            <text:p>1</text:p>
          </table:table-cell>
          <table:table-cell table:formula="of:=AVERAGE([.H63];[.J63];[.L6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1848184709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64]&lt;0);-1;IF(([.B64]&gt;1);1;0))" office:value-type="float" office:value="0">
            <text:p>0</text:p>
          </table:table-cell>
          <table:table-cell table:formula="of:=IF(([.B64]=-2);1;IF(([.B64]=0);1;IF(([.B64]=3);1;0)))" office:value-type="float" office:value="0">
            <text:p>0</text:p>
          </table:table-cell>
          <table:table-cell table:formula="of:=IF(([.C64]&lt;0);-1;IF(([.C64]&gt;1);1;0))" office:value-type="float" office:value="0">
            <text:p>0</text:p>
          </table:table-cell>
          <table:table-cell table:formula="of:=IF(([.C64]=-2);1;IF(([.C64]=0);1;IF(([.C64]=3);1;0)))" office:value-type="float" office:value="1">
            <text:p>1</text:p>
          </table:table-cell>
          <table:table-cell table:formula="of:=IF(([.D64]&lt;0);-1;IF(([.D64]&gt;1);1;0))" office:value-type="float" office:value="0">
            <text:p>0</text:p>
          </table:table-cell>
          <table:table-cell table:formula="of:=IF(([.D64]=-2);1;IF(([.D64]=0);1;IF(([.D64]=3);1;0)))" office:value-type="float" office:value="1">
            <text:p>1</text:p>
          </table:table-cell>
          <table:covered-table-cell table:number-columns-repeated="2"/>
          <table:table-cell table:formula="of:=STDEVP([.H64];[.J64];[.L64])" office:value-type="float" office:value="0">
            <text:p>0</text:p>
          </table:table-cell>
          <table:table-cell table:formula="of:=SUM([.I64];[.K64];[.M64])" office:value-type="float" office:value="2">
            <text:p>2</text:p>
          </table:table-cell>
          <table:table-cell table:formula="of:=AVERAGE([.H64];[.J64];[.L6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1794665512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65]&lt;0);-1;IF(([.B65]&gt;1);1;0))" office:value-type="float" office:value="0">
            <text:p>0</text:p>
          </table:table-cell>
          <table:table-cell table:formula="of:=IF(([.B65]=-2);1;IF(([.B65]=0);1;IF(([.B65]=3);1;0)))" office:value-type="float" office:value="0">
            <text:p>0</text:p>
          </table:table-cell>
          <table:table-cell table:formula="of:=IF(([.C65]&lt;0);-1;IF(([.C65]&gt;1);1;0))" office:value-type="float" office:value="1">
            <text:p>1</text:p>
          </table:table-cell>
          <table:table-cell table:formula="of:=IF(([.C65]=-2);1;IF(([.C65]=0);1;IF(([.C65]=3);1;0)))" office:value-type="float" office:value="1">
            <text:p>1</text:p>
          </table:table-cell>
          <table:table-cell table:formula="of:=IF(([.D65]&lt;0);-1;IF(([.D65]&gt;1);1;0))" office:value-type="float" office:value="0">
            <text:p>0</text:p>
          </table:table-cell>
          <table:table-cell table:formula="of:=IF(([.D65]=-2);1;IF(([.D65]=0);1;IF(([.D65]=3);1;0)))" office:value-type="float" office:value="1">
            <text:p>1</text:p>
          </table:table-cell>
          <table:covered-table-cell table:number-columns-repeated="2"/>
          <table:table-cell table:formula="of:=STDEVP([.H65];[.J65];[.L65])" office:value-type="float" office:value="0.471404520791032">
            <text:p>0.4714045208</text:p>
          </table:table-cell>
          <table:table-cell table:formula="of:=SUM([.I65];[.K65];[.M65])" office:value-type="float" office:value="2">
            <text:p>2</text:p>
          </table:table-cell>
          <table:table-cell table:formula="of:=AVERAGE([.H65];[.J65];[.L65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1752093204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66]&lt;0);-1;IF(([.B66]&gt;1);1;0))" office:value-type="float" office:value="0">
            <text:p>0</text:p>
          </table:table-cell>
          <table:table-cell table:formula="of:=IF(([.B66]=-2);1;IF(([.B66]=0);1;IF(([.B66]=3);1;0)))" office:value-type="float" office:value="0">
            <text:p>0</text:p>
          </table:table-cell>
          <table:table-cell table:formula="of:=IF(([.C66]&lt;0);-1;IF(([.C66]&gt;1);1;0))" office:value-type="float" office:value="0">
            <text:p>0</text:p>
          </table:table-cell>
          <table:table-cell table:formula="of:=IF(([.C66]=-2);1;IF(([.C66]=0);1;IF(([.C66]=3);1;0)))" office:value-type="float" office:value="1">
            <text:p>1</text:p>
          </table:table-cell>
          <table:table-cell table:formula="of:=IF(([.D66]&lt;0);-1;IF(([.D66]&gt;1);1;0))" office:value-type="float" office:value="0">
            <text:p>0</text:p>
          </table:table-cell>
          <table:table-cell table:formula="of:=IF(([.D66]=-2);1;IF(([.D66]=0);1;IF(([.D66]=3);1;0)))" office:value-type="float" office:value="1">
            <text:p>1</text:p>
          </table:table-cell>
          <table:covered-table-cell table:number-columns-repeated="2"/>
          <table:table-cell table:formula="of:=STDEVP([.H66];[.J66];[.L66])" office:value-type="float" office:value="0">
            <text:p>0</text:p>
          </table:table-cell>
          <table:table-cell table:formula="of:=SUM([.I66];[.K66];[.M66])" office:value-type="float" office:value="2">
            <text:p>2</text:p>
          </table:table-cell>
          <table:table-cell table:formula="of:=AVERAGE([.H66];[.J66];[.L6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10966074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67]&lt;0);-1;IF(([.B67]&gt;1);1;0))" office:value-type="float" office:value="0">
            <text:p>0</text:p>
          </table:table-cell>
          <table:table-cell table:formula="of:=IF(([.B67]=-2);1;IF(([.B67]=0);1;IF(([.B67]=3);1;0)))" office:value-type="float" office:value="0">
            <text:p>0</text:p>
          </table:table-cell>
          <table:table-cell table:formula="of:=IF(([.C67]&lt;0);-1;IF(([.C67]&gt;1);1;0))" office:value-type="float" office:value="0">
            <text:p>0</text:p>
          </table:table-cell>
          <table:table-cell table:formula="of:=IF(([.C67]=-2);1;IF(([.C67]=0);1;IF(([.C67]=3);1;0)))" office:value-type="float" office:value="1">
            <text:p>1</text:p>
          </table:table-cell>
          <table:table-cell table:formula="of:=IF(([.D67]&lt;0);-1;IF(([.D67]&gt;1);1;0))" office:value-type="float" office:value="1">
            <text:p>1</text:p>
          </table:table-cell>
          <table:table-cell table:formula="of:=IF(([.D67]=-2);1;IF(([.D67]=0);1;IF(([.D67]=3);1;0)))" office:value-type="float" office:value="1">
            <text:p>1</text:p>
          </table:table-cell>
          <table:covered-table-cell table:number-columns-repeated="2"/>
          <table:table-cell table:formula="of:=STDEVP([.H67];[.J67];[.L67])" office:value-type="float" office:value="0.471404520791032">
            <text:p>0.4714045208</text:p>
          </table:table-cell>
          <table:table-cell table:formula="of:=SUM([.I67];[.K67];[.M67])" office:value-type="float" office:value="2">
            <text:p>2</text:p>
          </table:table-cell>
          <table:table-cell table:formula="of:=AVERAGE([.H67];[.J67];[.L67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0606419025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68]&lt;0);-1;IF(([.B68]&gt;1);1;0))" office:value-type="float" office:value="-1">
            <text:p>-1</text:p>
          </table:table-cell>
          <table:table-cell table:formula="of:=IF(([.B68]=-2);1;IF(([.B68]=0);1;IF(([.B68]=3);1;0)))" office:value-type="float" office:value="1">
            <text:p>1</text:p>
          </table:table-cell>
          <table:table-cell table:formula="of:=IF(([.C68]&lt;0);-1;IF(([.C68]&gt;1);1;0))" office:value-type="float" office:value="-1">
            <text:p>-1</text:p>
          </table:table-cell>
          <table:table-cell table:formula="of:=IF(([.C68]=-2);1;IF(([.C68]=0);1;IF(([.C68]=3);1;0)))" office:value-type="float" office:value="1">
            <text:p>1</text:p>
          </table:table-cell>
          <table:table-cell table:formula="of:=IF(([.D68]&lt;0);-1;IF(([.D68]&gt;1);1;0))" office:value-type="float" office:value="0">
            <text:p>0</text:p>
          </table:table-cell>
          <table:table-cell table:formula="of:=IF(([.D68]=-2);1;IF(([.D68]=0);1;IF(([.D68]=3);1;0)))" office:value-type="float" office:value="1">
            <text:p>1</text:p>
          </table:table-cell>
          <table:covered-table-cell table:number-columns-repeated="2"/>
          <table:table-cell table:formula="of:=STDEVP([.H68];[.J68];[.L68])" office:value-type="float" office:value="0.471404520791032">
            <text:p>0.4714045208</text:p>
          </table:table-cell>
          <table:table-cell table:formula="of:=SUM([.I68];[.K68];[.M68])" office:value-type="float" office:value="3">
            <text:p>3</text:p>
          </table:table-cell>
          <table:table-cell table:formula="of:=AVERAGE([.H68];[.J68];[.L68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60343562117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69]&lt;0);-1;IF(([.B69]&gt;1);1;0))" office:value-type="float" office:value="0">
            <text:p>0</text:p>
          </table:table-cell>
          <table:table-cell table:formula="of:=IF(([.B69]=-2);1;IF(([.B69]=0);1;IF(([.B69]=3);1;0)))" office:value-type="float" office:value="1">
            <text:p>1</text:p>
          </table:table-cell>
          <table:table-cell table:formula="of:=IF(([.C69]&lt;0);-1;IF(([.C69]&gt;1);1;0))" office:value-type="float" office:value="0">
            <text:p>0</text:p>
          </table:table-cell>
          <table:table-cell table:formula="of:=IF(([.C69]=-2);1;IF(([.C69]=0);1;IF(([.C69]=3);1;0)))" office:value-type="float" office:value="1">
            <text:p>1</text:p>
          </table:table-cell>
          <table:table-cell table:formula="of:=IF(([.D69]&lt;0);-1;IF(([.D69]&gt;1);1;0))" office:value-type="float" office:value="1">
            <text:p>1</text:p>
          </table:table-cell>
          <table:table-cell table:formula="of:=IF(([.D69]=-2);1;IF(([.D69]=0);1;IF(([.D69]=3);1;0)))" office:value-type="float" office:value="1">
            <text:p>1</text:p>
          </table:table-cell>
          <table:covered-table-cell table:number-columns-repeated="2"/>
          <table:table-cell table:formula="of:=STDEVP([.H69];[.J69];[.L69])" office:value-type="float" office:value="0.471404520791032">
            <text:p>0.4714045208</text:p>
          </table:table-cell>
          <table:table-cell table:formula="of:=SUM([.I69];[.K69];[.M69])" office:value-type="float" office:value="3">
            <text:p>3</text:p>
          </table:table-cell>
          <table:table-cell table:formula="of:=AVERAGE([.H69];[.J69];[.L6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017704841216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0]&lt;0);-1;IF(([.B70]&gt;1);1;0))" office:value-type="float" office:value="0">
            <text:p>0</text:p>
          </table:table-cell>
          <table:table-cell table:formula="of:=IF(([.B70]=-2);1;IF(([.B70]=0);1;IF(([.B70]=3);1;0)))" office:value-type="float" office:value="1">
            <text:p>1</text:p>
          </table:table-cell>
          <table:table-cell table:formula="of:=IF(([.C70]&lt;0);-1;IF(([.C70]&gt;1);1;0))" office:value-type="float" office:value="0">
            <text:p>0</text:p>
          </table:table-cell>
          <table:table-cell table:formula="of:=IF(([.C70]=-2);1;IF(([.C70]=0);1;IF(([.C70]=3);1;0)))" office:value-type="float" office:value="1">
            <text:p>1</text:p>
          </table:table-cell>
          <table:table-cell table:formula="of:=IF(([.D70]&lt;0);-1;IF(([.D70]&gt;1);1;0))" office:value-type="float" office:value="0">
            <text:p>0</text:p>
          </table:table-cell>
          <table:table-cell table:formula="of:=IF(([.D70]=-2);1;IF(([.D70]=0);1;IF(([.D70]=3);1;0)))" office:value-type="float" office:value="1">
            <text:p>1</text:p>
          </table:table-cell>
          <table:covered-table-cell table:number-columns-repeated="2"/>
          <table:table-cell table:formula="of:=STDEVP([.H70];[.J70];[.L70])" office:value-type="float" office:value="0">
            <text:p>0</text:p>
          </table:table-cell>
          <table:table-cell table:formula="of:=SUM([.I70];[.K70];[.M70])" office:value-type="float" office:value="3">
            <text:p>3</text:p>
          </table:table-cell>
          <table:table-cell table:formula="of:=AVERAGE([.H70];[.J70];[.L7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979117236225</text:p>
          </table:table-cell>
          <table:table-cell table:number-columns-repeated="3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71]&lt;0);-1;IF(([.B71]&gt;1);1;0))" office:value-type="float" office:value="-1">
            <text:p>-1</text:p>
          </table:table-cell>
          <table:table-cell table:formula="of:=IF(([.B71]=-2);1;IF(([.B71]=0);1;IF(([.B71]=3);1;0)))" office:value-type="float" office:value="1">
            <text:p>1</text:p>
          </table:table-cell>
          <table:table-cell table:formula="of:=IF(([.C71]&lt;0);-1;IF(([.C71]&gt;1);1;0))" office:value-type="float" office:value="-1">
            <text:p>-1</text:p>
          </table:table-cell>
          <table:table-cell table:formula="of:=IF(([.C71]=-2);1;IF(([.C71]=0);1;IF(([.C71]=3);1;0)))" office:value-type="float" office:value="1">
            <text:p>1</text:p>
          </table:table-cell>
          <table:table-cell table:formula="of:=IF(([.D71]&lt;0);-1;IF(([.D71]&gt;1);1;0))" office:value-type="float" office:value="-1">
            <text:p>-1</text:p>
          </table:table-cell>
          <table:table-cell table:formula="of:=IF(([.D71]=-2);1;IF(([.D71]=0);1;IF(([.D71]=3);1;0)))" office:value-type="float" office:value="1">
            <text:p>1</text:p>
          </table:table-cell>
          <table:covered-table-cell table:number-columns-repeated="2"/>
          <table:table-cell table:formula="of:=STDEVP([.H71];[.J71];[.L71])" office:value-type="float" office:value="0">
            <text:p>0</text:p>
          </table:table-cell>
          <table:table-cell table:formula="of:=SUM([.I71];[.K71];[.M71])" office:value-type="float" office:value="3">
            <text:p>3</text:p>
          </table:table-cell>
          <table:table-cell table:formula="of:=AVERAGE([.H71];[.J71];[.L71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5948683374592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72]&lt;0);-1;IF(([.B72]&gt;1);1;0))" office:value-type="float" office:value="-1">
            <text:p>-1</text:p>
          </table:table-cell>
          <table:table-cell table:formula="of:=IF(([.B72]=-2);1;IF(([.B72]=0);1;IF(([.B72]=3);1;0)))" office:value-type="float" office:value="0">
            <text:p>0</text:p>
          </table:table-cell>
          <table:table-cell table:formula="of:=IF(([.C72]&lt;0);-1;IF(([.C72]&gt;1);1;0))" office:value-type="float" office:value="-1">
            <text:p>-1</text:p>
          </table:table-cell>
          <table:table-cell table:formula="of:=IF(([.C72]=-2);1;IF(([.C72]=0);1;IF(([.C72]=3);1;0)))" office:value-type="float" office:value="1">
            <text:p>1</text:p>
          </table:table-cell>
          <table:table-cell table:formula="of:=IF(([.D72]&lt;0);-1;IF(([.D72]&gt;1);1;0))" office:value-type="float" office:value="-1">
            <text:p>-1</text:p>
          </table:table-cell>
          <table:table-cell table:formula="of:=IF(([.D72]=-2);1;IF(([.D72]=0);1;IF(([.D72]=3);1;0)))" office:value-type="float" office:value="1">
            <text:p>1</text:p>
          </table:table-cell>
          <table:covered-table-cell table:number-columns-repeated="2"/>
          <table:table-cell table:formula="of:=STDEVP([.H72];[.J72];[.L72])" office:value-type="float" office:value="0">
            <text:p>0</text:p>
          </table:table-cell>
          <table:table-cell table:formula="of:=SUM([.I72];[.K72];[.M72])" office:value-type="float" office:value="2">
            <text:p>2</text:p>
          </table:table-cell>
          <table:table-cell table:formula="of:=AVERAGE([.H72];[.J72];[.L72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588699774156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73]&lt;0);-1;IF(([.B73]&gt;1);1;0))" office:value-type="float" office:value="1">
            <text:p>1</text:p>
          </table:table-cell>
          <table:table-cell table:formula="of:=IF(([.B73]=-2);1;IF(([.B73]=0);1;IF(([.B73]=3);1;0)))" office:value-type="float" office:value="1">
            <text:p>1</text:p>
          </table:table-cell>
          <table:table-cell table:formula="of:=IF(([.C73]&lt;0);-1;IF(([.C73]&gt;1);1;0))" office:value-type="float" office:value="1">
            <text:p>1</text:p>
          </table:table-cell>
          <table:table-cell table:formula="of:=IF(([.C73]=-2);1;IF(([.C73]=0);1;IF(([.C73]=3);1;0)))" office:value-type="float" office:value="1">
            <text:p>1</text:p>
          </table:table-cell>
          <table:table-cell table:formula="of:=IF(([.D73]&lt;0);-1;IF(([.D73]&gt;1);1;0))" office:value-type="float" office:value="1">
            <text:p>1</text:p>
          </table:table-cell>
          <table:table-cell table:formula="of:=IF(([.D73]=-2);1;IF(([.D73]=0);1;IF(([.D73]=3);1;0)))" office:value-type="float" office:value="1">
            <text:p>1</text:p>
          </table:table-cell>
          <table:covered-table-cell table:number-columns-repeated="2"/>
          <table:table-cell table:formula="of:=STDEVP([.H73];[.J73];[.L73])" office:value-type="float" office:value="0">
            <text:p>0</text:p>
          </table:table-cell>
          <table:table-cell table:formula="of:=SUM([.I73];[.K73];[.M73])" office:value-type="float" office:value="3">
            <text:p>3</text:p>
          </table:table-cell>
          <table:table-cell table:formula="of:=AVERAGE([.H73];[.J73];[.L7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8747671388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4]&lt;0);-1;IF(([.B74]&gt;1);1;0))" office:value-type="float" office:value="0">
            <text:p>0</text:p>
          </table:table-cell>
          <table:table-cell table:formula="of:=IF(([.B74]=-2);1;IF(([.B74]=0);1;IF(([.B74]=3);1;0)))" office:value-type="float" office:value="0">
            <text:p>0</text:p>
          </table:table-cell>
          <table:table-cell table:formula="of:=IF(([.C74]&lt;0);-1;IF(([.C74]&gt;1);1;0))" office:value-type="float" office:value="0">
            <text:p>0</text:p>
          </table:table-cell>
          <table:table-cell table:formula="of:=IF(([.C74]=-2);1;IF(([.C74]=0);1;IF(([.C74]=3);1;0)))" office:value-type="float" office:value="1">
            <text:p>1</text:p>
          </table:table-cell>
          <table:table-cell table:formula="of:=IF(([.D74]&lt;0);-1;IF(([.D74]&gt;1);1;0))" office:value-type="float" office:value="0">
            <text:p>0</text:p>
          </table:table-cell>
          <table:table-cell table:formula="of:=IF(([.D74]=-2);1;IF(([.D74]=0);1;IF(([.D74]=3);1;0)))" office:value-type="float" office:value="1">
            <text:p>1</text:p>
          </table:table-cell>
          <table:covered-table-cell table:number-columns-repeated="2"/>
          <table:table-cell table:formula="of:=STDEVP([.H74];[.J74];[.L74])" office:value-type="float" office:value="0">
            <text:p>0</text:p>
          </table:table-cell>
          <table:table-cell table:formula="of:=SUM([.I74];[.K74];[.M74])" office:value-type="float" office:value="2">
            <text:p>2</text:p>
          </table:table-cell>
          <table:table-cell table:formula="of:=AVERAGE([.H74];[.J74];[.L7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8604352143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5]&lt;0);-1;IF(([.B75]&gt;1);1;0))" office:value-type="float" office:value="1">
            <text:p>1</text:p>
          </table:table-cell>
          <table:table-cell table:formula="of:=IF(([.B75]=-2);1;IF(([.B75]=0);1;IF(([.B75]=3);1;0)))" office:value-type="float" office:value="0">
            <text:p>0</text:p>
          </table:table-cell>
          <table:table-cell table:formula="of:=IF(([.C75]&lt;0);-1;IF(([.C75]&gt;1);1;0))" office:value-type="float" office:value="1">
            <text:p>1</text:p>
          </table:table-cell>
          <table:table-cell table:formula="of:=IF(([.C75]=-2);1;IF(([.C75]=0);1;IF(([.C75]=3);1;0)))" office:value-type="float" office:value="1">
            <text:p>1</text:p>
          </table:table-cell>
          <table:table-cell table:formula="of:=IF(([.D75]&lt;0);-1;IF(([.D75]&gt;1);1;0))" office:value-type="float" office:value="0">
            <text:p>0</text:p>
          </table:table-cell>
          <table:table-cell table:formula="of:=IF(([.D75]=-2);1;IF(([.D75]=0);1;IF(([.D75]=3);1;0)))" office:value-type="float" office:value="1">
            <text:p>1</text:p>
          </table:table-cell>
          <table:covered-table-cell table:number-columns-repeated="2"/>
          <table:table-cell table:formula="of:=STDEVP([.H75];[.J75];[.L75])" office:value-type="float" office:value="0.471404520791032">
            <text:p>0.4714045208</text:p>
          </table:table-cell>
          <table:table-cell table:formula="of:=SUM([.I75];[.K75];[.M75])" office:value-type="float" office:value="2">
            <text:p>2</text:p>
          </table:table-cell>
          <table:table-cell table:formula="of:=AVERAGE([.H75];[.J75];[.L75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5851304210432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6]&lt;0);-1;IF(([.B76]&gt;1);1;0))" office:value-type="float" office:value="0">
            <text:p>0</text:p>
          </table:table-cell>
          <table:table-cell table:formula="of:=IF(([.B76]=-2);1;IF(([.B76]=0);1;IF(([.B76]=3);1;0)))" office:value-type="float" office:value="1">
            <text:p>1</text:p>
          </table:table-cell>
          <table:table-cell table:formula="of:=IF(([.C76]&lt;0);-1;IF(([.C76]&gt;1);1;0))" office:value-type="float" office:value="0">
            <text:p>0</text:p>
          </table:table-cell>
          <table:table-cell table:formula="of:=IF(([.C76]=-2);1;IF(([.C76]=0);1;IF(([.C76]=3);1;0)))" office:value-type="float" office:value="1">
            <text:p>1</text:p>
          </table:table-cell>
          <table:table-cell table:formula="of:=IF(([.D76]&lt;0);-1;IF(([.D76]&gt;1);1;0))" office:value-type="float" office:value="0">
            <text:p>0</text:p>
          </table:table-cell>
          <table:table-cell table:formula="of:=IF(([.D76]=-2);1;IF(([.D76]=0);1;IF(([.D76]=3);1;0)))" office:value-type="float" office:value="1">
            <text:p>1</text:p>
          </table:table-cell>
          <table:covered-table-cell table:number-columns-repeated="2"/>
          <table:table-cell table:formula="of:=STDEVP([.H76];[.J76];[.L76])" office:value-type="float" office:value="0">
            <text:p>0</text:p>
          </table:table-cell>
          <table:table-cell table:formula="of:=SUM([.I76];[.K76];[.M76])" office:value-type="float" office:value="3">
            <text:p>3</text:p>
          </table:table-cell>
          <table:table-cell table:formula="of:=AVERAGE([.H76];[.J76];[.L7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7884693422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7]&lt;0);-1;IF(([.B77]&gt;1);1;0))" office:value-type="float" office:value="1">
            <text:p>1</text:p>
          </table:table-cell>
          <table:table-cell table:formula="of:=IF(([.B77]=-2);1;IF(([.B77]=0);1;IF(([.B77]=3);1;0)))" office:value-type="float" office:value="0">
            <text:p>0</text:p>
          </table:table-cell>
          <table:table-cell table:formula="of:=IF(([.C77]&lt;0);-1;IF(([.C77]&gt;1);1;0))" office:value-type="float" office:value="1">
            <text:p>1</text:p>
          </table:table-cell>
          <table:table-cell table:formula="of:=IF(([.C77]=-2);1;IF(([.C77]=0);1;IF(([.C77]=3);1;0)))" office:value-type="float" office:value="1">
            <text:p>1</text:p>
          </table:table-cell>
          <table:table-cell table:formula="of:=IF(([.D77]&lt;0);-1;IF(([.D77]&gt;1);1;0))" office:value-type="float" office:value="0">
            <text:p>0</text:p>
          </table:table-cell>
          <table:table-cell table:formula="of:=IF(([.D77]=-2);1;IF(([.D77]=0);1;IF(([.D77]=3);1;0)))" office:value-type="float" office:value="1">
            <text:p>1</text:p>
          </table:table-cell>
          <table:covered-table-cell table:number-columns-repeated="2"/>
          <table:table-cell table:formula="of:=STDEVP([.H77];[.J77];[.L77])" office:value-type="float" office:value="0.471404520791032">
            <text:p>0.4714045208</text:p>
          </table:table-cell>
          <table:table-cell table:formula="of:=SUM([.I77];[.K77];[.M77])" office:value-type="float" office:value="2">
            <text:p>2</text:p>
          </table:table-cell>
          <table:table-cell table:formula="of:=AVERAGE([.H77];[.J77];[.L77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57633077002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8]&lt;0);-1;IF(([.B78]&gt;1);1;0))" office:value-type="float" office:value="1">
            <text:p>1</text:p>
          </table:table-cell>
          <table:table-cell table:formula="of:=IF(([.B78]=-2);1;IF(([.B78]=0);1;IF(([.B78]=3);1;0)))" office:value-type="float" office:value="0">
            <text:p>0</text:p>
          </table:table-cell>
          <table:table-cell table:formula="of:=IF(([.C78]&lt;0);-1;IF(([.C78]&gt;1);1;0))" office:value-type="float" office:value="1">
            <text:p>1</text:p>
          </table:table-cell>
          <table:table-cell table:formula="of:=IF(([.C78]=-2);1;IF(([.C78]=0);1;IF(([.C78]=3);1;0)))" office:value-type="float" office:value="1">
            <text:p>1</text:p>
          </table:table-cell>
          <table:table-cell table:formula="of:=IF(([.D78]&lt;0);-1;IF(([.D78]&gt;1);1;0))" office:value-type="float" office:value="0">
            <text:p>0</text:p>
          </table:table-cell>
          <table:table-cell table:formula="of:=IF(([.D78]=-2);1;IF(([.D78]=0);1;IF(([.D78]=3);1;0)))" office:value-type="float" office:value="1">
            <text:p>1</text:p>
          </table:table-cell>
          <table:covered-table-cell table:number-columns-repeated="2"/>
          <table:table-cell table:formula="of:=STDEVP([.H78];[.J78];[.L78])" office:value-type="float" office:value="0.471404520791032">
            <text:p>0.4714045208</text:p>
          </table:table-cell>
          <table:table-cell table:formula="of:=SUM([.I78];[.K78];[.M78])" office:value-type="float" office:value="2">
            <text:p>2</text:p>
          </table:table-cell>
          <table:table-cell table:formula="of:=AVERAGE([.H78];[.J78];[.L78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570286357708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79]&lt;0);-1;IF(([.B79]&gt;1);1;0))" office:value-type="float" office:value="1">
            <text:p>1</text:p>
          </table:table-cell>
          <table:table-cell table:formula="of:=IF(([.B79]=-2);1;IF(([.B79]=0);1;IF(([.B79]=3);1;0)))" office:value-type="float" office:value="1">
            <text:p>1</text:p>
          </table:table-cell>
          <table:table-cell table:formula="of:=IF(([.C79]&lt;0);-1;IF(([.C79]&gt;1);1;0))" office:value-type="float" office:value="1">
            <text:p>1</text:p>
          </table:table-cell>
          <table:table-cell table:formula="of:=IF(([.C79]=-2);1;IF(([.C79]=0);1;IF(([.C79]=3);1;0)))" office:value-type="float" office:value="1">
            <text:p>1</text:p>
          </table:table-cell>
          <table:table-cell table:formula="of:=IF(([.D79]&lt;0);-1;IF(([.D79]&gt;1);1;0))" office:value-type="float" office:value="1">
            <text:p>1</text:p>
          </table:table-cell>
          <table:table-cell table:formula="of:=IF(([.D79]=-2);1;IF(([.D79]=0);1;IF(([.D79]=3);1;0)))" office:value-type="float" office:value="1">
            <text:p>1</text:p>
          </table:table-cell>
          <table:covered-table-cell table:number-columns-repeated="2"/>
          <table:table-cell table:formula="of:=STDEVP([.H79];[.J79];[.L79])" office:value-type="float" office:value="0">
            <text:p>0</text:p>
          </table:table-cell>
          <table:table-cell table:formula="of:=SUM([.I79];[.K79];[.M79])" office:value-type="float" office:value="3">
            <text:p>3</text:p>
          </table:table-cell>
          <table:table-cell table:formula="of:=AVERAGE([.H79];[.J79];[.L7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66404531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0]&lt;0);-1;IF(([.B80]&gt;1);1;0))" office:value-type="float" office:value="0">
            <text:p>0</text:p>
          </table:table-cell>
          <table:table-cell table:formula="of:=IF(([.B80]=-2);1;IF(([.B80]=0);1;IF(([.B80]=3);1;0)))" office:value-type="float" office:value="0">
            <text:p>0</text:p>
          </table:table-cell>
          <table:table-cell table:formula="of:=IF(([.C80]&lt;0);-1;IF(([.C80]&gt;1);1;0))" office:value-type="float" office:value="0">
            <text:p>0</text:p>
          </table:table-cell>
          <table:table-cell table:formula="of:=IF(([.C80]=-2);1;IF(([.C80]=0);1;IF(([.C80]=3);1;0)))" office:value-type="float" office:value="1">
            <text:p>1</text:p>
          </table:table-cell>
          <table:table-cell table:formula="of:=IF(([.D80]&lt;0);-1;IF(([.D80]&gt;1);1;0))" office:value-type="float" office:value="1">
            <text:p>1</text:p>
          </table:table-cell>
          <table:table-cell table:formula="of:=IF(([.D80]=-2);1;IF(([.D80]=0);1;IF(([.D80]=3);1;0)))" office:value-type="float" office:value="1">
            <text:p>1</text:p>
          </table:table-cell>
          <table:covered-table-cell table:number-columns-repeated="2"/>
          <table:table-cell table:formula="of:=STDEVP([.H80];[.J80];[.L80])" office:value-type="float" office:value="0.471404520791032">
            <text:p>0.4714045208</text:p>
          </table:table-cell>
          <table:table-cell table:formula="of:=SUM([.I80];[.K80];[.M80])" office:value-type="float" office:value="2">
            <text:p>2</text:p>
          </table:table-cell>
          <table:table-cell table:formula="of:=AVERAGE([.H80];[.J80];[.L80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5586261938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1]&lt;0);-1;IF(([.B81]&gt;1);1;0))" office:value-type="float" office:value="1">
            <text:p>1</text:p>
          </table:table-cell>
          <table:table-cell table:formula="of:=IF(([.B81]=-2);1;IF(([.B81]=0);1;IF(([.B81]=3);1;0)))" office:value-type="float" office:value="0">
            <text:p>0</text:p>
          </table:table-cell>
          <table:table-cell table:formula="of:=IF(([.C81]&lt;0);-1;IF(([.C81]&gt;1);1;0))" office:value-type="float" office:value="0">
            <text:p>0</text:p>
          </table:table-cell>
          <table:table-cell table:formula="of:=IF(([.C81]=-2);1;IF(([.C81]=0);1;IF(([.C81]=3);1;0)))" office:value-type="float" office:value="1">
            <text:p>1</text:p>
          </table:table-cell>
          <table:table-cell table:formula="of:=IF(([.D81]&lt;0);-1;IF(([.D81]&gt;1);1;0))" office:value-type="float" office:value="1">
            <text:p>1</text:p>
          </table:table-cell>
          <table:table-cell table:formula="of:=IF(([.D81]=-2);1;IF(([.D81]=0);1;IF(([.D81]=3);1;0)))" office:value-type="float" office:value="1">
            <text:p>1</text:p>
          </table:table-cell>
          <table:covered-table-cell table:number-columns-repeated="2"/>
          <table:table-cell table:formula="of:=STDEVP([.H81];[.J81];[.L81])" office:value-type="float" office:value="0.471404520791032">
            <text:p>0.4714045208</text:p>
          </table:table-cell>
          <table:table-cell table:formula="of:=SUM([.I81];[.K81];[.M81])" office:value-type="float" office:value="2">
            <text:p>2</text:p>
          </table:table-cell>
          <table:table-cell table:formula="of:=AVERAGE([.H81];[.J81];[.L81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55850539868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82]&lt;0);-1;IF(([.B82]&gt;1);1;0))" office:value-type="float" office:value="1">
            <text:p>1</text:p>
          </table:table-cell>
          <table:table-cell table:formula="of:=IF(([.B82]=-2);1;IF(([.B82]=0);1;IF(([.B82]=3);1;0)))" office:value-type="float" office:value="0">
            <text:p>0</text:p>
          </table:table-cell>
          <table:table-cell table:formula="of:=IF(([.C82]&lt;0);-1;IF(([.C82]&gt;1);1;0))" office:value-type="float" office:value="1">
            <text:p>1</text:p>
          </table:table-cell>
          <table:table-cell table:formula="of:=IF(([.C82]=-2);1;IF(([.C82]=0);1;IF(([.C82]=3);1;0)))" office:value-type="float" office:value="1">
            <text:p>1</text:p>
          </table:table-cell>
          <table:table-cell table:formula="of:=IF(([.D82]&lt;0);-1;IF(([.D82]&gt;1);1;0))" office:value-type="float" office:value="0">
            <text:p>0</text:p>
          </table:table-cell>
          <table:table-cell table:formula="of:=IF(([.D82]=-2);1;IF(([.D82]=0);1;IF(([.D82]=3);1;0)))" office:value-type="float" office:value="1">
            <text:p>1</text:p>
          </table:table-cell>
          <table:covered-table-cell table:number-columns-repeated="2"/>
          <table:table-cell table:formula="of:=STDEVP([.H82];[.J82];[.L82])" office:value-type="float" office:value="0.471404520791032">
            <text:p>0.4714045208</text:p>
          </table:table-cell>
          <table:table-cell table:formula="of:=SUM([.I82];[.K82];[.M82])" office:value-type="float" office:value="2">
            <text:p>2</text:p>
          </table:table-cell>
          <table:table-cell table:formula="of:=AVERAGE([.H82];[.J82];[.L82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5560009781249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83]&lt;0);-1;IF(([.B83]&gt;1);1;0))" office:value-type="float" office:value="0">
            <text:p>0</text:p>
          </table:table-cell>
          <table:table-cell table:formula="of:=IF(([.B83]=-2);1;IF(([.B83]=0);1;IF(([.B83]=3);1;0)))" office:value-type="float" office:value="1">
            <text:p>1</text:p>
          </table:table-cell>
          <table:table-cell table:formula="of:=IF(([.C83]&lt;0);-1;IF(([.C83]&gt;1);1;0))" office:value-type="float" office:value="0">
            <text:p>0</text:p>
          </table:table-cell>
          <table:table-cell table:formula="of:=IF(([.C83]=-2);1;IF(([.C83]=0);1;IF(([.C83]=3);1;0)))" office:value-type="float" office:value="1">
            <text:p>1</text:p>
          </table:table-cell>
          <table:table-cell table:formula="of:=IF(([.D83]&lt;0);-1;IF(([.D83]&gt;1);1;0))" office:value-type="float" office:value="0">
            <text:p>0</text:p>
          </table:table-cell>
          <table:table-cell table:formula="of:=IF(([.D83]=-2);1;IF(([.D83]=0);1;IF(([.D83]=3);1;0)))" office:value-type="float" office:value="1">
            <text:p>1</text:p>
          </table:table-cell>
          <table:covered-table-cell table:number-columns-repeated="2"/>
          <table:table-cell table:formula="of:=STDEVP([.H83];[.J83];[.L83])" office:value-type="float" office:value="0">
            <text:p>0</text:p>
          </table:table-cell>
          <table:table-cell table:formula="of:=SUM([.I83];[.K83];[.M83])" office:value-type="float" office:value="3">
            <text:p>3</text:p>
          </table:table-cell>
          <table:table-cell table:formula="of:=AVERAGE([.H83];[.J83];[.L8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5078787932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84]&lt;0);-1;IF(([.B84]&gt;1);1;0))" office:value-type="float" office:value="0">
            <text:p>0</text:p>
          </table:table-cell>
          <table:table-cell table:formula="of:=IF(([.B84]=-2);1;IF(([.B84]=0);1;IF(([.B84]=3);1;0)))" office:value-type="float" office:value="0">
            <text:p>0</text:p>
          </table:table-cell>
          <table:table-cell table:formula="of:=IF(([.C84]&lt;0);-1;IF(([.C84]&gt;1);1;0))" office:value-type="float" office:value="0">
            <text:p>0</text:p>
          </table:table-cell>
          <table:table-cell table:formula="of:=IF(([.C84]=-2);1;IF(([.C84]=0);1;IF(([.C84]=3);1;0)))" office:value-type="float" office:value="1">
            <text:p>1</text:p>
          </table:table-cell>
          <table:table-cell table:formula="of:=IF(([.D84]&lt;0);-1;IF(([.D84]&gt;1);1;0))" office:value-type="float" office:value="0">
            <text:p>0</text:p>
          </table:table-cell>
          <table:table-cell table:formula="of:=IF(([.D84]=-2);1;IF(([.D84]=0);1;IF(([.D84]=3);1;0)))" office:value-type="float" office:value="1">
            <text:p>1</text:p>
          </table:table-cell>
          <table:covered-table-cell table:number-columns-repeated="2"/>
          <table:table-cell table:formula="of:=STDEVP([.H84];[.J84];[.L84])" office:value-type="float" office:value="0">
            <text:p>0</text:p>
          </table:table-cell>
          <table:table-cell table:formula="of:=SUM([.I84];[.K84];[.M84])" office:value-type="float" office:value="2">
            <text:p>2</text:p>
          </table:table-cell>
          <table:table-cell table:formula="of:=AVERAGE([.H84];[.J84];[.L8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48440325324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5]&lt;0);-1;IF(([.B85]&gt;1);1;0))" office:value-type="float" office:value="1">
            <text:p>1</text:p>
          </table:table-cell>
          <table:table-cell table:formula="of:=IF(([.B85]=-2);1;IF(([.B85]=0);1;IF(([.B85]=3);1;0)))" office:value-type="float" office:value="0">
            <text:p>0</text:p>
          </table:table-cell>
          <table:table-cell table:formula="of:=IF(([.C85]&lt;0);-1;IF(([.C85]&gt;1);1;0))" office:value-type="float" office:value="1">
            <text:p>1</text:p>
          </table:table-cell>
          <table:table-cell table:formula="of:=IF(([.C85]=-2);1;IF(([.C85]=0);1;IF(([.C85]=3);1;0)))" office:value-type="float" office:value="1">
            <text:p>1</text:p>
          </table:table-cell>
          <table:table-cell table:formula="of:=IF(([.D85]&lt;0);-1;IF(([.D85]&gt;1);1;0))" office:value-type="float" office:value="1">
            <text:p>1</text:p>
          </table:table-cell>
          <table:table-cell table:formula="of:=IF(([.D85]=-2);1;IF(([.D85]=0);1;IF(([.D85]=3);1;0)))" office:value-type="float" office:value="1">
            <text:p>1</text:p>
          </table:table-cell>
          <table:covered-table-cell table:number-columns-repeated="2"/>
          <table:table-cell table:formula="of:=STDEVP([.H85];[.J85];[.L85])" office:value-type="float" office:value="0">
            <text:p>0</text:p>
          </table:table-cell>
          <table:table-cell table:formula="of:=SUM([.I85];[.K85];[.M85])" office:value-type="float" office:value="2">
            <text:p>2</text:p>
          </table:table-cell>
          <table:table-cell table:formula="of:=AVERAGE([.H85];[.J85];[.L8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475536523265</text:p>
          </table:table-cell>
          <table:table-cell table:number-columns-repeated="3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86]&lt;0);-1;IF(([.B86]&gt;1);1;0))" office:value-type="float" office:value="-1">
            <text:p>-1</text:p>
          </table:table-cell>
          <table:table-cell table:formula="of:=IF(([.B86]=-2);1;IF(([.B86]=0);1;IF(([.B86]=3);1;0)))" office:value-type="float" office:value="1">
            <text:p>1</text:p>
          </table:table-cell>
          <table:table-cell table:formula="of:=IF(([.C86]&lt;0);-1;IF(([.C86]&gt;1);1;0))" office:value-type="float" office:value="-1">
            <text:p>-1</text:p>
          </table:table-cell>
          <table:table-cell table:formula="of:=IF(([.C86]=-2);1;IF(([.C86]=0);1;IF(([.C86]=3);1;0)))" office:value-type="float" office:value="1">
            <text:p>1</text:p>
          </table:table-cell>
          <table:table-cell table:formula="of:=IF(([.D86]&lt;0);-1;IF(([.D86]&gt;1);1;0))" office:value-type="float" office:value="-1">
            <text:p>-1</text:p>
          </table:table-cell>
          <table:table-cell table:formula="of:=IF(([.D86]=-2);1;IF(([.D86]=0);1;IF(([.D86]=3);1;0)))" office:value-type="float" office:value="1">
            <text:p>1</text:p>
          </table:table-cell>
          <table:covered-table-cell table:number-columns-repeated="2"/>
          <table:table-cell table:formula="of:=STDEVP([.H86];[.J86];[.L86])" office:value-type="float" office:value="0">
            <text:p>0</text:p>
          </table:table-cell>
          <table:table-cell table:formula="of:=SUM([.I86];[.K86];[.M86])" office:value-type="float" office:value="3">
            <text:p>3</text:p>
          </table:table-cell>
          <table:table-cell table:formula="of:=AVERAGE([.H86];[.J86];[.L86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54279479336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7]&lt;0);-1;IF(([.B87]&gt;1);1;0))" office:value-type="float" office:value="0">
            <text:p>0</text:p>
          </table:table-cell>
          <table:table-cell table:formula="of:=IF(([.B87]=-2);1;IF(([.B87]=0);1;IF(([.B87]=3);1;0)))" office:value-type="float" office:value="0">
            <text:p>0</text:p>
          </table:table-cell>
          <table:table-cell table:formula="of:=IF(([.C87]&lt;0);-1;IF(([.C87]&gt;1);1;0))" office:value-type="float" office:value="0">
            <text:p>0</text:p>
          </table:table-cell>
          <table:table-cell table:formula="of:=IF(([.C87]=-2);1;IF(([.C87]=0);1;IF(([.C87]=3);1;0)))" office:value-type="float" office:value="1">
            <text:p>1</text:p>
          </table:table-cell>
          <table:table-cell table:formula="of:=IF(([.D87]&lt;0);-1;IF(([.D87]&gt;1);1;0))" office:value-type="float" office:value="1">
            <text:p>1</text:p>
          </table:table-cell>
          <table:table-cell table:formula="of:=IF(([.D87]=-2);1;IF(([.D87]=0);1;IF(([.D87]=3);1;0)))" office:value-type="float" office:value="1">
            <text:p>1</text:p>
          </table:table-cell>
          <table:covered-table-cell table:number-columns-repeated="2"/>
          <table:table-cell table:formula="of:=STDEVP([.H87];[.J87];[.L87])" office:value-type="float" office:value="0.471404520791032">
            <text:p>0.4714045208</text:p>
          </table:table-cell>
          <table:table-cell table:formula="of:=SUM([.I87];[.K87];[.M87])" office:value-type="float" office:value="2">
            <text:p>2</text:p>
          </table:table-cell>
          <table:table-cell table:formula="of:=AVERAGE([.H87];[.J87];[.L87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5386826973185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88]&lt;0);-1;IF(([.B88]&gt;1);1;0))" office:value-type="float" office:value="0">
            <text:p>0</text:p>
          </table:table-cell>
          <table:table-cell table:formula="of:=IF(([.B88]=-2);1;IF(([.B88]=0);1;IF(([.B88]=3);1;0)))" office:value-type="float" office:value="1">
            <text:p>1</text:p>
          </table:table-cell>
          <table:table-cell table:formula="of:=IF(([.C88]&lt;0);-1;IF(([.C88]&gt;1);1;0))" office:value-type="float" office:value="0">
            <text:p>0</text:p>
          </table:table-cell>
          <table:table-cell table:formula="of:=IF(([.C88]=-2);1;IF(([.C88]=0);1;IF(([.C88]=3);1;0)))" office:value-type="float" office:value="1">
            <text:p>1</text:p>
          </table:table-cell>
          <table:table-cell table:formula="of:=IF(([.D88]&lt;0);-1;IF(([.D88]&gt;1);1;0))" office:value-type="float" office:value="0">
            <text:p>0</text:p>
          </table:table-cell>
          <table:table-cell table:formula="of:=IF(([.D88]=-2);1;IF(([.D88]=0);1;IF(([.D88]=3);1;0)))" office:value-type="float" office:value="1">
            <text:p>1</text:p>
          </table:table-cell>
          <table:covered-table-cell table:number-columns-repeated="2"/>
          <table:table-cell table:formula="of:=STDEVP([.H88];[.J88];[.L88])" office:value-type="float" office:value="0">
            <text:p>0</text:p>
          </table:table-cell>
          <table:table-cell table:formula="of:=SUM([.I88];[.K88];[.M88])" office:value-type="float" office:value="3">
            <text:p>3</text:p>
          </table:table-cell>
          <table:table-cell table:formula="of:=AVERAGE([.H88];[.J88];[.L8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383882575873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9]&lt;0);-1;IF(([.B89]&gt;1);1;0))" office:value-type="float" office:value="1">
            <text:p>1</text:p>
          </table:table-cell>
          <table:table-cell table:formula="of:=IF(([.B89]=-2);1;IF(([.B89]=0);1;IF(([.B89]=3);1;0)))" office:value-type="float" office:value="1">
            <text:p>1</text:p>
          </table:table-cell>
          <table:table-cell table:formula="of:=IF(([.C89]&lt;0);-1;IF(([.C89]&gt;1);1;0))" office:value-type="float" office:value="1">
            <text:p>1</text:p>
          </table:table-cell>
          <table:table-cell table:formula="of:=IF(([.C89]=-2);1;IF(([.C89]=0);1;IF(([.C89]=3);1;0)))" office:value-type="float" office:value="1">
            <text:p>1</text:p>
          </table:table-cell>
          <table:table-cell table:formula="of:=IF(([.D89]&lt;0);-1;IF(([.D89]&gt;1);1;0))" office:value-type="float" office:value="1">
            <text:p>1</text:p>
          </table:table-cell>
          <table:table-cell table:formula="of:=IF(([.D89]=-2);1;IF(([.D89]=0);1;IF(([.D89]=3);1;0)))" office:value-type="float" office:value="1">
            <text:p>1</text:p>
          </table:table-cell>
          <table:covered-table-cell table:number-columns-repeated="2"/>
          <table:table-cell table:formula="of:=STDEVP([.H89];[.J89];[.L89])" office:value-type="float" office:value="0">
            <text:p>0</text:p>
          </table:table-cell>
          <table:table-cell table:formula="of:=SUM([.I89];[.K89];[.M89])" office:value-type="float" office:value="3">
            <text:p>3</text:p>
          </table:table-cell>
          <table:table-cell table:formula="of:=AVERAGE([.H89];[.J89];[.L8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136041168896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90]&lt;0);-1;IF(([.B90]&gt;1);1;0))" office:value-type="float" office:value="-1">
            <text:p>-1</text:p>
          </table:table-cell>
          <table:table-cell table:formula="of:=IF(([.B90]=-2);1;IF(([.B90]=0);1;IF(([.B90]=3);1;0)))" office:value-type="float" office:value="0">
            <text:p>0</text:p>
          </table:table-cell>
          <table:table-cell table:formula="of:=IF(([.C90]&lt;0);-1;IF(([.C90]&gt;1);1;0))" office:value-type="float" office:value="0">
            <text:p>0</text:p>
          </table:table-cell>
          <table:table-cell table:formula="of:=IF(([.C90]=-2);1;IF(([.C90]=0);1;IF(([.C90]=3);1;0)))" office:value-type="float" office:value="1">
            <text:p>1</text:p>
          </table:table-cell>
          <table:table-cell table:formula="of:=IF(([.D90]&lt;0);-1;IF(([.D90]&gt;1);1;0))" office:value-type="float" office:value="0">
            <text:p>0</text:p>
          </table:table-cell>
          <table:table-cell table:formula="of:=IF(([.D90]=-2);1;IF(([.D90]=0);1;IF(([.D90]=3);1;0)))" office:value-type="float" office:value="1">
            <text:p>1</text:p>
          </table:table-cell>
          <table:covered-table-cell table:number-columns-repeated="2"/>
          <table:table-cell table:formula="of:=STDEVP([.H90];[.J90];[.L90])" office:value-type="float" office:value="0.471404520791032">
            <text:p>0.4714045208</text:p>
          </table:table-cell>
          <table:table-cell table:formula="of:=SUM([.I90];[.K90];[.M90])" office:value-type="float" office:value="2">
            <text:p>2</text:p>
          </table:table-cell>
          <table:table-cell table:formula="of:=AVERAGE([.H90];[.J90];[.L90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5093271834624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91]&lt;0);-1;IF(([.B91]&gt;1);1;0))" office:value-type="float" office:value="0">
            <text:p>0</text:p>
          </table:table-cell>
          <table:table-cell table:formula="of:=IF(([.B91]=-2);1;IF(([.B91]=0);1;IF(([.B91]=3);1;0)))" office:value-type="float" office:value="1">
            <text:p>1</text:p>
          </table:table-cell>
          <table:table-cell table:formula="of:=IF(([.C91]&lt;0);-1;IF(([.C91]&gt;1);1;0))" office:value-type="float" office:value="0">
            <text:p>0</text:p>
          </table:table-cell>
          <table:table-cell table:formula="of:=IF(([.C91]=-2);1;IF(([.C91]=0);1;IF(([.C91]=3);1;0)))" office:value-type="float" office:value="1">
            <text:p>1</text:p>
          </table:table-cell>
          <table:table-cell table:formula="of:=IF(([.D91]&lt;0);-1;IF(([.D91]&gt;1);1;0))" office:value-type="float" office:value="-1">
            <text:p>-1</text:p>
          </table:table-cell>
          <table:table-cell table:formula="of:=IF(([.D91]=-2);1;IF(([.D91]=0);1;IF(([.D91]=3);1;0)))" office:value-type="float" office:value="1">
            <text:p>1</text:p>
          </table:table-cell>
          <table:covered-table-cell table:number-columns-repeated="2"/>
          <table:table-cell table:formula="of:=STDEVP([.H91];[.J91];[.L91])" office:value-type="float" office:value="0.471404520791032">
            <text:p>0.4714045208</text:p>
          </table:table-cell>
          <table:table-cell table:formula="of:=SUM([.I91];[.K91];[.M91])" office:value-type="float" office:value="3">
            <text:p>3</text:p>
          </table:table-cell>
          <table:table-cell table:formula="of:=AVERAGE([.H91];[.J91];[.L91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5066562494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92]&lt;0);-1;IF(([.B92]&gt;1);1;0))" office:value-type="float" office:value="0">
            <text:p>0</text:p>
          </table:table-cell>
          <table:table-cell table:formula="of:=IF(([.B92]=-2);1;IF(([.B92]=0);1;IF(([.B92]=3);1;0)))" office:value-type="float" office:value="0">
            <text:p>0</text:p>
          </table:table-cell>
          <table:table-cell table:formula="of:=IF(([.C92]&lt;0);-1;IF(([.C92]&gt;1);1;0))" office:value-type="float" office:value="0">
            <text:p>0</text:p>
          </table:table-cell>
          <table:table-cell table:formula="of:=IF(([.C92]=-2);1;IF(([.C92]=0);1;IF(([.C92]=3);1;0)))" office:value-type="float" office:value="1">
            <text:p>1</text:p>
          </table:table-cell>
          <table:table-cell table:formula="of:=IF(([.D92]&lt;0);-1;IF(([.D92]&gt;1);1;0))" office:value-type="float" office:value="-1">
            <text:p>-1</text:p>
          </table:table-cell>
          <table:table-cell table:formula="of:=IF(([.D92]=-2);1;IF(([.D92]=0);1;IF(([.D92]=3);1;0)))" office:value-type="float" office:value="1">
            <text:p>1</text:p>
          </table:table-cell>
          <table:covered-table-cell table:number-columns-repeated="2"/>
          <table:table-cell table:formula="of:=STDEVP([.H92];[.J92];[.L92])" office:value-type="float" office:value="0.471404520791032">
            <text:p>0.4714045208</text:p>
          </table:table-cell>
          <table:table-cell table:formula="of:=SUM([.I92];[.K92];[.M92])" office:value-type="float" office:value="2">
            <text:p>2</text:p>
          </table:table-cell>
          <table:table-cell table:formula="of:=AVERAGE([.H92];[.J92];[.L92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5039031099393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93]&lt;0);-1;IF(([.B93]&gt;1);1;0))" office:value-type="float" office:value="1">
            <text:p>1</text:p>
          </table:table-cell>
          <table:table-cell table:formula="of:=IF(([.B93]=-2);1;IF(([.B93]=0);1;IF(([.B93]=3);1;0)))" office:value-type="float" office:value="1">
            <text:p>1</text:p>
          </table:table-cell>
          <table:table-cell table:formula="of:=IF(([.C93]&lt;0);-1;IF(([.C93]&gt;1);1;0))" office:value-type="float" office:value="1">
            <text:p>1</text:p>
          </table:table-cell>
          <table:table-cell table:formula="of:=IF(([.C93]=-2);1;IF(([.C93]=0);1;IF(([.C93]=3);1;0)))" office:value-type="float" office:value="1">
            <text:p>1</text:p>
          </table:table-cell>
          <table:table-cell table:formula="of:=IF(([.D93]&lt;0);-1;IF(([.D93]&gt;1);1;0))" office:value-type="float" office:value="1">
            <text:p>1</text:p>
          </table:table-cell>
          <table:table-cell table:formula="of:=IF(([.D93]=-2);1;IF(([.D93]=0);1;IF(([.D93]=3);1;0)))" office:value-type="float" office:value="1">
            <text:p>1</text:p>
          </table:table-cell>
          <table:covered-table-cell table:number-columns-repeated="2"/>
          <table:table-cell table:formula="of:=STDEVP([.H93];[.J93];[.L93])" office:value-type="float" office:value="0">
            <text:p>0</text:p>
          </table:table-cell>
          <table:table-cell table:formula="of:=SUM([.I93];[.K93];[.M93])" office:value-type="float" office:value="3">
            <text:p>3</text:p>
          </table:table-cell>
          <table:table-cell table:formula="of:=AVERAGE([.H93];[.J93];[.L9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011730378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94]&lt;0);-1;IF(([.B94]&gt;1);1;0))" office:value-type="float" office:value="1">
            <text:p>1</text:p>
          </table:table-cell>
          <table:table-cell table:formula="of:=IF(([.B94]=-2);1;IF(([.B94]=0);1;IF(([.B94]=3);1;0)))" office:value-type="float" office:value="0">
            <text:p>0</text:p>
          </table:table-cell>
          <table:table-cell table:formula="of:=IF(([.C94]&lt;0);-1;IF(([.C94]&gt;1);1;0))" office:value-type="float" office:value="1">
            <text:p>1</text:p>
          </table:table-cell>
          <table:table-cell table:formula="of:=IF(([.C94]=-2);1;IF(([.C94]=0);1;IF(([.C94]=3);1;0)))" office:value-type="float" office:value="1">
            <text:p>1</text:p>
          </table:table-cell>
          <table:table-cell table:formula="of:=IF(([.D94]&lt;0);-1;IF(([.D94]&gt;1);1;0))" office:value-type="float" office:value="1">
            <text:p>1</text:p>
          </table:table-cell>
          <table:table-cell table:formula="of:=IF(([.D94]=-2);1;IF(([.D94]=0);1;IF(([.D94]=3);1;0)))" office:value-type="float" office:value="0">
            <text:p>0</text:p>
          </table:table-cell>
          <table:covered-table-cell table:number-columns-repeated="2"/>
          <table:table-cell table:formula="of:=STDEVP([.H94];[.J94];[.L94])" office:value-type="float" office:value="0">
            <text:p>0</text:p>
          </table:table-cell>
          <table:table-cell table:formula="of:=SUM([.I94];[.K94];[.M94])" office:value-type="float" office:value="1">
            <text:p>1</text:p>
          </table:table-cell>
          <table:table-cell table:formula="of:=AVERAGE([.H94];[.J94];[.L9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88767963136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95]&lt;0);-1;IF(([.B95]&gt;1);1;0))" office:value-type="float" office:value="-1">
            <text:p>-1</text:p>
          </table:table-cell>
          <table:table-cell table:formula="of:=IF(([.B95]=-2);1;IF(([.B95]=0);1;IF(([.B95]=3);1;0)))" office:value-type="float" office:value="0">
            <text:p>0</text:p>
          </table:table-cell>
          <table:table-cell table:formula="of:=IF(([.C95]&lt;0);-1;IF(([.C95]&gt;1);1;0))" office:value-type="float" office:value="1">
            <text:p>1</text:p>
          </table:table-cell>
          <table:table-cell table:formula="of:=IF(([.C95]=-2);1;IF(([.C95]=0);1;IF(([.C95]=3);1;0)))" office:value-type="float" office:value="1">
            <text:p>1</text:p>
          </table:table-cell>
          <table:table-cell table:formula="of:=IF(([.D95]&lt;0);-1;IF(([.D95]&gt;1);1;0))" office:value-type="float" office:value="0">
            <text:p>0</text:p>
          </table:table-cell>
          <table:table-cell table:formula="of:=IF(([.D95]=-2);1;IF(([.D95]=0);1;IF(([.D95]=3);1;0)))" office:value-type="float" office:value="1">
            <text:p>1</text:p>
          </table:table-cell>
          <table:covered-table-cell table:number-columns-repeated="2"/>
          <table:table-cell table:formula="of:=STDEVP([.H95];[.J95];[.L95])" office:value-type="float" office:value="0.816496580927726">
            <text:p>0.8164965809</text:p>
          </table:table-cell>
          <table:table-cell table:formula="of:=SUM([.I95];[.K95];[.M95])" office:value-type="float" office:value="2">
            <text:p>2</text:p>
          </table:table-cell>
          <table:table-cell table:formula="of:=AVERAGE([.H95];[.J95];[.L95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8502077194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96]&lt;0);-1;IF(([.B96]&gt;1);1;0))" office:value-type="float" office:value="1">
            <text:p>1</text:p>
          </table:table-cell>
          <table:table-cell table:formula="of:=IF(([.B96]=-2);1;IF(([.B96]=0);1;IF(([.B96]=3);1;0)))" office:value-type="float" office:value="0">
            <text:p>0</text:p>
          </table:table-cell>
          <table:table-cell table:formula="of:=IF(([.C96]&lt;0);-1;IF(([.C96]&gt;1);1;0))" office:value-type="float" office:value="1">
            <text:p>1</text:p>
          </table:table-cell>
          <table:table-cell table:formula="of:=IF(([.C96]=-2);1;IF(([.C96]=0);1;IF(([.C96]=3);1;0)))" office:value-type="float" office:value="1">
            <text:p>1</text:p>
          </table:table-cell>
          <table:table-cell table:formula="of:=IF(([.D96]&lt;0);-1;IF(([.D96]&gt;1);1;0))" office:value-type="float" office:value="1">
            <text:p>1</text:p>
          </table:table-cell>
          <table:table-cell table:formula="of:=IF(([.D96]=-2);1;IF(([.D96]=0);1;IF(([.D96]=3);1;0)))" office:value-type="float" office:value="0">
            <text:p>0</text:p>
          </table:table-cell>
          <table:covered-table-cell table:number-columns-repeated="2"/>
          <table:table-cell table:formula="of:=STDEVP([.H96];[.J96];[.L96])" office:value-type="float" office:value="0">
            <text:p>0</text:p>
          </table:table-cell>
          <table:table-cell table:formula="of:=SUM([.I96];[.K96];[.M96])" office:value-type="float" office:value="1">
            <text:p>1</text:p>
          </table:table-cell>
          <table:table-cell table:formula="of:=AVERAGE([.H96];[.J96];[.L9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8484083752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97]&lt;0);-1;IF(([.B97]&gt;1);1;0))" office:value-type="float" office:value="0">
            <text:p>0</text:p>
          </table:table-cell>
          <table:table-cell table:formula="of:=IF(([.B97]=-2);1;IF(([.B97]=0);1;IF(([.B97]=3);1;0)))" office:value-type="float" office:value="1">
            <text:p>1</text:p>
          </table:table-cell>
          <table:table-cell table:formula="of:=IF(([.C97]&lt;0);-1;IF(([.C97]&gt;1);1;0))" office:value-type="float" office:value="1">
            <text:p>1</text:p>
          </table:table-cell>
          <table:table-cell table:formula="of:=IF(([.C97]=-2);1;IF(([.C97]=0);1;IF(([.C97]=3);1;0)))" office:value-type="float" office:value="1">
            <text:p>1</text:p>
          </table:table-cell>
          <table:table-cell table:formula="of:=IF(([.D97]&lt;0);-1;IF(([.D97]&gt;1);1;0))" office:value-type="float" office:value="0">
            <text:p>0</text:p>
          </table:table-cell>
          <table:table-cell table:formula="of:=IF(([.D97]=-2);1;IF(([.D97]=0);1;IF(([.D97]=3);1;0)))" office:value-type="float" office:value="1">
            <text:p>1</text:p>
          </table:table-cell>
          <table:covered-table-cell table:number-columns-repeated="2"/>
          <table:table-cell table:formula="of:=STDEVP([.H97];[.J97];[.L97])" office:value-type="float" office:value="0.471404520791032">
            <text:p>0.4714045208</text:p>
          </table:table-cell>
          <table:table-cell table:formula="of:=SUM([.I97];[.K97];[.M97])" office:value-type="float" office:value="3">
            <text:p>3</text:p>
          </table:table-cell>
          <table:table-cell table:formula="of:=AVERAGE([.H97];[.J97];[.L97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7754526474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98]&lt;0);-1;IF(([.B98]&gt;1);1;0))" office:value-type="float" office:value="0">
            <text:p>0</text:p>
          </table:table-cell>
          <table:table-cell table:formula="of:=IF(([.B98]=-2);1;IF(([.B98]=0);1;IF(([.B98]=3);1;0)))" office:value-type="float" office:value="0">
            <text:p>0</text:p>
          </table:table-cell>
          <table:table-cell table:formula="of:=IF(([.C98]&lt;0);-1;IF(([.C98]&gt;1);1;0))" office:value-type="float" office:value="1">
            <text:p>1</text:p>
          </table:table-cell>
          <table:table-cell table:formula="of:=IF(([.C98]=-2);1;IF(([.C98]=0);1;IF(([.C98]=3);1;0)))" office:value-type="float" office:value="1">
            <text:p>1</text:p>
          </table:table-cell>
          <table:table-cell table:formula="of:=IF(([.D98]&lt;0);-1;IF(([.D98]&gt;1);1;0))" office:value-type="float" office:value="0">
            <text:p>0</text:p>
          </table:table-cell>
          <table:table-cell table:formula="of:=IF(([.D98]=-2);1;IF(([.D98]=0);1;IF(([.D98]=3);1;0)))" office:value-type="float" office:value="1">
            <text:p>1</text:p>
          </table:table-cell>
          <table:covered-table-cell table:number-columns-repeated="2"/>
          <table:table-cell table:formula="of:=STDEVP([.H98];[.J98];[.L98])" office:value-type="float" office:value="0.471404520791032">
            <text:p>0.4714045208</text:p>
          </table:table-cell>
          <table:table-cell table:formula="of:=SUM([.I98];[.K98];[.M98])" office:value-type="float" office:value="2">
            <text:p>2</text:p>
          </table:table-cell>
          <table:table-cell table:formula="of:=AVERAGE([.H98];[.J98];[.L98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742074380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99]&lt;0);-1;IF(([.B99]&gt;1);1;0))" office:value-type="float" office:value="1">
            <text:p>1</text:p>
          </table:table-cell>
          <table:table-cell table:formula="of:=IF(([.B99]=-2);1;IF(([.B99]=0);1;IF(([.B99]=3);1;0)))" office:value-type="float" office:value="0">
            <text:p>0</text:p>
          </table:table-cell>
          <table:table-cell table:formula="of:=IF(([.C99]&lt;0);-1;IF(([.C99]&gt;1);1;0))" office:value-type="float" office:value="1">
            <text:p>1</text:p>
          </table:table-cell>
          <table:table-cell table:formula="of:=IF(([.C99]=-2);1;IF(([.C99]=0);1;IF(([.C99]=3);1;0)))" office:value-type="float" office:value="1">
            <text:p>1</text:p>
          </table:table-cell>
          <table:table-cell table:formula="of:=IF(([.D99]&lt;0);-1;IF(([.D99]&gt;1);1;0))" office:value-type="float" office:value="-1">
            <text:p>-1</text:p>
          </table:table-cell>
          <table:table-cell table:formula="of:=IF(([.D99]=-2);1;IF(([.D99]=0);1;IF(([.D99]=3);1;0)))" office:value-type="float" office:value="1">
            <text:p>1</text:p>
          </table:table-cell>
          <table:covered-table-cell table:number-columns-repeated="2"/>
          <table:table-cell table:formula="of:=STDEVP([.H99];[.J99];[.L99])" office:value-type="float" office:value="0.942809041582063">
            <text:p>0.9428090416</text:p>
          </table:table-cell>
          <table:table-cell table:formula="of:=SUM([.I99];[.K99];[.M99])" office:value-type="float" office:value="2">
            <text:p>2</text:p>
          </table:table-cell>
          <table:table-cell table:formula="of:=AVERAGE([.H99];[.J99];[.L9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67470964326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00]&lt;0);-1;IF(([.B100]&gt;1);1;0))" office:value-type="float" office:value="-1">
            <text:p>-1</text:p>
          </table:table-cell>
          <table:table-cell table:formula="of:=IF(([.B100]=-2);1;IF(([.B100]=0);1;IF(([.B100]=3);1;0)))" office:value-type="float" office:value="0">
            <text:p>0</text:p>
          </table:table-cell>
          <table:table-cell table:formula="of:=IF(([.C100]&lt;0);-1;IF(([.C100]&gt;1);1;0))" office:value-type="float" office:value="1">
            <text:p>1</text:p>
          </table:table-cell>
          <table:table-cell table:formula="of:=IF(([.C100]=-2);1;IF(([.C100]=0);1;IF(([.C100]=3);1;0)))" office:value-type="float" office:value="1">
            <text:p>1</text:p>
          </table:table-cell>
          <table:table-cell table:formula="of:=IF(([.D100]&lt;0);-1;IF(([.D100]&gt;1);1;0))" office:value-type="float" office:value="0">
            <text:p>0</text:p>
          </table:table-cell>
          <table:table-cell table:formula="of:=IF(([.D100]=-2);1;IF(([.D100]=0);1;IF(([.D100]=3);1;0)))" office:value-type="float" office:value="1">
            <text:p>1</text:p>
          </table:table-cell>
          <table:covered-table-cell table:number-columns-repeated="2"/>
          <table:table-cell table:formula="of:=STDEVP([.H100];[.J100];[.L100])" office:value-type="float" office:value="0.816496580927726">
            <text:p>0.8164965809</text:p>
          </table:table-cell>
          <table:table-cell table:formula="of:=SUM([.I100];[.K100];[.M100])" office:value-type="float" office:value="2">
            <text:p>2</text:p>
          </table:table-cell>
          <table:table-cell table:formula="of:=AVERAGE([.H100];[.J100];[.L10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633941008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1]&lt;0);-1;IF(([.B101]&gt;1);1;0))" office:value-type="float" office:value="0">
            <text:p>0</text:p>
          </table:table-cell>
          <table:table-cell table:formula="of:=IF(([.B101]=-2);1;IF(([.B101]=0);1;IF(([.B101]=3);1;0)))" office:value-type="float" office:value="0">
            <text:p>0</text:p>
          </table:table-cell>
          <table:table-cell table:formula="of:=IF(([.C101]&lt;0);-1;IF(([.C101]&gt;1);1;0))" office:value-type="float" office:value="0">
            <text:p>0</text:p>
          </table:table-cell>
          <table:table-cell table:formula="of:=IF(([.C101]=-2);1;IF(([.C101]=0);1;IF(([.C101]=3);1;0)))" office:value-type="float" office:value="1">
            <text:p>1</text:p>
          </table:table-cell>
          <table:table-cell table:formula="of:=IF(([.D101]&lt;0);-1;IF(([.D101]&gt;1);1;0))" office:value-type="float" office:value="1">
            <text:p>1</text:p>
          </table:table-cell>
          <table:table-cell table:formula="of:=IF(([.D101]=-2);1;IF(([.D101]=0);1;IF(([.D101]=3);1;0)))" office:value-type="float" office:value="1">
            <text:p>1</text:p>
          </table:table-cell>
          <table:covered-table-cell table:number-columns-repeated="2"/>
          <table:table-cell table:formula="of:=STDEVP([.H101];[.J101];[.L101])" office:value-type="float" office:value="0.471404520791032">
            <text:p>0.4714045208</text:p>
          </table:table-cell>
          <table:table-cell table:formula="of:=SUM([.I101];[.K101];[.M101])" office:value-type="float" office:value="2">
            <text:p>2</text:p>
          </table:table-cell>
          <table:table-cell table:formula="of:=AVERAGE([.H101];[.J101];[.L101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407939342336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2]&lt;0);-1;IF(([.B102]&gt;1);1;0))" office:value-type="float" office:value="1">
            <text:p>1</text:p>
          </table:table-cell>
          <table:table-cell table:formula="of:=IF(([.B102]=-2);1;IF(([.B102]=0);1;IF(([.B102]=3);1;0)))" office:value-type="float" office:value="0">
            <text:p>0</text:p>
          </table:table-cell>
          <table:table-cell table:formula="of:=IF(([.C102]&lt;0);-1;IF(([.C102]&gt;1);1;0))" office:value-type="float" office:value="-1">
            <text:p>-1</text:p>
          </table:table-cell>
          <table:table-cell table:formula="of:=IF(([.C102]=-2);1;IF(([.C102]=0);1;IF(([.C102]=3);1;0)))" office:value-type="float" office:value="1">
            <text:p>1</text:p>
          </table:table-cell>
          <table:table-cell table:formula="of:=IF(([.D102]&lt;0);-1;IF(([.D102]&gt;1);1;0))" office:value-type="float" office:value="1">
            <text:p>1</text:p>
          </table:table-cell>
          <table:table-cell table:formula="of:=IF(([.D102]=-2);1;IF(([.D102]=0);1;IF(([.D102]=3);1;0)))" office:value-type="float" office:value="1">
            <text:p>1</text:p>
          </table:table-cell>
          <table:covered-table-cell table:number-columns-repeated="2"/>
          <table:table-cell table:formula="of:=STDEVP([.H102];[.J102];[.L102])" office:value-type="float" office:value="0.942809041582063">
            <text:p>0.9428090416</text:p>
          </table:table-cell>
          <table:table-cell table:formula="of:=SUM([.I102];[.K102];[.M102])" office:value-type="float" office:value="2">
            <text:p>2</text:p>
          </table:table-cell>
          <table:table-cell table:formula="of:=AVERAGE([.H102];[.J102];[.L102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406362275841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3]&lt;0);-1;IF(([.B103]&gt;1);1;0))" office:value-type="float" office:value="1">
            <text:p>1</text:p>
          </table:table-cell>
          <table:table-cell table:formula="of:=IF(([.B103]=-2);1;IF(([.B103]=0);1;IF(([.B103]=3);1;0)))" office:value-type="float" office:value="1">
            <text:p>1</text:p>
          </table:table-cell>
          <table:table-cell table:formula="of:=IF(([.C103]&lt;0);-1;IF(([.C103]&gt;1);1;0))" office:value-type="float" office:value="1">
            <text:p>1</text:p>
          </table:table-cell>
          <table:table-cell table:formula="of:=IF(([.C103]=-2);1;IF(([.C103]=0);1;IF(([.C103]=3);1;0)))" office:value-type="float" office:value="1">
            <text:p>1</text:p>
          </table:table-cell>
          <table:table-cell table:formula="of:=IF(([.D103]&lt;0);-1;IF(([.D103]&gt;1);1;0))" office:value-type="float" office:value="1">
            <text:p>1</text:p>
          </table:table-cell>
          <table:table-cell table:formula="of:=IF(([.D103]=-2);1;IF(([.D103]=0);1;IF(([.D103]=3);1;0)))" office:value-type="float" office:value="1">
            <text:p>1</text:p>
          </table:table-cell>
          <table:covered-table-cell table:number-columns-repeated="2"/>
          <table:table-cell table:formula="of:=STDEVP([.H103];[.J103];[.L103])" office:value-type="float" office:value="0">
            <text:p>0</text:p>
          </table:table-cell>
          <table:table-cell table:formula="of:=SUM([.I103];[.K103];[.M103])" office:value-type="float" office:value="3">
            <text:p>3</text:p>
          </table:table-cell>
          <table:table-cell table:formula="of:=AVERAGE([.H103];[.J103];[.L10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3633916395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04]&lt;0);-1;IF(([.B104]&gt;1);1;0))" office:value-type="float" office:value="1">
            <text:p>1</text:p>
          </table:table-cell>
          <table:table-cell table:formula="of:=IF(([.B104]=-2);1;IF(([.B104]=0);1;IF(([.B104]=3);1;0)))" office:value-type="float" office:value="0">
            <text:p>0</text:p>
          </table:table-cell>
          <table:table-cell table:formula="of:=IF(([.C104]&lt;0);-1;IF(([.C104]&gt;1);1;0))" office:value-type="float" office:value="0">
            <text:p>0</text:p>
          </table:table-cell>
          <table:table-cell table:formula="of:=IF(([.C104]=-2);1;IF(([.C104]=0);1;IF(([.C104]=3);1;0)))" office:value-type="float" office:value="1">
            <text:p>1</text:p>
          </table:table-cell>
          <table:table-cell table:formula="of:=IF(([.D104]&lt;0);-1;IF(([.D104]&gt;1);1;0))" office:value-type="float" office:value="-1">
            <text:p>-1</text:p>
          </table:table-cell>
          <table:table-cell table:formula="of:=IF(([.D104]=-2);1;IF(([.D104]=0);1;IF(([.D104]=3);1;0)))" office:value-type="float" office:value="1">
            <text:p>1</text:p>
          </table:table-cell>
          <table:covered-table-cell table:number-columns-repeated="2"/>
          <table:table-cell table:formula="of:=STDEVP([.H104];[.J104];[.L104])" office:value-type="float" office:value="0.816496580927726">
            <text:p>0.8164965809</text:p>
          </table:table-cell>
          <table:table-cell table:formula="of:=SUM([.I104];[.K104];[.M104])" office:value-type="float" office:value="2">
            <text:p>2</text:p>
          </table:table-cell>
          <table:table-cell table:formula="of:=AVERAGE([.H104];[.J104];[.L10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350733242371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5]&lt;0);-1;IF(([.B105]&gt;1);1;0))" office:value-type="float" office:value="1">
            <text:p>1</text:p>
          </table:table-cell>
          <table:table-cell table:formula="of:=IF(([.B105]=-2);1;IF(([.B105]=0);1;IF(([.B105]=3);1;0)))" office:value-type="float" office:value="1">
            <text:p>1</text:p>
          </table:table-cell>
          <table:table-cell table:formula="of:=IF(([.C105]&lt;0);-1;IF(([.C105]&gt;1);1;0))" office:value-type="float" office:value="1">
            <text:p>1</text:p>
          </table:table-cell>
          <table:table-cell table:formula="of:=IF(([.C105]=-2);1;IF(([.C105]=0);1;IF(([.C105]=3);1;0)))" office:value-type="float" office:value="1">
            <text:p>1</text:p>
          </table:table-cell>
          <table:table-cell table:formula="of:=IF(([.D105]&lt;0);-1;IF(([.D105]&gt;1);1;0))" office:value-type="float" office:value="1">
            <text:p>1</text:p>
          </table:table-cell>
          <table:table-cell table:formula="of:=IF(([.D105]=-2);1;IF(([.D105]=0);1;IF(([.D105]=3);1;0)))" office:value-type="float" office:value="1">
            <text:p>1</text:p>
          </table:table-cell>
          <table:covered-table-cell table:number-columns-repeated="2"/>
          <table:table-cell table:formula="of:=STDEVP([.H105];[.J105];[.L105])" office:value-type="float" office:value="0">
            <text:p>0</text:p>
          </table:table-cell>
          <table:table-cell table:formula="of:=SUM([.I105];[.K105];[.M105])" office:value-type="float" office:value="3">
            <text:p>3</text:p>
          </table:table-cell>
          <table:table-cell table:formula="of:=AVERAGE([.H105];[.J105];[.L10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33563373568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6]&lt;0);-1;IF(([.B106]&gt;1);1;0))" office:value-type="float" office:value="1">
            <text:p>1</text:p>
          </table:table-cell>
          <table:table-cell table:formula="of:=IF(([.B106]=-2);1;IF(([.B106]=0);1;IF(([.B106]=3);1;0)))" office:value-type="float" office:value="1">
            <text:p>1</text:p>
          </table:table-cell>
          <table:table-cell table:formula="of:=IF(([.C106]&lt;0);-1;IF(([.C106]&gt;1);1;0))" office:value-type="float" office:value="1">
            <text:p>1</text:p>
          </table:table-cell>
          <table:table-cell table:formula="of:=IF(([.C106]=-2);1;IF(([.C106]=0);1;IF(([.C106]=3);1;0)))" office:value-type="float" office:value="1">
            <text:p>1</text:p>
          </table:table-cell>
          <table:table-cell table:formula="of:=IF(([.D106]&lt;0);-1;IF(([.D106]&gt;1);1;0))" office:value-type="float" office:value="1">
            <text:p>1</text:p>
          </table:table-cell>
          <table:table-cell table:formula="of:=IF(([.D106]=-2);1;IF(([.D106]=0);1;IF(([.D106]=3);1;0)))" office:value-type="float" office:value="1">
            <text:p>1</text:p>
          </table:table-cell>
          <table:covered-table-cell table:number-columns-repeated="2"/>
          <table:table-cell table:formula="of:=STDEVP([.H106];[.J106];[.L106])" office:value-type="float" office:value="0">
            <text:p>0</text:p>
          </table:table-cell>
          <table:table-cell table:formula="of:=SUM([.I106];[.K106];[.M106])" office:value-type="float" office:value="3">
            <text:p>3</text:p>
          </table:table-cell>
          <table:table-cell table:formula="of:=AVERAGE([.H106];[.J106];[.L10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26607121612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07]&lt;0);-1;IF(([.B107]&gt;1);1;0))" office:value-type="float" office:value="1">
            <text:p>1</text:p>
          </table:table-cell>
          <table:table-cell table:formula="of:=IF(([.B107]=-2);1;IF(([.B107]=0);1;IF(([.B107]=3);1;0)))" office:value-type="float" office:value="1">
            <text:p>1</text:p>
          </table:table-cell>
          <table:table-cell table:formula="of:=IF(([.C107]&lt;0);-1;IF(([.C107]&gt;1);1;0))" office:value-type="float" office:value="1">
            <text:p>1</text:p>
          </table:table-cell>
          <table:table-cell table:formula="of:=IF(([.C107]=-2);1;IF(([.C107]=0);1;IF(([.C107]=3);1;0)))" office:value-type="float" office:value="1">
            <text:p>1</text:p>
          </table:table-cell>
          <table:table-cell table:formula="of:=IF(([.D107]&lt;0);-1;IF(([.D107]&gt;1);1;0))" office:value-type="float" office:value="0">
            <text:p>0</text:p>
          </table:table-cell>
          <table:table-cell table:formula="of:=IF(([.D107]=-2);1;IF(([.D107]=0);1;IF(([.D107]=3);1;0)))" office:value-type="float" office:value="1">
            <text:p>1</text:p>
          </table:table-cell>
          <table:covered-table-cell table:number-columns-repeated="2"/>
          <table:table-cell table:formula="of:=STDEVP([.H107];[.J107];[.L107])" office:value-type="float" office:value="0.471404520791032">
            <text:p>0.4714045208</text:p>
          </table:table-cell>
          <table:table-cell table:formula="of:=SUM([.I107];[.K107];[.M107])" office:value-type="float" office:value="3">
            <text:p>3</text:p>
          </table:table-cell>
          <table:table-cell table:formula="of:=AVERAGE([.H107];[.J107];[.L107])" office:value-type="float" office:value="0.666666666666667">
            <text:p>0.6666666667</text:p>
          </table:table-cell>
        </table:table-row>
        <table:table-row table:style-name="ro1">
          <table:table-cell table:style-name="ce3" office:value-type="string">
            <text:p>328574167962243072</text:p>
          </table:table-cell>
          <table:table-cell table:number-columns-repeated="3" table:style-name="ce9" office:value-type="float" office:value="3">
            <text:p>3</text:p>
          </table:table-cell>
          <table:covered-table-cell table:style-name="ce14"/>
          <table:table-cell table:number-columns-repeated="2"/>
          <table:table-cell table:formula="of:=IF(([.B108]&lt;0);-1;IF(([.B108]&gt;1);1;0))" office:value-type="float" office:value="1">
            <text:p>1</text:p>
          </table:table-cell>
          <table:table-cell table:formula="of:=IF(([.B108]=-2);1;IF(([.B108]=0);1;IF(([.B108]=3);1;0)))" office:value-type="float" office:value="1">
            <text:p>1</text:p>
          </table:table-cell>
          <table:table-cell table:formula="of:=IF(([.C108]&lt;0);-1;IF(([.C108]&gt;1);1;0))" office:value-type="float" office:value="1">
            <text:p>1</text:p>
          </table:table-cell>
          <table:table-cell table:formula="of:=IF(([.C108]=-2);1;IF(([.C108]=0);1;IF(([.C108]=3);1;0)))" office:value-type="float" office:value="1">
            <text:p>1</text:p>
          </table:table-cell>
          <table:table-cell table:formula="of:=IF(([.D108]&lt;0);-1;IF(([.D108]&gt;1);1;0))" office:value-type="float" office:value="1">
            <text:p>1</text:p>
          </table:table-cell>
          <table:table-cell table:formula="of:=IF(([.D108]=-2);1;IF(([.D108]=0);1;IF(([.D108]=3);1;0)))" office:value-type="float" office:value="1">
            <text:p>1</text:p>
          </table:table-cell>
          <table:covered-table-cell table:number-columns-repeated="2"/>
          <table:table-cell table:formula="of:=STDEVP([.H108];[.J108];[.L108])" office:value-type="float" office:value="0">
            <text:p>0</text:p>
          </table:table-cell>
          <table:table-cell table:formula="of:=SUM([.I108];[.K108];[.M108])" office:value-type="float" office:value="3">
            <text:p>3</text:p>
          </table:table-cell>
          <table:table-cell table:formula="of:=AVERAGE([.H108];[.J108];[.L108])" office:value-type="float" office:value="1">
            <text:p>1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7" office:value-type="string">
            <text:p>Total:</text:p>
          </table:table-cell>
          <table:table-cell table:style-name="ce17" table:formula="of:=SUM([.H9:.H108])" office:value-type="float" office:value="36">
            <text:p>36</text:p>
          </table:table-cell>
          <table:table-cell table:style-name="ce17" table:formula="of:=SUM([.I9:.I108])" office:value-type="float" office:value="44">
            <text:p>44</text:p>
          </table:table-cell>
          <table:table-cell table:style-name="ce17" table:formula="of:=SUM([.J9:.J108])" office:value-type="float" office:value="40">
            <text:p>40</text:p>
          </table:table-cell>
          <table:table-cell table:style-name="ce17" table:formula="of:=SUM([.K9:.K108])" office:value-type="float" office:value="86">
            <text:p>86</text:p>
          </table:table-cell>
          <table:table-cell table:style-name="ce17" table:formula="of:=SUM([.L9:.L108])" office:value-type="float" office:value="34">
            <text:p>34</text:p>
          </table:table-cell>
          <table:table-cell table:style-name="ce17" table:formula="of:=SUM([.M9:.M108])" office:value-type="float" office:value="90">
            <text:p>90</text:p>
          </table:table-cell>
          <table:table-cell table:style-name="ce17" table:formula="of:=SUM([.N9:.N108])" office:value-type="float" office:value="0">
            <text:p>0</text:p>
          </table:table-cell>
          <table:table-cell table:style-name="ce17" table:formula="of:=SUM([.O9:.O108])" office:value-type="float" office:value="0">
            <text:p>0</text:p>
          </table:table-cell>
          <table:table-cell table:style-name="ce17" table:formula="of:=SUM([.P9:.P108])" office:value-type="float" office:value="23.6626931783796">
            <text:p>23.6626931784</text:p>
          </table:table-cell>
          <table:table-cell table:style-name="ce17" table:formula="of:=SUM([.Q9:.Q108])" office:value-type="float" office:value="220">
            <text:p>220</text:p>
          </table:table-cell>
          <table:table-cell table:style-name="ce17" table:formula="of:=SUM([.R9:.R108])" office:value-type="float" office:value="36.6666666666667">
            <text:p>36.6666666667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7" office:value-type="string">
            <text:p>Average:</text:p>
          </table:table-cell>
          <table:table-cell table:style-name="ce17" table:formula="of:=AVERAGE([.H9:.H108])" office:value-type="float" office:value="0.36">
            <text:p>0.36</text:p>
          </table:table-cell>
          <table:table-cell table:style-name="ce17" table:formula="of:=AVERAGE([.I9:.I108])" office:value-type="float" office:value="0.44">
            <text:p>0.44</text:p>
          </table:table-cell>
          <table:table-cell table:style-name="ce17" table:formula="of:=AVERAGE([.J9:.J108])" office:value-type="float" office:value="0.4">
            <text:p>0.4</text:p>
          </table:table-cell>
          <table:table-cell table:style-name="ce17" table:formula="of:=AVERAGE([.K9:.K108])" office:value-type="float" office:value="0.86">
            <text:p>0.86</text:p>
          </table:table-cell>
          <table:table-cell table:style-name="ce17" table:formula="of:=AVERAGE([.L9:.L108])" office:value-type="float" office:value="0.34">
            <text:p>0.34</text:p>
          </table:table-cell>
          <table:table-cell table:style-name="ce17" table:formula="of:=AVERAGE([.M9:.M108])" office:value-type="float" office:value="0.9">
            <text:p>0.9</text:p>
          </table:table-cell>
          <table:table-cell table:style-name="ce17" table:formula="of:=AVERAGE([.N9:.N108])" office:value-type="float" office:value="0">
            <text:p>#DIV/0!</text:p>
          </table:table-cell>
          <table:table-cell table:style-name="ce17" table:formula="of:=AVERAGE([.O9:.O108])" office:value-type="float" office:value="0">
            <text:p>#DIV/0!</text:p>
          </table:table-cell>
          <table:table-cell table:style-name="ce17" table:formula="of:=AVERAGE([.P9:.P108])" office:value-type="float" office:value="0.236626931783796">
            <text:p>0.2366269318</text:p>
          </table:table-cell>
          <table:table-cell table:style-name="ce17" table:formula="of:=AVERAGE([.Q9:.Q108])" office:value-type="float" office:value="2.2">
            <text:p>2.2</text:p>
          </table:table-cell>
          <table:table-cell table:style-name="ce17" table:formula="of:=AVERAGE([.R9:.R108])" office:value-type="float" office:value="0.366666666666667">
            <text:p>0.3666666667</text:p>
          </table:table-cell>
        </table:table-row>
        <table:table-row table:style-name="ro1" table:number-rows-repeated="2">
          <table:table-cell table:style-name="ce4"/>
          <table:table-cell table:number-columns-repeated="17"/>
        </table:table-row>
        <table:table-row table:style-name="ro1">
          <table:table-cell table:style-name="ce4"/>
          <table:table-cell table:number-columns-repeated="6"/>
          <table:table-cell table:style-name="ce19" office:value-type="string" table:number-columns-spanned="2" table:number-rows-spanned="1">
            <text:p>kristoffer</text:p>
          </table:table-cell>
          <table:covered-table-cell table:style-name="ce20"/>
          <table:table-cell table:style-name="ce19" office:value-type="string" table:number-columns-spanned="2" table:number-rows-spanned="1">
            <text:p>ludwig</text:p>
          </table:table-cell>
          <table:covered-table-cell table:style-name="ce20"/>
          <table:table-cell table:style-name="ce19" office:value-type="string" table:number-columns-spanned="2" table:number-rows-spanned="1">
            <text:p>romain</text:p>
          </table:table-cell>
          <table:covered-table-cell table:style-name="ce20"/>
          <table:table-cell table:style-name="ce19" office:value-type="string" table:number-columns-spanned="2" table:number-rows-spanned="1">
            <text:p>thibaut</text:p>
          </table:table-cell>
          <table:covered-table-cell table:style-name="ce20"/>
          <table:table-cell table:style-name="ce19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2">
          <table:table-cell table:style-name="ce5" office:value-type="string">
            <text:p>costco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5" table:number-columns-repeated="2"/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Standard deviation</text:p>
          </table:table-cell>
          <table:table-cell table:style-name="ce20" office:value-type="string">
            <text:p>Confidence sum</text:p>
          </table:table-cell>
          <table:table-cell table:style-name="ce20" office:value-type="string">
            <text:p>Average polarity</text:p>
          </table:table-cell>
        </table:table-row>
        <table:table-row table:style-name="ro1">
          <table:table-cell table:style-name="ce2" office:value-type="string">
            <text:p>328574770285256706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string" table:number-columns-spanned="1" table:number-rows-spanned="100">
            <text:p>N/A</text:p>
          </table:table-cell>
          <table:table-cell table:number-columns-repeated="2"/>
          <table:table-cell table:formula="of:=IF(([.B115]&lt;0);-1;IF(([.B115]&gt;1);1;0))" office:value-type="float" office:value="0">
            <text:p>0</text:p>
          </table:table-cell>
          <table:table-cell table:formula="of:=IF(([.B115]=-2);1;IF(([.B115]=0);1;IF(([.B115]=3);1;0)))" office:value-type="float" office:value="0">
            <text:p>0</text:p>
          </table:table-cell>
          <table:table-cell table:formula="of:=IF(([.C115]&lt;0);-1;IF(([.C115]&gt;1);1;0))" office:value-type="float" office:value="-1">
            <text:p>-1</text:p>
          </table:table-cell>
          <table:table-cell table:formula="of:=IF(([.C115]=-2);1;IF(([.C115]=0);1;IF(([.C115]=3);1;0)))" office:value-type="float" office:value="0">
            <text:p>0</text:p>
          </table:table-cell>
          <table:table-cell table:formula="of:=IF(([.D115]&lt;0);-1;IF(([.D115]&gt;1);1;0))" office:value-type="float" office:value="-1">
            <text:p>-1</text:p>
          </table:table-cell>
          <table:table-cell table:formula="of:=IF(([.D115]=-2);1;IF(([.D115]=0);1;IF(([.D115]=3);1;0)))" office:value-type="float" office:value="0">
            <text:p>0</text:p>
          </table:table-cell>
          <table:table-cell table:style-name="ce24" office:value-type="string" table:number-columns-spanned="2" table:number-rows-spanned="100">
            <text:p>N/A</text:p>
          </table:table-cell>
          <table:covered-table-cell/>
          <table:table-cell table:formula="of:=STDEVP([.H115];[.J115];[.L115])" office:value-type="float" office:value="0.471404520791032">
            <text:p>0.4714045208</text:p>
          </table:table-cell>
          <table:table-cell table:formula="of:=SUM([.I115];[.K115];[.M115])" office:value-type="float" office:value="0">
            <text:p>0</text:p>
          </table:table-cell>
          <table:table-cell table:formula="of:=AVERAGE([.H115];[.J115];[.L115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476250062028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16]&lt;0);-1;IF(([.B116]&gt;1);1;0))" office:value-type="float" office:value="1">
            <text:p>1</text:p>
          </table:table-cell>
          <table:table-cell table:formula="of:=IF(([.B116]=-2);1;IF(([.B116]=0);1;IF(([.B116]=3);1;0)))" office:value-type="float" office:value="1">
            <text:p>1</text:p>
          </table:table-cell>
          <table:table-cell table:formula="of:=IF(([.C116]&lt;0);-1;IF(([.C116]&gt;1);1;0))" office:value-type="float" office:value="1">
            <text:p>1</text:p>
          </table:table-cell>
          <table:table-cell table:formula="of:=IF(([.C116]=-2);1;IF(([.C116]=0);1;IF(([.C116]=3);1;0)))" office:value-type="float" office:value="1">
            <text:p>1</text:p>
          </table:table-cell>
          <table:table-cell table:formula="of:=IF(([.D116]&lt;0);-1;IF(([.D116]&gt;1);1;0))" office:value-type="float" office:value="1">
            <text:p>1</text:p>
          </table:table-cell>
          <table:table-cell table:formula="of:=IF(([.D116]=-2);1;IF(([.D116]=0);1;IF(([.D116]=3);1;0)))" office:value-type="float" office:value="1">
            <text:p>1</text:p>
          </table:table-cell>
          <table:covered-table-cell table:number-columns-repeated="2"/>
          <table:table-cell table:formula="of:=STDEVP([.H116];[.J116];[.L116])" office:value-type="float" office:value="0">
            <text:p>0</text:p>
          </table:table-cell>
          <table:table-cell table:formula="of:=SUM([.I116];[.K116];[.M116])" office:value-type="float" office:value="3">
            <text:p>3</text:p>
          </table:table-cell>
          <table:table-cell table:formula="of:=AVERAGE([.H116];[.J116];[.L11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700789833728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17]&lt;0);-1;IF(([.B117]&gt;1);1;0))" office:value-type="float" office:value="-1">
            <text:p>-1</text:p>
          </table:table-cell>
          <table:table-cell table:formula="of:=IF(([.B117]=-2);1;IF(([.B117]=0);1;IF(([.B117]=3);1;0)))" office:value-type="float" office:value="0">
            <text:p>0</text:p>
          </table:table-cell>
          <table:table-cell table:formula="of:=IF(([.C117]&lt;0);-1;IF(([.C117]&gt;1);1;0))" office:value-type="float" office:value="-1">
            <text:p>-1</text:p>
          </table:table-cell>
          <table:table-cell table:formula="of:=IF(([.C117]=-2);1;IF(([.C117]=0);1;IF(([.C117]=3);1;0)))" office:value-type="float" office:value="1">
            <text:p>1</text:p>
          </table:table-cell>
          <table:table-cell table:formula="of:=IF(([.D117]&lt;0);-1;IF(([.D117]&gt;1);1;0))" office:value-type="float" office:value="-1">
            <text:p>-1</text:p>
          </table:table-cell>
          <table:table-cell table:formula="of:=IF(([.D117]=-2);1;IF(([.D117]=0);1;IF(([.D117]=3);1;0)))" office:value-type="float" office:value="1">
            <text:p>1</text:p>
          </table:table-cell>
          <table:covered-table-cell table:number-columns-repeated="2"/>
          <table:table-cell table:formula="of:=STDEVP([.H117];[.J117];[.L117])" office:value-type="float" office:value="0">
            <text:p>0</text:p>
          </table:table-cell>
          <table:table-cell table:formula="of:=SUM([.I117];[.K117];[.M117])" office:value-type="float" office:value="2">
            <text:p>2</text:p>
          </table:table-cell>
          <table:table-cell table:formula="of:=AVERAGE([.H117];[.J117];[.L117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4694372552706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18]&lt;0);-1;IF(([.B118]&gt;1);1;0))" office:value-type="float" office:value="1">
            <text:p>1</text:p>
          </table:table-cell>
          <table:table-cell table:formula="of:=IF(([.B118]=-2);1;IF(([.B118]=0);1;IF(([.B118]=3);1;0)))" office:value-type="float" office:value="1">
            <text:p>1</text:p>
          </table:table-cell>
          <table:table-cell table:formula="of:=IF(([.C118]&lt;0);-1;IF(([.C118]&gt;1);1;0))" office:value-type="float" office:value="1">
            <text:p>1</text:p>
          </table:table-cell>
          <table:table-cell table:formula="of:=IF(([.C118]=-2);1;IF(([.C118]=0);1;IF(([.C118]=3);1;0)))" office:value-type="float" office:value="1">
            <text:p>1</text:p>
          </table:table-cell>
          <table:table-cell table:formula="of:=IF(([.D118]&lt;0);-1;IF(([.D118]&gt;1);1;0))" office:value-type="float" office:value="1">
            <text:p>1</text:p>
          </table:table-cell>
          <table:table-cell table:formula="of:=IF(([.D118]=-2);1;IF(([.D118]=0);1;IF(([.D118]=3);1;0)))" office:value-type="float" office:value="1">
            <text:p>1</text:p>
          </table:table-cell>
          <table:covered-table-cell table:number-columns-repeated="2"/>
          <table:table-cell table:formula="of:=STDEVP([.H118];[.J118];[.L118])" office:value-type="float" office:value="0">
            <text:p>0</text:p>
          </table:table-cell>
          <table:table-cell table:formula="of:=SUM([.I118];[.K118];[.M118])" office:value-type="float" office:value="3">
            <text:p>3</text:p>
          </table:table-cell>
          <table:table-cell table:formula="of:=AVERAGE([.H118];[.J118];[.L11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690727698433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19]&lt;0);-1;IF(([.B119]&gt;1);1;0))" office:value-type="float" office:value="1">
            <text:p>1</text:p>
          </table:table-cell>
          <table:table-cell table:formula="of:=IF(([.B119]=-2);1;IF(([.B119]=0);1;IF(([.B119]=3);1;0)))" office:value-type="float" office:value="1">
            <text:p>1</text:p>
          </table:table-cell>
          <table:table-cell table:formula="of:=IF(([.C119]&lt;0);-1;IF(([.C119]&gt;1);1;0))" office:value-type="float" office:value="1">
            <text:p>1</text:p>
          </table:table-cell>
          <table:table-cell table:formula="of:=IF(([.C119]=-2);1;IF(([.C119]=0);1;IF(([.C119]=3);1;0)))" office:value-type="float" office:value="1">
            <text:p>1</text:p>
          </table:table-cell>
          <table:table-cell table:formula="of:=IF(([.D119]&lt;0);-1;IF(([.D119]&gt;1);1;0))" office:value-type="float" office:value="1">
            <text:p>1</text:p>
          </table:table-cell>
          <table:table-cell table:formula="of:=IF(([.D119]=-2);1;IF(([.D119]=0);1;IF(([.D119]=3);1;0)))" office:value-type="float" office:value="1">
            <text:p>1</text:p>
          </table:table-cell>
          <table:covered-table-cell table:number-columns-repeated="2"/>
          <table:table-cell table:formula="of:=STDEVP([.H119];[.J119];[.L119])" office:value-type="float" office:value="0">
            <text:p>0</text:p>
          </table:table-cell>
          <table:table-cell table:formula="of:=SUM([.I119];[.K119];[.M119])" office:value-type="float" office:value="3">
            <text:p>3</text:p>
          </table:table-cell>
          <table:table-cell table:formula="of:=AVERAGE([.H119];[.J119];[.L11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68020000358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20]&lt;0);-1;IF(([.B120]&gt;1);1;0))" office:value-type="float" office:value="1">
            <text:p>1</text:p>
          </table:table-cell>
          <table:table-cell table:formula="of:=IF(([.B120]=-2);1;IF(([.B120]=0);1;IF(([.B120]=3);1;0)))" office:value-type="float" office:value="1">
            <text:p>1</text:p>
          </table:table-cell>
          <table:table-cell table:formula="of:=IF(([.C120]&lt;0);-1;IF(([.C120]&gt;1);1;0))" office:value-type="float" office:value="1">
            <text:p>1</text:p>
          </table:table-cell>
          <table:table-cell table:formula="of:=IF(([.C120]=-2);1;IF(([.C120]=0);1;IF(([.C120]=3);1;0)))" office:value-type="float" office:value="1">
            <text:p>1</text:p>
          </table:table-cell>
          <table:table-cell table:formula="of:=IF(([.D120]&lt;0);-1;IF(([.D120]&gt;1);1;0))" office:value-type="float" office:value="0">
            <text:p>0</text:p>
          </table:table-cell>
          <table:table-cell table:formula="of:=IF(([.D120]=-2);1;IF(([.D120]=0);1;IF(([.D120]=3);1;0)))" office:value-type="float" office:value="1">
            <text:p>1</text:p>
          </table:table-cell>
          <table:covered-table-cell table:number-columns-repeated="2"/>
          <table:table-cell table:formula="of:=STDEVP([.H120];[.J120];[.L120])" office:value-type="float" office:value="0.471404520791032">
            <text:p>0.4714045208</text:p>
          </table:table-cell>
          <table:table-cell table:formula="of:=SUM([.I120];[.K120];[.M120])" office:value-type="float" office:value="3">
            <text:p>3</text:p>
          </table:table-cell>
          <table:table-cell table:formula="of:=AVERAGE([.H120];[.J120];[.L120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467072927744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21]&lt;0);-1;IF(([.B121]&gt;1);1;0))" office:value-type="float" office:value="-1">
            <text:p>-1</text:p>
          </table:table-cell>
          <table:table-cell table:formula="of:=IF(([.B121]=-2);1;IF(([.B121]=0);1;IF(([.B121]=3);1;0)))" office:value-type="float" office:value="0">
            <text:p>0</text:p>
          </table:table-cell>
          <table:table-cell table:formula="of:=IF(([.C121]&lt;0);-1;IF(([.C121]&gt;1);1;0))" office:value-type="float" office:value="-1">
            <text:p>-1</text:p>
          </table:table-cell>
          <table:table-cell table:formula="of:=IF(([.C121]=-2);1;IF(([.C121]=0);1;IF(([.C121]=3);1;0)))" office:value-type="float" office:value="1">
            <text:p>1</text:p>
          </table:table-cell>
          <table:table-cell table:formula="of:=IF(([.D121]&lt;0);-1;IF(([.D121]&gt;1);1;0))" office:value-type="float" office:value="-1">
            <text:p>-1</text:p>
          </table:table-cell>
          <table:table-cell table:formula="of:=IF(([.D121]=-2);1;IF(([.D121]=0);1;IF(([.D121]=3);1;0)))" office:value-type="float" office:value="0">
            <text:p>0</text:p>
          </table:table-cell>
          <table:covered-table-cell table:number-columns-repeated="2"/>
          <table:table-cell table:formula="of:=STDEVP([.H121];[.J121];[.L121])" office:value-type="float" office:value="0">
            <text:p>0</text:p>
          </table:table-cell>
          <table:table-cell table:formula="of:=SUM([.I121];[.K121];[.M121])" office:value-type="float" office:value="1">
            <text:p>1</text:p>
          </table:table-cell>
          <table:table-cell table:formula="of:=AVERAGE([.H121];[.J121];[.L121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4647639617537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22]&lt;0);-1;IF(([.B122]&gt;1);1;0))" office:value-type="float" office:value="1">
            <text:p>1</text:p>
          </table:table-cell>
          <table:table-cell table:formula="of:=IF(([.B122]=-2);1;IF(([.B122]=0);1;IF(([.B122]=3);1;0)))" office:value-type="float" office:value="1">
            <text:p>1</text:p>
          </table:table-cell>
          <table:table-cell table:formula="of:=IF(([.C122]&lt;0);-1;IF(([.C122]&gt;1);1;0))" office:value-type="float" office:value="1">
            <text:p>1</text:p>
          </table:table-cell>
          <table:table-cell table:formula="of:=IF(([.C122]=-2);1;IF(([.C122]=0);1;IF(([.C122]=3);1;0)))" office:value-type="float" office:value="1">
            <text:p>1</text:p>
          </table:table-cell>
          <table:table-cell table:formula="of:=IF(([.D122]&lt;0);-1;IF(([.D122]&gt;1);1;0))" office:value-type="float" office:value="1">
            <text:p>1</text:p>
          </table:table-cell>
          <table:table-cell table:formula="of:=IF(([.D122]=-2);1;IF(([.D122]=0);1;IF(([.D122]=3);1;0)))" office:value-type="float" office:value="1">
            <text:p>1</text:p>
          </table:table-cell>
          <table:covered-table-cell table:number-columns-repeated="2"/>
          <table:table-cell table:formula="of:=STDEVP([.H122];[.J122];[.L122])" office:value-type="float" office:value="0">
            <text:p>0</text:p>
          </table:table-cell>
          <table:table-cell table:formula="of:=SUM([.I122];[.K122];[.M122])" office:value-type="float" office:value="3">
            <text:p>3</text:p>
          </table:table-cell>
          <table:table-cell table:formula="of:=AVERAGE([.H122];[.J122];[.L12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6222137548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123]&lt;0);-1;IF(([.B123]&gt;1);1;0))" office:value-type="float" office:value="1">
            <text:p>1</text:p>
          </table:table-cell>
          <table:table-cell table:formula="of:=IF(([.B123]=-2);1;IF(([.B123]=0);1;IF(([.B123]=3);1;0)))" office:value-type="float" office:value="0">
            <text:p>0</text:p>
          </table:table-cell>
          <table:table-cell table:formula="of:=IF(([.C123]&lt;0);-1;IF(([.C123]&gt;1);1;0))" office:value-type="float" office:value="0">
            <text:p>0</text:p>
          </table:table-cell>
          <table:table-cell table:formula="of:=IF(([.C123]=-2);1;IF(([.C123]=0);1;IF(([.C123]=3);1;0)))" office:value-type="float" office:value="1">
            <text:p>1</text:p>
          </table:table-cell>
          <table:table-cell table:formula="of:=IF(([.D123]&lt;0);-1;IF(([.D123]&gt;1);1;0))" office:value-type="float" office:value="0">
            <text:p>0</text:p>
          </table:table-cell>
          <table:table-cell table:formula="of:=IF(([.D123]=-2);1;IF(([.D123]=0);1;IF(([.D123]=3);1;0)))" office:value-type="float" office:value="0">
            <text:p>0</text:p>
          </table:table-cell>
          <table:covered-table-cell table:number-columns-repeated="2"/>
          <table:table-cell table:formula="of:=STDEVP([.H123];[.J123];[.L123])" office:value-type="float" office:value="0.471404520791032">
            <text:p>0.4714045208</text:p>
          </table:table-cell>
          <table:table-cell table:formula="of:=SUM([.I123];[.K123];[.M123])" office:value-type="float" office:value="1">
            <text:p>1</text:p>
          </table:table-cell>
          <table:table-cell table:formula="of:=AVERAGE([.H123];[.J123];[.L123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608271867904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24]&lt;0);-1;IF(([.B124]&gt;1);1;0))" office:value-type="float" office:value="1">
            <text:p>1</text:p>
          </table:table-cell>
          <table:table-cell table:formula="of:=IF(([.B124]=-2);1;IF(([.B124]=0);1;IF(([.B124]=3);1;0)))" office:value-type="float" office:value="1">
            <text:p>1</text:p>
          </table:table-cell>
          <table:table-cell table:formula="of:=IF(([.C124]&lt;0);-1;IF(([.C124]&gt;1);1;0))" office:value-type="float" office:value="1">
            <text:p>1</text:p>
          </table:table-cell>
          <table:table-cell table:formula="of:=IF(([.C124]=-2);1;IF(([.C124]=0);1;IF(([.C124]=3);1;0)))" office:value-type="float" office:value="1">
            <text:p>1</text:p>
          </table:table-cell>
          <table:table-cell table:formula="of:=IF(([.D124]&lt;0);-1;IF(([.D124]&gt;1);1;0))" office:value-type="float" office:value="1">
            <text:p>1</text:p>
          </table:table-cell>
          <table:table-cell table:formula="of:=IF(([.D124]=-2);1;IF(([.D124]=0);1;IF(([.D124]=3);1;0)))" office:value-type="float" office:value="1">
            <text:p>1</text:p>
          </table:table-cell>
          <table:covered-table-cell table:number-columns-repeated="2"/>
          <table:table-cell table:formula="of:=STDEVP([.H124];[.J124];[.L124])" office:value-type="float" office:value="0">
            <text:p>0</text:p>
          </table:table-cell>
          <table:table-cell table:formula="of:=SUM([.I124];[.K124];[.M124])" office:value-type="float" office:value="3">
            <text:p>3</text:p>
          </table:table-cell>
          <table:table-cell table:formula="of:=AVERAGE([.H124];[.J124];[.L12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5832864276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25]&lt;0);-1;IF(([.B125]&gt;1);1;0))" office:value-type="float" office:value="0">
            <text:p>0</text:p>
          </table:table-cell>
          <table:table-cell table:formula="of:=IF(([.B125]=-2);1;IF(([.B125]=0);1;IF(([.B125]=3);1;0)))" office:value-type="float" office:value="0">
            <text:p>0</text:p>
          </table:table-cell>
          <table:table-cell table:formula="of:=IF(([.C125]&lt;0);-1;IF(([.C125]&gt;1);1;0))" office:value-type="float" office:value="1">
            <text:p>1</text:p>
          </table:table-cell>
          <table:table-cell table:formula="of:=IF(([.C125]=-2);1;IF(([.C125]=0);1;IF(([.C125]=3);1;0)))" office:value-type="float" office:value="1">
            <text:p>1</text:p>
          </table:table-cell>
          <table:table-cell table:formula="of:=IF(([.D125]&lt;0);-1;IF(([.D125]&gt;1);1;0))" office:value-type="float" office:value="0">
            <text:p>0</text:p>
          </table:table-cell>
          <table:table-cell table:formula="of:=IF(([.D125]=-2);1;IF(([.D125]=0);1;IF(([.D125]=3);1;0)))" office:value-type="float" office:value="1">
            <text:p>1</text:p>
          </table:table-cell>
          <table:covered-table-cell table:number-columns-repeated="2"/>
          <table:table-cell table:formula="of:=STDEVP([.H125];[.J125];[.L125])" office:value-type="float" office:value="0.471404520791032">
            <text:p>0.4714045208</text:p>
          </table:table-cell>
          <table:table-cell table:formula="of:=SUM([.I125];[.K125];[.M125])" office:value-type="float" office:value="2">
            <text:p>2</text:p>
          </table:table-cell>
          <table:table-cell table:formula="of:=AVERAGE([.H125];[.J125];[.L125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569222897664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26]&lt;0);-1;IF(([.B126]&gt;1);1;0))" office:value-type="float" office:value="1">
            <text:p>1</text:p>
          </table:table-cell>
          <table:table-cell table:formula="of:=IF(([.B126]=-2);1;IF(([.B126]=0);1;IF(([.B126]=3);1;0)))" office:value-type="float" office:value="1">
            <text:p>1</text:p>
          </table:table-cell>
          <table:table-cell table:formula="of:=IF(([.C126]&lt;0);-1;IF(([.C126]&gt;1);1;0))" office:value-type="float" office:value="1">
            <text:p>1</text:p>
          </table:table-cell>
          <table:table-cell table:formula="of:=IF(([.C126]=-2);1;IF(([.C126]=0);1;IF(([.C126]=3);1;0)))" office:value-type="float" office:value="1">
            <text:p>1</text:p>
          </table:table-cell>
          <table:table-cell table:formula="of:=IF(([.D126]&lt;0);-1;IF(([.D126]&gt;1);1;0))" office:value-type="float" office:value="1">
            <text:p>1</text:p>
          </table:table-cell>
          <table:table-cell table:formula="of:=IF(([.D126]=-2);1;IF(([.D126]=0);1;IF(([.D126]=3);1;0)))" office:value-type="float" office:value="1">
            <text:p>1</text:p>
          </table:table-cell>
          <table:covered-table-cell table:number-columns-repeated="2"/>
          <table:table-cell table:formula="of:=STDEVP([.H126];[.J126];[.L126])" office:value-type="float" office:value="0">
            <text:p>0</text:p>
          </table:table-cell>
          <table:table-cell table:formula="of:=SUM([.I126];[.K126];[.M126])" office:value-type="float" office:value="3">
            <text:p>3</text:p>
          </table:table-cell>
          <table:table-cell table:formula="of:=AVERAGE([.H126];[.J126];[.L12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558141558784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27]&lt;0);-1;IF(([.B127]&gt;1);1;0))" office:value-type="float" office:value="-1">
            <text:p>-1</text:p>
          </table:table-cell>
          <table:table-cell table:formula="of:=IF(([.B127]=-2);1;IF(([.B127]=0);1;IF(([.B127]=3);1;0)))" office:value-type="float" office:value="0">
            <text:p>0</text:p>
          </table:table-cell>
          <table:table-cell table:formula="of:=IF(([.C127]&lt;0);-1;IF(([.C127]&gt;1);1;0))" office:value-type="float" office:value="-1">
            <text:p>-1</text:p>
          </table:table-cell>
          <table:table-cell table:formula="of:=IF(([.C127]=-2);1;IF(([.C127]=0);1;IF(([.C127]=3);1;0)))" office:value-type="float" office:value="1">
            <text:p>1</text:p>
          </table:table-cell>
          <table:table-cell table:formula="of:=IF(([.D127]&lt;0);-1;IF(([.D127]&gt;1);1;0))" office:value-type="float" office:value="-1">
            <text:p>-1</text:p>
          </table:table-cell>
          <table:table-cell table:formula="of:=IF(([.D127]=-2);1;IF(([.D127]=0);1;IF(([.D127]=3);1;0)))" office:value-type="float" office:value="1">
            <text:p>1</text:p>
          </table:table-cell>
          <table:covered-table-cell table:number-columns-repeated="2"/>
          <table:table-cell table:formula="of:=STDEVP([.H127];[.J127];[.L127])" office:value-type="float" office:value="0">
            <text:p>0</text:p>
          </table:table-cell>
          <table:table-cell table:formula="of:=SUM([.I127];[.K127];[.M127])" office:value-type="float" office:value="2">
            <text:p>2</text:p>
          </table:table-cell>
          <table:table-cell table:formula="of:=AVERAGE([.H127];[.J127];[.L127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45231317032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28]&lt;0);-1;IF(([.B128]&gt;1);1;0))" office:value-type="float" office:value="0">
            <text:p>0</text:p>
          </table:table-cell>
          <table:table-cell table:formula="of:=IF(([.B128]=-2);1;IF(([.B128]=0);1;IF(([.B128]=3);1;0)))" office:value-type="float" office:value="0">
            <text:p>0</text:p>
          </table:table-cell>
          <table:table-cell table:formula="of:=IF(([.C128]&lt;0);-1;IF(([.C128]&gt;1);1;0))" office:value-type="float" office:value="1">
            <text:p>1</text:p>
          </table:table-cell>
          <table:table-cell table:formula="of:=IF(([.C128]=-2);1;IF(([.C128]=0);1;IF(([.C128]=3);1;0)))" office:value-type="float" office:value="1">
            <text:p>1</text:p>
          </table:table-cell>
          <table:table-cell table:formula="of:=IF(([.D128]&lt;0);-1;IF(([.D128]&gt;1);1;0))" office:value-type="float" office:value="-1">
            <text:p>-1</text:p>
          </table:table-cell>
          <table:table-cell table:formula="of:=IF(([.D128]=-2);1;IF(([.D128]=0);1;IF(([.D128]=3);1;0)))" office:value-type="float" office:value="1">
            <text:p>1</text:p>
          </table:table-cell>
          <table:covered-table-cell table:number-columns-repeated="2"/>
          <table:table-cell table:formula="of:=STDEVP([.H128];[.J128];[.L128])" office:value-type="float" office:value="0.816496580927726">
            <text:p>0.8164965809</text:p>
          </table:table-cell>
          <table:table-cell table:formula="of:=SUM([.I128];[.K128];[.M128])" office:value-type="float" office:value="2">
            <text:p>2</text:p>
          </table:table-cell>
          <table:table-cell table:formula="of:=AVERAGE([.H128];[.J128];[.L12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522133450753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29]&lt;0);-1;IF(([.B129]&gt;1);1;0))" office:value-type="float" office:value="0">
            <text:p>0</text:p>
          </table:table-cell>
          <table:table-cell table:formula="of:=IF(([.B129]=-2);1;IF(([.B129]=0);1;IF(([.B129]=3);1;0)))" office:value-type="float" office:value="1">
            <text:p>1</text:p>
          </table:table-cell>
          <table:table-cell table:formula="of:=IF(([.C129]&lt;0);-1;IF(([.C129]&gt;1);1;0))" office:value-type="float" office:value="0">
            <text:p>0</text:p>
          </table:table-cell>
          <table:table-cell table:formula="of:=IF(([.C129]=-2);1;IF(([.C129]=0);1;IF(([.C129]=3);1;0)))" office:value-type="float" office:value="1">
            <text:p>1</text:p>
          </table:table-cell>
          <table:table-cell table:formula="of:=IF(([.D129]&lt;0);-1;IF(([.D129]&gt;1);1;0))" office:value-type="float" office:value="0">
            <text:p>0</text:p>
          </table:table-cell>
          <table:table-cell table:formula="of:=IF(([.D129]=-2);1;IF(([.D129]=0);1;IF(([.D129]=3);1;0)))" office:value-type="float" office:value="1">
            <text:p>1</text:p>
          </table:table-cell>
          <table:covered-table-cell table:number-columns-repeated="2"/>
          <table:table-cell table:formula="of:=STDEVP([.H129];[.J129];[.L129])" office:value-type="float" office:value="0">
            <text:p>0</text:p>
          </table:table-cell>
          <table:table-cell table:formula="of:=SUM([.I129];[.K129];[.M129])" office:value-type="float" office:value="3">
            <text:p>3</text:p>
          </table:table-cell>
          <table:table-cell table:formula="of:=AVERAGE([.H129];[.J129];[.L129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516328542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0]&lt;0);-1;IF(([.B130]&gt;1);1;0))" office:value-type="float" office:value="0">
            <text:p>0</text:p>
          </table:table-cell>
          <table:table-cell table:formula="of:=IF(([.B130]=-2);1;IF(([.B130]=0);1;IF(([.B130]=3);1;0)))" office:value-type="float" office:value="0">
            <text:p>0</text:p>
          </table:table-cell>
          <table:table-cell table:formula="of:=IF(([.C130]&lt;0);-1;IF(([.C130]&gt;1);1;0))" office:value-type="float" office:value="0">
            <text:p>0</text:p>
          </table:table-cell>
          <table:table-cell table:formula="of:=IF(([.C130]=-2);1;IF(([.C130]=0);1;IF(([.C130]=3);1;0)))" office:value-type="float" office:value="1">
            <text:p>1</text:p>
          </table:table-cell>
          <table:table-cell table:formula="of:=IF(([.D130]&lt;0);-1;IF(([.D130]&gt;1);1;0))" office:value-type="float" office:value="1">
            <text:p>1</text:p>
          </table:table-cell>
          <table:table-cell table:formula="of:=IF(([.D130]=-2);1;IF(([.D130]=0);1;IF(([.D130]=3);1;0)))" office:value-type="float" office:value="1">
            <text:p>1</text:p>
          </table:table-cell>
          <table:covered-table-cell table:number-columns-repeated="2"/>
          <table:table-cell table:formula="of:=STDEVP([.H130];[.J130];[.L130])" office:value-type="float" office:value="0.471404520791032">
            <text:p>0.4714045208</text:p>
          </table:table-cell>
          <table:table-cell table:formula="of:=SUM([.I130];[.K130];[.M130])" office:value-type="float" office:value="2">
            <text:p>2</text:p>
          </table:table-cell>
          <table:table-cell table:formula="of:=AVERAGE([.H130];[.J130];[.L130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515120586752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1]&lt;0);-1;IF(([.B131]&gt;1);1;0))" office:value-type="float" office:value="1">
            <text:p>1</text:p>
          </table:table-cell>
          <table:table-cell table:formula="of:=IF(([.B131]=-2);1;IF(([.B131]=0);1;IF(([.B131]=3);1;0)))" office:value-type="float" office:value="1">
            <text:p>1</text:p>
          </table:table-cell>
          <table:table-cell table:formula="of:=IF(([.C131]&lt;0);-1;IF(([.C131]&gt;1);1;0))" office:value-type="float" office:value="1">
            <text:p>1</text:p>
          </table:table-cell>
          <table:table-cell table:formula="of:=IF(([.C131]=-2);1;IF(([.C131]=0);1;IF(([.C131]=3);1;0)))" office:value-type="float" office:value="1">
            <text:p>1</text:p>
          </table:table-cell>
          <table:table-cell table:formula="of:=IF(([.D131]&lt;0);-1;IF(([.D131]&gt;1);1;0))" office:value-type="float" office:value="1">
            <text:p>1</text:p>
          </table:table-cell>
          <table:table-cell table:formula="of:=IF(([.D131]=-2);1;IF(([.D131]=0);1;IF(([.D131]=3);1;0)))" office:value-type="float" office:value="1">
            <text:p>1</text:p>
          </table:table-cell>
          <table:covered-table-cell table:number-columns-repeated="2"/>
          <table:table-cell table:formula="of:=STDEVP([.H131];[.J131];[.L131])" office:value-type="float" office:value="0">
            <text:p>0</text:p>
          </table:table-cell>
          <table:table-cell table:formula="of:=SUM([.I131];[.K131];[.M131])" office:value-type="float" office:value="3">
            <text:p>3</text:p>
          </table:table-cell>
          <table:table-cell table:formula="of:=AVERAGE([.H131];[.J131];[.L13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402092478466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32]&lt;0);-1;IF(([.B132]&gt;1);1;0))" office:value-type="float" office:value="0">
            <text:p>0</text:p>
          </table:table-cell>
          <table:table-cell table:formula="of:=IF(([.B132]=-2);1;IF(([.B132]=0);1;IF(([.B132]=3);1;0)))" office:value-type="float" office:value="1">
            <text:p>1</text:p>
          </table:table-cell>
          <table:table-cell table:formula="of:=IF(([.C132]&lt;0);-1;IF(([.C132]&gt;1);1;0))" office:value-type="float" office:value="0">
            <text:p>0</text:p>
          </table:table-cell>
          <table:table-cell table:formula="of:=IF(([.C132]=-2);1;IF(([.C132]=0);1;IF(([.C132]=3);1;0)))" office:value-type="float" office:value="1">
            <text:p>1</text:p>
          </table:table-cell>
          <table:table-cell table:formula="of:=IF(([.D132]&lt;0);-1;IF(([.D132]&gt;1);1;0))" office:value-type="float" office:value="0">
            <text:p>0</text:p>
          </table:table-cell>
          <table:table-cell table:formula="of:=IF(([.D132]=-2);1;IF(([.D132]=0);1;IF(([.D132]=3);1;0)))" office:value-type="float" office:value="1">
            <text:p>1</text:p>
          </table:table-cell>
          <table:covered-table-cell table:number-columns-repeated="2"/>
          <table:table-cell table:formula="of:=STDEVP([.H132];[.J132];[.L132])" office:value-type="float" office:value="0">
            <text:p>0</text:p>
          </table:table-cell>
          <table:table-cell table:formula="of:=SUM([.I132];[.K132];[.M132])" office:value-type="float" office:value="3">
            <text:p>3</text:p>
          </table:table-cell>
          <table:table-cell table:formula="of:=AVERAGE([.H132];[.J132];[.L13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371968974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33]&lt;0);-1;IF(([.B133]&gt;1);1;0))" office:value-type="float" office:value="0">
            <text:p>0</text:p>
          </table:table-cell>
          <table:table-cell table:formula="of:=IF(([.B133]=-2);1;IF(([.B133]=0);1;IF(([.B133]=3);1;0)))" office:value-type="float" office:value="1">
            <text:p>1</text:p>
          </table:table-cell>
          <table:table-cell table:formula="of:=IF(([.C133]&lt;0);-1;IF(([.C133]&gt;1);1;0))" office:value-type="float" office:value="1">
            <text:p>1</text:p>
          </table:table-cell>
          <table:table-cell table:formula="of:=IF(([.C133]=-2);1;IF(([.C133]=0);1;IF(([.C133]=3);1;0)))" office:value-type="float" office:value="0">
            <text:p>0</text:p>
          </table:table-cell>
          <table:table-cell table:formula="of:=IF(([.D133]&lt;0);-1;IF(([.D133]&gt;1);1;0))" office:value-type="float" office:value="0">
            <text:p>0</text:p>
          </table:table-cell>
          <table:table-cell table:formula="of:=IF(([.D133]=-2);1;IF(([.D133]=0);1;IF(([.D133]=3);1;0)))" office:value-type="float" office:value="1">
            <text:p>1</text:p>
          </table:table-cell>
          <table:covered-table-cell table:number-columns-repeated="2"/>
          <table:table-cell table:formula="of:=STDEVP([.H133];[.J133];[.L133])" office:value-type="float" office:value="0.471404520791032">
            <text:p>0.4714045208</text:p>
          </table:table-cell>
          <table:table-cell table:formula="of:=SUM([.I133];[.K133];[.M133])" office:value-type="float" office:value="2">
            <text:p>2</text:p>
          </table:table-cell>
          <table:table-cell table:formula="of:=AVERAGE([.H133];[.J133];[.L133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364452798464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34]&lt;0);-1;IF(([.B134]&gt;1);1;0))" office:value-type="float" office:value="0">
            <text:p>0</text:p>
          </table:table-cell>
          <table:table-cell table:formula="of:=IF(([.B134]=-2);1;IF(([.B134]=0);1;IF(([.B134]=3);1;0)))" office:value-type="float" office:value="1">
            <text:p>1</text:p>
          </table:table-cell>
          <table:table-cell table:formula="of:=IF(([.C134]&lt;0);-1;IF(([.C134]&gt;1);1;0))" office:value-type="float" office:value="-1">
            <text:p>-1</text:p>
          </table:table-cell>
          <table:table-cell table:formula="of:=IF(([.C134]=-2);1;IF(([.C134]=0);1;IF(([.C134]=3);1;0)))" office:value-type="float" office:value="0">
            <text:p>0</text:p>
          </table:table-cell>
          <table:table-cell table:formula="of:=IF(([.D134]&lt;0);-1;IF(([.D134]&gt;1);1;0))" office:value-type="float" office:value="-1">
            <text:p>-1</text:p>
          </table:table-cell>
          <table:table-cell table:formula="of:=IF(([.D134]=-2);1;IF(([.D134]=0);1;IF(([.D134]=3);1;0)))" office:value-type="float" office:value="0">
            <text:p>0</text:p>
          </table:table-cell>
          <table:covered-table-cell table:number-columns-repeated="2"/>
          <table:table-cell table:formula="of:=STDEVP([.H134];[.J134];[.L134])" office:value-type="float" office:value="0.471404520791032">
            <text:p>0.4714045208</text:p>
          </table:table-cell>
          <table:table-cell table:formula="of:=SUM([.I134];[.K134];[.M134])" office:value-type="float" office:value="1">
            <text:p>1</text:p>
          </table:table-cell>
          <table:table-cell table:formula="of:=AVERAGE([.H134];[.J134];[.L134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4350963924993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35]&lt;0);-1;IF(([.B135]&gt;1);1;0))" office:value-type="float" office:value="0">
            <text:p>0</text:p>
          </table:table-cell>
          <table:table-cell table:formula="of:=IF(([.B135]=-2);1;IF(([.B135]=0);1;IF(([.B135]=3);1;0)))" office:value-type="float" office:value="1">
            <text:p>1</text:p>
          </table:table-cell>
          <table:table-cell table:formula="of:=IF(([.C135]&lt;0);-1;IF(([.C135]&gt;1);1;0))" office:value-type="float" office:value="0">
            <text:p>0</text:p>
          </table:table-cell>
          <table:table-cell table:formula="of:=IF(([.C135]=-2);1;IF(([.C135]=0);1;IF(([.C135]=3);1;0)))" office:value-type="float" office:value="1">
            <text:p>1</text:p>
          </table:table-cell>
          <table:table-cell table:formula="of:=IF(([.D135]&lt;0);-1;IF(([.D135]&gt;1);1;0))" office:value-type="float" office:value="0">
            <text:p>0</text:p>
          </table:table-cell>
          <table:table-cell table:formula="of:=IF(([.D135]=-2);1;IF(([.D135]=0);1;IF(([.D135]=3);1;0)))" office:value-type="float" office:value="1">
            <text:p>1</text:p>
          </table:table-cell>
          <table:covered-table-cell table:number-columns-repeated="2"/>
          <table:table-cell table:formula="of:=STDEVP([.H135];[.J135];[.L135])" office:value-type="float" office:value="0">
            <text:p>0</text:p>
          </table:table-cell>
          <table:table-cell table:formula="of:=SUM([.I135];[.K135];[.M135])" office:value-type="float" office:value="3">
            <text:p>3</text:p>
          </table:table-cell>
          <table:table-cell table:formula="of:=AVERAGE([.H135];[.J135];[.L135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3068985466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6]&lt;0);-1;IF(([.B136]&gt;1);1;0))" office:value-type="float" office:value="1">
            <text:p>1</text:p>
          </table:table-cell>
          <table:table-cell table:formula="of:=IF(([.B136]=-2);1;IF(([.B136]=0);1;IF(([.B136]=3);1;0)))" office:value-type="float" office:value="0">
            <text:p>0</text:p>
          </table:table-cell>
          <table:table-cell table:formula="of:=IF(([.C136]&lt;0);-1;IF(([.C136]&gt;1);1;0))" office:value-type="float" office:value="1">
            <text:p>1</text:p>
          </table:table-cell>
          <table:table-cell table:formula="of:=IF(([.C136]=-2);1;IF(([.C136]=0);1;IF(([.C136]=3);1;0)))" office:value-type="float" office:value="1">
            <text:p>1</text:p>
          </table:table-cell>
          <table:table-cell table:formula="of:=IF(([.D136]&lt;0);-1;IF(([.D136]&gt;1);1;0))" office:value-type="float" office:value="1">
            <text:p>1</text:p>
          </table:table-cell>
          <table:table-cell table:formula="of:=IF(([.D136]=-2);1;IF(([.D136]=0);1;IF(([.D136]=3);1;0)))" office:value-type="float" office:value="1">
            <text:p>1</text:p>
          </table:table-cell>
          <table:covered-table-cell table:number-columns-repeated="2"/>
          <table:table-cell table:formula="of:=STDEVP([.H136];[.J136];[.L136])" office:value-type="float" office:value="0">
            <text:p>0</text:p>
          </table:table-cell>
          <table:table-cell table:formula="of:=SUM([.I136];[.K136];[.M136])" office:value-type="float" office:value="2">
            <text:p>2</text:p>
          </table:table-cell>
          <table:table-cell table:formula="of:=AVERAGE([.H136];[.J136];[.L13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30582899916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7]&lt;0);-1;IF(([.B137]&gt;1);1;0))" office:value-type="float" office:value="1">
            <text:p>1</text:p>
          </table:table-cell>
          <table:table-cell table:formula="of:=IF(([.B137]=-2);1;IF(([.B137]=0);1;IF(([.B137]=3);1;0)))" office:value-type="float" office:value="1">
            <text:p>1</text:p>
          </table:table-cell>
          <table:table-cell table:formula="of:=IF(([.C137]&lt;0);-1;IF(([.C137]&gt;1);1;0))" office:value-type="float" office:value="1">
            <text:p>1</text:p>
          </table:table-cell>
          <table:table-cell table:formula="of:=IF(([.C137]=-2);1;IF(([.C137]=0);1;IF(([.C137]=3);1;0)))" office:value-type="float" office:value="1">
            <text:p>1</text:p>
          </table:table-cell>
          <table:table-cell table:formula="of:=IF(([.D137]&lt;0);-1;IF(([.D137]&gt;1);1;0))" office:value-type="float" office:value="1">
            <text:p>1</text:p>
          </table:table-cell>
          <table:table-cell table:formula="of:=IF(([.D137]=-2);1;IF(([.D137]=0);1;IF(([.D137]=3);1;0)))" office:value-type="float" office:value="1">
            <text:p>1</text:p>
          </table:table-cell>
          <table:covered-table-cell table:number-columns-repeated="2"/>
          <table:table-cell table:formula="of:=STDEVP([.H137];[.J137];[.L137])" office:value-type="float" office:value="0">
            <text:p>0</text:p>
          </table:table-cell>
          <table:table-cell table:formula="of:=SUM([.I137];[.K137];[.M137])" office:value-type="float" office:value="3">
            <text:p>3</text:p>
          </table:table-cell>
          <table:table-cell table:formula="of:=AVERAGE([.H137];[.J137];[.L13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28598993715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38]&lt;0);-1;IF(([.B138]&gt;1);1;0))" office:value-type="float" office:value="1">
            <text:p>1</text:p>
          </table:table-cell>
          <table:table-cell table:formula="of:=IF(([.B138]=-2);1;IF(([.B138]=0);1;IF(([.B138]=3);1;0)))" office:value-type="float" office:value="1">
            <text:p>1</text:p>
          </table:table-cell>
          <table:table-cell table:formula="of:=IF(([.C138]&lt;0);-1;IF(([.C138]&gt;1);1;0))" office:value-type="float" office:value="0">
            <text:p>0</text:p>
          </table:table-cell>
          <table:table-cell table:formula="of:=IF(([.C138]=-2);1;IF(([.C138]=0);1;IF(([.C138]=3);1;0)))" office:value-type="float" office:value="1">
            <text:p>1</text:p>
          </table:table-cell>
          <table:table-cell table:formula="of:=IF(([.D138]&lt;0);-1;IF(([.D138]&gt;1);1;0))" office:value-type="float" office:value="0">
            <text:p>0</text:p>
          </table:table-cell>
          <table:table-cell table:formula="of:=IF(([.D138]=-2);1;IF(([.D138]=0);1;IF(([.D138]=3);1;0)))" office:value-type="float" office:value="1">
            <text:p>1</text:p>
          </table:table-cell>
          <table:covered-table-cell table:number-columns-repeated="2"/>
          <table:table-cell table:formula="of:=STDEVP([.H138];[.J138];[.L138])" office:value-type="float" office:value="0.471404520791032">
            <text:p>0.4714045208</text:p>
          </table:table-cell>
          <table:table-cell table:formula="of:=SUM([.I138];[.K138];[.M138])" office:value-type="float" office:value="3">
            <text:p>3</text:p>
          </table:table-cell>
          <table:table-cell table:formula="of:=AVERAGE([.H138];[.J138];[.L138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24792246272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9]&lt;0);-1;IF(([.B139]&gt;1);1;0))" office:value-type="float" office:value="1">
            <text:p>1</text:p>
          </table:table-cell>
          <table:table-cell table:formula="of:=IF(([.B139]=-2);1;IF(([.B139]=0);1;IF(([.B139]=3);1;0)))" office:value-type="float" office:value="0">
            <text:p>0</text:p>
          </table:table-cell>
          <table:table-cell table:formula="of:=IF(([.C139]&lt;0);-1;IF(([.C139]&gt;1);1;0))" office:value-type="float" office:value="1">
            <text:p>1</text:p>
          </table:table-cell>
          <table:table-cell table:formula="of:=IF(([.C139]=-2);1;IF(([.C139]=0);1;IF(([.C139]=3);1;0)))" office:value-type="float" office:value="1">
            <text:p>1</text:p>
          </table:table-cell>
          <table:table-cell table:formula="of:=IF(([.D139]&lt;0);-1;IF(([.D139]&gt;1);1;0))" office:value-type="float" office:value="1">
            <text:p>1</text:p>
          </table:table-cell>
          <table:table-cell table:formula="of:=IF(([.D139]=-2);1;IF(([.D139]=0);1;IF(([.D139]=3);1;0)))" office:value-type="float" office:value="1">
            <text:p>1</text:p>
          </table:table-cell>
          <table:covered-table-cell table:number-columns-repeated="2"/>
          <table:table-cell table:formula="of:=STDEVP([.H139];[.J139];[.L139])" office:value-type="float" office:value="0">
            <text:p>0</text:p>
          </table:table-cell>
          <table:table-cell table:formula="of:=SUM([.I139];[.K139];[.M139])" office:value-type="float" office:value="2">
            <text:p>2</text:p>
          </table:table-cell>
          <table:table-cell table:formula="of:=AVERAGE([.H139];[.J139];[.L13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231862464512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0]&lt;0);-1;IF(([.B140]&gt;1);1;0))" office:value-type="float" office:value="0">
            <text:p>0</text:p>
          </table:table-cell>
          <table:table-cell table:formula="of:=IF(([.B140]=-2);1;IF(([.B140]=0);1;IF(([.B140]=3);1;0)))" office:value-type="float" office:value="1">
            <text:p>1</text:p>
          </table:table-cell>
          <table:table-cell table:formula="of:=IF(([.C140]&lt;0);-1;IF(([.C140]&gt;1);1;0))" office:value-type="float" office:value="0">
            <text:p>0</text:p>
          </table:table-cell>
          <table:table-cell table:formula="of:=IF(([.C140]=-2);1;IF(([.C140]=0);1;IF(([.C140]=3);1;0)))" office:value-type="float" office:value="1">
            <text:p>1</text:p>
          </table:table-cell>
          <table:table-cell table:formula="of:=IF(([.D140]&lt;0);-1;IF(([.D140]&gt;1);1;0))" office:value-type="float" office:value="0">
            <text:p>0</text:p>
          </table:table-cell>
          <table:table-cell table:formula="of:=IF(([.D140]=-2);1;IF(([.D140]=0);1;IF(([.D140]=3);1;0)))" office:value-type="float" office:value="1">
            <text:p>1</text:p>
          </table:table-cell>
          <table:covered-table-cell table:number-columns-repeated="2"/>
          <table:table-cell table:formula="of:=STDEVP([.H140];[.J140];[.L140])" office:value-type="float" office:value="0">
            <text:p>0</text:p>
          </table:table-cell>
          <table:table-cell table:formula="of:=SUM([.I140];[.K140];[.M140])" office:value-type="float" office:value="3">
            <text:p>3</text:p>
          </table:table-cell>
          <table:table-cell table:formula="of:=AVERAGE([.H140];[.J140];[.L14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1733351301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41]&lt;0);-1;IF(([.B141]&gt;1);1;0))" office:value-type="float" office:value="0">
            <text:p>0</text:p>
          </table:table-cell>
          <table:table-cell table:formula="of:=IF(([.B141]=-2);1;IF(([.B141]=0);1;IF(([.B141]=3);1;0)))" office:value-type="float" office:value="0">
            <text:p>0</text:p>
          </table:table-cell>
          <table:table-cell table:formula="of:=IF(([.C141]&lt;0);-1;IF(([.C141]&gt;1);1;0))" office:value-type="float" office:value="1">
            <text:p>1</text:p>
          </table:table-cell>
          <table:table-cell table:formula="of:=IF(([.C141]=-2);1;IF(([.C141]=0);1;IF(([.C141]=3);1;0)))" office:value-type="float" office:value="1">
            <text:p>1</text:p>
          </table:table-cell>
          <table:table-cell table:formula="of:=IF(([.D141]&lt;0);-1;IF(([.D141]&gt;1);1;0))" office:value-type="float" office:value="-1">
            <text:p>-1</text:p>
          </table:table-cell>
          <table:table-cell table:formula="of:=IF(([.D141]=-2);1;IF(([.D141]=0);1;IF(([.D141]=3);1;0)))" office:value-type="float" office:value="0">
            <text:p>0</text:p>
          </table:table-cell>
          <table:covered-table-cell table:number-columns-repeated="2"/>
          <table:table-cell table:formula="of:=STDEVP([.H141];[.J141];[.L141])" office:value-type="float" office:value="0.816496580927726">
            <text:p>0.8164965809</text:p>
          </table:table-cell>
          <table:table-cell table:formula="of:=SUM([.I141];[.K141];[.M141])" office:value-type="float" office:value="1">
            <text:p>1</text:p>
          </table:table-cell>
          <table:table-cell table:formula="of:=AVERAGE([.H141];[.J141];[.L141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141689126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42]&lt;0);-1;IF(([.B142]&gt;1);1;0))" office:value-type="float" office:value="1">
            <text:p>1</text:p>
          </table:table-cell>
          <table:table-cell table:formula="of:=IF(([.B142]=-2);1;IF(([.B142]=0);1;IF(([.B142]=3);1;0)))" office:value-type="float" office:value="1">
            <text:p>1</text:p>
          </table:table-cell>
          <table:table-cell table:formula="of:=IF(([.C142]&lt;0);-1;IF(([.C142]&gt;1);1;0))" office:value-type="float" office:value="1">
            <text:p>1</text:p>
          </table:table-cell>
          <table:table-cell table:formula="of:=IF(([.C142]=-2);1;IF(([.C142]=0);1;IF(([.C142]=3);1;0)))" office:value-type="float" office:value="1">
            <text:p>1</text:p>
          </table:table-cell>
          <table:table-cell table:formula="of:=IF(([.D142]&lt;0);-1;IF(([.D142]&gt;1);1;0))" office:value-type="float" office:value="1">
            <text:p>1</text:p>
          </table:table-cell>
          <table:table-cell table:formula="of:=IF(([.D142]=-2);1;IF(([.D142]=0);1;IF(([.D142]=3);1;0)))" office:value-type="float" office:value="0">
            <text:p>0</text:p>
          </table:table-cell>
          <table:covered-table-cell table:number-columns-repeated="2"/>
          <table:table-cell table:formula="of:=STDEVP([.H142];[.J142];[.L142])" office:value-type="float" office:value="0">
            <text:p>0</text:p>
          </table:table-cell>
          <table:table-cell table:formula="of:=SUM([.I142];[.K142];[.M142])" office:value-type="float" office:value="2">
            <text:p>2</text:p>
          </table:table-cell>
          <table:table-cell table:formula="of:=AVERAGE([.H142];[.J142];[.L14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1214264360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3]&lt;0);-1;IF(([.B143]&gt;1);1;0))" office:value-type="float" office:value="0">
            <text:p>0</text:p>
          </table:table-cell>
          <table:table-cell table:formula="of:=IF(([.B143]=-2);1;IF(([.B143]=0);1;IF(([.B143]=3);1;0)))" office:value-type="float" office:value="1">
            <text:p>1</text:p>
          </table:table-cell>
          <table:table-cell table:formula="of:=IF(([.C143]&lt;0);-1;IF(([.C143]&gt;1);1;0))" office:value-type="float" office:value="1">
            <text:p>1</text:p>
          </table:table-cell>
          <table:table-cell table:formula="of:=IF(([.C143]=-2);1;IF(([.C143]=0);1;IF(([.C143]=3);1;0)))" office:value-type="float" office:value="1">
            <text:p>1</text:p>
          </table:table-cell>
          <table:table-cell table:formula="of:=IF(([.D143]&lt;0);-1;IF(([.D143]&gt;1);1;0))" office:value-type="float" office:value="0">
            <text:p>0</text:p>
          </table:table-cell>
          <table:table-cell table:formula="of:=IF(([.D143]=-2);1;IF(([.D143]=0);1;IF(([.D143]=3);1;0)))" office:value-type="float" office:value="1">
            <text:p>1</text:p>
          </table:table-cell>
          <table:covered-table-cell table:number-columns-repeated="2"/>
          <table:table-cell table:formula="of:=STDEVP([.H143];[.J143];[.L143])" office:value-type="float" office:value="0.471404520791032">
            <text:p>0.4714045208</text:p>
          </table:table-cell>
          <table:table-cell table:formula="of:=SUM([.I143];[.K143];[.M143])" office:value-type="float" office:value="3">
            <text:p>3</text:p>
          </table:table-cell>
          <table:table-cell table:formula="of:=AVERAGE([.H143];[.J143];[.L143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4112970715139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4]&lt;0);-1;IF(([.B144]&gt;1);1;0))" office:value-type="float" office:value="0">
            <text:p>0</text:p>
          </table:table-cell>
          <table:table-cell table:formula="of:=IF(([.B144]=-2);1;IF(([.B144]=0);1;IF(([.B144]=3);1;0)))" office:value-type="float" office:value="1">
            <text:p>1</text:p>
          </table:table-cell>
          <table:table-cell table:formula="of:=IF(([.C144]&lt;0);-1;IF(([.C144]&gt;1);1;0))" office:value-type="float" office:value="0">
            <text:p>0</text:p>
          </table:table-cell>
          <table:table-cell table:formula="of:=IF(([.C144]=-2);1;IF(([.C144]=0);1;IF(([.C144]=3);1;0)))" office:value-type="float" office:value="1">
            <text:p>1</text:p>
          </table:table-cell>
          <table:table-cell table:formula="of:=IF(([.D144]&lt;0);-1;IF(([.D144]&gt;1);1;0))" office:value-type="float" office:value="0">
            <text:p>0</text:p>
          </table:table-cell>
          <table:table-cell table:formula="of:=IF(([.D144]=-2);1;IF(([.D144]=0);1;IF(([.D144]=3);1;0)))" office:value-type="float" office:value="1">
            <text:p>1</text:p>
          </table:table-cell>
          <table:covered-table-cell table:number-columns-repeated="2"/>
          <table:table-cell table:formula="of:=STDEVP([.H144];[.J144];[.L144])" office:value-type="float" office:value="0">
            <text:p>0</text:p>
          </table:table-cell>
          <table:table-cell table:formula="of:=SUM([.I144];[.K144];[.M144])" office:value-type="float" office:value="3">
            <text:p>3</text:p>
          </table:table-cell>
          <table:table-cell table:formula="of:=AVERAGE([.H144];[.J144];[.L14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110307332097</text:p>
          </table:table-cell>
          <table:table-cell table:number-columns-repeated="2" office:value-type="float" office:value="-1">
            <text:p>-1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45]&lt;0);-1;IF(([.B145]&gt;1);1;0))" office:value-type="float" office:value="-1">
            <text:p>-1</text:p>
          </table:table-cell>
          <table:table-cell table:formula="of:=IF(([.B145]=-2);1;IF(([.B145]=0);1;IF(([.B145]=3);1;0)))" office:value-type="float" office:value="0">
            <text:p>0</text:p>
          </table:table-cell>
          <table:table-cell table:formula="of:=IF(([.C145]&lt;0);-1;IF(([.C145]&gt;1);1;0))" office:value-type="float" office:value="-1">
            <text:p>-1</text:p>
          </table:table-cell>
          <table:table-cell table:formula="of:=IF(([.C145]=-2);1;IF(([.C145]=0);1;IF(([.C145]=3);1;0)))" office:value-type="float" office:value="0">
            <text:p>0</text:p>
          </table:table-cell>
          <table:table-cell table:formula="of:=IF(([.D145]&lt;0);-1;IF(([.D145]&gt;1);1;0))" office:value-type="float" office:value="-1">
            <text:p>-1</text:p>
          </table:table-cell>
          <table:table-cell table:formula="of:=IF(([.D145]=-2);1;IF(([.D145]=0);1;IF(([.D145]=3);1;0)))" office:value-type="float" office:value="1">
            <text:p>1</text:p>
          </table:table-cell>
          <table:covered-table-cell table:number-columns-repeated="2"/>
          <table:table-cell table:formula="of:=STDEVP([.H145];[.J145];[.L145])" office:value-type="float" office:value="0">
            <text:p>0</text:p>
          </table:table-cell>
          <table:table-cell table:formula="of:=SUM([.I145];[.K145];[.M145])" office:value-type="float" office:value="1">
            <text:p>1</text:p>
          </table:table-cell>
          <table:table-cell table:formula="of:=AVERAGE([.H145];[.J145];[.L145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4069584830465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46]&lt;0);-1;IF(([.B146]&gt;1);1;0))" office:value-type="float" office:value="1">
            <text:p>1</text:p>
          </table:table-cell>
          <table:table-cell table:formula="of:=IF(([.B146]=-2);1;IF(([.B146]=0);1;IF(([.B146]=3);1;0)))" office:value-type="float" office:value="1">
            <text:p>1</text:p>
          </table:table-cell>
          <table:table-cell table:formula="of:=IF(([.C146]&lt;0);-1;IF(([.C146]&gt;1);1;0))" office:value-type="float" office:value="1">
            <text:p>1</text:p>
          </table:table-cell>
          <table:table-cell table:formula="of:=IF(([.C146]=-2);1;IF(([.C146]=0);1;IF(([.C146]=3);1;0)))" office:value-type="float" office:value="1">
            <text:p>1</text:p>
          </table:table-cell>
          <table:table-cell table:formula="of:=IF(([.D146]&lt;0);-1;IF(([.D146]&gt;1);1;0))" office:value-type="float" office:value="1">
            <text:p>1</text:p>
          </table:table-cell>
          <table:table-cell table:formula="of:=IF(([.D146]=-2);1;IF(([.D146]=0);1;IF(([.D146]=3);1;0)))" office:value-type="float" office:value="1">
            <text:p>1</text:p>
          </table:table-cell>
          <table:covered-table-cell table:number-columns-repeated="2"/>
          <table:table-cell table:formula="of:=STDEVP([.H146];[.J146];[.L146])" office:value-type="float" office:value="0">
            <text:p>0</text:p>
          </table:table-cell>
          <table:table-cell table:formula="of:=SUM([.I146];[.K146];[.M146])" office:value-type="float" office:value="3">
            <text:p>3</text:p>
          </table:table-cell>
          <table:table-cell table:formula="of:=AVERAGE([.H146];[.J146];[.L14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055634583553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7]&lt;0);-1;IF(([.B147]&gt;1);1;0))" office:value-type="float" office:value="0">
            <text:p>0</text:p>
          </table:table-cell>
          <table:table-cell table:formula="of:=IF(([.B147]=-2);1;IF(([.B147]=0);1;IF(([.B147]=3);1;0)))" office:value-type="float" office:value="1">
            <text:p>1</text:p>
          </table:table-cell>
          <table:table-cell table:formula="of:=IF(([.C147]&lt;0);-1;IF(([.C147]&gt;1);1;0))" office:value-type="float" office:value="0">
            <text:p>0</text:p>
          </table:table-cell>
          <table:table-cell table:formula="of:=IF(([.C147]=-2);1;IF(([.C147]=0);1;IF(([.C147]=3);1;0)))" office:value-type="float" office:value="1">
            <text:p>1</text:p>
          </table:table-cell>
          <table:table-cell table:formula="of:=IF(([.D147]&lt;0);-1;IF(([.D147]&gt;1);1;0))" office:value-type="float" office:value="0">
            <text:p>0</text:p>
          </table:table-cell>
          <table:table-cell table:formula="of:=IF(([.D147]=-2);1;IF(([.D147]=0);1;IF(([.D147]=3);1;0)))" office:value-type="float" office:value="1">
            <text:p>1</text:p>
          </table:table-cell>
          <table:covered-table-cell table:number-columns-repeated="2"/>
          <table:table-cell table:formula="of:=STDEVP([.H147];[.J147];[.L147])" office:value-type="float" office:value="0">
            <text:p>0</text:p>
          </table:table-cell>
          <table:table-cell table:formula="of:=SUM([.I147];[.K147];[.M147])" office:value-type="float" office:value="3">
            <text:p>3</text:p>
          </table:table-cell>
          <table:table-cell table:formula="of:=AVERAGE([.H147];[.J147];[.L14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055336800256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8]&lt;0);-1;IF(([.B148]&gt;1);1;0))" office:value-type="float" office:value="0">
            <text:p>0</text:p>
          </table:table-cell>
          <table:table-cell table:formula="of:=IF(([.B148]=-2);1;IF(([.B148]=0);1;IF(([.B148]=3);1;0)))" office:value-type="float" office:value="1">
            <text:p>1</text:p>
          </table:table-cell>
          <table:table-cell table:formula="of:=IF(([.C148]&lt;0);-1;IF(([.C148]&gt;1);1;0))" office:value-type="float" office:value="0">
            <text:p>0</text:p>
          </table:table-cell>
          <table:table-cell table:formula="of:=IF(([.C148]=-2);1;IF(([.C148]=0);1;IF(([.C148]=3);1;0)))" office:value-type="float" office:value="1">
            <text:p>1</text:p>
          </table:table-cell>
          <table:table-cell table:formula="of:=IF(([.D148]&lt;0);-1;IF(([.D148]&gt;1);1;0))" office:value-type="float" office:value="0">
            <text:p>0</text:p>
          </table:table-cell>
          <table:table-cell table:formula="of:=IF(([.D148]=-2);1;IF(([.D148]=0);1;IF(([.D148]=3);1;0)))" office:value-type="float" office:value="1">
            <text:p>1</text:p>
          </table:table-cell>
          <table:covered-table-cell table:number-columns-repeated="2"/>
          <table:table-cell table:formula="of:=STDEVP([.H148];[.J148];[.L148])" office:value-type="float" office:value="0">
            <text:p>0</text:p>
          </table:table-cell>
          <table:table-cell table:formula="of:=SUM([.I148];[.K148];[.M148])" office:value-type="float" office:value="3">
            <text:p>3</text:p>
          </table:table-cell>
          <table:table-cell table:formula="of:=AVERAGE([.H148];[.J148];[.L14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03030518988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49]&lt;0);-1;IF(([.B149]&gt;1);1;0))" office:value-type="float" office:value="1">
            <text:p>1</text:p>
          </table:table-cell>
          <table:table-cell table:formula="of:=IF(([.B149]=-2);1;IF(([.B149]=0);1;IF(([.B149]=3);1;0)))" office:value-type="float" office:value="1">
            <text:p>1</text:p>
          </table:table-cell>
          <table:table-cell table:formula="of:=IF(([.C149]&lt;0);-1;IF(([.C149]&gt;1);1;0))" office:value-type="float" office:value="1">
            <text:p>1</text:p>
          </table:table-cell>
          <table:table-cell table:formula="of:=IF(([.C149]=-2);1;IF(([.C149]=0);1;IF(([.C149]=3);1;0)))" office:value-type="float" office:value="1">
            <text:p>1</text:p>
          </table:table-cell>
          <table:table-cell table:formula="of:=IF(([.D149]&lt;0);-1;IF(([.D149]&gt;1);1;0))" office:value-type="float" office:value="1">
            <text:p>1</text:p>
          </table:table-cell>
          <table:table-cell table:formula="of:=IF(([.D149]=-2);1;IF(([.D149]=0);1;IF(([.D149]=3);1;0)))" office:value-type="float" office:value="1">
            <text:p>1</text:p>
          </table:table-cell>
          <table:covered-table-cell table:number-columns-repeated="2"/>
          <table:table-cell table:formula="of:=STDEVP([.H149];[.J149];[.L149])" office:value-type="float" office:value="0">
            <text:p>0</text:p>
          </table:table-cell>
          <table:table-cell table:formula="of:=SUM([.I149];[.K149];[.M149])" office:value-type="float" office:value="3">
            <text:p>3</text:p>
          </table:table-cell>
          <table:table-cell table:formula="of:=AVERAGE([.H149];[.J149];[.L14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02740272332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50]&lt;0);-1;IF(([.B150]&gt;1);1;0))" office:value-type="float" office:value="1">
            <text:p>1</text:p>
          </table:table-cell>
          <table:table-cell table:formula="of:=IF(([.B150]=-2);1;IF(([.B150]=0);1;IF(([.B150]=3);1;0)))" office:value-type="float" office:value="1">
            <text:p>1</text:p>
          </table:table-cell>
          <table:table-cell table:formula="of:=IF(([.C150]&lt;0);-1;IF(([.C150]&gt;1);1;0))" office:value-type="float" office:value="1">
            <text:p>1</text:p>
          </table:table-cell>
          <table:table-cell table:formula="of:=IF(([.C150]=-2);1;IF(([.C150]=0);1;IF(([.C150]=3);1;0)))" office:value-type="float" office:value="1">
            <text:p>1</text:p>
          </table:table-cell>
          <table:table-cell table:formula="of:=IF(([.D150]&lt;0);-1;IF(([.D150]&gt;1);1;0))" office:value-type="float" office:value="1">
            <text:p>1</text:p>
          </table:table-cell>
          <table:table-cell table:formula="of:=IF(([.D150]=-2);1;IF(([.D150]=0);1;IF(([.D150]=3);1;0)))" office:value-type="float" office:value="1">
            <text:p>1</text:p>
          </table:table-cell>
          <table:covered-table-cell table:number-columns-repeated="2"/>
          <table:table-cell table:formula="of:=STDEVP([.H150];[.J150];[.L150])" office:value-type="float" office:value="0">
            <text:p>0</text:p>
          </table:table-cell>
          <table:table-cell table:formula="of:=SUM([.I150];[.K150];[.M150])" office:value-type="float" office:value="3">
            <text:p>3</text:p>
          </table:table-cell>
          <table:table-cell table:formula="of:=AVERAGE([.H150];[.J150];[.L15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0138593280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51]&lt;0);-1;IF(([.B151]&gt;1);1;0))" office:value-type="float" office:value="0">
            <text:p>0</text:p>
          </table:table-cell>
          <table:table-cell table:formula="of:=IF(([.B151]=-2);1;IF(([.B151]=0);1;IF(([.B151]=3);1;0)))" office:value-type="float" office:value="1">
            <text:p>1</text:p>
          </table:table-cell>
          <table:table-cell table:formula="of:=IF(([.C151]&lt;0);-1;IF(([.C151]&gt;1);1;0))" office:value-type="float" office:value="1">
            <text:p>1</text:p>
          </table:table-cell>
          <table:table-cell table:formula="of:=IF(([.C151]=-2);1;IF(([.C151]=0);1;IF(([.C151]=3);1;0)))" office:value-type="float" office:value="1">
            <text:p>1</text:p>
          </table:table-cell>
          <table:table-cell table:formula="of:=IF(([.D151]&lt;0);-1;IF(([.D151]&gt;1);1;0))" office:value-type="float" office:value="0">
            <text:p>0</text:p>
          </table:table-cell>
          <table:table-cell table:formula="of:=IF(([.D151]=-2);1;IF(([.D151]=0);1;IF(([.D151]=3);1;0)))" office:value-type="float" office:value="1">
            <text:p>1</text:p>
          </table:table-cell>
          <table:covered-table-cell table:number-columns-repeated="2"/>
          <table:table-cell table:formula="of:=STDEVP([.H151];[.J151];[.L151])" office:value-type="float" office:value="0.471404520791032">
            <text:p>0.4714045208</text:p>
          </table:table-cell>
          <table:table-cell table:formula="of:=SUM([.I151];[.K151];[.M151])" office:value-type="float" office:value="3">
            <text:p>3</text:p>
          </table:table-cell>
          <table:table-cell table:formula="of:=AVERAGE([.H151];[.J151];[.L151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39983235973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52]&lt;0);-1;IF(([.B152]&gt;1);1;0))" office:value-type="float" office:value="1">
            <text:p>1</text:p>
          </table:table-cell>
          <table:table-cell table:formula="of:=IF(([.B152]=-2);1;IF(([.B152]=0);1;IF(([.B152]=3);1;0)))" office:value-type="float" office:value="1">
            <text:p>1</text:p>
          </table:table-cell>
          <table:table-cell table:formula="of:=IF(([.C152]&lt;0);-1;IF(([.C152]&gt;1);1;0))" office:value-type="float" office:value="1">
            <text:p>1</text:p>
          </table:table-cell>
          <table:table-cell table:formula="of:=IF(([.C152]=-2);1;IF(([.C152]=0);1;IF(([.C152]=3);1;0)))" office:value-type="float" office:value="1">
            <text:p>1</text:p>
          </table:table-cell>
          <table:table-cell table:formula="of:=IF(([.D152]&lt;0);-1;IF(([.D152]&gt;1);1;0))" office:value-type="float" office:value="1">
            <text:p>1</text:p>
          </table:table-cell>
          <table:table-cell table:formula="of:=IF(([.D152]=-2);1;IF(([.D152]=0);1;IF(([.D152]=3);1;0)))" office:value-type="float" office:value="0">
            <text:p>0</text:p>
          </table:table-cell>
          <table:covered-table-cell table:number-columns-repeated="2"/>
          <table:table-cell table:formula="of:=STDEVP([.H152];[.J152];[.L152])" office:value-type="float" office:value="0">
            <text:p>0</text:p>
          </table:table-cell>
          <table:table-cell table:formula="of:=SUM([.I152];[.K152];[.M152])" office:value-type="float" office:value="2">
            <text:p>2</text:p>
          </table:table-cell>
          <table:table-cell table:formula="of:=AVERAGE([.H152];[.J152];[.L15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9519094374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53]&lt;0);-1;IF(([.B153]&gt;1);1;0))" office:value-type="float" office:value="1">
            <text:p>1</text:p>
          </table:table-cell>
          <table:table-cell table:formula="of:=IF(([.B153]=-2);1;IF(([.B153]=0);1;IF(([.B153]=3);1;0)))" office:value-type="float" office:value="0">
            <text:p>0</text:p>
          </table:table-cell>
          <table:table-cell table:formula="of:=IF(([.C153]&lt;0);-1;IF(([.C153]&gt;1);1;0))" office:value-type="float" office:value="1">
            <text:p>1</text:p>
          </table:table-cell>
          <table:table-cell table:formula="of:=IF(([.C153]=-2);1;IF(([.C153]=0);1;IF(([.C153]=3);1;0)))" office:value-type="float" office:value="1">
            <text:p>1</text:p>
          </table:table-cell>
          <table:table-cell table:formula="of:=IF(([.D153]&lt;0);-1;IF(([.D153]&gt;1);1;0))" office:value-type="float" office:value="1">
            <text:p>1</text:p>
          </table:table-cell>
          <table:table-cell table:formula="of:=IF(([.D153]=-2);1;IF(([.D153]=0);1;IF(([.D153]=3);1;0)))" office:value-type="float" office:value="0">
            <text:p>0</text:p>
          </table:table-cell>
          <table:covered-table-cell table:number-columns-repeated="2"/>
          <table:table-cell table:formula="of:=STDEVP([.H153];[.J153];[.L153])" office:value-type="float" office:value="0">
            <text:p>0</text:p>
          </table:table-cell>
          <table:table-cell table:formula="of:=SUM([.I153];[.K153];[.M153])" office:value-type="float" office:value="1">
            <text:p>1</text:p>
          </table:table-cell>
          <table:table-cell table:formula="of:=AVERAGE([.H153];[.J153];[.L15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94592416972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54]&lt;0);-1;IF(([.B154]&gt;1);1;0))" office:value-type="float" office:value="1">
            <text:p>1</text:p>
          </table:table-cell>
          <table:table-cell table:formula="of:=IF(([.B154]=-2);1;IF(([.B154]=0);1;IF(([.B154]=3);1;0)))" office:value-type="float" office:value="1">
            <text:p>1</text:p>
          </table:table-cell>
          <table:table-cell table:formula="of:=IF(([.C154]&lt;0);-1;IF(([.C154]&gt;1);1;0))" office:value-type="float" office:value="1">
            <text:p>1</text:p>
          </table:table-cell>
          <table:table-cell table:formula="of:=IF(([.C154]=-2);1;IF(([.C154]=0);1;IF(([.C154]=3);1;0)))" office:value-type="float" office:value="1">
            <text:p>1</text:p>
          </table:table-cell>
          <table:table-cell table:formula="of:=IF(([.D154]&lt;0);-1;IF(([.D154]&gt;1);1;0))" office:value-type="float" office:value="0">
            <text:p>0</text:p>
          </table:table-cell>
          <table:table-cell table:formula="of:=IF(([.D154]=-2);1;IF(([.D154]=0);1;IF(([.D154]=3);1;0)))" office:value-type="float" office:value="1">
            <text:p>1</text:p>
          </table:table-cell>
          <table:covered-table-cell table:number-columns-repeated="2"/>
          <table:table-cell table:formula="of:=STDEVP([.H154];[.J154];[.L154])" office:value-type="float" office:value="0.471404520791032">
            <text:p>0.4714045208</text:p>
          </table:table-cell>
          <table:table-cell table:formula="of:=SUM([.I154];[.K154];[.M154])" office:value-type="float" office:value="3">
            <text:p>3</text:p>
          </table:table-cell>
          <table:table-cell table:formula="of:=AVERAGE([.H154];[.J154];[.L154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3923891490817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55]&lt;0);-1;IF(([.B155]&gt;1);1;0))" office:value-type="float" office:value="1">
            <text:p>1</text:p>
          </table:table-cell>
          <table:table-cell table:formula="of:=IF(([.B155]=-2);1;IF(([.B155]=0);1;IF(([.B155]=3);1;0)))" office:value-type="float" office:value="1">
            <text:p>1</text:p>
          </table:table-cell>
          <table:table-cell table:formula="of:=IF(([.C155]&lt;0);-1;IF(([.C155]&gt;1);1;0))" office:value-type="float" office:value="1">
            <text:p>1</text:p>
          </table:table-cell>
          <table:table-cell table:formula="of:=IF(([.C155]=-2);1;IF(([.C155]=0);1;IF(([.C155]=3);1;0)))" office:value-type="float" office:value="1">
            <text:p>1</text:p>
          </table:table-cell>
          <table:table-cell table:formula="of:=IF(([.D155]&lt;0);-1;IF(([.D155]&gt;1);1;0))" office:value-type="float" office:value="1">
            <text:p>1</text:p>
          </table:table-cell>
          <table:table-cell table:formula="of:=IF(([.D155]=-2);1;IF(([.D155]=0);1;IF(([.D155]=3);1;0)))" office:value-type="float" office:value="1">
            <text:p>1</text:p>
          </table:table-cell>
          <table:covered-table-cell table:number-columns-repeated="2"/>
          <table:table-cell table:formula="of:=STDEVP([.H155];[.J155];[.L155])" office:value-type="float" office:value="0">
            <text:p>0</text:p>
          </table:table-cell>
          <table:table-cell table:formula="of:=SUM([.I155];[.K155];[.M155])" office:value-type="float" office:value="3">
            <text:p>3</text:p>
          </table:table-cell>
          <table:table-cell table:formula="of:=AVERAGE([.H155];[.J155];[.L15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8868977254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56]&lt;0);-1;IF(([.B156]&gt;1);1;0))" office:value-type="float" office:value="1">
            <text:p>1</text:p>
          </table:table-cell>
          <table:table-cell table:formula="of:=IF(([.B156]=-2);1;IF(([.B156]=0);1;IF(([.B156]=3);1;0)))" office:value-type="float" office:value="1">
            <text:p>1</text:p>
          </table:table-cell>
          <table:table-cell table:formula="of:=IF(([.C156]&lt;0);-1;IF(([.C156]&gt;1);1;0))" office:value-type="float" office:value="1">
            <text:p>1</text:p>
          </table:table-cell>
          <table:table-cell table:formula="of:=IF(([.C156]=-2);1;IF(([.C156]=0);1;IF(([.C156]=3);1;0)))" office:value-type="float" office:value="1">
            <text:p>1</text:p>
          </table:table-cell>
          <table:table-cell table:formula="of:=IF(([.D156]&lt;0);-1;IF(([.D156]&gt;1);1;0))" office:value-type="float" office:value="0">
            <text:p>0</text:p>
          </table:table-cell>
          <table:table-cell table:formula="of:=IF(([.D156]=-2);1;IF(([.D156]=0);1;IF(([.D156]=3);1;0)))" office:value-type="float" office:value="1">
            <text:p>1</text:p>
          </table:table-cell>
          <table:covered-table-cell table:number-columns-repeated="2"/>
          <table:table-cell table:formula="of:=STDEVP([.H156];[.J156];[.L156])" office:value-type="float" office:value="0.471404520791032">
            <text:p>0.4714045208</text:p>
          </table:table-cell>
          <table:table-cell table:formula="of:=SUM([.I156];[.K156];[.M156])" office:value-type="float" office:value="3">
            <text:p>3</text:p>
          </table:table-cell>
          <table:table-cell table:formula="of:=AVERAGE([.H156];[.J156];[.L156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3880883097601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57]&lt;0);-1;IF(([.B157]&gt;1);1;0))" office:value-type="float" office:value="1">
            <text:p>1</text:p>
          </table:table-cell>
          <table:table-cell table:formula="of:=IF(([.B157]=-2);1;IF(([.B157]=0);1;IF(([.B157]=3);1;0)))" office:value-type="float" office:value="1">
            <text:p>1</text:p>
          </table:table-cell>
          <table:table-cell table:formula="of:=IF(([.C157]&lt;0);-1;IF(([.C157]&gt;1);1;0))" office:value-type="float" office:value="1">
            <text:p>1</text:p>
          </table:table-cell>
          <table:table-cell table:formula="of:=IF(([.C157]=-2);1;IF(([.C157]=0);1;IF(([.C157]=3);1;0)))" office:value-type="float" office:value="1">
            <text:p>1</text:p>
          </table:table-cell>
          <table:table-cell table:formula="of:=IF(([.D157]&lt;0);-1;IF(([.D157]&gt;1);1;0))" office:value-type="float" office:value="1">
            <text:p>1</text:p>
          </table:table-cell>
          <table:table-cell table:formula="of:=IF(([.D157]=-2);1;IF(([.D157]=0);1;IF(([.D157]=3);1;0)))" office:value-type="float" office:value="1">
            <text:p>1</text:p>
          </table:table-cell>
          <table:covered-table-cell table:number-columns-repeated="2"/>
          <table:table-cell table:formula="of:=STDEVP([.H157];[.J157];[.L157])" office:value-type="float" office:value="0">
            <text:p>0</text:p>
          </table:table-cell>
          <table:table-cell table:formula="of:=SUM([.I157];[.K157];[.M157])" office:value-type="float" office:value="3">
            <text:p>3</text:p>
          </table:table-cell>
          <table:table-cell table:formula="of:=AVERAGE([.H157];[.J157];[.L15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870208610306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58]&lt;0);-1;IF(([.B158]&gt;1);1;0))" office:value-type="float" office:value="1">
            <text:p>1</text:p>
          </table:table-cell>
          <table:table-cell table:formula="of:=IF(([.B158]=-2);1;IF(([.B158]=0);1;IF(([.B158]=3);1;0)))" office:value-type="float" office:value="1">
            <text:p>1</text:p>
          </table:table-cell>
          <table:table-cell table:formula="of:=IF(([.C158]&lt;0);-1;IF(([.C158]&gt;1);1;0))" office:value-type="float" office:value="1">
            <text:p>1</text:p>
          </table:table-cell>
          <table:table-cell table:formula="of:=IF(([.C158]=-2);1;IF(([.C158]=0);1;IF(([.C158]=3);1;0)))" office:value-type="float" office:value="1">
            <text:p>1</text:p>
          </table:table-cell>
          <table:table-cell table:formula="of:=IF(([.D158]&lt;0);-1;IF(([.D158]&gt;1);1;0))" office:value-type="float" office:value="1">
            <text:p>1</text:p>
          </table:table-cell>
          <table:table-cell table:formula="of:=IF(([.D158]=-2);1;IF(([.D158]=0);1;IF(([.D158]=3);1;0)))" office:value-type="float" office:value="1">
            <text:p>1</text:p>
          </table:table-cell>
          <table:covered-table-cell table:number-columns-repeated="2"/>
          <table:table-cell table:formula="of:=STDEVP([.H158];[.J158];[.L158])" office:value-type="float" office:value="0">
            <text:p>0</text:p>
          </table:table-cell>
          <table:table-cell table:formula="of:=SUM([.I158];[.K158];[.M158])" office:value-type="float" office:value="3">
            <text:p>3</text:p>
          </table:table-cell>
          <table:table-cell table:formula="of:=AVERAGE([.H158];[.J158];[.L15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8586616709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59]&lt;0);-1;IF(([.B159]&gt;1);1;0))" office:value-type="float" office:value="0">
            <text:p>0</text:p>
          </table:table-cell>
          <table:table-cell table:formula="of:=IF(([.B159]=-2);1;IF(([.B159]=0);1;IF(([.B159]=3);1;0)))" office:value-type="float" office:value="0">
            <text:p>0</text:p>
          </table:table-cell>
          <table:table-cell table:formula="of:=IF(([.C159]&lt;0);-1;IF(([.C159]&gt;1);1;0))" office:value-type="float" office:value="1">
            <text:p>1</text:p>
          </table:table-cell>
          <table:table-cell table:formula="of:=IF(([.C159]=-2);1;IF(([.C159]=0);1;IF(([.C159]=3);1;0)))" office:value-type="float" office:value="1">
            <text:p>1</text:p>
          </table:table-cell>
          <table:table-cell table:formula="of:=IF(([.D159]&lt;0);-1;IF(([.D159]&gt;1);1;0))" office:value-type="float" office:value="0">
            <text:p>0</text:p>
          </table:table-cell>
          <table:table-cell table:formula="of:=IF(([.D159]=-2);1;IF(([.D159]=0);1;IF(([.D159]=3);1;0)))" office:value-type="float" office:value="1">
            <text:p>1</text:p>
          </table:table-cell>
          <table:covered-table-cell table:number-columns-repeated="2"/>
          <table:table-cell table:formula="of:=STDEVP([.H159];[.J159];[.L159])" office:value-type="float" office:value="0.471404520791032">
            <text:p>0.4714045208</text:p>
          </table:table-cell>
          <table:table-cell table:formula="of:=SUM([.I159];[.K159];[.M159])" office:value-type="float" office:value="2">
            <text:p>2</text:p>
          </table:table-cell>
          <table:table-cell table:formula="of:=AVERAGE([.H159];[.J159];[.L15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38584100126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160]&lt;0);-1;IF(([.B160]&gt;1);1;0))" office:value-type="float" office:value="0">
            <text:p>0</text:p>
          </table:table-cell>
          <table:table-cell table:formula="of:=IF(([.B160]=-2);1;IF(([.B160]=0);1;IF(([.B160]=3);1;0)))" office:value-type="float" office:value="0">
            <text:p>0</text:p>
          </table:table-cell>
          <table:table-cell table:formula="of:=IF(([.C160]&lt;0);-1;IF(([.C160]&gt;1);1;0))" office:value-type="float" office:value="0">
            <text:p>0</text:p>
          </table:table-cell>
          <table:table-cell table:formula="of:=IF(([.C160]=-2);1;IF(([.C160]=0);1;IF(([.C160]=3);1;0)))" office:value-type="float" office:value="1">
            <text:p>1</text:p>
          </table:table-cell>
          <table:table-cell table:formula="of:=IF(([.D160]&lt;0);-1;IF(([.D160]&gt;1);1;0))" office:value-type="float" office:value="0">
            <text:p>0</text:p>
          </table:table-cell>
          <table:table-cell table:formula="of:=IF(([.D160]=-2);1;IF(([.D160]=0);1;IF(([.D160]=3);1;0)))" office:value-type="float" office:value="0">
            <text:p>0</text:p>
          </table:table-cell>
          <table:covered-table-cell table:number-columns-repeated="2"/>
          <table:table-cell table:formula="of:=STDEVP([.H160];[.J160];[.L160])" office:value-type="float" office:value="0">
            <text:p>0</text:p>
          </table:table-cell>
          <table:table-cell table:formula="of:=SUM([.I160];[.K160];[.M160])" office:value-type="float" office:value="1">
            <text:p>1</text:p>
          </table:table-cell>
          <table:table-cell table:formula="of:=AVERAGE([.H160];[.J160];[.L16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8150828646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161]&lt;0);-1;IF(([.B161]&gt;1);1;0))" office:value-type="float" office:value="1">
            <text:p>1</text:p>
          </table:table-cell>
          <table:table-cell table:formula="of:=IF(([.B161]=-2);1;IF(([.B161]=0);1;IF(([.B161]=3);1;0)))" office:value-type="float" office:value="0">
            <text:p>0</text:p>
          </table:table-cell>
          <table:table-cell table:formula="of:=IF(([.C161]&lt;0);-1;IF(([.C161]&gt;1);1;0))" office:value-type="float" office:value="1">
            <text:p>1</text:p>
          </table:table-cell>
          <table:table-cell table:formula="of:=IF(([.C161]=-2);1;IF(([.C161]=0);1;IF(([.C161]=3);1;0)))" office:value-type="float" office:value="1">
            <text:p>1</text:p>
          </table:table-cell>
          <table:table-cell table:formula="of:=IF(([.D161]&lt;0);-1;IF(([.D161]&gt;1);1;0))" office:value-type="float" office:value="0">
            <text:p>0</text:p>
          </table:table-cell>
          <table:table-cell table:formula="of:=IF(([.D161]=-2);1;IF(([.D161]=0);1;IF(([.D161]=3);1;0)))" office:value-type="float" office:value="0">
            <text:p>0</text:p>
          </table:table-cell>
          <table:covered-table-cell table:number-columns-repeated="2"/>
          <table:table-cell table:formula="of:=STDEVP([.H161];[.J161];[.L161])" office:value-type="float" office:value="0.471404520791032">
            <text:p>0.4714045208</text:p>
          </table:table-cell>
          <table:table-cell table:formula="of:=SUM([.I161];[.K161];[.M161])" office:value-type="float" office:value="1">
            <text:p>1</text:p>
          </table:table-cell>
          <table:table-cell table:formula="of:=AVERAGE([.H161];[.J161];[.L161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37734250168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62]&lt;0);-1;IF(([.B162]&gt;1);1;0))" office:value-type="float" office:value="1">
            <text:p>1</text:p>
          </table:table-cell>
          <table:table-cell table:formula="of:=IF(([.B162]=-2);1;IF(([.B162]=0);1;IF(([.B162]=3);1;0)))" office:value-type="float" office:value="0">
            <text:p>0</text:p>
          </table:table-cell>
          <table:table-cell table:formula="of:=IF(([.C162]&lt;0);-1;IF(([.C162]&gt;1);1;0))" office:value-type="float" office:value="1">
            <text:p>1</text:p>
          </table:table-cell>
          <table:table-cell table:formula="of:=IF(([.C162]=-2);1;IF(([.C162]=0);1;IF(([.C162]=3);1;0)))" office:value-type="float" office:value="1">
            <text:p>1</text:p>
          </table:table-cell>
          <table:table-cell table:formula="of:=IF(([.D162]&lt;0);-1;IF(([.D162]&gt;1);1;0))" office:value-type="float" office:value="-1">
            <text:p>-1</text:p>
          </table:table-cell>
          <table:table-cell table:formula="of:=IF(([.D162]=-2);1;IF(([.D162]=0);1;IF(([.D162]=3);1;0)))" office:value-type="float" office:value="1">
            <text:p>1</text:p>
          </table:table-cell>
          <table:covered-table-cell table:number-columns-repeated="2"/>
          <table:table-cell table:formula="of:=STDEVP([.H162];[.J162];[.L162])" office:value-type="float" office:value="0.942809041582063">
            <text:p>0.9428090416</text:p>
          </table:table-cell>
          <table:table-cell table:formula="of:=SUM([.I162];[.K162];[.M162])" office:value-type="float" office:value="2">
            <text:p>2</text:p>
          </table:table-cell>
          <table:table-cell table:formula="of:=AVERAGE([.H162];[.J162];[.L162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37670622781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63]&lt;0);-1;IF(([.B163]&gt;1);1;0))" office:value-type="float" office:value="1">
            <text:p>1</text:p>
          </table:table-cell>
          <table:table-cell table:formula="of:=IF(([.B163]=-2);1;IF(([.B163]=0);1;IF(([.B163]=3);1;0)))" office:value-type="float" office:value="1">
            <text:p>1</text:p>
          </table:table-cell>
          <table:table-cell table:formula="of:=IF(([.C163]&lt;0);-1;IF(([.C163]&gt;1);1;0))" office:value-type="float" office:value="0">
            <text:p>0</text:p>
          </table:table-cell>
          <table:table-cell table:formula="of:=IF(([.C163]=-2);1;IF(([.C163]=0);1;IF(([.C163]=3);1;0)))" office:value-type="float" office:value="1">
            <text:p>1</text:p>
          </table:table-cell>
          <table:table-cell table:formula="of:=IF(([.D163]&lt;0);-1;IF(([.D163]&gt;1);1;0))" office:value-type="float" office:value="-1">
            <text:p>-1</text:p>
          </table:table-cell>
          <table:table-cell table:formula="of:=IF(([.D163]=-2);1;IF(([.D163]=0);1;IF(([.D163]=3);1;0)))" office:value-type="float" office:value="0">
            <text:p>0</text:p>
          </table:table-cell>
          <table:covered-table-cell table:number-columns-repeated="2"/>
          <table:table-cell table:formula="of:=STDEVP([.H163];[.J163];[.L163])" office:value-type="float" office:value="0.816496580927726">
            <text:p>0.8164965809</text:p>
          </table:table-cell>
          <table:table-cell table:formula="of:=SUM([.I163];[.K163];[.M163])" office:value-type="float" office:value="2">
            <text:p>2</text:p>
          </table:table-cell>
          <table:table-cell table:formula="of:=AVERAGE([.H163];[.J163];[.L16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76391654195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64]&lt;0);-1;IF(([.B164]&gt;1);1;0))" office:value-type="float" office:value="1">
            <text:p>1</text:p>
          </table:table-cell>
          <table:table-cell table:formula="of:=IF(([.B164]=-2);1;IF(([.B164]=0);1;IF(([.B164]=3);1;0)))" office:value-type="float" office:value="1">
            <text:p>1</text:p>
          </table:table-cell>
          <table:table-cell table:formula="of:=IF(([.C164]&lt;0);-1;IF(([.C164]&gt;1);1;0))" office:value-type="float" office:value="1">
            <text:p>1</text:p>
          </table:table-cell>
          <table:table-cell table:formula="of:=IF(([.C164]=-2);1;IF(([.C164]=0);1;IF(([.C164]=3);1;0)))" office:value-type="float" office:value="1">
            <text:p>1</text:p>
          </table:table-cell>
          <table:table-cell table:formula="of:=IF(([.D164]&lt;0);-1;IF(([.D164]&gt;1);1;0))" office:value-type="float" office:value="0">
            <text:p>0</text:p>
          </table:table-cell>
          <table:table-cell table:formula="of:=IF(([.D164]=-2);1;IF(([.D164]=0);1;IF(([.D164]=3);1;0)))" office:value-type="float" office:value="1">
            <text:p>1</text:p>
          </table:table-cell>
          <table:covered-table-cell table:number-columns-repeated="2"/>
          <table:table-cell table:formula="of:=STDEVP([.H164];[.J164];[.L164])" office:value-type="float" office:value="0.471404520791032">
            <text:p>0.4714045208</text:p>
          </table:table-cell>
          <table:table-cell table:formula="of:=SUM([.I164];[.K164];[.M164])" office:value-type="float" office:value="3">
            <text:p>3</text:p>
          </table:table-cell>
          <table:table-cell table:formula="of:=AVERAGE([.H164];[.J164];[.L164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3700167327744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65]&lt;0);-1;IF(([.B165]&gt;1);1;0))" office:value-type="float" office:value="0">
            <text:p>0</text:p>
          </table:table-cell>
          <table:table-cell table:formula="of:=IF(([.B165]=-2);1;IF(([.B165]=0);1;IF(([.B165]=3);1;0)))" office:value-type="float" office:value="0">
            <text:p>0</text:p>
          </table:table-cell>
          <table:table-cell table:formula="of:=IF(([.C165]&lt;0);-1;IF(([.C165]&gt;1);1;0))" office:value-type="float" office:value="0">
            <text:p>0</text:p>
          </table:table-cell>
          <table:table-cell table:formula="of:=IF(([.C165]=-2);1;IF(([.C165]=0);1;IF(([.C165]=3);1;0)))" office:value-type="float" office:value="0">
            <text:p>0</text:p>
          </table:table-cell>
          <table:table-cell table:formula="of:=IF(([.D165]&lt;0);-1;IF(([.D165]&gt;1);1;0))" office:value-type="float" office:value="-1">
            <text:p>-1</text:p>
          </table:table-cell>
          <table:table-cell table:formula="of:=IF(([.D165]=-2);1;IF(([.D165]=0);1;IF(([.D165]=3);1;0)))" office:value-type="float" office:value="1">
            <text:p>1</text:p>
          </table:table-cell>
          <table:covered-table-cell table:number-columns-repeated="2"/>
          <table:table-cell table:formula="of:=STDEVP([.H165];[.J165];[.L165])" office:value-type="float" office:value="0.471404520791032">
            <text:p>0.4714045208</text:p>
          </table:table-cell>
          <table:table-cell table:formula="of:=SUM([.I165];[.K165];[.M165])" office:value-type="float" office:value="1">
            <text:p>1</text:p>
          </table:table-cell>
          <table:table-cell table:formula="of:=AVERAGE([.H165];[.J165];[.L165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3687462785026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66]&lt;0);-1;IF(([.B166]&gt;1);1;0))" office:value-type="float" office:value="-1">
            <text:p>-1</text:p>
          </table:table-cell>
          <table:table-cell table:formula="of:=IF(([.B166]=-2);1;IF(([.B166]=0);1;IF(([.B166]=3);1;0)))" office:value-type="float" office:value="1">
            <text:p>1</text:p>
          </table:table-cell>
          <table:table-cell table:formula="of:=IF(([.C166]&lt;0);-1;IF(([.C166]&gt;1);1;0))" office:value-type="float" office:value="-1">
            <text:p>-1</text:p>
          </table:table-cell>
          <table:table-cell table:formula="of:=IF(([.C166]=-2);1;IF(([.C166]=0);1;IF(([.C166]=3);1;0)))" office:value-type="float" office:value="1">
            <text:p>1</text:p>
          </table:table-cell>
          <table:table-cell table:formula="of:=IF(([.D166]&lt;0);-1;IF(([.D166]&gt;1);1;0))" office:value-type="float" office:value="-1">
            <text:p>-1</text:p>
          </table:table-cell>
          <table:table-cell table:formula="of:=IF(([.D166]=-2);1;IF(([.D166]=0);1;IF(([.D166]=3);1;0)))" office:value-type="float" office:value="0">
            <text:p>0</text:p>
          </table:table-cell>
          <table:covered-table-cell table:number-columns-repeated="2"/>
          <table:table-cell table:formula="of:=STDEVP([.H166];[.J166];[.L166])" office:value-type="float" office:value="0">
            <text:p>0</text:p>
          </table:table-cell>
          <table:table-cell table:formula="of:=SUM([.I166];[.K166];[.M166])" office:value-type="float" office:value="2">
            <text:p>2</text:p>
          </table:table-cell>
          <table:table-cell table:formula="of:=AVERAGE([.H166];[.J166];[.L166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367805494067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67]&lt;0);-1;IF(([.B167]&gt;1);1;0))" office:value-type="float" office:value="1">
            <text:p>1</text:p>
          </table:table-cell>
          <table:table-cell table:formula="of:=IF(([.B167]=-2);1;IF(([.B167]=0);1;IF(([.B167]=3);1;0)))" office:value-type="float" office:value="1">
            <text:p>1</text:p>
          </table:table-cell>
          <table:table-cell table:formula="of:=IF(([.C167]&lt;0);-1;IF(([.C167]&gt;1);1;0))" office:value-type="float" office:value="1">
            <text:p>1</text:p>
          </table:table-cell>
          <table:table-cell table:formula="of:=IF(([.C167]=-2);1;IF(([.C167]=0);1;IF(([.C167]=3);1;0)))" office:value-type="float" office:value="1">
            <text:p>1</text:p>
          </table:table-cell>
          <table:table-cell table:formula="of:=IF(([.D167]&lt;0);-1;IF(([.D167]&gt;1);1;0))" office:value-type="float" office:value="1">
            <text:p>1</text:p>
          </table:table-cell>
          <table:table-cell table:formula="of:=IF(([.D167]=-2);1;IF(([.D167]=0);1;IF(([.D167]=3);1;0)))" office:value-type="float" office:value="0">
            <text:p>0</text:p>
          </table:table-cell>
          <table:covered-table-cell table:number-columns-repeated="2"/>
          <table:table-cell table:formula="of:=STDEVP([.H167];[.J167];[.L167])" office:value-type="float" office:value="0">
            <text:p>0</text:p>
          </table:table-cell>
          <table:table-cell table:formula="of:=SUM([.I167];[.K167];[.M167])" office:value-type="float" office:value="2">
            <text:p>2</text:p>
          </table:table-cell>
          <table:table-cell table:formula="of:=AVERAGE([.H167];[.J167];[.L16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617178824705</text:p>
          </table:table-cell>
          <table:table-cell table:number-columns-repeated="3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68]&lt;0);-1;IF(([.B168]&gt;1);1;0))" office:value-type="float" office:value="-1">
            <text:p>-1</text:p>
          </table:table-cell>
          <table:table-cell table:formula="of:=IF(([.B168]=-2);1;IF(([.B168]=0);1;IF(([.B168]=3);1;0)))" office:value-type="float" office:value="1">
            <text:p>1</text:p>
          </table:table-cell>
          <table:table-cell table:formula="of:=IF(([.C168]&lt;0);-1;IF(([.C168]&gt;1);1;0))" office:value-type="float" office:value="-1">
            <text:p>-1</text:p>
          </table:table-cell>
          <table:table-cell table:formula="of:=IF(([.C168]=-2);1;IF(([.C168]=0);1;IF(([.C168]=3);1;0)))" office:value-type="float" office:value="1">
            <text:p>1</text:p>
          </table:table-cell>
          <table:table-cell table:formula="of:=IF(([.D168]&lt;0);-1;IF(([.D168]&gt;1);1;0))" office:value-type="float" office:value="-1">
            <text:p>-1</text:p>
          </table:table-cell>
          <table:table-cell table:formula="of:=IF(([.D168]=-2);1;IF(([.D168]=0);1;IF(([.D168]=3);1;0)))" office:value-type="float" office:value="1">
            <text:p>1</text:p>
          </table:table-cell>
          <table:covered-table-cell table:number-columns-repeated="2"/>
          <table:table-cell table:formula="of:=STDEVP([.H168];[.J168];[.L168])" office:value-type="float" office:value="0">
            <text:p>0</text:p>
          </table:table-cell>
          <table:table-cell table:formula="of:=SUM([.I168];[.K168];[.M168])" office:value-type="float" office:value="3">
            <text:p>3</text:p>
          </table:table-cell>
          <table:table-cell table:formula="of:=AVERAGE([.H168];[.J168];[.L168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360082523340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69]&lt;0);-1;IF(([.B169]&gt;1);1;0))" office:value-type="float" office:value="1">
            <text:p>1</text:p>
          </table:table-cell>
          <table:table-cell table:formula="of:=IF(([.B169]=-2);1;IF(([.B169]=0);1;IF(([.B169]=3);1;0)))" office:value-type="float" office:value="0">
            <text:p>0</text:p>
          </table:table-cell>
          <table:table-cell table:formula="of:=IF(([.C169]&lt;0);-1;IF(([.C169]&gt;1);1;0))" office:value-type="float" office:value="0">
            <text:p>0</text:p>
          </table:table-cell>
          <table:table-cell table:formula="of:=IF(([.C169]=-2);1;IF(([.C169]=0);1;IF(([.C169]=3);1;0)))" office:value-type="float" office:value="1">
            <text:p>1</text:p>
          </table:table-cell>
          <table:table-cell table:formula="of:=IF(([.D169]&lt;0);-1;IF(([.D169]&gt;1);1;0))" office:value-type="float" office:value="0">
            <text:p>0</text:p>
          </table:table-cell>
          <table:table-cell table:formula="of:=IF(([.D169]=-2);1;IF(([.D169]=0);1;IF(([.D169]=3);1;0)))" office:value-type="float" office:value="1">
            <text:p>1</text:p>
          </table:table-cell>
          <table:covered-table-cell table:number-columns-repeated="2"/>
          <table:table-cell table:formula="of:=STDEVP([.H169];[.J169];[.L169])" office:value-type="float" office:value="0.471404520791032">
            <text:p>0.4714045208</text:p>
          </table:table-cell>
          <table:table-cell table:formula="of:=SUM([.I169];[.K169];[.M169])" office:value-type="float" office:value="2">
            <text:p>2</text:p>
          </table:table-cell>
          <table:table-cell table:formula="of:=AVERAGE([.H169];[.J169];[.L16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359419822489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70]&lt;0);-1;IF(([.B170]&gt;1);1;0))" office:value-type="float" office:value="1">
            <text:p>1</text:p>
          </table:table-cell>
          <table:table-cell table:formula="of:=IF(([.B170]=-2);1;IF(([.B170]=0);1;IF(([.B170]=3);1;0)))" office:value-type="float" office:value="1">
            <text:p>1</text:p>
          </table:table-cell>
          <table:table-cell table:formula="of:=IF(([.C170]&lt;0);-1;IF(([.C170]&gt;1);1;0))" office:value-type="float" office:value="1">
            <text:p>1</text:p>
          </table:table-cell>
          <table:table-cell table:formula="of:=IF(([.C170]=-2);1;IF(([.C170]=0);1;IF(([.C170]=3);1;0)))" office:value-type="float" office:value="1">
            <text:p>1</text:p>
          </table:table-cell>
          <table:table-cell table:formula="of:=IF(([.D170]&lt;0);-1;IF(([.D170]&gt;1);1;0))" office:value-type="float" office:value="0">
            <text:p>0</text:p>
          </table:table-cell>
          <table:table-cell table:formula="of:=IF(([.D170]=-2);1;IF(([.D170]=0);1;IF(([.D170]=3);1;0)))" office:value-type="float" office:value="1">
            <text:p>1</text:p>
          </table:table-cell>
          <table:covered-table-cell table:number-columns-repeated="2"/>
          <table:table-cell table:formula="of:=STDEVP([.H170];[.J170];[.L170])" office:value-type="float" office:value="0.471404520791032">
            <text:p>0.4714045208</text:p>
          </table:table-cell>
          <table:table-cell table:formula="of:=SUM([.I170];[.K170];[.M170])" office:value-type="float" office:value="3">
            <text:p>3</text:p>
          </table:table-cell>
          <table:table-cell table:formula="of:=AVERAGE([.H170];[.J170];[.L170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35872818339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71]&lt;0);-1;IF(([.B171]&gt;1);1;0))" office:value-type="float" office:value="0">
            <text:p>0</text:p>
          </table:table-cell>
          <table:table-cell table:formula="of:=IF(([.B171]=-2);1;IF(([.B171]=0);1;IF(([.B171]=3);1;0)))" office:value-type="float" office:value="0">
            <text:p>0</text:p>
          </table:table-cell>
          <table:table-cell table:formula="of:=IF(([.C171]&lt;0);-1;IF(([.C171]&gt;1);1;0))" office:value-type="float" office:value="1">
            <text:p>1</text:p>
          </table:table-cell>
          <table:table-cell table:formula="of:=IF(([.C171]=-2);1;IF(([.C171]=0);1;IF(([.C171]=3);1;0)))" office:value-type="float" office:value="1">
            <text:p>1</text:p>
          </table:table-cell>
          <table:table-cell table:formula="of:=IF(([.D171]&lt;0);-1;IF(([.D171]&gt;1);1;0))" office:value-type="float" office:value="0">
            <text:p>0</text:p>
          </table:table-cell>
          <table:table-cell table:formula="of:=IF(([.D171]=-2);1;IF(([.D171]=0);1;IF(([.D171]=3);1;0)))" office:value-type="float" office:value="1">
            <text:p>1</text:p>
          </table:table-cell>
          <table:covered-table-cell table:number-columns-repeated="2"/>
          <table:table-cell table:formula="of:=STDEVP([.H171];[.J171];[.L171])" office:value-type="float" office:value="0.471404520791032">
            <text:p>0.4714045208</text:p>
          </table:table-cell>
          <table:table-cell table:formula="of:=SUM([.I171];[.K171];[.M171])" office:value-type="float" office:value="2">
            <text:p>2</text:p>
          </table:table-cell>
          <table:table-cell table:formula="of:=AVERAGE([.H171];[.J171];[.L171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355046841548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72]&lt;0);-1;IF(([.B172]&gt;1);1;0))" office:value-type="float" office:value="1">
            <text:p>1</text:p>
          </table:table-cell>
          <table:table-cell table:formula="of:=IF(([.B172]=-2);1;IF(([.B172]=0);1;IF(([.B172]=3);1;0)))" office:value-type="float" office:value="1">
            <text:p>1</text:p>
          </table:table-cell>
          <table:table-cell table:formula="of:=IF(([.C172]&lt;0);-1;IF(([.C172]&gt;1);1;0))" office:value-type="float" office:value="1">
            <text:p>1</text:p>
          </table:table-cell>
          <table:table-cell table:formula="of:=IF(([.C172]=-2);1;IF(([.C172]=0);1;IF(([.C172]=3);1;0)))" office:value-type="float" office:value="1">
            <text:p>1</text:p>
          </table:table-cell>
          <table:table-cell table:formula="of:=IF(([.D172]&lt;0);-1;IF(([.D172]&gt;1);1;0))" office:value-type="float" office:value="1">
            <text:p>1</text:p>
          </table:table-cell>
          <table:table-cell table:formula="of:=IF(([.D172]=-2);1;IF(([.D172]=0);1;IF(([.D172]=3);1;0)))" office:value-type="float" office:value="1">
            <text:p>1</text:p>
          </table:table-cell>
          <table:covered-table-cell table:number-columns-repeated="2"/>
          <table:table-cell table:formula="of:=STDEVP([.H172];[.J172];[.L172])" office:value-type="float" office:value="0">
            <text:p>0</text:p>
          </table:table-cell>
          <table:table-cell table:formula="of:=SUM([.I172];[.K172];[.M172])" office:value-type="float" office:value="3">
            <text:p>3</text:p>
          </table:table-cell>
          <table:table-cell table:formula="of:=AVERAGE([.H172];[.J172];[.L17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53691663155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173]&lt;0);-1;IF(([.B173]&gt;1);1;0))" office:value-type="float" office:value="1">
            <text:p>1</text:p>
          </table:table-cell>
          <table:table-cell table:formula="of:=IF(([.B173]=-2);1;IF(([.B173]=0);1;IF(([.B173]=3);1;0)))" office:value-type="float" office:value="1">
            <text:p>1</text:p>
          </table:table-cell>
          <table:table-cell table:formula="of:=IF(([.C173]&lt;0);-1;IF(([.C173]&gt;1);1;0))" office:value-type="float" office:value="1">
            <text:p>1</text:p>
          </table:table-cell>
          <table:table-cell table:formula="of:=IF(([.C173]=-2);1;IF(([.C173]=0);1;IF(([.C173]=3);1;0)))" office:value-type="float" office:value="1">
            <text:p>1</text:p>
          </table:table-cell>
          <table:table-cell table:formula="of:=IF(([.D173]&lt;0);-1;IF(([.D173]&gt;1);1;0))" office:value-type="float" office:value="0">
            <text:p>0</text:p>
          </table:table-cell>
          <table:table-cell table:formula="of:=IF(([.D173]=-2);1;IF(([.D173]=0);1;IF(([.D173]=3);1;0)))" office:value-type="float" office:value="0">
            <text:p>0</text:p>
          </table:table-cell>
          <table:covered-table-cell table:number-columns-repeated="2"/>
          <table:table-cell table:formula="of:=STDEVP([.H173];[.J173];[.L173])" office:value-type="float" office:value="0.471404520791032">
            <text:p>0.4714045208</text:p>
          </table:table-cell>
          <table:table-cell table:formula="of:=SUM([.I173];[.K173];[.M173])" office:value-type="float" office:value="2">
            <text:p>2</text:p>
          </table:table-cell>
          <table:table-cell table:formula="of:=AVERAGE([.H173];[.J173];[.L173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3532915249152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74]&lt;0);-1;IF(([.B174]&gt;1);1;0))" office:value-type="float" office:value="-1">
            <text:p>-1</text:p>
          </table:table-cell>
          <table:table-cell table:formula="of:=IF(([.B174]=-2);1;IF(([.B174]=0);1;IF(([.B174]=3);1;0)))" office:value-type="float" office:value="1">
            <text:p>1</text:p>
          </table:table-cell>
          <table:table-cell table:formula="of:=IF(([.C174]&lt;0);-1;IF(([.C174]&gt;1);1;0))" office:value-type="float" office:value="-1">
            <text:p>-1</text:p>
          </table:table-cell>
          <table:table-cell table:formula="of:=IF(([.C174]=-2);1;IF(([.C174]=0);1;IF(([.C174]=3);1;0)))" office:value-type="float" office:value="1">
            <text:p>1</text:p>
          </table:table-cell>
          <table:table-cell table:formula="of:=IF(([.D174]&lt;0);-1;IF(([.D174]&gt;1);1;0))" office:value-type="float" office:value="-1">
            <text:p>-1</text:p>
          </table:table-cell>
          <table:table-cell table:formula="of:=IF(([.D174]=-2);1;IF(([.D174]=0);1;IF(([.D174]=3);1;0)))" office:value-type="float" office:value="0">
            <text:p>0</text:p>
          </table:table-cell>
          <table:covered-table-cell table:number-columns-repeated="2"/>
          <table:table-cell table:formula="of:=STDEVP([.H174];[.J174];[.L174])" office:value-type="float" office:value="0">
            <text:p>0</text:p>
          </table:table-cell>
          <table:table-cell table:formula="of:=SUM([.I174];[.K174];[.M174])" office:value-type="float" office:value="2">
            <text:p>2</text:p>
          </table:table-cell>
          <table:table-cell table:formula="of:=AVERAGE([.H174];[.J174];[.L174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348158955110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75]&lt;0);-1;IF(([.B175]&gt;1);1;0))" office:value-type="float" office:value="1">
            <text:p>1</text:p>
          </table:table-cell>
          <table:table-cell table:formula="of:=IF(([.B175]=-2);1;IF(([.B175]=0);1;IF(([.B175]=3);1;0)))" office:value-type="float" office:value="1">
            <text:p>1</text:p>
          </table:table-cell>
          <table:table-cell table:formula="of:=IF(([.C175]&lt;0);-1;IF(([.C175]&gt;1);1;0))" office:value-type="float" office:value="1">
            <text:p>1</text:p>
          </table:table-cell>
          <table:table-cell table:formula="of:=IF(([.C175]=-2);1;IF(([.C175]=0);1;IF(([.C175]=3);1;0)))" office:value-type="float" office:value="1">
            <text:p>1</text:p>
          </table:table-cell>
          <table:table-cell table:formula="of:=IF(([.D175]&lt;0);-1;IF(([.D175]&gt;1);1;0))" office:value-type="float" office:value="0">
            <text:p>0</text:p>
          </table:table-cell>
          <table:table-cell table:formula="of:=IF(([.D175]=-2);1;IF(([.D175]=0);1;IF(([.D175]=3);1;0)))" office:value-type="float" office:value="1">
            <text:p>1</text:p>
          </table:table-cell>
          <table:covered-table-cell table:number-columns-repeated="2"/>
          <table:table-cell table:formula="of:=STDEVP([.H175];[.J175];[.L175])" office:value-type="float" office:value="0.471404520791032">
            <text:p>0.4714045208</text:p>
          </table:table-cell>
          <table:table-cell table:formula="of:=SUM([.I175];[.K175];[.M175])" office:value-type="float" office:value="3">
            <text:p>3</text:p>
          </table:table-cell>
          <table:table-cell table:formula="of:=AVERAGE([.H175];[.J175];[.L175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3473846870016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76]&lt;0);-1;IF(([.B176]&gt;1);1;0))" office:value-type="float" office:value="0">
            <text:p>0</text:p>
          </table:table-cell>
          <table:table-cell table:formula="of:=IF(([.B176]=-2);1;IF(([.B176]=0);1;IF(([.B176]=3);1;0)))" office:value-type="float" office:value="0">
            <text:p>0</text:p>
          </table:table-cell>
          <table:table-cell table:formula="of:=IF(([.C176]&lt;0);-1;IF(([.C176]&gt;1);1;0))" office:value-type="float" office:value="-1">
            <text:p>-1</text:p>
          </table:table-cell>
          <table:table-cell table:formula="of:=IF(([.C176]=-2);1;IF(([.C176]=0);1;IF(([.C176]=3);1;0)))" office:value-type="float" office:value="1">
            <text:p>1</text:p>
          </table:table-cell>
          <table:table-cell table:formula="of:=IF(([.D176]&lt;0);-1;IF(([.D176]&gt;1);1;0))" office:value-type="float" office:value="-1">
            <text:p>-1</text:p>
          </table:table-cell>
          <table:table-cell table:formula="of:=IF(([.D176]=-2);1;IF(([.D176]=0);1;IF(([.D176]=3);1;0)))" office:value-type="float" office:value="1">
            <text:p>1</text:p>
          </table:table-cell>
          <table:covered-table-cell table:number-columns-repeated="2"/>
          <table:table-cell table:formula="of:=STDEVP([.H176];[.J176];[.L176])" office:value-type="float" office:value="0.471404520791032">
            <text:p>0.4714045208</text:p>
          </table:table-cell>
          <table:table-cell table:formula="of:=SUM([.I176];[.K176];[.M176])" office:value-type="float" office:value="2">
            <text:p>2</text:p>
          </table:table-cell>
          <table:table-cell table:formula="of:=AVERAGE([.H176];[.J176];[.L176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3418129739776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77]&lt;0);-1;IF(([.B177]&gt;1);1;0))" office:value-type="float" office:value="1">
            <text:p>1</text:p>
          </table:table-cell>
          <table:table-cell table:formula="of:=IF(([.B177]=-2);1;IF(([.B177]=0);1;IF(([.B177]=3);1;0)))" office:value-type="float" office:value="1">
            <text:p>1</text:p>
          </table:table-cell>
          <table:table-cell table:formula="of:=IF(([.C177]&lt;0);-1;IF(([.C177]&gt;1);1;0))" office:value-type="float" office:value="1">
            <text:p>1</text:p>
          </table:table-cell>
          <table:table-cell table:formula="of:=IF(([.C177]=-2);1;IF(([.C177]=0);1;IF(([.C177]=3);1;0)))" office:value-type="float" office:value="1">
            <text:p>1</text:p>
          </table:table-cell>
          <table:table-cell table:formula="of:=IF(([.D177]&lt;0);-1;IF(([.D177]&gt;1);1;0))" office:value-type="float" office:value="1">
            <text:p>1</text:p>
          </table:table-cell>
          <table:table-cell table:formula="of:=IF(([.D177]=-2);1;IF(([.D177]=0);1;IF(([.D177]=3);1;0)))" office:value-type="float" office:value="1">
            <text:p>1</text:p>
          </table:table-cell>
          <table:covered-table-cell table:number-columns-repeated="2"/>
          <table:table-cell table:formula="of:=STDEVP([.H177];[.J177];[.L177])" office:value-type="float" office:value="0">
            <text:p>0</text:p>
          </table:table-cell>
          <table:table-cell table:formula="of:=SUM([.I177];[.K177];[.M177])" office:value-type="float" office:value="3">
            <text:p>3</text:p>
          </table:table-cell>
          <table:table-cell table:formula="of:=AVERAGE([.H177];[.J177];[.L17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405064462336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78]&lt;0);-1;IF(([.B178]&gt;1);1;0))" office:value-type="float" office:value="1">
            <text:p>1</text:p>
          </table:table-cell>
          <table:table-cell table:formula="of:=IF(([.B178]=-2);1;IF(([.B178]=0);1;IF(([.B178]=3);1;0)))" office:value-type="float" office:value="1">
            <text:p>1</text:p>
          </table:table-cell>
          <table:table-cell table:formula="of:=IF(([.C178]&lt;0);-1;IF(([.C178]&gt;1);1;0))" office:value-type="float" office:value="1">
            <text:p>1</text:p>
          </table:table-cell>
          <table:table-cell table:formula="of:=IF(([.C178]=-2);1;IF(([.C178]=0);1;IF(([.C178]=3);1;0)))" office:value-type="float" office:value="1">
            <text:p>1</text:p>
          </table:table-cell>
          <table:table-cell table:formula="of:=IF(([.D178]&lt;0);-1;IF(([.D178]&gt;1);1;0))" office:value-type="float" office:value="1">
            <text:p>1</text:p>
          </table:table-cell>
          <table:table-cell table:formula="of:=IF(([.D178]=-2);1;IF(([.D178]=0);1;IF(([.D178]=3);1;0)))" office:value-type="float" office:value="1">
            <text:p>1</text:p>
          </table:table-cell>
          <table:covered-table-cell table:number-columns-repeated="2"/>
          <table:table-cell table:formula="of:=STDEVP([.H178];[.J178];[.L178])" office:value-type="float" office:value="0">
            <text:p>0</text:p>
          </table:table-cell>
          <table:table-cell table:formula="of:=SUM([.I178];[.K178];[.M178])" office:value-type="float" office:value="3">
            <text:p>3</text:p>
          </table:table-cell>
          <table:table-cell table:formula="of:=AVERAGE([.H178];[.J178];[.L17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3799196303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79]&lt;0);-1;IF(([.B179]&gt;1);1;0))" office:value-type="float" office:value="0">
            <text:p>0</text:p>
          </table:table-cell>
          <table:table-cell table:formula="of:=IF(([.B179]=-2);1;IF(([.B179]=0);1;IF(([.B179]=3);1;0)))" office:value-type="float" office:value="0">
            <text:p>0</text:p>
          </table:table-cell>
          <table:table-cell table:formula="of:=IF(([.C179]&lt;0);-1;IF(([.C179]&gt;1);1;0))" office:value-type="float" office:value="1">
            <text:p>1</text:p>
          </table:table-cell>
          <table:table-cell table:formula="of:=IF(([.C179]=-2);1;IF(([.C179]=0);1;IF(([.C179]=3);1;0)))" office:value-type="float" office:value="1">
            <text:p>1</text:p>
          </table:table-cell>
          <table:table-cell table:formula="of:=IF(([.D179]&lt;0);-1;IF(([.D179]&gt;1);1;0))" office:value-type="float" office:value="0">
            <text:p>0</text:p>
          </table:table-cell>
          <table:table-cell table:formula="of:=IF(([.D179]=-2);1;IF(([.D179]=0);1;IF(([.D179]=3);1;0)))" office:value-type="float" office:value="1">
            <text:p>1</text:p>
          </table:table-cell>
          <table:covered-table-cell table:number-columns-repeated="2"/>
          <table:table-cell table:formula="of:=STDEVP([.H179];[.J179];[.L179])" office:value-type="float" office:value="0.471404520791032">
            <text:p>0.4714045208</text:p>
          </table:table-cell>
          <table:table-cell table:formula="of:=SUM([.I179];[.K179];[.M179])" office:value-type="float" office:value="2">
            <text:p>2</text:p>
          </table:table-cell>
          <table:table-cell table:formula="of:=AVERAGE([.H179];[.J179];[.L17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333698252800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80]&lt;0);-1;IF(([.B180]&gt;1);1;0))" office:value-type="float" office:value="1">
            <text:p>1</text:p>
          </table:table-cell>
          <table:table-cell table:formula="of:=IF(([.B180]=-2);1;IF(([.B180]=0);1;IF(([.B180]=3);1;0)))" office:value-type="float" office:value="1">
            <text:p>1</text:p>
          </table:table-cell>
          <table:table-cell table:formula="of:=IF(([.C180]&lt;0);-1;IF(([.C180]&gt;1);1;0))" office:value-type="float" office:value="1">
            <text:p>1</text:p>
          </table:table-cell>
          <table:table-cell table:formula="of:=IF(([.C180]=-2);1;IF(([.C180]=0);1;IF(([.C180]=3);1;0)))" office:value-type="float" office:value="1">
            <text:p>1</text:p>
          </table:table-cell>
          <table:table-cell table:formula="of:=IF(([.D180]&lt;0);-1;IF(([.D180]&gt;1);1;0))" office:value-type="float" office:value="1">
            <text:p>1</text:p>
          </table:table-cell>
          <table:table-cell table:formula="of:=IF(([.D180]=-2);1;IF(([.D180]=0);1;IF(([.D180]=3);1;0)))" office:value-type="float" office:value="0">
            <text:p>0</text:p>
          </table:table-cell>
          <table:covered-table-cell table:number-columns-repeated="2"/>
          <table:table-cell table:formula="of:=STDEVP([.H180];[.J180];[.L180])" office:value-type="float" office:value="0">
            <text:p>0</text:p>
          </table:table-cell>
          <table:table-cell table:formula="of:=SUM([.I180];[.K180];[.M180])" office:value-type="float" office:value="2">
            <text:p>2</text:p>
          </table:table-cell>
          <table:table-cell table:formula="of:=AVERAGE([.H180];[.J180];[.L18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23329513881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81]&lt;0);-1;IF(([.B181]&gt;1);1;0))" office:value-type="float" office:value="0">
            <text:p>0</text:p>
          </table:table-cell>
          <table:table-cell table:formula="of:=IF(([.B181]=-2);1;IF(([.B181]=0);1;IF(([.B181]=3);1;0)))" office:value-type="float" office:value="1">
            <text:p>1</text:p>
          </table:table-cell>
          <table:table-cell table:formula="of:=IF(([.C181]&lt;0);-1;IF(([.C181]&gt;1);1;0))" office:value-type="float" office:value="-1">
            <text:p>-1</text:p>
          </table:table-cell>
          <table:table-cell table:formula="of:=IF(([.C181]=-2);1;IF(([.C181]=0);1;IF(([.C181]=3);1;0)))" office:value-type="float" office:value="1">
            <text:p>1</text:p>
          </table:table-cell>
          <table:table-cell table:formula="of:=IF(([.D181]&lt;0);-1;IF(([.D181]&gt;1);1;0))" office:value-type="float" office:value="0">
            <text:p>0</text:p>
          </table:table-cell>
          <table:table-cell table:formula="of:=IF(([.D181]=-2);1;IF(([.D181]=0);1;IF(([.D181]=3);1;0)))" office:value-type="float" office:value="1">
            <text:p>1</text:p>
          </table:table-cell>
          <table:covered-table-cell table:number-columns-repeated="2"/>
          <table:table-cell table:formula="of:=STDEVP([.H181];[.J181];[.L181])" office:value-type="float" office:value="0.471404520791032">
            <text:p>0.4714045208</text:p>
          </table:table-cell>
          <table:table-cell table:formula="of:=SUM([.I181];[.K181];[.M181])" office:value-type="float" office:value="3">
            <text:p>3</text:p>
          </table:table-cell>
          <table:table-cell table:formula="of:=AVERAGE([.H181];[.J181];[.L181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3210280984576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82]&lt;0);-1;IF(([.B182]&gt;1);1;0))" office:value-type="float" office:value="0">
            <text:p>0</text:p>
          </table:table-cell>
          <table:table-cell table:formula="of:=IF(([.B182]=-2);1;IF(([.B182]=0);1;IF(([.B182]=3);1;0)))" office:value-type="float" office:value="1">
            <text:p>1</text:p>
          </table:table-cell>
          <table:table-cell table:formula="of:=IF(([.C182]&lt;0);-1;IF(([.C182]&gt;1);1;0))" office:value-type="float" office:value="0">
            <text:p>0</text:p>
          </table:table-cell>
          <table:table-cell table:formula="of:=IF(([.C182]=-2);1;IF(([.C182]=0);1;IF(([.C182]=3);1;0)))" office:value-type="float" office:value="1">
            <text:p>1</text:p>
          </table:table-cell>
          <table:table-cell table:formula="of:=IF(([.D182]&lt;0);-1;IF(([.D182]&gt;1);1;0))" office:value-type="float" office:value="0">
            <text:p>0</text:p>
          </table:table-cell>
          <table:table-cell table:formula="of:=IF(([.D182]=-2);1;IF(([.D182]=0);1;IF(([.D182]=3);1;0)))" office:value-type="float" office:value="1">
            <text:p>1</text:p>
          </table:table-cell>
          <table:covered-table-cell table:number-columns-repeated="2"/>
          <table:table-cell table:formula="of:=STDEVP([.H182];[.J182];[.L182])" office:value-type="float" office:value="0">
            <text:p>0</text:p>
          </table:table-cell>
          <table:table-cell table:formula="of:=SUM([.I182];[.K182];[.M182])" office:value-type="float" office:value="3">
            <text:p>3</text:p>
          </table:table-cell>
          <table:table-cell table:formula="of:=AVERAGE([.H182];[.J182];[.L18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20556239667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83]&lt;0);-1;IF(([.B183]&gt;1);1;0))" office:value-type="float" office:value="0">
            <text:p>0</text:p>
          </table:table-cell>
          <table:table-cell table:formula="of:=IF(([.B183]=-2);1;IF(([.B183]=0);1;IF(([.B183]=3);1;0)))" office:value-type="float" office:value="0">
            <text:p>0</text:p>
          </table:table-cell>
          <table:table-cell table:formula="of:=IF(([.C183]&lt;0);-1;IF(([.C183]&gt;1);1;0))" office:value-type="float" office:value="1">
            <text:p>1</text:p>
          </table:table-cell>
          <table:table-cell table:formula="of:=IF(([.C183]=-2);1;IF(([.C183]=0);1;IF(([.C183]=3);1;0)))" office:value-type="float" office:value="1">
            <text:p>1</text:p>
          </table:table-cell>
          <table:table-cell table:formula="of:=IF(([.D183]&lt;0);-1;IF(([.D183]&gt;1);1;0))" office:value-type="float" office:value="1">
            <text:p>1</text:p>
          </table:table-cell>
          <table:table-cell table:formula="of:=IF(([.D183]=-2);1;IF(([.D183]=0);1;IF(([.D183]=3);1;0)))" office:value-type="float" office:value="1">
            <text:p>1</text:p>
          </table:table-cell>
          <table:covered-table-cell table:number-columns-repeated="2"/>
          <table:table-cell table:formula="of:=STDEVP([.H183];[.J183];[.L183])" office:value-type="float" office:value="0.471404520791032">
            <text:p>0.4714045208</text:p>
          </table:table-cell>
          <table:table-cell table:formula="of:=SUM([.I183];[.K183];[.M183])" office:value-type="float" office:value="2">
            <text:p>2</text:p>
          </table:table-cell>
          <table:table-cell table:formula="of:=AVERAGE([.H183];[.J183];[.L183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317087550668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84]&lt;0);-1;IF(([.B184]&gt;1);1;0))" office:value-type="float" office:value="1">
            <text:p>1</text:p>
          </table:table-cell>
          <table:table-cell table:formula="of:=IF(([.B184]=-2);1;IF(([.B184]=0);1;IF(([.B184]=3);1;0)))" office:value-type="float" office:value="1">
            <text:p>1</text:p>
          </table:table-cell>
          <table:table-cell table:formula="of:=IF(([.C184]&lt;0);-1;IF(([.C184]&gt;1);1;0))" office:value-type="float" office:value="1">
            <text:p>1</text:p>
          </table:table-cell>
          <table:table-cell table:formula="of:=IF(([.C184]=-2);1;IF(([.C184]=0);1;IF(([.C184]=3);1;0)))" office:value-type="float" office:value="1">
            <text:p>1</text:p>
          </table:table-cell>
          <table:table-cell table:formula="of:=IF(([.D184]&lt;0);-1;IF(([.D184]&gt;1);1;0))" office:value-type="float" office:value="1">
            <text:p>1</text:p>
          </table:table-cell>
          <table:table-cell table:formula="of:=IF(([.D184]=-2);1;IF(([.D184]=0);1;IF(([.D184]=3);1;0)))" office:value-type="float" office:value="1">
            <text:p>1</text:p>
          </table:table-cell>
          <table:covered-table-cell table:number-columns-repeated="2"/>
          <table:table-cell table:formula="of:=STDEVP([.H184];[.J184];[.L184])" office:value-type="float" office:value="0">
            <text:p>0</text:p>
          </table:table-cell>
          <table:table-cell table:formula="of:=SUM([.I184];[.K184];[.M184])" office:value-type="float" office:value="3">
            <text:p>3</text:p>
          </table:table-cell>
          <table:table-cell table:formula="of:=AVERAGE([.H184];[.J184];[.L18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166186283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85]&lt;0);-1;IF(([.B185]&gt;1);1;0))" office:value-type="float" office:value="0">
            <text:p>0</text:p>
          </table:table-cell>
          <table:table-cell table:formula="of:=IF(([.B185]=-2);1;IF(([.B185]=0);1;IF(([.B185]=3);1;0)))" office:value-type="float" office:value="0">
            <text:p>0</text:p>
          </table:table-cell>
          <table:table-cell table:formula="of:=IF(([.C185]&lt;0);-1;IF(([.C185]&gt;1);1;0))" office:value-type="float" office:value="1">
            <text:p>1</text:p>
          </table:table-cell>
          <table:table-cell table:formula="of:=IF(([.C185]=-2);1;IF(([.C185]=0);1;IF(([.C185]=3);1;0)))" office:value-type="float" office:value="1">
            <text:p>1</text:p>
          </table:table-cell>
          <table:table-cell table:formula="of:=IF(([.D185]&lt;0);-1;IF(([.D185]&gt;1);1;0))" office:value-type="float" office:value="-1">
            <text:p>-1</text:p>
          </table:table-cell>
          <table:table-cell table:formula="of:=IF(([.D185]=-2);1;IF(([.D185]=0);1;IF(([.D185]=3);1;0)))" office:value-type="float" office:value="0">
            <text:p>0</text:p>
          </table:table-cell>
          <table:covered-table-cell table:number-columns-repeated="2"/>
          <table:table-cell table:formula="of:=STDEVP([.H185];[.J185];[.L185])" office:value-type="float" office:value="0.816496580927726">
            <text:p>0.8164965809</text:p>
          </table:table-cell>
          <table:table-cell table:formula="of:=SUM([.I185];[.K185];[.M185])" office:value-type="float" office:value="1">
            <text:p>1</text:p>
          </table:table-cell>
          <table:table-cell table:formula="of:=AVERAGE([.H185];[.J185];[.L185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1645001850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86]&lt;0);-1;IF(([.B186]&gt;1);1;0))" office:value-type="float" office:value="0">
            <text:p>0</text:p>
          </table:table-cell>
          <table:table-cell table:formula="of:=IF(([.B186]=-2);1;IF(([.B186]=0);1;IF(([.B186]=3);1;0)))" office:value-type="float" office:value="0">
            <text:p>0</text:p>
          </table:table-cell>
          <table:table-cell table:formula="of:=IF(([.C186]&lt;0);-1;IF(([.C186]&gt;1);1;0))" office:value-type="float" office:value="0">
            <text:p>0</text:p>
          </table:table-cell>
          <table:table-cell table:formula="of:=IF(([.C186]=-2);1;IF(([.C186]=0);1;IF(([.C186]=3);1;0)))" office:value-type="float" office:value="1">
            <text:p>1</text:p>
          </table:table-cell>
          <table:table-cell table:formula="of:=IF(([.D186]&lt;0);-1;IF(([.D186]&gt;1);1;0))" office:value-type="float" office:value="0">
            <text:p>0</text:p>
          </table:table-cell>
          <table:table-cell table:formula="of:=IF(([.D186]=-2);1;IF(([.D186]=0);1;IF(([.D186]=3);1;0)))" office:value-type="float" office:value="1">
            <text:p>1</text:p>
          </table:table-cell>
          <table:covered-table-cell table:number-columns-repeated="2"/>
          <table:table-cell table:formula="of:=STDEVP([.H186];[.J186];[.L186])" office:value-type="float" office:value="0">
            <text:p>0</text:p>
          </table:table-cell>
          <table:table-cell table:formula="of:=SUM([.I186];[.K186];[.M186])" office:value-type="float" office:value="2">
            <text:p>2</text:p>
          </table:table-cell>
          <table:table-cell table:formula="of:=AVERAGE([.H186];[.J186];[.L18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14936292556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87]&lt;0);-1;IF(([.B187]&gt;1);1;0))" office:value-type="float" office:value="1">
            <text:p>1</text:p>
          </table:table-cell>
          <table:table-cell table:formula="of:=IF(([.B187]=-2);1;IF(([.B187]=0);1;IF(([.B187]=3);1;0)))" office:value-type="float" office:value="1">
            <text:p>1</text:p>
          </table:table-cell>
          <table:table-cell table:formula="of:=IF(([.C187]&lt;0);-1;IF(([.C187]&gt;1);1;0))" office:value-type="float" office:value="1">
            <text:p>1</text:p>
          </table:table-cell>
          <table:table-cell table:formula="of:=IF(([.C187]=-2);1;IF(([.C187]=0);1;IF(([.C187]=3);1;0)))" office:value-type="float" office:value="1">
            <text:p>1</text:p>
          </table:table-cell>
          <table:table-cell table:formula="of:=IF(([.D187]&lt;0);-1;IF(([.D187]&gt;1);1;0))" office:value-type="float" office:value="1">
            <text:p>1</text:p>
          </table:table-cell>
          <table:table-cell table:formula="of:=IF(([.D187]=-2);1;IF(([.D187]=0);1;IF(([.D187]=3);1;0)))" office:value-type="float" office:value="1">
            <text:p>1</text:p>
          </table:table-cell>
          <table:covered-table-cell table:number-columns-repeated="2"/>
          <table:table-cell table:formula="of:=STDEVP([.H187];[.J187];[.L187])" office:value-type="float" office:value="0">
            <text:p>0</text:p>
          </table:table-cell>
          <table:table-cell table:formula="of:=SUM([.I187];[.K187];[.M187])" office:value-type="float" office:value="3">
            <text:p>3</text:p>
          </table:table-cell>
          <table:table-cell table:formula="of:=AVERAGE([.H187];[.J187];[.L18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137224605697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88]&lt;0);-1;IF(([.B188]&gt;1);1;0))" office:value-type="float" office:value="0">
            <text:p>0</text:p>
          </table:table-cell>
          <table:table-cell table:formula="of:=IF(([.B188]=-2);1;IF(([.B188]=0);1;IF(([.B188]=3);1;0)))" office:value-type="float" office:value="1">
            <text:p>1</text:p>
          </table:table-cell>
          <table:table-cell table:formula="of:=IF(([.C188]&lt;0);-1;IF(([.C188]&gt;1);1;0))" office:value-type="float" office:value="0">
            <text:p>0</text:p>
          </table:table-cell>
          <table:table-cell table:formula="of:=IF(([.C188]=-2);1;IF(([.C188]=0);1;IF(([.C188]=3);1;0)))" office:value-type="float" office:value="1">
            <text:p>1</text:p>
          </table:table-cell>
          <table:table-cell table:formula="of:=IF(([.D188]&lt;0);-1;IF(([.D188]&gt;1);1;0))" office:value-type="float" office:value="-1">
            <text:p>-1</text:p>
          </table:table-cell>
          <table:table-cell table:formula="of:=IF(([.D188]=-2);1;IF(([.D188]=0);1;IF(([.D188]=3);1;0)))" office:value-type="float" office:value="1">
            <text:p>1</text:p>
          </table:table-cell>
          <table:covered-table-cell table:number-columns-repeated="2"/>
          <table:table-cell table:formula="of:=STDEVP([.H188];[.J188];[.L188])" office:value-type="float" office:value="0.471404520791032">
            <text:p>0.4714045208</text:p>
          </table:table-cell>
          <table:table-cell table:formula="of:=SUM([.I188];[.K188];[.M188])" office:value-type="float" office:value="3">
            <text:p>3</text:p>
          </table:table-cell>
          <table:table-cell table:formula="of:=AVERAGE([.H188];[.J188];[.L188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311847188070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89]&lt;0);-1;IF(([.B189]&gt;1);1;0))" office:value-type="float" office:value="0">
            <text:p>0</text:p>
          </table:table-cell>
          <table:table-cell table:formula="of:=IF(([.B189]=-2);1;IF(([.B189]=0);1;IF(([.B189]=3);1;0)))" office:value-type="float" office:value="1">
            <text:p>1</text:p>
          </table:table-cell>
          <table:table-cell table:formula="of:=IF(([.C189]&lt;0);-1;IF(([.C189]&gt;1);1;0))" office:value-type="float" office:value="0">
            <text:p>0</text:p>
          </table:table-cell>
          <table:table-cell table:formula="of:=IF(([.C189]=-2);1;IF(([.C189]=0);1;IF(([.C189]=3);1;0)))" office:value-type="float" office:value="1">
            <text:p>1</text:p>
          </table:table-cell>
          <table:table-cell table:formula="of:=IF(([.D189]&lt;0);-1;IF(([.D189]&gt;1);1;0))" office:value-type="float" office:value="-1">
            <text:p>-1</text:p>
          </table:table-cell>
          <table:table-cell table:formula="of:=IF(([.D189]=-2);1;IF(([.D189]=0);1;IF(([.D189]=3);1;0)))" office:value-type="float" office:value="0">
            <text:p>0</text:p>
          </table:table-cell>
          <table:covered-table-cell table:number-columns-repeated="2"/>
          <table:table-cell table:formula="of:=STDEVP([.H189];[.J189];[.L189])" office:value-type="float" office:value="0.471404520791032">
            <text:p>0.4714045208</text:p>
          </table:table-cell>
          <table:table-cell table:formula="of:=SUM([.I189];[.K189];[.M189])" office:value-type="float" office:value="2">
            <text:p>2</text:p>
          </table:table-cell>
          <table:table-cell table:formula="of:=AVERAGE([.H189];[.J189];[.L189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310496622592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90]&lt;0);-1;IF(([.B190]&gt;1);1;0))" office:value-type="float" office:value="0">
            <text:p>0</text:p>
          </table:table-cell>
          <table:table-cell table:formula="of:=IF(([.B190]=-2);1;IF(([.B190]=0);1;IF(([.B190]=3);1;0)))" office:value-type="float" office:value="1">
            <text:p>1</text:p>
          </table:table-cell>
          <table:table-cell table:formula="of:=IF(([.C190]&lt;0);-1;IF(([.C190]&gt;1);1;0))" office:value-type="float" office:value="0">
            <text:p>0</text:p>
          </table:table-cell>
          <table:table-cell table:formula="of:=IF(([.C190]=-2);1;IF(([.C190]=0);1;IF(([.C190]=3);1;0)))" office:value-type="float" office:value="1">
            <text:p>1</text:p>
          </table:table-cell>
          <table:table-cell table:formula="of:=IF(([.D190]&lt;0);-1;IF(([.D190]&gt;1);1;0))" office:value-type="float" office:value="-1">
            <text:p>-1</text:p>
          </table:table-cell>
          <table:table-cell table:formula="of:=IF(([.D190]=-2);1;IF(([.D190]=0);1;IF(([.D190]=3);1;0)))" office:value-type="float" office:value="1">
            <text:p>1</text:p>
          </table:table-cell>
          <table:covered-table-cell table:number-columns-repeated="2"/>
          <table:table-cell table:formula="of:=STDEVP([.H190];[.J190];[.L190])" office:value-type="float" office:value="0.471404520791032">
            <text:p>0.4714045208</text:p>
          </table:table-cell>
          <table:table-cell table:formula="of:=SUM([.I190];[.K190];[.M190])" office:value-type="float" office:value="3">
            <text:p>3</text:p>
          </table:table-cell>
          <table:table-cell table:formula="of:=AVERAGE([.H190];[.J190];[.L190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307411292160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1]&lt;0);-1;IF(([.B191]&gt;1);1;0))" office:value-type="float" office:value="1">
            <text:p>1</text:p>
          </table:table-cell>
          <table:table-cell table:formula="of:=IF(([.B191]=-2);1;IF(([.B191]=0);1;IF(([.B191]=3);1;0)))" office:value-type="float" office:value="1">
            <text:p>1</text:p>
          </table:table-cell>
          <table:table-cell table:formula="of:=IF(([.C191]&lt;0);-1;IF(([.C191]&gt;1);1;0))" office:value-type="float" office:value="1">
            <text:p>1</text:p>
          </table:table-cell>
          <table:table-cell table:formula="of:=IF(([.C191]=-2);1;IF(([.C191]=0);1;IF(([.C191]=3);1;0)))" office:value-type="float" office:value="1">
            <text:p>1</text:p>
          </table:table-cell>
          <table:table-cell table:formula="of:=IF(([.D191]&lt;0);-1;IF(([.D191]&gt;1);1;0))" office:value-type="float" office:value="1">
            <text:p>1</text:p>
          </table:table-cell>
          <table:table-cell table:formula="of:=IF(([.D191]=-2);1;IF(([.D191]=0);1;IF(([.D191]=3);1;0)))" office:value-type="float" office:value="1">
            <text:p>1</text:p>
          </table:table-cell>
          <table:covered-table-cell table:number-columns-repeated="2"/>
          <table:table-cell table:formula="of:=STDEVP([.H191];[.J191];[.L191])" office:value-type="float" office:value="0">
            <text:p>0</text:p>
          </table:table-cell>
          <table:table-cell table:formula="of:=SUM([.I191];[.K191];[.M191])" office:value-type="float" office:value="3">
            <text:p>3</text:p>
          </table:table-cell>
          <table:table-cell table:formula="of:=AVERAGE([.H191];[.J191];[.L19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05577540812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2]&lt;0);-1;IF(([.B192]&gt;1);1;0))" office:value-type="float" office:value="1">
            <text:p>1</text:p>
          </table:table-cell>
          <table:table-cell table:formula="of:=IF(([.B192]=-2);1;IF(([.B192]=0);1;IF(([.B192]=3);1;0)))" office:value-type="float" office:value="1">
            <text:p>1</text:p>
          </table:table-cell>
          <table:table-cell table:formula="of:=IF(([.C192]&lt;0);-1;IF(([.C192]&gt;1);1;0))" office:value-type="float" office:value="1">
            <text:p>1</text:p>
          </table:table-cell>
          <table:table-cell table:formula="of:=IF(([.C192]=-2);1;IF(([.C192]=0);1;IF(([.C192]=3);1;0)))" office:value-type="float" office:value="1">
            <text:p>1</text:p>
          </table:table-cell>
          <table:table-cell table:formula="of:=IF(([.D192]&lt;0);-1;IF(([.D192]&gt;1);1;0))" office:value-type="float" office:value="1">
            <text:p>1</text:p>
          </table:table-cell>
          <table:table-cell table:formula="of:=IF(([.D192]=-2);1;IF(([.D192]=0);1;IF(([.D192]=3);1;0)))" office:value-type="float" office:value="1">
            <text:p>1</text:p>
          </table:table-cell>
          <table:covered-table-cell table:number-columns-repeated="2"/>
          <table:table-cell table:formula="of:=STDEVP([.H192];[.J192];[.L192])" office:value-type="float" office:value="0">
            <text:p>0</text:p>
          </table:table-cell>
          <table:table-cell table:formula="of:=SUM([.I192];[.K192];[.M192])" office:value-type="float" office:value="3">
            <text:p>3</text:p>
          </table:table-cell>
          <table:table-cell table:formula="of:=AVERAGE([.H192];[.J192];[.L19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054311604225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93]&lt;0);-1;IF(([.B193]&gt;1);1;0))" office:value-type="float" office:value="0">
            <text:p>0</text:p>
          </table:table-cell>
          <table:table-cell table:formula="of:=IF(([.B193]=-2);1;IF(([.B193]=0);1;IF(([.B193]=3);1;0)))" office:value-type="float" office:value="1">
            <text:p>1</text:p>
          </table:table-cell>
          <table:table-cell table:formula="of:=IF(([.C193]&lt;0);-1;IF(([.C193]&gt;1);1;0))" office:value-type="float" office:value="0">
            <text:p>0</text:p>
          </table:table-cell>
          <table:table-cell table:formula="of:=IF(([.C193]=-2);1;IF(([.C193]=0);1;IF(([.C193]=3);1;0)))" office:value-type="float" office:value="1">
            <text:p>1</text:p>
          </table:table-cell>
          <table:table-cell table:formula="of:=IF(([.D193]&lt;0);-1;IF(([.D193]&gt;1);1;0))" office:value-type="float" office:value="0">
            <text:p>0</text:p>
          </table:table-cell>
          <table:table-cell table:formula="of:=IF(([.D193]=-2);1;IF(([.D193]=0);1;IF(([.D193]=3);1;0)))" office:value-type="float" office:value="1">
            <text:p>1</text:p>
          </table:table-cell>
          <table:covered-table-cell table:number-columns-repeated="2"/>
          <table:table-cell table:formula="of:=STDEVP([.H193];[.J193];[.L193])" office:value-type="float" office:value="0">
            <text:p>0</text:p>
          </table:table-cell>
          <table:table-cell table:formula="of:=SUM([.I193];[.K193];[.M193])" office:value-type="float" office:value="3">
            <text:p>3</text:p>
          </table:table-cell>
          <table:table-cell table:formula="of:=AVERAGE([.H193];[.J193];[.L19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01000298086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94]&lt;0);-1;IF(([.B194]&gt;1);1;0))" office:value-type="float" office:value="1">
            <text:p>1</text:p>
          </table:table-cell>
          <table:table-cell table:formula="of:=IF(([.B194]=-2);1;IF(([.B194]=0);1;IF(([.B194]=3);1;0)))" office:value-type="float" office:value="1">
            <text:p>1</text:p>
          </table:table-cell>
          <table:table-cell table:formula="of:=IF(([.C194]&lt;0);-1;IF(([.C194]&gt;1);1;0))" office:value-type="float" office:value="1">
            <text:p>1</text:p>
          </table:table-cell>
          <table:table-cell table:formula="of:=IF(([.C194]=-2);1;IF(([.C194]=0);1;IF(([.C194]=3);1;0)))" office:value-type="float" office:value="1">
            <text:p>1</text:p>
          </table:table-cell>
          <table:table-cell table:formula="of:=IF(([.D194]&lt;0);-1;IF(([.D194]&gt;1);1;0))" office:value-type="float" office:value="0">
            <text:p>0</text:p>
          </table:table-cell>
          <table:table-cell table:formula="of:=IF(([.D194]=-2);1;IF(([.D194]=0);1;IF(([.D194]=3);1;0)))" office:value-type="float" office:value="1">
            <text:p>1</text:p>
          </table:table-cell>
          <table:covered-table-cell table:number-columns-repeated="2"/>
          <table:table-cell table:formula="of:=STDEVP([.H194];[.J194];[.L194])" office:value-type="float" office:value="0.471404520791032">
            <text:p>0.4714045208</text:p>
          </table:table-cell>
          <table:table-cell table:formula="of:=SUM([.I194];[.K194];[.M194])" office:value-type="float" office:value="3">
            <text:p>3</text:p>
          </table:table-cell>
          <table:table-cell table:formula="of:=AVERAGE([.H194];[.J194];[.L194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299200104448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95]&lt;0);-1;IF(([.B195]&gt;1);1;0))" office:value-type="float" office:value="1">
            <text:p>1</text:p>
          </table:table-cell>
          <table:table-cell table:formula="of:=IF(([.B195]=-2);1;IF(([.B195]=0);1;IF(([.B195]=3);1;0)))" office:value-type="float" office:value="1">
            <text:p>1</text:p>
          </table:table-cell>
          <table:table-cell table:formula="of:=IF(([.C195]&lt;0);-1;IF(([.C195]&gt;1);1;0))" office:value-type="float" office:value="1">
            <text:p>1</text:p>
          </table:table-cell>
          <table:table-cell table:formula="of:=IF(([.C195]=-2);1;IF(([.C195]=0);1;IF(([.C195]=3);1;0)))" office:value-type="float" office:value="1">
            <text:p>1</text:p>
          </table:table-cell>
          <table:table-cell table:formula="of:=IF(([.D195]&lt;0);-1;IF(([.D195]&gt;1);1;0))" office:value-type="float" office:value="1">
            <text:p>1</text:p>
          </table:table-cell>
          <table:table-cell table:formula="of:=IF(([.D195]=-2);1;IF(([.D195]=0);1;IF(([.D195]=3);1;0)))" office:value-type="float" office:value="0">
            <text:p>0</text:p>
          </table:table-cell>
          <table:covered-table-cell table:number-columns-repeated="2"/>
          <table:table-cell table:formula="of:=STDEVP([.H195];[.J195];[.L195])" office:value-type="float" office:value="0">
            <text:p>0</text:p>
          </table:table-cell>
          <table:table-cell table:formula="of:=SUM([.I195];[.K195];[.M195])" office:value-type="float" office:value="2">
            <text:p>2</text:p>
          </table:table-cell>
          <table:table-cell table:formula="of:=AVERAGE([.H195];[.J195];[.L19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96392855552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6]&lt;0);-1;IF(([.B196]&gt;1);1;0))" office:value-type="float" office:value="1">
            <text:p>1</text:p>
          </table:table-cell>
          <table:table-cell table:formula="of:=IF(([.B196]=-2);1;IF(([.B196]=0);1;IF(([.B196]=3);1;0)))" office:value-type="float" office:value="1">
            <text:p>1</text:p>
          </table:table-cell>
          <table:table-cell table:formula="of:=IF(([.C196]&lt;0);-1;IF(([.C196]&gt;1);1;0))" office:value-type="float" office:value="1">
            <text:p>1</text:p>
          </table:table-cell>
          <table:table-cell table:formula="of:=IF(([.C196]=-2);1;IF(([.C196]=0);1;IF(([.C196]=3);1;0)))" office:value-type="float" office:value="1">
            <text:p>1</text:p>
          </table:table-cell>
          <table:table-cell table:formula="of:=IF(([.D196]&lt;0);-1;IF(([.D196]&gt;1);1;0))" office:value-type="float" office:value="1">
            <text:p>1</text:p>
          </table:table-cell>
          <table:table-cell table:formula="of:=IF(([.D196]=-2);1;IF(([.D196]=0);1;IF(([.D196]=3);1;0)))" office:value-type="float" office:value="1">
            <text:p>1</text:p>
          </table:table-cell>
          <table:covered-table-cell table:number-columns-repeated="2"/>
          <table:table-cell table:formula="of:=STDEVP([.H196];[.J196];[.L196])" office:value-type="float" office:value="0">
            <text:p>0</text:p>
          </table:table-cell>
          <table:table-cell table:formula="of:=SUM([.I196];[.K196];[.M196])" office:value-type="float" office:value="3">
            <text:p>3</text:p>
          </table:table-cell>
          <table:table-cell table:formula="of:=AVERAGE([.H196];[.J196];[.L19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91987578470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7]&lt;0);-1;IF(([.B197]&gt;1);1;0))" office:value-type="float" office:value="1">
            <text:p>1</text:p>
          </table:table-cell>
          <table:table-cell table:formula="of:=IF(([.B197]=-2);1;IF(([.B197]=0);1;IF(([.B197]=3);1;0)))" office:value-type="float" office:value="0">
            <text:p>0</text:p>
          </table:table-cell>
          <table:table-cell table:formula="of:=IF(([.C197]&lt;0);-1;IF(([.C197]&gt;1);1;0))" office:value-type="float" office:value="-1">
            <text:p>-1</text:p>
          </table:table-cell>
          <table:table-cell table:formula="of:=IF(([.C197]=-2);1;IF(([.C197]=0);1;IF(([.C197]=3);1;0)))" office:value-type="float" office:value="1">
            <text:p>1</text:p>
          </table:table-cell>
          <table:table-cell table:formula="of:=IF(([.D197]&lt;0);-1;IF(([.D197]&gt;1);1;0))" office:value-type="float" office:value="1">
            <text:p>1</text:p>
          </table:table-cell>
          <table:table-cell table:formula="of:=IF(([.D197]=-2);1;IF(([.D197]=0);1;IF(([.D197]=3);1;0)))" office:value-type="float" office:value="1">
            <text:p>1</text:p>
          </table:table-cell>
          <table:covered-table-cell table:number-columns-repeated="2"/>
          <table:table-cell table:formula="of:=STDEVP([.H197];[.J197];[.L197])" office:value-type="float" office:value="0.942809041582063">
            <text:p>0.9428090416</text:p>
          </table:table-cell>
          <table:table-cell table:formula="of:=SUM([.I197];[.K197];[.M197])" office:value-type="float" office:value="2">
            <text:p>2</text:p>
          </table:table-cell>
          <table:table-cell table:formula="of:=AVERAGE([.H197];[.J197];[.L197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29065420759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98]&lt;0);-1;IF(([.B198]&gt;1);1;0))" office:value-type="float" office:value="0">
            <text:p>0</text:p>
          </table:table-cell>
          <table:table-cell table:formula="of:=IF(([.B198]=-2);1;IF(([.B198]=0);1;IF(([.B198]=3);1;0)))" office:value-type="float" office:value="1">
            <text:p>1</text:p>
          </table:table-cell>
          <table:table-cell table:formula="of:=IF(([.C198]&lt;0);-1;IF(([.C198]&gt;1);1;0))" office:value-type="float" office:value="1">
            <text:p>1</text:p>
          </table:table-cell>
          <table:table-cell table:formula="of:=IF(([.C198]=-2);1;IF(([.C198]=0);1;IF(([.C198]=3);1;0)))" office:value-type="float" office:value="0">
            <text:p>0</text:p>
          </table:table-cell>
          <table:table-cell table:formula="of:=IF(([.D198]&lt;0);-1;IF(([.D198]&gt;1);1;0))" office:value-type="float" office:value="0">
            <text:p>0</text:p>
          </table:table-cell>
          <table:table-cell table:formula="of:=IF(([.D198]=-2);1;IF(([.D198]=0);1;IF(([.D198]=3);1;0)))" office:value-type="float" office:value="1">
            <text:p>1</text:p>
          </table:table-cell>
          <table:covered-table-cell table:number-columns-repeated="2"/>
          <table:table-cell table:formula="of:=STDEVP([.H198];[.J198];[.L198])" office:value-type="float" office:value="0.471404520791032">
            <text:p>0.4714045208</text:p>
          </table:table-cell>
          <table:table-cell table:formula="of:=SUM([.I198];[.K198];[.M198])" office:value-type="float" office:value="2">
            <text:p>2</text:p>
          </table:table-cell>
          <table:table-cell table:formula="of:=AVERAGE([.H198];[.J198];[.L198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2887223115777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99]&lt;0);-1;IF(([.B199]&gt;1);1;0))" office:value-type="float" office:value="0">
            <text:p>0</text:p>
          </table:table-cell>
          <table:table-cell table:formula="of:=IF(([.B199]=-2);1;IF(([.B199]=0);1;IF(([.B199]=3);1;0)))" office:value-type="float" office:value="1">
            <text:p>1</text:p>
          </table:table-cell>
          <table:table-cell table:formula="of:=IF(([.C199]&lt;0);-1;IF(([.C199]&gt;1);1;0))" office:value-type="float" office:value="0">
            <text:p>0</text:p>
          </table:table-cell>
          <table:table-cell table:formula="of:=IF(([.C199]=-2);1;IF(([.C199]=0);1;IF(([.C199]=3);1;0)))" office:value-type="float" office:value="1">
            <text:p>1</text:p>
          </table:table-cell>
          <table:table-cell table:formula="of:=IF(([.D199]&lt;0);-1;IF(([.D199]&gt;1);1;0))" office:value-type="float" office:value="0">
            <text:p>0</text:p>
          </table:table-cell>
          <table:table-cell table:formula="of:=IF(([.D199]=-2);1;IF(([.D199]=0);1;IF(([.D199]=3);1;0)))" office:value-type="float" office:value="1">
            <text:p>1</text:p>
          </table:table-cell>
          <table:covered-table-cell table:number-columns-repeated="2"/>
          <table:table-cell table:formula="of:=STDEVP([.H199];[.J199];[.L199])" office:value-type="float" office:value="0">
            <text:p>0</text:p>
          </table:table-cell>
          <table:table-cell table:formula="of:=SUM([.I199];[.K199];[.M199])" office:value-type="float" office:value="3">
            <text:p>3</text:p>
          </table:table-cell>
          <table:table-cell table:formula="of:=AVERAGE([.H199];[.J199];[.L199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288500013056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00]&lt;0);-1;IF(([.B200]&gt;1);1;0))" office:value-type="float" office:value="1">
            <text:p>1</text:p>
          </table:table-cell>
          <table:table-cell table:formula="of:=IF(([.B200]=-2);1;IF(([.B200]=0);1;IF(([.B200]=3);1;0)))" office:value-type="float" office:value="1">
            <text:p>1</text:p>
          </table:table-cell>
          <table:table-cell table:formula="of:=IF(([.C200]&lt;0);-1;IF(([.C200]&gt;1);1;0))" office:value-type="float" office:value="1">
            <text:p>1</text:p>
          </table:table-cell>
          <table:table-cell table:formula="of:=IF(([.C200]=-2);1;IF(([.C200]=0);1;IF(([.C200]=3);1;0)))" office:value-type="float" office:value="1">
            <text:p>1</text:p>
          </table:table-cell>
          <table:table-cell table:formula="of:=IF(([.D200]&lt;0);-1;IF(([.D200]&gt;1);1;0))" office:value-type="float" office:value="1">
            <text:p>1</text:p>
          </table:table-cell>
          <table:table-cell table:formula="of:=IF(([.D200]=-2);1;IF(([.D200]=0);1;IF(([.D200]=3);1;0)))" office:value-type="float" office:value="1">
            <text:p>1</text:p>
          </table:table-cell>
          <table:covered-table-cell table:number-columns-repeated="2"/>
          <table:table-cell table:formula="of:=STDEVP([.H200];[.J200];[.L200])" office:value-type="float" office:value="0">
            <text:p>0</text:p>
          </table:table-cell>
          <table:table-cell table:formula="of:=SUM([.I200];[.K200];[.M200])" office:value-type="float" office:value="3">
            <text:p>3</text:p>
          </table:table-cell>
          <table:table-cell table:formula="of:=AVERAGE([.H200];[.J200];[.L20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8616294645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201]&lt;0);-1;IF(([.B201]&gt;1);1;0))" office:value-type="float" office:value="-1">
            <text:p>-1</text:p>
          </table:table-cell>
          <table:table-cell table:formula="of:=IF(([.B201]=-2);1;IF(([.B201]=0);1;IF(([.B201]=3);1;0)))" office:value-type="float" office:value="0">
            <text:p>0</text:p>
          </table:table-cell>
          <table:table-cell table:formula="of:=IF(([.C201]&lt;0);-1;IF(([.C201]&gt;1);1;0))" office:value-type="float" office:value="0">
            <text:p>0</text:p>
          </table:table-cell>
          <table:table-cell table:formula="of:=IF(([.C201]=-2);1;IF(([.C201]=0);1;IF(([.C201]=3);1;0)))" office:value-type="float" office:value="1">
            <text:p>1</text:p>
          </table:table-cell>
          <table:table-cell table:formula="of:=IF(([.D201]&lt;0);-1;IF(([.D201]&gt;1);1;0))" office:value-type="float" office:value="-1">
            <text:p>-1</text:p>
          </table:table-cell>
          <table:table-cell table:formula="of:=IF(([.D201]=-2);1;IF(([.D201]=0);1;IF(([.D201]=3);1;0)))" office:value-type="float" office:value="1">
            <text:p>1</text:p>
          </table:table-cell>
          <table:covered-table-cell table:number-columns-repeated="2"/>
          <table:table-cell table:formula="of:=STDEVP([.H201];[.J201];[.L201])" office:value-type="float" office:value="0.471404520791032">
            <text:p>0.4714045208</text:p>
          </table:table-cell>
          <table:table-cell table:formula="of:=SUM([.I201];[.K201];[.M201])" office:value-type="float" office:value="2">
            <text:p>2</text:p>
          </table:table-cell>
          <table:table-cell table:formula="of:=AVERAGE([.H201];[.J201];[.L201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28504055111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02]&lt;0);-1;IF(([.B202]&gt;1);1;0))" office:value-type="float" office:value="1">
            <text:p>1</text:p>
          </table:table-cell>
          <table:table-cell table:formula="of:=IF(([.B202]=-2);1;IF(([.B202]=0);1;IF(([.B202]=3);1;0)))" office:value-type="float" office:value="0">
            <text:p>0</text:p>
          </table:table-cell>
          <table:table-cell table:formula="of:=IF(([.C202]&lt;0);-1;IF(([.C202]&gt;1);1;0))" office:value-type="float" office:value="1">
            <text:p>1</text:p>
          </table:table-cell>
          <table:table-cell table:formula="of:=IF(([.C202]=-2);1;IF(([.C202]=0);1;IF(([.C202]=3);1;0)))" office:value-type="float" office:value="1">
            <text:p>1</text:p>
          </table:table-cell>
          <table:table-cell table:formula="of:=IF(([.D202]&lt;0);-1;IF(([.D202]&gt;1);1;0))" office:value-type="float" office:value="1">
            <text:p>1</text:p>
          </table:table-cell>
          <table:table-cell table:formula="of:=IF(([.D202]=-2);1;IF(([.D202]=0);1;IF(([.D202]=3);1;0)))" office:value-type="float" office:value="0">
            <text:p>0</text:p>
          </table:table-cell>
          <table:covered-table-cell table:number-columns-repeated="2"/>
          <table:table-cell table:formula="of:=STDEVP([.H202];[.J202];[.L202])" office:value-type="float" office:value="0">
            <text:p>0</text:p>
          </table:table-cell>
          <table:table-cell table:formula="of:=SUM([.I202];[.K202];[.M202])" office:value-type="float" office:value="1">
            <text:p>1</text:p>
          </table:table-cell>
          <table:table-cell table:formula="of:=AVERAGE([.H202];[.J202];[.L20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755966582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03]&lt;0);-1;IF(([.B203]&gt;1);1;0))" office:value-type="float" office:value="0">
            <text:p>0</text:p>
          </table:table-cell>
          <table:table-cell table:formula="of:=IF(([.B203]=-2);1;IF(([.B203]=0);1;IF(([.B203]=3);1;0)))" office:value-type="float" office:value="1">
            <text:p>1</text:p>
          </table:table-cell>
          <table:table-cell table:formula="of:=IF(([.C203]&lt;0);-1;IF(([.C203]&gt;1);1;0))" office:value-type="float" office:value="1">
            <text:p>1</text:p>
          </table:table-cell>
          <table:table-cell table:formula="of:=IF(([.C203]=-2);1;IF(([.C203]=0);1;IF(([.C203]=3);1;0)))" office:value-type="float" office:value="1">
            <text:p>1</text:p>
          </table:table-cell>
          <table:table-cell table:formula="of:=IF(([.D203]&lt;0);-1;IF(([.D203]&gt;1);1;0))" office:value-type="float" office:value="0">
            <text:p>0</text:p>
          </table:table-cell>
          <table:table-cell table:formula="of:=IF(([.D203]=-2);1;IF(([.D203]=0);1;IF(([.D203]=3);1;0)))" office:value-type="float" office:value="1">
            <text:p>1</text:p>
          </table:table-cell>
          <table:covered-table-cell table:number-columns-repeated="2"/>
          <table:table-cell table:formula="of:=STDEVP([.H203];[.J203];[.L203])" office:value-type="float" office:value="0.471404520791032">
            <text:p>0.4714045208</text:p>
          </table:table-cell>
          <table:table-cell table:formula="of:=SUM([.I203];[.K203];[.M203])" office:value-type="float" office:value="3">
            <text:p>3</text:p>
          </table:table-cell>
          <table:table-cell table:formula="of:=AVERAGE([.H203];[.J203];[.L203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27141242060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04]&lt;0);-1;IF(([.B204]&gt;1);1;0))" office:value-type="float" office:value="0">
            <text:p>0</text:p>
          </table:table-cell>
          <table:table-cell table:formula="of:=IF(([.B204]=-2);1;IF(([.B204]=0);1;IF(([.B204]=3);1;0)))" office:value-type="float" office:value="1">
            <text:p>1</text:p>
          </table:table-cell>
          <table:table-cell table:formula="of:=IF(([.C204]&lt;0);-1;IF(([.C204]&gt;1);1;0))" office:value-type="float" office:value="1">
            <text:p>1</text:p>
          </table:table-cell>
          <table:table-cell table:formula="of:=IF(([.C204]=-2);1;IF(([.C204]=0);1;IF(([.C204]=3);1;0)))" office:value-type="float" office:value="1">
            <text:p>1</text:p>
          </table:table-cell>
          <table:table-cell table:formula="of:=IF(([.D204]&lt;0);-1;IF(([.D204]&gt;1);1;0))" office:value-type="float" office:value="0">
            <text:p>0</text:p>
          </table:table-cell>
          <table:table-cell table:formula="of:=IF(([.D204]=-2);1;IF(([.D204]=0);1;IF(([.D204]=3);1;0)))" office:value-type="float" office:value="1">
            <text:p>1</text:p>
          </table:table-cell>
          <table:covered-table-cell table:number-columns-repeated="2"/>
          <table:table-cell table:formula="of:=STDEVP([.H204];[.J204];[.L204])" office:value-type="float" office:value="0.471404520791032">
            <text:p>0.4714045208</text:p>
          </table:table-cell>
          <table:table-cell table:formula="of:=SUM([.I204];[.K204];[.M204])" office:value-type="float" office:value="3">
            <text:p>3</text:p>
          </table:table-cell>
          <table:table-cell table:formula="of:=AVERAGE([.H204];[.J204];[.L204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264551796326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05]&lt;0);-1;IF(([.B205]&gt;1);1;0))" office:value-type="float" office:value="1">
            <text:p>1</text:p>
          </table:table-cell>
          <table:table-cell table:formula="of:=IF(([.B205]=-2);1;IF(([.B205]=0);1;IF(([.B205]=3);1;0)))" office:value-type="float" office:value="0">
            <text:p>0</text:p>
          </table:table-cell>
          <table:table-cell table:formula="of:=IF(([.C205]&lt;0);-1;IF(([.C205]&gt;1);1;0))" office:value-type="float" office:value="1">
            <text:p>1</text:p>
          </table:table-cell>
          <table:table-cell table:formula="of:=IF(([.C205]=-2);1;IF(([.C205]=0);1;IF(([.C205]=3);1;0)))" office:value-type="float" office:value="1">
            <text:p>1</text:p>
          </table:table-cell>
          <table:table-cell table:formula="of:=IF(([.D205]&lt;0);-1;IF(([.D205]&gt;1);1;0))" office:value-type="float" office:value="1">
            <text:p>1</text:p>
          </table:table-cell>
          <table:table-cell table:formula="of:=IF(([.D205]=-2);1;IF(([.D205]=0);1;IF(([.D205]=3);1;0)))" office:value-type="float" office:value="1">
            <text:p>1</text:p>
          </table:table-cell>
          <table:covered-table-cell table:number-columns-repeated="2"/>
          <table:table-cell table:formula="of:=STDEVP([.H205];[.J205];[.L205])" office:value-type="float" office:value="0">
            <text:p>0</text:p>
          </table:table-cell>
          <table:table-cell table:formula="of:=SUM([.I205];[.K205];[.M205])" office:value-type="float" office:value="2">
            <text:p>2</text:p>
          </table:table-cell>
          <table:table-cell table:formula="of:=AVERAGE([.H205];[.J205];[.L20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6093966049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06]&lt;0);-1;IF(([.B206]&gt;1);1;0))" office:value-type="float" office:value="0">
            <text:p>0</text:p>
          </table:table-cell>
          <table:table-cell table:formula="of:=IF(([.B206]=-2);1;IF(([.B206]=0);1;IF(([.B206]=3);1;0)))" office:value-type="float" office:value="0">
            <text:p>0</text:p>
          </table:table-cell>
          <table:table-cell table:formula="of:=IF(([.C206]&lt;0);-1;IF(([.C206]&gt;1);1;0))" office:value-type="float" office:value="1">
            <text:p>1</text:p>
          </table:table-cell>
          <table:table-cell table:formula="of:=IF(([.C206]=-2);1;IF(([.C206]=0);1;IF(([.C206]=3);1;0)))" office:value-type="float" office:value="1">
            <text:p>1</text:p>
          </table:table-cell>
          <table:table-cell table:formula="of:=IF(([.D206]&lt;0);-1;IF(([.D206]&gt;1);1;0))" office:value-type="float" office:value="0">
            <text:p>0</text:p>
          </table:table-cell>
          <table:table-cell table:formula="of:=IF(([.D206]=-2);1;IF(([.D206]=0);1;IF(([.D206]=3);1;0)))" office:value-type="float" office:value="1">
            <text:p>1</text:p>
          </table:table-cell>
          <table:covered-table-cell table:number-columns-repeated="2"/>
          <table:table-cell table:formula="of:=STDEVP([.H206];[.J206];[.L206])" office:value-type="float" office:value="0.471404520791032">
            <text:p>0.4714045208</text:p>
          </table:table-cell>
          <table:table-cell table:formula="of:=SUM([.I206];[.K206];[.M206])" office:value-type="float" office:value="2">
            <text:p>2</text:p>
          </table:table-cell>
          <table:table-cell table:formula="of:=AVERAGE([.H206];[.J206];[.L206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25986130534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07]&lt;0);-1;IF(([.B207]&gt;1);1;0))" office:value-type="float" office:value="0">
            <text:p>0</text:p>
          </table:table-cell>
          <table:table-cell table:formula="of:=IF(([.B207]=-2);1;IF(([.B207]=0);1;IF(([.B207]=3);1;0)))" office:value-type="float" office:value="0">
            <text:p>0</text:p>
          </table:table-cell>
          <table:table-cell table:formula="of:=IF(([.C207]&lt;0);-1;IF(([.C207]&gt;1);1;0))" office:value-type="float" office:value="1">
            <text:p>1</text:p>
          </table:table-cell>
          <table:table-cell table:formula="of:=IF(([.C207]=-2);1;IF(([.C207]=0);1;IF(([.C207]=3);1;0)))" office:value-type="float" office:value="1">
            <text:p>1</text:p>
          </table:table-cell>
          <table:table-cell table:formula="of:=IF(([.D207]&lt;0);-1;IF(([.D207]&gt;1);1;0))" office:value-type="float" office:value="0">
            <text:p>0</text:p>
          </table:table-cell>
          <table:table-cell table:formula="of:=IF(([.D207]=-2);1;IF(([.D207]=0);1;IF(([.D207]=3);1;0)))" office:value-type="float" office:value="1">
            <text:p>1</text:p>
          </table:table-cell>
          <table:covered-table-cell table:number-columns-repeated="2"/>
          <table:table-cell table:formula="of:=STDEVP([.H207];[.J207];[.L207])" office:value-type="float" office:value="0.471404520791032">
            <text:p>0.4714045208</text:p>
          </table:table-cell>
          <table:table-cell table:formula="of:=SUM([.I207];[.K207];[.M207])" office:value-type="float" office:value="2">
            <text:p>2</text:p>
          </table:table-cell>
          <table:table-cell table:formula="of:=AVERAGE([.H207];[.J207];[.L207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2557118799872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08]&lt;0);-1;IF(([.B208]&gt;1);1;0))" office:value-type="float" office:value="1">
            <text:p>1</text:p>
          </table:table-cell>
          <table:table-cell table:formula="of:=IF(([.B208]=-2);1;IF(([.B208]=0);1;IF(([.B208]=3);1;0)))" office:value-type="float" office:value="1">
            <text:p>1</text:p>
          </table:table-cell>
          <table:table-cell table:formula="of:=IF(([.C208]&lt;0);-1;IF(([.C208]&gt;1);1;0))" office:value-type="float" office:value="1">
            <text:p>1</text:p>
          </table:table-cell>
          <table:table-cell table:formula="of:=IF(([.C208]=-2);1;IF(([.C208]=0);1;IF(([.C208]=3);1;0)))" office:value-type="float" office:value="1">
            <text:p>1</text:p>
          </table:table-cell>
          <table:table-cell table:formula="of:=IF(([.D208]&lt;0);-1;IF(([.D208]&gt;1);1;0))" office:value-type="float" office:value="1">
            <text:p>1</text:p>
          </table:table-cell>
          <table:table-cell table:formula="of:=IF(([.D208]=-2);1;IF(([.D208]=0);1;IF(([.D208]=3);1;0)))" office:value-type="float" office:value="1">
            <text:p>1</text:p>
          </table:table-cell>
          <table:covered-table-cell table:number-columns-repeated="2"/>
          <table:table-cell table:formula="of:=STDEVP([.H208];[.J208];[.L208])" office:value-type="float" office:value="0">
            <text:p>0</text:p>
          </table:table-cell>
          <table:table-cell table:formula="of:=SUM([.I208];[.K208];[.M208])" office:value-type="float" office:value="3">
            <text:p>3</text:p>
          </table:table-cell>
          <table:table-cell table:formula="of:=AVERAGE([.H208];[.J208];[.L20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520527704065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09]&lt;0);-1;IF(([.B209]&gt;1);1;0))" office:value-type="float" office:value="1">
            <text:p>1</text:p>
          </table:table-cell>
          <table:table-cell table:formula="of:=IF(([.B209]=-2);1;IF(([.B209]=0);1;IF(([.B209]=3);1;0)))" office:value-type="float" office:value="1">
            <text:p>1</text:p>
          </table:table-cell>
          <table:table-cell table:formula="of:=IF(([.C209]&lt;0);-1;IF(([.C209]&gt;1);1;0))" office:value-type="float" office:value="1">
            <text:p>1</text:p>
          </table:table-cell>
          <table:table-cell table:formula="of:=IF(([.C209]=-2);1;IF(([.C209]=0);1;IF(([.C209]=3);1;0)))" office:value-type="float" office:value="1">
            <text:p>1</text:p>
          </table:table-cell>
          <table:table-cell table:formula="of:=IF(([.D209]&lt;0);-1;IF(([.D209]&gt;1);1;0))" office:value-type="float" office:value="1">
            <text:p>1</text:p>
          </table:table-cell>
          <table:table-cell table:formula="of:=IF(([.D209]=-2);1;IF(([.D209]=0);1;IF(([.D209]=3);1;0)))" office:value-type="float" office:value="1">
            <text:p>1</text:p>
          </table:table-cell>
          <table:covered-table-cell table:number-columns-repeated="2"/>
          <table:table-cell table:formula="of:=STDEVP([.H209];[.J209];[.L209])" office:value-type="float" office:value="0">
            <text:p>0</text:p>
          </table:table-cell>
          <table:table-cell table:formula="of:=SUM([.I209];[.K209];[.M209])" office:value-type="float" office:value="3">
            <text:p>3</text:p>
          </table:table-cell>
          <table:table-cell table:formula="of:=AVERAGE([.H209];[.J209];[.L20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51002097664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10]&lt;0);-1;IF(([.B210]&gt;1);1;0))" office:value-type="float" office:value="0">
            <text:p>0</text:p>
          </table:table-cell>
          <table:table-cell table:formula="of:=IF(([.B210]=-2);1;IF(([.B210]=0);1;IF(([.B210]=3);1;0)))" office:value-type="float" office:value="0">
            <text:p>0</text:p>
          </table:table-cell>
          <table:table-cell table:formula="of:=IF(([.C210]&lt;0);-1;IF(([.C210]&gt;1);1;0))" office:value-type="float" office:value="1">
            <text:p>1</text:p>
          </table:table-cell>
          <table:table-cell table:formula="of:=IF(([.C210]=-2);1;IF(([.C210]=0);1;IF(([.C210]=3);1;0)))" office:value-type="float" office:value="1">
            <text:p>1</text:p>
          </table:table-cell>
          <table:table-cell table:formula="of:=IF(([.D210]&lt;0);-1;IF(([.D210]&gt;1);1;0))" office:value-type="float" office:value="1">
            <text:p>1</text:p>
          </table:table-cell>
          <table:table-cell table:formula="of:=IF(([.D210]=-2);1;IF(([.D210]=0);1;IF(([.D210]=3);1;0)))" office:value-type="float" office:value="1">
            <text:p>1</text:p>
          </table:table-cell>
          <table:covered-table-cell table:number-columns-repeated="2"/>
          <table:table-cell table:formula="of:=STDEVP([.H210];[.J210];[.L210])" office:value-type="float" office:value="0.471404520791032">
            <text:p>0.4714045208</text:p>
          </table:table-cell>
          <table:table-cell table:formula="of:=SUM([.I210];[.K210];[.M210])" office:value-type="float" office:value="2">
            <text:p>2</text:p>
          </table:table-cell>
          <table:table-cell table:formula="of:=AVERAGE([.H210];[.J210];[.L210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24344941445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11]&lt;0);-1;IF(([.B211]&gt;1);1;0))" office:value-type="float" office:value="0">
            <text:p>0</text:p>
          </table:table-cell>
          <table:table-cell table:formula="of:=IF(([.B211]=-2);1;IF(([.B211]=0);1;IF(([.B211]=3);1;0)))" office:value-type="float" office:value="0">
            <text:p>0</text:p>
          </table:table-cell>
          <table:table-cell table:formula="of:=IF(([.C211]&lt;0);-1;IF(([.C211]&gt;1);1;0))" office:value-type="float" office:value="-1">
            <text:p>-1</text:p>
          </table:table-cell>
          <table:table-cell table:formula="of:=IF(([.C211]=-2);1;IF(([.C211]=0);1;IF(([.C211]=3);1;0)))" office:value-type="float" office:value="0">
            <text:p>0</text:p>
          </table:table-cell>
          <table:table-cell table:formula="of:=IF(([.D211]&lt;0);-1;IF(([.D211]&gt;1);1;0))" office:value-type="float" office:value="0">
            <text:p>0</text:p>
          </table:table-cell>
          <table:table-cell table:formula="of:=IF(([.D211]=-2);1;IF(([.D211]=0);1;IF(([.D211]=3);1;0)))" office:value-type="float" office:value="1">
            <text:p>1</text:p>
          </table:table-cell>
          <table:covered-table-cell table:number-columns-repeated="2"/>
          <table:table-cell table:formula="of:=STDEVP([.H211];[.J211];[.L211])" office:value-type="float" office:value="0.471404520791032">
            <text:p>0.4714045208</text:p>
          </table:table-cell>
          <table:table-cell table:formula="of:=SUM([.I211];[.K211];[.M211])" office:value-type="float" office:value="1">
            <text:p>1</text:p>
          </table:table-cell>
          <table:table-cell table:formula="of:=AVERAGE([.H211];[.J211];[.L211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242065713561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12]&lt;0);-1;IF(([.B212]&gt;1);1;0))" office:value-type="float" office:value="1">
            <text:p>1</text:p>
          </table:table-cell>
          <table:table-cell table:formula="of:=IF(([.B212]=-2);1;IF(([.B212]=0);1;IF(([.B212]=3);1;0)))" office:value-type="float" office:value="0">
            <text:p>0</text:p>
          </table:table-cell>
          <table:table-cell table:formula="of:=IF(([.C212]&lt;0);-1;IF(([.C212]&gt;1);1;0))" office:value-type="float" office:value="1">
            <text:p>1</text:p>
          </table:table-cell>
          <table:table-cell table:formula="of:=IF(([.C212]=-2);1;IF(([.C212]=0);1;IF(([.C212]=3);1;0)))" office:value-type="float" office:value="1">
            <text:p>1</text:p>
          </table:table-cell>
          <table:table-cell table:formula="of:=IF(([.D212]&lt;0);-1;IF(([.D212]&gt;1);1;0))" office:value-type="float" office:value="1">
            <text:p>1</text:p>
          </table:table-cell>
          <table:table-cell table:formula="of:=IF(([.D212]=-2);1;IF(([.D212]=0);1;IF(([.D212]=3);1;0)))" office:value-type="float" office:value="1">
            <text:p>1</text:p>
          </table:table-cell>
          <table:covered-table-cell table:number-columns-repeated="2"/>
          <table:table-cell table:formula="of:=STDEVP([.H212];[.J212];[.L212])" office:value-type="float" office:value="0">
            <text:p>0</text:p>
          </table:table-cell>
          <table:table-cell table:formula="of:=SUM([.I212];[.K212];[.M212])" office:value-type="float" office:value="2">
            <text:p>2</text:p>
          </table:table-cell>
          <table:table-cell table:formula="of:=AVERAGE([.H212];[.J212];[.L21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41702068224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13]&lt;0);-1;IF(([.B213]&gt;1);1;0))" office:value-type="float" office:value="1">
            <text:p>1</text:p>
          </table:table-cell>
          <table:table-cell table:formula="of:=IF(([.B213]=-2);1;IF(([.B213]=0);1;IF(([.B213]=3);1;0)))" office:value-type="float" office:value="0">
            <text:p>0</text:p>
          </table:table-cell>
          <table:table-cell table:formula="of:=IF(([.C213]&lt;0);-1;IF(([.C213]&gt;1);1;0))" office:value-type="float" office:value="1">
            <text:p>1</text:p>
          </table:table-cell>
          <table:table-cell table:formula="of:=IF(([.C213]=-2);1;IF(([.C213]=0);1;IF(([.C213]=3);1;0)))" office:value-type="float" office:value="1">
            <text:p>1</text:p>
          </table:table-cell>
          <table:table-cell table:formula="of:=IF(([.D213]&lt;0);-1;IF(([.D213]&gt;1);1;0))" office:value-type="float" office:value="1">
            <text:p>1</text:p>
          </table:table-cell>
          <table:table-cell table:formula="of:=IF(([.D213]=-2);1;IF(([.D213]=0);1;IF(([.D213]=3);1;0)))" office:value-type="float" office:value="1">
            <text:p>1</text:p>
          </table:table-cell>
          <table:covered-table-cell table:number-columns-repeated="2"/>
          <table:table-cell table:formula="of:=STDEVP([.H213];[.J213];[.L213])" office:value-type="float" office:value="0">
            <text:p>0</text:p>
          </table:table-cell>
          <table:table-cell table:formula="of:=SUM([.I213];[.K213];[.M213])" office:value-type="float" office:value="2">
            <text:p>2</text:p>
          </table:table-cell>
          <table:table-cell table:formula="of:=AVERAGE([.H213];[.J213];[.L213])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285724066691317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covered-table-cell table:style-name="ce14"/>
          <table:table-cell table:number-columns-repeated="2"/>
          <table:table-cell table:formula="of:=IF(([.B214]&lt;0);-1;IF(([.B214]&gt;1);1;0))" office:value-type="float" office:value="0">
            <text:p>0</text:p>
          </table:table-cell>
          <table:table-cell table:formula="of:=IF(([.B214]=-2);1;IF(([.B214]=0);1;IF(([.B214]=3);1;0)))" office:value-type="float" office:value="0">
            <text:p>0</text:p>
          </table:table-cell>
          <table:table-cell table:formula="of:=IF(([.C214]&lt;0);-1;IF(([.C214]&gt;1);1;0))" office:value-type="float" office:value="1">
            <text:p>1</text:p>
          </table:table-cell>
          <table:table-cell table:formula="of:=IF(([.C214]=-2);1;IF(([.C214]=0);1;IF(([.C214]=3);1;0)))" office:value-type="float" office:value="0">
            <text:p>0</text:p>
          </table:table-cell>
          <table:table-cell table:formula="of:=IF(([.D214]&lt;0);-1;IF(([.D214]&gt;1);1;0))" office:value-type="float" office:value="0">
            <text:p>0</text:p>
          </table:table-cell>
          <table:table-cell table:formula="of:=IF(([.D214]=-2);1;IF(([.D214]=0);1;IF(([.D214]=3);1;0)))" office:value-type="float" office:value="1">
            <text:p>1</text:p>
          </table:table-cell>
          <table:covered-table-cell table:number-columns-repeated="2"/>
          <table:table-cell table:formula="of:=STDEVP([.H214];[.J214];[.L214])" office:value-type="float" office:value="0.471404520791032">
            <text:p>0.4714045208</text:p>
          </table:table-cell>
          <table:table-cell table:formula="of:=SUM([.I214];[.K214];[.M214])" office:value-type="float" office:value="1">
            <text:p>1</text:p>
          </table:table-cell>
          <table:table-cell table:formula="of:=AVERAGE([.H214];[.J214];[.L214])" office:value-type="float" office:value="0.333333333333333">
            <text:p>0.333333333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7" office:value-type="string">
            <text:p>Total:</text:p>
          </table:table-cell>
          <table:table-cell table:style-name="ce17" table:formula="of:=SUM([.H115:.H214])" office:value-type="float" office:value="44">
            <text:p>44</text:p>
          </table:table-cell>
          <table:table-cell table:style-name="ce17" table:formula="of:=SUM([.I115:.I214])" office:value-type="float" office:value="64">
            <text:p>64</text:p>
          </table:table-cell>
          <table:table-cell table:style-name="ce17" table:formula="of:=SUM([.J115:.J214])" office:value-type="float" office:value="52">
            <text:p>52</text:p>
          </table:table-cell>
          <table:table-cell table:style-name="ce17" table:formula="of:=SUM([.K115:.K214])" office:value-type="float" office:value="92">
            <text:p>92</text:p>
          </table:table-cell>
          <table:table-cell table:style-name="ce17" table:formula="of:=SUM([.L115:.L214])" office:value-type="float" office:value="21">
            <text:p>21</text:p>
          </table:table-cell>
          <table:table-cell table:style-name="ce17" table:formula="of:=SUM([.M115:.M214])" office:value-type="float" office:value="80">
            <text:p>80</text:p>
          </table:table-cell>
          <table:table-cell table:style-name="ce17" table:formula="of:=SUM([.N115:.N214])" office:value-type="float" office:value="0">
            <text:p>0</text:p>
          </table:table-cell>
          <table:table-cell table:style-name="ce17" table:formula="of:=SUM([.O115:.O214])" office:value-type="float" office:value="0">
            <text:p>0</text:p>
          </table:table-cell>
          <table:table-cell table:style-name="ce17" table:formula="of:=SUM([.P115:.P214])" office:value-type="float" office:value="23.0649761969342">
            <text:p>23.0649761969</text:p>
          </table:table-cell>
          <table:table-cell table:style-name="ce17" table:formula="of:=SUM([.Q115:.Q214])" office:value-type="float" office:value="236">
            <text:p>236</text:p>
          </table:table-cell>
          <table:table-cell table:style-name="ce17" table:formula="of:=SUM([.R115:.R214])" office:value-type="float" office:value="39">
            <text:p>39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7" office:value-type="string">
            <text:p>Average:</text:p>
          </table:table-cell>
          <table:table-cell table:style-name="ce17" table:formula="of:=AVERAGE([.H115:.H214])" office:value-type="float" office:value="0.44">
            <text:p>0.44</text:p>
          </table:table-cell>
          <table:table-cell table:style-name="ce17" table:formula="of:=AVERAGE([.I115:.I214])" office:value-type="float" office:value="0.64">
            <text:p>0.64</text:p>
          </table:table-cell>
          <table:table-cell table:style-name="ce17" table:formula="of:=AVERAGE([.J115:.J214])" office:value-type="float" office:value="0.52">
            <text:p>0.52</text:p>
          </table:table-cell>
          <table:table-cell table:style-name="ce17" table:formula="of:=AVERAGE([.K115:.K214])" office:value-type="float" office:value="0.92">
            <text:p>0.92</text:p>
          </table:table-cell>
          <table:table-cell table:style-name="ce17" table:formula="of:=AVERAGE([.L115:.L214])" office:value-type="float" office:value="0.21">
            <text:p>0.21</text:p>
          </table:table-cell>
          <table:table-cell table:style-name="ce17" table:formula="of:=AVERAGE([.M115:.M214])" office:value-type="float" office:value="0.8">
            <text:p>0.8</text:p>
          </table:table-cell>
          <table:table-cell table:style-name="ce17" table:formula="of:=AVERAGE([.N115:.N214])" office:value-type="float" office:value="0">
            <text:p>#DIV/0!</text:p>
          </table:table-cell>
          <table:table-cell table:style-name="ce17" table:formula="of:=AVERAGE([.O115:.O214])" office:value-type="float" office:value="0">
            <text:p>#DIV/0!</text:p>
          </table:table-cell>
          <table:table-cell table:style-name="ce17" table:formula="of:=AVERAGE([.P115:.P214])" office:value-type="float" office:value="0.230649761969342">
            <text:p>0.230649762</text:p>
          </table:table-cell>
          <table:table-cell table:style-name="ce17" table:formula="of:=AVERAGE([.Q115:.Q214])" office:value-type="float" office:value="2.36">
            <text:p>2.36</text:p>
          </table:table-cell>
          <table:table-cell table:style-name="ce17" table:formula="of:=AVERAGE([.R115:.R214])" office:value-type="float" office:value="0.39">
            <text:p>0.39</text:p>
          </table:table-cell>
        </table:table-row>
        <table:table-row table:style-name="ro1" table:number-rows-repeated="2">
          <table:table-cell table:style-name="ce4"/>
          <table:table-cell table:number-columns-repeated="17"/>
        </table:table-row>
        <table:table-row table:style-name="ro1">
          <table:table-cell table:style-name="ce4"/>
          <table:table-cell table:number-columns-repeated="6"/>
          <table:table-cell table:style-name="ce19" office:value-type="string" table:number-columns-spanned="2" table:number-rows-spanned="1">
            <text:p>kristoffer</text:p>
          </table:table-cell>
          <table:covered-table-cell table:style-name="ce20"/>
          <table:table-cell table:style-name="ce19" office:value-type="string" table:number-columns-spanned="2" table:number-rows-spanned="1">
            <text:p>ludwig</text:p>
          </table:table-cell>
          <table:covered-table-cell table:style-name="ce20"/>
          <table:table-cell table:style-name="ce19" office:value-type="string" table:number-columns-spanned="2" table:number-rows-spanned="1">
            <text:p>romain</text:p>
          </table:table-cell>
          <table:covered-table-cell table:style-name="ce20"/>
          <table:table-cell table:style-name="ce19" office:value-type="string" table:number-columns-spanned="2" table:number-rows-spanned="1">
            <text:p>thibaut</text:p>
          </table:table-cell>
          <table:covered-table-cell table:style-name="ce20"/>
          <table:table-cell table:style-name="ce19" office:value-type="string" table:number-columns-spanned="3" table:number-rows-spanned="1">
            <text:p>All</text:p>
          </table:table-cell>
          <table:covered-table-cell table:number-columns-repeated="2"/>
        </table:table-row>
        <table:table-row table:style-name="ro2">
          <table:table-cell table:style-name="ce5" office:value-type="string">
            <text:p>disney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5" table:number-columns-repeated="2"/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Standard deviation</text:p>
          </table:table-cell>
          <table:table-cell table:style-name="ce20" office:value-type="string">
            <text:p>Confidence sum</text:p>
          </table:table-cell>
          <table:table-cell table:style-name="ce20" office:value-type="string">
            <text:p>Average polarity</text:p>
          </table:table-cell>
        </table:table-row>
        <table:table-row table:style-name="ro1">
          <table:table-cell table:style-name="ce2" office:value-type="string">
            <text:p>3285768677434613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string" table:number-columns-spanned="1" table:number-rows-spanned="100">
            <text:p>N/A</text:p>
          </table:table-cell>
          <table:table-cell table:number-columns-repeated="2"/>
          <table:table-cell table:formula="of:=IF(([.B221]&lt;0);-1;IF(([.B221]&gt;1);1;0))" office:value-type="float" office:value="0">
            <text:p>0</text:p>
          </table:table-cell>
          <table:table-cell table:formula="of:=IF(([.B221]=-2);1;IF(([.B221]=0);1;IF(([.B221]=3);1;0)))" office:value-type="float" office:value="1">
            <text:p>1</text:p>
          </table:table-cell>
          <table:table-cell table:formula="of:=IF(([.C221]&lt;0);-1;IF(([.C221]&gt;1);1;0))" office:value-type="float" office:value="1">
            <text:p>1</text:p>
          </table:table-cell>
          <table:table-cell table:formula="of:=IF(([.C221]=-2);1;IF(([.C221]=0);1;IF(([.C221]=3);1;0)))" office:value-type="float" office:value="1">
            <text:p>1</text:p>
          </table:table-cell>
          <table:table-cell table:formula="of:=IF(([.D221]&lt;0);-1;IF(([.D221]&gt;1);1;0))" office:value-type="float" office:value="0">
            <text:p>0</text:p>
          </table:table-cell>
          <table:table-cell table:formula="of:=IF(([.D221]=-2);1;IF(([.D221]=0);1;IF(([.D221]=3);1;0)))" office:value-type="float" office:value="1">
            <text:p>1</text:p>
          </table:table-cell>
          <table:table-cell table:style-name="ce23" office:value-type="string" table:number-columns-spanned="2" table:number-rows-spanned="100">
            <text:p>N/A</text:p>
          </table:table-cell>
          <table:covered-table-cell/>
          <table:table-cell table:formula="of:=STDEVP([.H221];[.J221];[.L221])" office:value-type="float" office:value="0.471404520791032">
            <text:p>0.4714045208</text:p>
          </table:table-cell>
          <table:table-cell table:formula="of:=SUM([.I221];[.K221];[.M221])" office:value-type="float" office:value="3">
            <text:p>3</text:p>
          </table:table-cell>
          <table:table-cell table:formula="of:=AVERAGE([.H221];[.J221];[.L221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6700523520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22]&lt;0);-1;IF(([.B222]&gt;1);1;0))" office:value-type="float" office:value="1">
            <text:p>1</text:p>
          </table:table-cell>
          <table:table-cell table:formula="of:=IF(([.B222]=-2);1;IF(([.B222]=0);1;IF(([.B222]=3);1;0)))" office:value-type="float" office:value="1">
            <text:p>1</text:p>
          </table:table-cell>
          <table:table-cell table:formula="of:=IF(([.C222]&lt;0);-1;IF(([.C222]&gt;1);1;0))" office:value-type="float" office:value="1">
            <text:p>1</text:p>
          </table:table-cell>
          <table:table-cell table:formula="of:=IF(([.C222]=-2);1;IF(([.C222]=0);1;IF(([.C222]=3);1;0)))" office:value-type="float" office:value="1">
            <text:p>1</text:p>
          </table:table-cell>
          <table:table-cell table:formula="of:=IF(([.D222]&lt;0);-1;IF(([.D222]&gt;1);1;0))" office:value-type="float" office:value="0">
            <text:p>0</text:p>
          </table:table-cell>
          <table:table-cell table:formula="of:=IF(([.D222]=-2);1;IF(([.D222]=0);1;IF(([.D222]=3);1;0)))" office:value-type="float" office:value="1">
            <text:p>1</text:p>
          </table:table-cell>
          <table:covered-table-cell table:number-columns-repeated="2"/>
          <table:table-cell table:formula="of:=STDEVP([.H222];[.J222];[.L222])" office:value-type="float" office:value="0.471404520791032">
            <text:p>0.4714045208</text:p>
          </table:table-cell>
          <table:table-cell table:formula="of:=SUM([.I222];[.K222];[.M222])" office:value-type="float" office:value="3">
            <text:p>3</text:p>
          </table:table-cell>
          <table:table-cell table:formula="of:=AVERAGE([.H222];[.J222];[.L222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865876971523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23]&lt;0);-1;IF(([.B223]&gt;1);1;0))" office:value-type="float" office:value="0">
            <text:p>0</text:p>
          </table:table-cell>
          <table:table-cell table:formula="of:=IF(([.B223]=-2);1;IF(([.B223]=0);1;IF(([.B223]=3);1;0)))" office:value-type="float" office:value="1">
            <text:p>1</text:p>
          </table:table-cell>
          <table:table-cell table:formula="of:=IF(([.C223]&lt;0);-1;IF(([.C223]&gt;1);1;0))" office:value-type="float" office:value="0">
            <text:p>0</text:p>
          </table:table-cell>
          <table:table-cell table:formula="of:=IF(([.C223]=-2);1;IF(([.C223]=0);1;IF(([.C223]=3);1;0)))" office:value-type="float" office:value="1">
            <text:p>1</text:p>
          </table:table-cell>
          <table:table-cell table:formula="of:=IF(([.D223]&lt;0);-1;IF(([.D223]&gt;1);1;0))" office:value-type="float" office:value="1">
            <text:p>1</text:p>
          </table:table-cell>
          <table:table-cell table:formula="of:=IF(([.D223]=-2);1;IF(([.D223]=0);1;IF(([.D223]=3);1;0)))" office:value-type="float" office:value="0">
            <text:p>0</text:p>
          </table:table-cell>
          <table:covered-table-cell table:number-columns-repeated="2"/>
          <table:table-cell table:formula="of:=STDEVP([.H223];[.J223];[.L223])" office:value-type="float" office:value="0.471404520791032">
            <text:p>0.4714045208</text:p>
          </table:table-cell>
          <table:table-cell table:formula="of:=SUM([.I223];[.K223];[.M223])" office:value-type="float" office:value="2">
            <text:p>2</text:p>
          </table:table-cell>
          <table:table-cell table:formula="of:=AVERAGE([.H223];[.J223];[.L223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657847091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24]&lt;0);-1;IF(([.B224]&gt;1);1;0))" office:value-type="float" office:value="0">
            <text:p>0</text:p>
          </table:table-cell>
          <table:table-cell table:formula="of:=IF(([.B224]=-2);1;IF(([.B224]=0);1;IF(([.B224]=3);1;0)))" office:value-type="float" office:value="1">
            <text:p>1</text:p>
          </table:table-cell>
          <table:table-cell table:formula="of:=IF(([.C224]&lt;0);-1;IF(([.C224]&gt;1);1;0))" office:value-type="float" office:value="1">
            <text:p>1</text:p>
          </table:table-cell>
          <table:table-cell table:formula="of:=IF(([.C224]=-2);1;IF(([.C224]=0);1;IF(([.C224]=3);1;0)))" office:value-type="float" office:value="1">
            <text:p>1</text:p>
          </table:table-cell>
          <table:table-cell table:formula="of:=IF(([.D224]&lt;0);-1;IF(([.D224]&gt;1);1;0))" office:value-type="float" office:value="0">
            <text:p>0</text:p>
          </table:table-cell>
          <table:table-cell table:formula="of:=IF(([.D224]=-2);1;IF(([.D224]=0);1;IF(([.D224]=3);1;0)))" office:value-type="float" office:value="0">
            <text:p>0</text:p>
          </table:table-cell>
          <table:covered-table-cell table:number-columns-repeated="2"/>
          <table:table-cell table:formula="of:=STDEVP([.H224];[.J224];[.L224])" office:value-type="float" office:value="0.471404520791032">
            <text:p>0.4714045208</text:p>
          </table:table-cell>
          <table:table-cell table:formula="of:=SUM([.I224];[.K224];[.M224])" office:value-type="float" office:value="2">
            <text:p>2</text:p>
          </table:table-cell>
          <table:table-cell table:formula="of:=AVERAGE([.H224];[.J224];[.L224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58864107520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25]&lt;0);-1;IF(([.B225]&gt;1);1;0))" office:value-type="float" office:value="1">
            <text:p>1</text:p>
          </table:table-cell>
          <table:table-cell table:formula="of:=IF(([.B225]=-2);1;IF(([.B225]=0);1;IF(([.B225]=3);1;0)))" office:value-type="float" office:value="0">
            <text:p>0</text:p>
          </table:table-cell>
          <table:table-cell table:formula="of:=IF(([.C225]&lt;0);-1;IF(([.C225]&gt;1);1;0))" office:value-type="float" office:value="1">
            <text:p>1</text:p>
          </table:table-cell>
          <table:table-cell table:formula="of:=IF(([.C225]=-2);1;IF(([.C225]=0);1;IF(([.C225]=3);1;0)))" office:value-type="float" office:value="0">
            <text:p>0</text:p>
          </table:table-cell>
          <table:table-cell table:formula="of:=IF(([.D225]&lt;0);-1;IF(([.D225]&gt;1);1;0))" office:value-type="float" office:value="0">
            <text:p>0</text:p>
          </table:table-cell>
          <table:table-cell table:formula="of:=IF(([.D225]=-2);1;IF(([.D225]=0);1;IF(([.D225]=3);1;0)))" office:value-type="float" office:value="1">
            <text:p>1</text:p>
          </table:table-cell>
          <table:covered-table-cell table:number-columns-repeated="2"/>
          <table:table-cell table:formula="of:=STDEVP([.H225];[.J225];[.L225])" office:value-type="float" office:value="0.471404520791032">
            <text:p>0.4714045208</text:p>
          </table:table-cell>
          <table:table-cell table:formula="of:=SUM([.I225];[.K225];[.M225])" office:value-type="float" office:value="1">
            <text:p>1</text:p>
          </table:table-cell>
          <table:table-cell table:formula="of:=AVERAGE([.H225];[.J225];[.L225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85788264038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26]&lt;0);-1;IF(([.B226]&gt;1);1;0))" office:value-type="float" office:value="0">
            <text:p>0</text:p>
          </table:table-cell>
          <table:table-cell table:formula="of:=IF(([.B226]=-2);1;IF(([.B226]=0);1;IF(([.B226]=3);1;0)))" office:value-type="float" office:value="1">
            <text:p>1</text:p>
          </table:table-cell>
          <table:table-cell table:formula="of:=IF(([.C226]&lt;0);-1;IF(([.C226]&gt;1);1;0))" office:value-type="float" office:value="1">
            <text:p>1</text:p>
          </table:table-cell>
          <table:table-cell table:formula="of:=IF(([.C226]=-2);1;IF(([.C226]=0);1;IF(([.C226]=3);1;0)))" office:value-type="float" office:value="0">
            <text:p>0</text:p>
          </table:table-cell>
          <table:table-cell table:formula="of:=IF(([.D226]&lt;0);-1;IF(([.D226]&gt;1);1;0))" office:value-type="float" office:value="0">
            <text:p>0</text:p>
          </table:table-cell>
          <table:table-cell table:formula="of:=IF(([.D226]=-2);1;IF(([.D226]=0);1;IF(([.D226]=3);1;0)))" office:value-type="float" office:value="1">
            <text:p>1</text:p>
          </table:table-cell>
          <table:covered-table-cell table:number-columns-repeated="2"/>
          <table:table-cell table:formula="of:=STDEVP([.H226];[.J226];[.L226])" office:value-type="float" office:value="0.471404520791032">
            <text:p>0.4714045208</text:p>
          </table:table-cell>
          <table:table-cell table:formula="of:=SUM([.I226];[.K226];[.M226])" office:value-type="float" office:value="2">
            <text:p>2</text:p>
          </table:table-cell>
          <table:table-cell table:formula="of:=AVERAGE([.H226];[.J226];[.L226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577484226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27]&lt;0);-1;IF(([.B227]&gt;1);1;0))" office:value-type="float" office:value="1">
            <text:p>1</text:p>
          </table:table-cell>
          <table:table-cell table:formula="of:=IF(([.B227]=-2);1;IF(([.B227]=0);1;IF(([.B227]=3);1;0)))" office:value-type="float" office:value="0">
            <text:p>0</text:p>
          </table:table-cell>
          <table:table-cell table:formula="of:=IF(([.C227]&lt;0);-1;IF(([.C227]&gt;1);1;0))" office:value-type="float" office:value="1">
            <text:p>1</text:p>
          </table:table-cell>
          <table:table-cell table:formula="of:=IF(([.C227]=-2);1;IF(([.C227]=0);1;IF(([.C227]=3);1;0)))" office:value-type="float" office:value="1">
            <text:p>1</text:p>
          </table:table-cell>
          <table:table-cell table:formula="of:=IF(([.D227]&lt;0);-1;IF(([.D227]&gt;1);1;0))" office:value-type="float" office:value="0">
            <text:p>0</text:p>
          </table:table-cell>
          <table:table-cell table:formula="of:=IF(([.D227]=-2);1;IF(([.D227]=0);1;IF(([.D227]=3);1;0)))" office:value-type="float" office:value="1">
            <text:p>1</text:p>
          </table:table-cell>
          <table:covered-table-cell table:number-columns-repeated="2"/>
          <table:table-cell table:formula="of:=STDEVP([.H227];[.J227];[.L227])" office:value-type="float" office:value="0.471404520791032">
            <text:p>0.4714045208</text:p>
          </table:table-cell>
          <table:table-cell table:formula="of:=SUM([.I227];[.K227];[.M227])" office:value-type="float" office:value="2">
            <text:p>2</text:p>
          </table:table-cell>
          <table:table-cell table:formula="of:=AVERAGE([.H227];[.J227];[.L227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855575773185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28]&lt;0);-1;IF(([.B228]&gt;1);1;0))" office:value-type="float" office:value="1">
            <text:p>1</text:p>
          </table:table-cell>
          <table:table-cell table:formula="of:=IF(([.B228]=-2);1;IF(([.B228]=0);1;IF(([.B228]=3);1;0)))" office:value-type="float" office:value="1">
            <text:p>1</text:p>
          </table:table-cell>
          <table:table-cell table:formula="of:=IF(([.C228]&lt;0);-1;IF(([.C228]&gt;1);1;0))" office:value-type="float" office:value="1">
            <text:p>1</text:p>
          </table:table-cell>
          <table:table-cell table:formula="of:=IF(([.C228]=-2);1;IF(([.C228]=0);1;IF(([.C228]=3);1;0)))" office:value-type="float" office:value="1">
            <text:p>1</text:p>
          </table:table-cell>
          <table:table-cell table:formula="of:=IF(([.D228]&lt;0);-1;IF(([.D228]&gt;1);1;0))" office:value-type="float" office:value="1">
            <text:p>1</text:p>
          </table:table-cell>
          <table:table-cell table:formula="of:=IF(([.D228]=-2);1;IF(([.D228]=0);1;IF(([.D228]=3);1;0)))" office:value-type="float" office:value="1">
            <text:p>1</text:p>
          </table:table-cell>
          <table:covered-table-cell table:number-columns-repeated="2"/>
          <table:table-cell table:formula="of:=STDEVP([.H228];[.J228];[.L228])" office:value-type="float" office:value="0">
            <text:p>0</text:p>
          </table:table-cell>
          <table:table-cell table:formula="of:=SUM([.I228];[.K228];[.M228])" office:value-type="float" office:value="3">
            <text:p>3</text:p>
          </table:table-cell>
          <table:table-cell table:formula="of:=AVERAGE([.H228];[.J228];[.L22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509452492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29]&lt;0);-1;IF(([.B229]&gt;1);1;0))" office:value-type="float" office:value="0">
            <text:p>0</text:p>
          </table:table-cell>
          <table:table-cell table:formula="of:=IF(([.B229]=-2);1;IF(([.B229]=0);1;IF(([.B229]=3);1;0)))" office:value-type="float" office:value="1">
            <text:p>1</text:p>
          </table:table-cell>
          <table:table-cell table:formula="of:=IF(([.C229]&lt;0);-1;IF(([.C229]&gt;1);1;0))" office:value-type="float" office:value="1">
            <text:p>1</text:p>
          </table:table-cell>
          <table:table-cell table:formula="of:=IF(([.C229]=-2);1;IF(([.C229]=0);1;IF(([.C229]=3);1;0)))" office:value-type="float" office:value="1">
            <text:p>1</text:p>
          </table:table-cell>
          <table:table-cell table:formula="of:=IF(([.D229]&lt;0);-1;IF(([.D229]&gt;1);1;0))" office:value-type="float" office:value="0">
            <text:p>0</text:p>
          </table:table-cell>
          <table:table-cell table:formula="of:=IF(([.D229]=-2);1;IF(([.D229]=0);1;IF(([.D229]=3);1;0)))" office:value-type="float" office:value="1">
            <text:p>1</text:p>
          </table:table-cell>
          <table:covered-table-cell table:number-columns-repeated="2"/>
          <table:table-cell table:formula="of:=STDEVP([.H229];[.J229];[.L229])" office:value-type="float" office:value="0.471404520791032">
            <text:p>0.4714045208</text:p>
          </table:table-cell>
          <table:table-cell table:formula="of:=SUM([.I229];[.K229];[.M229])" office:value-type="float" office:value="3">
            <text:p>3</text:p>
          </table:table-cell>
          <table:table-cell table:formula="of:=AVERAGE([.H229];[.J229];[.L22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5043775078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30]&lt;0);-1;IF(([.B230]&gt;1);1;0))" office:value-type="float" office:value="0">
            <text:p>0</text:p>
          </table:table-cell>
          <table:table-cell table:formula="of:=IF(([.B230]=-2);1;IF(([.B230]=0);1;IF(([.B230]=3);1;0)))" office:value-type="float" office:value="1">
            <text:p>1</text:p>
          </table:table-cell>
          <table:table-cell table:formula="of:=IF(([.C230]&lt;0);-1;IF(([.C230]&gt;1);1;0))" office:value-type="float" office:value="1">
            <text:p>1</text:p>
          </table:table-cell>
          <table:table-cell table:formula="of:=IF(([.C230]=-2);1;IF(([.C230]=0);1;IF(([.C230]=3);1;0)))" office:value-type="float" office:value="1">
            <text:p>1</text:p>
          </table:table-cell>
          <table:table-cell table:formula="of:=IF(([.D230]&lt;0);-1;IF(([.D230]&gt;1);1;0))" office:value-type="float" office:value="0">
            <text:p>0</text:p>
          </table:table-cell>
          <table:table-cell table:formula="of:=IF(([.D230]=-2);1;IF(([.D230]=0);1;IF(([.D230]=3);1;0)))" office:value-type="float" office:value="1">
            <text:p>1</text:p>
          </table:table-cell>
          <table:covered-table-cell table:number-columns-repeated="2"/>
          <table:table-cell table:formula="of:=STDEVP([.H230];[.J230];[.L230])" office:value-type="float" office:value="0.471404520791032">
            <text:p>0.4714045208</text:p>
          </table:table-cell>
          <table:table-cell table:formula="of:=SUM([.I230];[.K230];[.M230])" office:value-type="float" office:value="3">
            <text:p>3</text:p>
          </table:table-cell>
          <table:table-cell table:formula="of:=AVERAGE([.H230];[.J230];[.L230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4937657548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31]&lt;0);-1;IF(([.B231]&gt;1);1;0))" office:value-type="float" office:value="1">
            <text:p>1</text:p>
          </table:table-cell>
          <table:table-cell table:formula="of:=IF(([.B231]=-2);1;IF(([.B231]=0);1;IF(([.B231]=3);1;0)))" office:value-type="float" office:value="0">
            <text:p>0</text:p>
          </table:table-cell>
          <table:table-cell table:formula="of:=IF(([.C231]&lt;0);-1;IF(([.C231]&gt;1);1;0))" office:value-type="float" office:value="1">
            <text:p>1</text:p>
          </table:table-cell>
          <table:table-cell table:formula="of:=IF(([.C231]=-2);1;IF(([.C231]=0);1;IF(([.C231]=3);1;0)))" office:value-type="float" office:value="1">
            <text:p>1</text:p>
          </table:table-cell>
          <table:table-cell table:formula="of:=IF(([.D231]&lt;0);-1;IF(([.D231]&gt;1);1;0))" office:value-type="float" office:value="0">
            <text:p>0</text:p>
          </table:table-cell>
          <table:table-cell table:formula="of:=IF(([.D231]=-2);1;IF(([.D231]=0);1;IF(([.D231]=3);1;0)))" office:value-type="float" office:value="1">
            <text:p>1</text:p>
          </table:table-cell>
          <table:covered-table-cell table:number-columns-repeated="2"/>
          <table:table-cell table:formula="of:=STDEVP([.H231];[.J231];[.L231])" office:value-type="float" office:value="0.471404520791032">
            <text:p>0.4714045208</text:p>
          </table:table-cell>
          <table:table-cell table:formula="of:=SUM([.I231];[.K231];[.M231])" office:value-type="float" office:value="2">
            <text:p>2</text:p>
          </table:table-cell>
          <table:table-cell table:formula="of:=AVERAGE([.H231];[.J231];[.L231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846906146817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32]&lt;0);-1;IF(([.B232]&gt;1);1;0))" office:value-type="float" office:value="0">
            <text:p>0</text:p>
          </table:table-cell>
          <table:table-cell table:formula="of:=IF(([.B232]=-2);1;IF(([.B232]=0);1;IF(([.B232]=3);1;0)))" office:value-type="float" office:value="0">
            <text:p>0</text:p>
          </table:table-cell>
          <table:table-cell table:formula="of:=IF(([.C232]&lt;0);-1;IF(([.C232]&gt;1);1;0))" office:value-type="float" office:value="0">
            <text:p>0</text:p>
          </table:table-cell>
          <table:table-cell table:formula="of:=IF(([.C232]=-2);1;IF(([.C232]=0);1;IF(([.C232]=3);1;0)))" office:value-type="float" office:value="1">
            <text:p>1</text:p>
          </table:table-cell>
          <table:table-cell table:formula="of:=IF(([.D232]&lt;0);-1;IF(([.D232]&gt;1);1;0))" office:value-type="float" office:value="0">
            <text:p>0</text:p>
          </table:table-cell>
          <table:table-cell table:formula="of:=IF(([.D232]=-2);1;IF(([.D232]=0);1;IF(([.D232]=3);1;0)))" office:value-type="float" office:value="1">
            <text:p>1</text:p>
          </table:table-cell>
          <table:covered-table-cell table:number-columns-repeated="2"/>
          <table:table-cell table:formula="of:=STDEVP([.H232];[.J232];[.L232])" office:value-type="float" office:value="0">
            <text:p>0</text:p>
          </table:table-cell>
          <table:table-cell table:formula="of:=SUM([.I232];[.K232];[.M232])" office:value-type="float" office:value="2">
            <text:p>2</text:p>
          </table:table-cell>
          <table:table-cell table:formula="of:=AVERAGE([.H232];[.J232];[.L23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8392011980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33]&lt;0);-1;IF(([.B233]&gt;1);1;0))" office:value-type="float" office:value="0">
            <text:p>0</text:p>
          </table:table-cell>
          <table:table-cell table:formula="of:=IF(([.B233]=-2);1;IF(([.B233]=0);1;IF(([.B233]=3);1;0)))" office:value-type="float" office:value="1">
            <text:p>1</text:p>
          </table:table-cell>
          <table:table-cell table:formula="of:=IF(([.C233]&lt;0);-1;IF(([.C233]&gt;1);1;0))" office:value-type="float" office:value="1">
            <text:p>1</text:p>
          </table:table-cell>
          <table:table-cell table:formula="of:=IF(([.C233]=-2);1;IF(([.C233]=0);1;IF(([.C233]=3);1;0)))" office:value-type="float" office:value="1">
            <text:p>1</text:p>
          </table:table-cell>
          <table:table-cell table:formula="of:=IF(([.D233]&lt;0);-1;IF(([.D233]&gt;1);1;0))" office:value-type="float" office:value="0">
            <text:p>0</text:p>
          </table:table-cell>
          <table:table-cell table:formula="of:=IF(([.D233]=-2);1;IF(([.D233]=0);1;IF(([.D233]=3);1;0)))" office:value-type="float" office:value="1">
            <text:p>1</text:p>
          </table:table-cell>
          <table:covered-table-cell table:number-columns-repeated="2"/>
          <table:table-cell table:formula="of:=STDEVP([.H233];[.J233];[.L233])" office:value-type="float" office:value="0.471404520791032">
            <text:p>0.4714045208</text:p>
          </table:table-cell>
          <table:table-cell table:formula="of:=SUM([.I233];[.K233];[.M233])" office:value-type="float" office:value="3">
            <text:p>3</text:p>
          </table:table-cell>
          <table:table-cell table:formula="of:=AVERAGE([.H233];[.J233];[.L233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38236520448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34]&lt;0);-1;IF(([.B234]&gt;1);1;0))" office:value-type="float" office:value="1">
            <text:p>1</text:p>
          </table:table-cell>
          <table:table-cell table:formula="of:=IF(([.B234]=-2);1;IF(([.B234]=0);1;IF(([.B234]=3);1;0)))" office:value-type="float" office:value="1">
            <text:p>1</text:p>
          </table:table-cell>
          <table:table-cell table:formula="of:=IF(([.C234]&lt;0);-1;IF(([.C234]&gt;1);1;0))" office:value-type="float" office:value="1">
            <text:p>1</text:p>
          </table:table-cell>
          <table:table-cell table:formula="of:=IF(([.C234]=-2);1;IF(([.C234]=0);1;IF(([.C234]=3);1;0)))" office:value-type="float" office:value="1">
            <text:p>1</text:p>
          </table:table-cell>
          <table:table-cell table:formula="of:=IF(([.D234]&lt;0);-1;IF(([.D234]&gt;1);1;0))" office:value-type="float" office:value="1">
            <text:p>1</text:p>
          </table:table-cell>
          <table:table-cell table:formula="of:=IF(([.D234]=-2);1;IF(([.D234]=0);1;IF(([.D234]=3);1;0)))" office:value-type="float" office:value="1">
            <text:p>1</text:p>
          </table:table-cell>
          <table:covered-table-cell table:number-columns-repeated="2"/>
          <table:table-cell table:formula="of:=STDEVP([.H234];[.J234];[.L234])" office:value-type="float" office:value="0">
            <text:p>0</text:p>
          </table:table-cell>
          <table:table-cell table:formula="of:=SUM([.I234];[.K234];[.M234])" office:value-type="float" office:value="3">
            <text:p>3</text:p>
          </table:table-cell>
          <table:table-cell table:formula="of:=AVERAGE([.H234];[.J234];[.L23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35833184257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35]&lt;0);-1;IF(([.B235]&gt;1);1;0))" office:value-type="float" office:value="1">
            <text:p>1</text:p>
          </table:table-cell>
          <table:table-cell table:formula="of:=IF(([.B235]=-2);1;IF(([.B235]=0);1;IF(([.B235]=3);1;0)))" office:value-type="float" office:value="0">
            <text:p>0</text:p>
          </table:table-cell>
          <table:table-cell table:formula="of:=IF(([.C235]&lt;0);-1;IF(([.C235]&gt;1);1;0))" office:value-type="float" office:value="1">
            <text:p>1</text:p>
          </table:table-cell>
          <table:table-cell table:formula="of:=IF(([.C235]=-2);1;IF(([.C235]=0);1;IF(([.C235]=3);1;0)))" office:value-type="float" office:value="1">
            <text:p>1</text:p>
          </table:table-cell>
          <table:table-cell table:formula="of:=IF(([.D235]&lt;0);-1;IF(([.D235]&gt;1);1;0))" office:value-type="float" office:value="1">
            <text:p>1</text:p>
          </table:table-cell>
          <table:table-cell table:formula="of:=IF(([.D235]=-2);1;IF(([.D235]=0);1;IF(([.D235]=3);1;0)))" office:value-type="float" office:value="1">
            <text:p>1</text:p>
          </table:table-cell>
          <table:covered-table-cell table:number-columns-repeated="2"/>
          <table:table-cell table:formula="of:=STDEVP([.H235];[.J235];[.L235])" office:value-type="float" office:value="0">
            <text:p>0</text:p>
          </table:table-cell>
          <table:table-cell table:formula="of:=SUM([.I235];[.K235];[.M235])" office:value-type="float" office:value="2">
            <text:p>2</text:p>
          </table:table-cell>
          <table:table-cell table:formula="of:=AVERAGE([.H235];[.J235];[.L23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3475523584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36]&lt;0);-1;IF(([.B236]&gt;1);1;0))" office:value-type="float" office:value="1">
            <text:p>1</text:p>
          </table:table-cell>
          <table:table-cell table:formula="of:=IF(([.B236]=-2);1;IF(([.B236]=0);1;IF(([.B236]=3);1;0)))" office:value-type="float" office:value="0">
            <text:p>0</text:p>
          </table:table-cell>
          <table:table-cell table:formula="of:=IF(([.C236]&lt;0);-1;IF(([.C236]&gt;1);1;0))" office:value-type="float" office:value="1">
            <text:p>1</text:p>
          </table:table-cell>
          <table:table-cell table:formula="of:=IF(([.C236]=-2);1;IF(([.C236]=0);1;IF(([.C236]=3);1;0)))" office:value-type="float" office:value="1">
            <text:p>1</text:p>
          </table:table-cell>
          <table:table-cell table:formula="of:=IF(([.D236]&lt;0);-1;IF(([.D236]&gt;1);1;0))" office:value-type="float" office:value="0">
            <text:p>0</text:p>
          </table:table-cell>
          <table:table-cell table:formula="of:=IF(([.D236]=-2);1;IF(([.D236]=0);1;IF(([.D236]=3);1;0)))" office:value-type="float" office:value="1">
            <text:p>1</text:p>
          </table:table-cell>
          <table:covered-table-cell table:number-columns-repeated="2"/>
          <table:table-cell table:formula="of:=STDEVP([.H236];[.J236];[.L236])" office:value-type="float" office:value="0.471404520791032">
            <text:p>0.4714045208</text:p>
          </table:table-cell>
          <table:table-cell table:formula="of:=SUM([.I236];[.K236];[.M236])" office:value-type="float" office:value="2">
            <text:p>2</text:p>
          </table:table-cell>
          <table:table-cell table:formula="of:=AVERAGE([.H236];[.J236];[.L236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829520769024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37]&lt;0);-1;IF(([.B237]&gt;1);1;0))" office:value-type="float" office:value="1">
            <text:p>1</text:p>
          </table:table-cell>
          <table:table-cell table:formula="of:=IF(([.B237]=-2);1;IF(([.B237]=0);1;IF(([.B237]=3);1;0)))" office:value-type="float" office:value="1">
            <text:p>1</text:p>
          </table:table-cell>
          <table:table-cell table:formula="of:=IF(([.C237]&lt;0);-1;IF(([.C237]&gt;1);1;0))" office:value-type="float" office:value="1">
            <text:p>1</text:p>
          </table:table-cell>
          <table:table-cell table:formula="of:=IF(([.C237]=-2);1;IF(([.C237]=0);1;IF(([.C237]=3);1;0)))" office:value-type="float" office:value="1">
            <text:p>1</text:p>
          </table:table-cell>
          <table:table-cell table:formula="of:=IF(([.D237]&lt;0);-1;IF(([.D237]&gt;1);1;0))" office:value-type="float" office:value="1">
            <text:p>1</text:p>
          </table:table-cell>
          <table:table-cell table:formula="of:=IF(([.D237]=-2);1;IF(([.D237]=0);1;IF(([.D237]=3);1;0)))" office:value-type="float" office:value="1">
            <text:p>1</text:p>
          </table:table-cell>
          <table:covered-table-cell table:number-columns-repeated="2"/>
          <table:table-cell table:formula="of:=STDEVP([.H237];[.J237];[.L237])" office:value-type="float" office:value="0">
            <text:p>0</text:p>
          </table:table-cell>
          <table:table-cell table:formula="of:=SUM([.I237];[.K237];[.M237])" office:value-type="float" office:value="3">
            <text:p>3</text:p>
          </table:table-cell>
          <table:table-cell table:formula="of:=AVERAGE([.H237];[.J237];[.L23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26857361408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238]&lt;0);-1;IF(([.B238]&gt;1);1;0))" office:value-type="float" office:value="-1">
            <text:p>-1</text:p>
          </table:table-cell>
          <table:table-cell table:formula="of:=IF(([.B238]=-2);1;IF(([.B238]=0);1;IF(([.B238]=3);1;0)))" office:value-type="float" office:value="1">
            <text:p>1</text:p>
          </table:table-cell>
          <table:table-cell table:formula="of:=IF(([.C238]&lt;0);-1;IF(([.C238]&gt;1);1;0))" office:value-type="float" office:value="0">
            <text:p>0</text:p>
          </table:table-cell>
          <table:table-cell table:formula="of:=IF(([.C238]=-2);1;IF(([.C238]=0);1;IF(([.C238]=3);1;0)))" office:value-type="float" office:value="1">
            <text:p>1</text:p>
          </table:table-cell>
          <table:table-cell table:formula="of:=IF(([.D238]&lt;0);-1;IF(([.D238]&gt;1);1;0))" office:value-type="float" office:value="-1">
            <text:p>-1</text:p>
          </table:table-cell>
          <table:table-cell table:formula="of:=IF(([.D238]=-2);1;IF(([.D238]=0);1;IF(([.D238]=3);1;0)))" office:value-type="float" office:value="1">
            <text:p>1</text:p>
          </table:table-cell>
          <table:covered-table-cell table:number-columns-repeated="2"/>
          <table:table-cell table:formula="of:=STDEVP([.H238];[.J238];[.L238])" office:value-type="float" office:value="0.471404520791032">
            <text:p>0.4714045208</text:p>
          </table:table-cell>
          <table:table-cell table:formula="of:=SUM([.I238];[.K238];[.M238])" office:value-type="float" office:value="3">
            <text:p>3</text:p>
          </table:table-cell>
          <table:table-cell table:formula="of:=AVERAGE([.H238];[.J238];[.L238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682196681932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39]&lt;0);-1;IF(([.B239]&gt;1);1;0))" office:value-type="float" office:value="0">
            <text:p>0</text:p>
          </table:table-cell>
          <table:table-cell table:formula="of:=IF(([.B239]=-2);1;IF(([.B239]=0);1;IF(([.B239]=3);1;0)))" office:value-type="float" office:value="0">
            <text:p>0</text:p>
          </table:table-cell>
          <table:table-cell table:formula="of:=IF(([.C239]&lt;0);-1;IF(([.C239]&gt;1);1;0))" office:value-type="float" office:value="1">
            <text:p>1</text:p>
          </table:table-cell>
          <table:table-cell table:formula="of:=IF(([.C239]=-2);1;IF(([.C239]=0);1;IF(([.C239]=3);1;0)))" office:value-type="float" office:value="1">
            <text:p>1</text:p>
          </table:table-cell>
          <table:table-cell table:formula="of:=IF(([.D239]&lt;0);-1;IF(([.D239]&gt;1);1;0))" office:value-type="float" office:value="0">
            <text:p>0</text:p>
          </table:table-cell>
          <table:table-cell table:formula="of:=IF(([.D239]=-2);1;IF(([.D239]=0);1;IF(([.D239]=3);1;0)))" office:value-type="float" office:value="0">
            <text:p>0</text:p>
          </table:table-cell>
          <table:covered-table-cell table:number-columns-repeated="2"/>
          <table:table-cell table:formula="of:=STDEVP([.H239];[.J239];[.L239])" office:value-type="float" office:value="0.471404520791032">
            <text:p>0.4714045208</text:p>
          </table:table-cell>
          <table:table-cell table:formula="of:=SUM([.I239];[.K239];[.M239])" office:value-type="float" office:value="1">
            <text:p>1</text:p>
          </table:table-cell>
          <table:table-cell table:formula="of:=AVERAGE([.H239];[.J239];[.L23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2106084147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40]&lt;0);-1;IF(([.B240]&gt;1);1;0))" office:value-type="float" office:value="1">
            <text:p>1</text:p>
          </table:table-cell>
          <table:table-cell table:formula="of:=IF(([.B240]=-2);1;IF(([.B240]=0);1;IF(([.B240]=3);1;0)))" office:value-type="float" office:value="0">
            <text:p>0</text:p>
          </table:table-cell>
          <table:table-cell table:formula="of:=IF(([.C240]&lt;0);-1;IF(([.C240]&gt;1);1;0))" office:value-type="float" office:value="1">
            <text:p>1</text:p>
          </table:table-cell>
          <table:table-cell table:formula="of:=IF(([.C240]=-2);1;IF(([.C240]=0);1;IF(([.C240]=3);1;0)))" office:value-type="float" office:value="1">
            <text:p>1</text:p>
          </table:table-cell>
          <table:table-cell table:formula="of:=IF(([.D240]&lt;0);-1;IF(([.D240]&gt;1);1;0))" office:value-type="float" office:value="0">
            <text:p>0</text:p>
          </table:table-cell>
          <table:table-cell table:formula="of:=IF(([.D240]=-2);1;IF(([.D240]=0);1;IF(([.D240]=3);1;0)))" office:value-type="float" office:value="1">
            <text:p>1</text:p>
          </table:table-cell>
          <table:covered-table-cell table:number-columns-repeated="2"/>
          <table:table-cell table:formula="of:=STDEVP([.H240];[.J240];[.L240])" office:value-type="float" office:value="0.471404520791032">
            <text:p>0.4714045208</text:p>
          </table:table-cell>
          <table:table-cell table:formula="of:=SUM([.I240];[.K240];[.M240])" office:value-type="float" office:value="2">
            <text:p>2</text:p>
          </table:table-cell>
          <table:table-cell table:formula="of:=AVERAGE([.H240];[.J240];[.L240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819055972352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41]&lt;0);-1;IF(([.B241]&gt;1);1;0))" office:value-type="float" office:value="1">
            <text:p>1</text:p>
          </table:table-cell>
          <table:table-cell table:formula="of:=IF(([.B241]=-2);1;IF(([.B241]=0);1;IF(([.B241]=3);1;0)))" office:value-type="float" office:value="1">
            <text:p>1</text:p>
          </table:table-cell>
          <table:table-cell table:formula="of:=IF(([.C241]&lt;0);-1;IF(([.C241]&gt;1);1;0))" office:value-type="float" office:value="1">
            <text:p>1</text:p>
          </table:table-cell>
          <table:table-cell table:formula="of:=IF(([.C241]=-2);1;IF(([.C241]=0);1;IF(([.C241]=3);1;0)))" office:value-type="float" office:value="1">
            <text:p>1</text:p>
          </table:table-cell>
          <table:table-cell table:formula="of:=IF(([.D241]&lt;0);-1;IF(([.D241]&gt;1);1;0))" office:value-type="float" office:value="1">
            <text:p>1</text:p>
          </table:table-cell>
          <table:table-cell table:formula="of:=IF(([.D241]=-2);1;IF(([.D241]=0);1;IF(([.D241]=3);1;0)))" office:value-type="float" office:value="1">
            <text:p>1</text:p>
          </table:table-cell>
          <table:covered-table-cell table:number-columns-repeated="2"/>
          <table:table-cell table:formula="of:=STDEVP([.H241];[.J241];[.L241])" office:value-type="float" office:value="0">
            <text:p>0</text:p>
          </table:table-cell>
          <table:table-cell table:formula="of:=SUM([.I241];[.K241];[.M241])" office:value-type="float" office:value="3">
            <text:p>3</text:p>
          </table:table-cell>
          <table:table-cell table:formula="of:=AVERAGE([.H241];[.J241];[.L24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1607802470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42]&lt;0);-1;IF(([.B242]&gt;1);1;0))" office:value-type="float" office:value="0">
            <text:p>0</text:p>
          </table:table-cell>
          <table:table-cell table:formula="of:=IF(([.B242]=-2);1;IF(([.B242]=0);1;IF(([.B242]=3);1;0)))" office:value-type="float" office:value="0">
            <text:p>0</text:p>
          </table:table-cell>
          <table:table-cell table:formula="of:=IF(([.C242]&lt;0);-1;IF(([.C242]&gt;1);1;0))" office:value-type="float" office:value="0">
            <text:p>0</text:p>
          </table:table-cell>
          <table:table-cell table:formula="of:=IF(([.C242]=-2);1;IF(([.C242]=0);1;IF(([.C242]=3);1;0)))" office:value-type="float" office:value="0">
            <text:p>0</text:p>
          </table:table-cell>
          <table:table-cell table:formula="of:=IF(([.D242]&lt;0);-1;IF(([.D242]&gt;1);1;0))" office:value-type="float" office:value="0">
            <text:p>0</text:p>
          </table:table-cell>
          <table:table-cell table:formula="of:=IF(([.D242]=-2);1;IF(([.D242]=0);1;IF(([.D242]=3);1;0)))" office:value-type="float" office:value="1">
            <text:p>1</text:p>
          </table:table-cell>
          <table:covered-table-cell table:number-columns-repeated="2"/>
          <table:table-cell table:formula="of:=STDEVP([.H242];[.J242];[.L242])" office:value-type="float" office:value="0">
            <text:p>0</text:p>
          </table:table-cell>
          <table:table-cell table:formula="of:=SUM([.I242];[.K242];[.M242])" office:value-type="float" office:value="1">
            <text:p>1</text:p>
          </table:table-cell>
          <table:table-cell table:formula="of:=AVERAGE([.H242];[.J242];[.L24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81406053990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43]&lt;0);-1;IF(([.B243]&gt;1);1;0))" office:value-type="float" office:value="0">
            <text:p>0</text:p>
          </table:table-cell>
          <table:table-cell table:formula="of:=IF(([.B243]=-2);1;IF(([.B243]=0);1;IF(([.B243]=3);1;0)))" office:value-type="float" office:value="1">
            <text:p>1</text:p>
          </table:table-cell>
          <table:table-cell table:formula="of:=IF(([.C243]&lt;0);-1;IF(([.C243]&gt;1);1;0))" office:value-type="float" office:value="1">
            <text:p>1</text:p>
          </table:table-cell>
          <table:table-cell table:formula="of:=IF(([.C243]=-2);1;IF(([.C243]=0);1;IF(([.C243]=3);1;0)))" office:value-type="float" office:value="1">
            <text:p>1</text:p>
          </table:table-cell>
          <table:table-cell table:formula="of:=IF(([.D243]&lt;0);-1;IF(([.D243]&gt;1);1;0))" office:value-type="float" office:value="0">
            <text:p>0</text:p>
          </table:table-cell>
          <table:table-cell table:formula="of:=IF(([.D243]=-2);1;IF(([.D243]=0);1;IF(([.D243]=3);1;0)))" office:value-type="float" office:value="1">
            <text:p>1</text:p>
          </table:table-cell>
          <table:covered-table-cell table:number-columns-repeated="2"/>
          <table:table-cell table:formula="of:=STDEVP([.H243];[.J243];[.L243])" office:value-type="float" office:value="0.471404520791032">
            <text:p>0.4714045208</text:p>
          </table:table-cell>
          <table:table-cell table:formula="of:=SUM([.I243];[.K243];[.M243])" office:value-type="float" office:value="3">
            <text:p>3</text:p>
          </table:table-cell>
          <table:table-cell table:formula="of:=AVERAGE([.H243];[.J243];[.L243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095936184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44]&lt;0);-1;IF(([.B244]&gt;1);1;0))" office:value-type="float" office:value="0">
            <text:p>0</text:p>
          </table:table-cell>
          <table:table-cell table:formula="of:=IF(([.B244]=-2);1;IF(([.B244]=0);1;IF(([.B244]=3);1;0)))" office:value-type="float" office:value="1">
            <text:p>1</text:p>
          </table:table-cell>
          <table:table-cell table:formula="of:=IF(([.C244]&lt;0);-1;IF(([.C244]&gt;1);1;0))" office:value-type="float" office:value="0">
            <text:p>0</text:p>
          </table:table-cell>
          <table:table-cell table:formula="of:=IF(([.C244]=-2);1;IF(([.C244]=0);1;IF(([.C244]=3);1;0)))" office:value-type="float" office:value="0">
            <text:p>0</text:p>
          </table:table-cell>
          <table:table-cell table:formula="of:=IF(([.D244]&lt;0);-1;IF(([.D244]&gt;1);1;0))" office:value-type="float" office:value="0">
            <text:p>0</text:p>
          </table:table-cell>
          <table:table-cell table:formula="of:=IF(([.D244]=-2);1;IF(([.D244]=0);1;IF(([.D244]=3);1;0)))" office:value-type="float" office:value="1">
            <text:p>1</text:p>
          </table:table-cell>
          <table:covered-table-cell table:number-columns-repeated="2"/>
          <table:table-cell table:formula="of:=STDEVP([.H244];[.J244];[.L244])" office:value-type="float" office:value="0">
            <text:p>0</text:p>
          </table:table-cell>
          <table:table-cell table:formula="of:=SUM([.I244];[.K244];[.M244])" office:value-type="float" office:value="2">
            <text:p>2</text:p>
          </table:table-cell>
          <table:table-cell table:formula="of:=AVERAGE([.H244];[.J244];[.L24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808087859200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45]&lt;0);-1;IF(([.B245]&gt;1);1;0))" office:value-type="float" office:value="1">
            <text:p>1</text:p>
          </table:table-cell>
          <table:table-cell table:formula="of:=IF(([.B245]=-2);1;IF(([.B245]=0);1;IF(([.B245]=3);1;0)))" office:value-type="float" office:value="1">
            <text:p>1</text:p>
          </table:table-cell>
          <table:table-cell table:formula="of:=IF(([.C245]&lt;0);-1;IF(([.C245]&gt;1);1;0))" office:value-type="float" office:value="1">
            <text:p>1</text:p>
          </table:table-cell>
          <table:table-cell table:formula="of:=IF(([.C245]=-2);1;IF(([.C245]=0);1;IF(([.C245]=3);1;0)))" office:value-type="float" office:value="1">
            <text:p>1</text:p>
          </table:table-cell>
          <table:table-cell table:formula="of:=IF(([.D245]&lt;0);-1;IF(([.D245]&gt;1);1;0))" office:value-type="float" office:value="1">
            <text:p>1</text:p>
          </table:table-cell>
          <table:table-cell table:formula="of:=IF(([.D245]=-2);1;IF(([.D245]=0);1;IF(([.D245]=3);1;0)))" office:value-type="float" office:value="1">
            <text:p>1</text:p>
          </table:table-cell>
          <table:covered-table-cell table:number-columns-repeated="2"/>
          <table:table-cell table:formula="of:=STDEVP([.H245];[.J245];[.L245])" office:value-type="float" office:value="0">
            <text:p>0</text:p>
          </table:table-cell>
          <table:table-cell table:formula="of:=SUM([.I245];[.K245];[.M245])" office:value-type="float" office:value="3">
            <text:p>3</text:p>
          </table:table-cell>
          <table:table-cell table:formula="of:=AVERAGE([.H245];[.J245];[.L24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0766842880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46]&lt;0);-1;IF(([.B246]&gt;1);1;0))" office:value-type="float" office:value="0">
            <text:p>0</text:p>
          </table:table-cell>
          <table:table-cell table:formula="of:=IF(([.B246]=-2);1;IF(([.B246]=0);1;IF(([.B246]=3);1;0)))" office:value-type="float" office:value="1">
            <text:p>1</text:p>
          </table:table-cell>
          <table:table-cell table:formula="of:=IF(([.C246]&lt;0);-1;IF(([.C246]&gt;1);1;0))" office:value-type="float" office:value="1">
            <text:p>1</text:p>
          </table:table-cell>
          <table:table-cell table:formula="of:=IF(([.C246]=-2);1;IF(([.C246]=0);1;IF(([.C246]=3);1;0)))" office:value-type="float" office:value="1">
            <text:p>1</text:p>
          </table:table-cell>
          <table:table-cell table:formula="of:=IF(([.D246]&lt;0);-1;IF(([.D246]&gt;1);1;0))" office:value-type="float" office:value="1">
            <text:p>1</text:p>
          </table:table-cell>
          <table:table-cell table:formula="of:=IF(([.D246]=-2);1;IF(([.D246]=0);1;IF(([.D246]=3);1;0)))" office:value-type="float" office:value="1">
            <text:p>1</text:p>
          </table:table-cell>
          <table:covered-table-cell table:number-columns-repeated="2"/>
          <table:table-cell table:formula="of:=STDEVP([.H246];[.J246];[.L246])" office:value-type="float" office:value="0.471404520791032">
            <text:p>0.4714045208</text:p>
          </table:table-cell>
          <table:table-cell table:formula="of:=SUM([.I246];[.K246];[.M246])" office:value-type="float" office:value="3">
            <text:p>3</text:p>
          </table:table-cell>
          <table:table-cell table:formula="of:=AVERAGE([.H246];[.J246];[.L246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80581874073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47]&lt;0);-1;IF(([.B247]&gt;1);1;0))" office:value-type="float" office:value="0">
            <text:p>0</text:p>
          </table:table-cell>
          <table:table-cell table:formula="of:=IF(([.B247]=-2);1;IF(([.B247]=0);1;IF(([.B247]=3);1;0)))" office:value-type="float" office:value="1">
            <text:p>1</text:p>
          </table:table-cell>
          <table:table-cell table:formula="of:=IF(([.C247]&lt;0);-1;IF(([.C247]&gt;1);1;0))" office:value-type="float" office:value="1">
            <text:p>1</text:p>
          </table:table-cell>
          <table:table-cell table:formula="of:=IF(([.C247]=-2);1;IF(([.C247]=0);1;IF(([.C247]=3);1;0)))" office:value-type="float" office:value="1">
            <text:p>1</text:p>
          </table:table-cell>
          <table:table-cell table:formula="of:=IF(([.D247]&lt;0);-1;IF(([.D247]&gt;1);1;0))" office:value-type="float" office:value="0">
            <text:p>0</text:p>
          </table:table-cell>
          <table:table-cell table:formula="of:=IF(([.D247]=-2);1;IF(([.D247]=0);1;IF(([.D247]=3);1;0)))" office:value-type="float" office:value="1">
            <text:p>1</text:p>
          </table:table-cell>
          <table:covered-table-cell table:number-columns-repeated="2"/>
          <table:table-cell table:formula="of:=STDEVP([.H247];[.J247];[.L247])" office:value-type="float" office:value="0.471404520791032">
            <text:p>0.4714045208</text:p>
          </table:table-cell>
          <table:table-cell table:formula="of:=SUM([.I247];[.K247];[.M247])" office:value-type="float" office:value="3">
            <text:p>3</text:p>
          </table:table-cell>
          <table:table-cell table:formula="of:=AVERAGE([.H247];[.J247];[.L247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80458143334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48]&lt;0);-1;IF(([.B248]&gt;1);1;0))" office:value-type="float" office:value="1">
            <text:p>1</text:p>
          </table:table-cell>
          <table:table-cell table:formula="of:=IF(([.B248]=-2);1;IF(([.B248]=0);1;IF(([.B248]=3);1;0)))" office:value-type="float" office:value="0">
            <text:p>0</text:p>
          </table:table-cell>
          <table:table-cell table:formula="of:=IF(([.C248]&lt;0);-1;IF(([.C248]&gt;1);1;0))" office:value-type="float" office:value="1">
            <text:p>1</text:p>
          </table:table-cell>
          <table:table-cell table:formula="of:=IF(([.C248]=-2);1;IF(([.C248]=0);1;IF(([.C248]=3);1;0)))" office:value-type="float" office:value="1">
            <text:p>1</text:p>
          </table:table-cell>
          <table:table-cell table:formula="of:=IF(([.D248]&lt;0);-1;IF(([.D248]&gt;1);1;0))" office:value-type="float" office:value="0">
            <text:p>0</text:p>
          </table:table-cell>
          <table:table-cell table:formula="of:=IF(([.D248]=-2);1;IF(([.D248]=0);1;IF(([.D248]=3);1;0)))" office:value-type="float" office:value="1">
            <text:p>1</text:p>
          </table:table-cell>
          <table:covered-table-cell table:number-columns-repeated="2"/>
          <table:table-cell table:formula="of:=STDEVP([.H248];[.J248];[.L248])" office:value-type="float" office:value="0.471404520791032">
            <text:p>0.4714045208</text:p>
          </table:table-cell>
          <table:table-cell table:formula="of:=SUM([.I248];[.K248];[.M248])" office:value-type="float" office:value="2">
            <text:p>2</text:p>
          </table:table-cell>
          <table:table-cell table:formula="of:=AVERAGE([.H248];[.J248];[.L248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8015741050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49]&lt;0);-1;IF(([.B249]&gt;1);1;0))" office:value-type="float" office:value="0">
            <text:p>0</text:p>
          </table:table-cell>
          <table:table-cell table:formula="of:=IF(([.B249]=-2);1;IF(([.B249]=0);1;IF(([.B249]=3);1;0)))" office:value-type="float" office:value="1">
            <text:p>1</text:p>
          </table:table-cell>
          <table:table-cell table:formula="of:=IF(([.C249]&lt;0);-1;IF(([.C249]&gt;1);1;0))" office:value-type="float" office:value="1">
            <text:p>1</text:p>
          </table:table-cell>
          <table:table-cell table:formula="of:=IF(([.C249]=-2);1;IF(([.C249]=0);1;IF(([.C249]=3);1;0)))" office:value-type="float" office:value="1">
            <text:p>1</text:p>
          </table:table-cell>
          <table:table-cell table:formula="of:=IF(([.D249]&lt;0);-1;IF(([.D249]&gt;1);1;0))" office:value-type="float" office:value="0">
            <text:p>0</text:p>
          </table:table-cell>
          <table:table-cell table:formula="of:=IF(([.D249]=-2);1;IF(([.D249]=0);1;IF(([.D249]=3);1;0)))" office:value-type="float" office:value="1">
            <text:p>1</text:p>
          </table:table-cell>
          <table:covered-table-cell table:number-columns-repeated="2"/>
          <table:table-cell table:formula="of:=STDEVP([.H249];[.J249];[.L249])" office:value-type="float" office:value="0.471404520791032">
            <text:p>0.4714045208</text:p>
          </table:table-cell>
          <table:table-cell table:formula="of:=SUM([.I249];[.K249];[.M249])" office:value-type="float" office:value="3">
            <text:p>3</text:p>
          </table:table-cell>
          <table:table-cell table:formula="of:=AVERAGE([.H249];[.J249];[.L24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9868842803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50]&lt;0);-1;IF(([.B250]&gt;1);1;0))" office:value-type="float" office:value="1">
            <text:p>1</text:p>
          </table:table-cell>
          <table:table-cell table:formula="of:=IF(([.B250]=-2);1;IF(([.B250]=0);1;IF(([.B250]=3);1;0)))" office:value-type="float" office:value="1">
            <text:p>1</text:p>
          </table:table-cell>
          <table:table-cell table:formula="of:=IF(([.C250]&lt;0);-1;IF(([.C250]&gt;1);1;0))" office:value-type="float" office:value="1">
            <text:p>1</text:p>
          </table:table-cell>
          <table:table-cell table:formula="of:=IF(([.C250]=-2);1;IF(([.C250]=0);1;IF(([.C250]=3);1;0)))" office:value-type="float" office:value="1">
            <text:p>1</text:p>
          </table:table-cell>
          <table:table-cell table:formula="of:=IF(([.D250]&lt;0);-1;IF(([.D250]&gt;1);1;0))" office:value-type="float" office:value="0">
            <text:p>0</text:p>
          </table:table-cell>
          <table:table-cell table:formula="of:=IF(([.D250]=-2);1;IF(([.D250]=0);1;IF(([.D250]=3);1;0)))" office:value-type="float" office:value="0">
            <text:p>0</text:p>
          </table:table-cell>
          <table:covered-table-cell table:number-columns-repeated="2"/>
          <table:table-cell table:formula="of:=STDEVP([.H250];[.J250];[.L250])" office:value-type="float" office:value="0.471404520791032">
            <text:p>0.4714045208</text:p>
          </table:table-cell>
          <table:table-cell table:formula="of:=SUM([.I250];[.K250];[.M250])" office:value-type="float" office:value="2">
            <text:p>2</text:p>
          </table:table-cell>
          <table:table-cell table:formula="of:=AVERAGE([.H250];[.J250];[.L250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7981054320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1]&lt;0);-1;IF(([.B251]&gt;1);1;0))" office:value-type="float" office:value="0">
            <text:p>0</text:p>
          </table:table-cell>
          <table:table-cell table:formula="of:=IF(([.B251]=-2);1;IF(([.B251]=0);1;IF(([.B251]=3);1;0)))" office:value-type="float" office:value="0">
            <text:p>0</text:p>
          </table:table-cell>
          <table:table-cell table:formula="of:=IF(([.C251]&lt;0);-1;IF(([.C251]&gt;1);1;0))" office:value-type="float" office:value="1">
            <text:p>1</text:p>
          </table:table-cell>
          <table:table-cell table:formula="of:=IF(([.C251]=-2);1;IF(([.C251]=0);1;IF(([.C251]=3);1;0)))" office:value-type="float" office:value="1">
            <text:p>1</text:p>
          </table:table-cell>
          <table:table-cell table:formula="of:=IF(([.D251]&lt;0);-1;IF(([.D251]&gt;1);1;0))" office:value-type="float" office:value="0">
            <text:p>0</text:p>
          </table:table-cell>
          <table:table-cell table:formula="of:=IF(([.D251]=-2);1;IF(([.D251]=0);1;IF(([.D251]=3);1;0)))" office:value-type="float" office:value="1">
            <text:p>1</text:p>
          </table:table-cell>
          <table:covered-table-cell table:number-columns-repeated="2"/>
          <table:table-cell table:formula="of:=STDEVP([.H251];[.J251];[.L251])" office:value-type="float" office:value="0.471404520791032">
            <text:p>0.4714045208</text:p>
          </table:table-cell>
          <table:table-cell table:formula="of:=SUM([.I251];[.K251];[.M251])" office:value-type="float" office:value="2">
            <text:p>2</text:p>
          </table:table-cell>
          <table:table-cell table:formula="of:=AVERAGE([.H251];[.J251];[.L251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90777958401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52]&lt;0);-1;IF(([.B252]&gt;1);1;0))" office:value-type="float" office:value="1">
            <text:p>1</text:p>
          </table:table-cell>
          <table:table-cell table:formula="of:=IF(([.B252]=-2);1;IF(([.B252]=0);1;IF(([.B252]=3);1;0)))" office:value-type="float" office:value="1">
            <text:p>1</text:p>
          </table:table-cell>
          <table:table-cell table:formula="of:=IF(([.C252]&lt;0);-1;IF(([.C252]&gt;1);1;0))" office:value-type="float" office:value="1">
            <text:p>1</text:p>
          </table:table-cell>
          <table:table-cell table:formula="of:=IF(([.C252]=-2);1;IF(([.C252]=0);1;IF(([.C252]=3);1;0)))" office:value-type="float" office:value="1">
            <text:p>1</text:p>
          </table:table-cell>
          <table:table-cell table:formula="of:=IF(([.D252]&lt;0);-1;IF(([.D252]&gt;1);1;0))" office:value-type="float" office:value="1">
            <text:p>1</text:p>
          </table:table-cell>
          <table:table-cell table:formula="of:=IF(([.D252]=-2);1;IF(([.D252]=0);1;IF(([.D252]=3);1;0)))" office:value-type="float" office:value="0">
            <text:p>0</text:p>
          </table:table-cell>
          <table:covered-table-cell table:number-columns-repeated="2"/>
          <table:table-cell table:formula="of:=STDEVP([.H252];[.J252];[.L252])" office:value-type="float" office:value="0">
            <text:p>0</text:p>
          </table:table-cell>
          <table:table-cell table:formula="of:=SUM([.I252];[.K252];[.M252])" office:value-type="float" office:value="2">
            <text:p>2</text:p>
          </table:table-cell>
          <table:table-cell table:formula="of:=AVERAGE([.H252];[.J252];[.L25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86873057282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53]&lt;0);-1;IF(([.B253]&gt;1);1;0))" office:value-type="float" office:value="1">
            <text:p>1</text:p>
          </table:table-cell>
          <table:table-cell table:formula="of:=IF(([.B253]=-2);1;IF(([.B253]=0);1;IF(([.B253]=3);1;0)))" office:value-type="float" office:value="1">
            <text:p>1</text:p>
          </table:table-cell>
          <table:table-cell table:formula="of:=IF(([.C253]&lt;0);-1;IF(([.C253]&gt;1);1;0))" office:value-type="float" office:value="1">
            <text:p>1</text:p>
          </table:table-cell>
          <table:table-cell table:formula="of:=IF(([.C253]=-2);1;IF(([.C253]=0);1;IF(([.C253]=3);1;0)))" office:value-type="float" office:value="1">
            <text:p>1</text:p>
          </table:table-cell>
          <table:table-cell table:formula="of:=IF(([.D253]&lt;0);-1;IF(([.D253]&gt;1);1;0))" office:value-type="float" office:value="1">
            <text:p>1</text:p>
          </table:table-cell>
          <table:table-cell table:formula="of:=IF(([.D253]=-2);1;IF(([.D253]=0);1;IF(([.D253]=3);1;0)))" office:value-type="float" office:value="1">
            <text:p>1</text:p>
          </table:table-cell>
          <table:covered-table-cell table:number-columns-repeated="2"/>
          <table:table-cell table:formula="of:=STDEVP([.H253];[.J253];[.L253])" office:value-type="float" office:value="0">
            <text:p>0</text:p>
          </table:table-cell>
          <table:table-cell table:formula="of:=SUM([.I253];[.K253];[.M253])" office:value-type="float" office:value="3">
            <text:p>3</text:p>
          </table:table-cell>
          <table:table-cell table:formula="of:=AVERAGE([.H253];[.J253];[.L25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85459580929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4]&lt;0);-1;IF(([.B254]&gt;1);1;0))" office:value-type="float" office:value="-1">
            <text:p>-1</text:p>
          </table:table-cell>
          <table:table-cell table:formula="of:=IF(([.B254]=-2);1;IF(([.B254]=0);1;IF(([.B254]=3);1;0)))" office:value-type="float" office:value="0">
            <text:p>0</text:p>
          </table:table-cell>
          <table:table-cell table:formula="of:=IF(([.C254]&lt;0);-1;IF(([.C254]&gt;1);1;0))" office:value-type="float" office:value="1">
            <text:p>1</text:p>
          </table:table-cell>
          <table:table-cell table:formula="of:=IF(([.C254]=-2);1;IF(([.C254]=0);1;IF(([.C254]=3);1;0)))" office:value-type="float" office:value="1">
            <text:p>1</text:p>
          </table:table-cell>
          <table:table-cell table:formula="of:=IF(([.D254]&lt;0);-1;IF(([.D254]&gt;1);1;0))" office:value-type="float" office:value="0">
            <text:p>0</text:p>
          </table:table-cell>
          <table:table-cell table:formula="of:=IF(([.D254]=-2);1;IF(([.D254]=0);1;IF(([.D254]=3);1;0)))" office:value-type="float" office:value="1">
            <text:p>1</text:p>
          </table:table-cell>
          <table:covered-table-cell table:number-columns-repeated="2"/>
          <table:table-cell table:formula="of:=STDEVP([.H254];[.J254];[.L254])" office:value-type="float" office:value="0.816496580927726">
            <text:p>0.8164965809</text:p>
          </table:table-cell>
          <table:table-cell table:formula="of:=SUM([.I254];[.K254];[.M254])" office:value-type="float" office:value="2">
            <text:p>2</text:p>
          </table:table-cell>
          <table:table-cell table:formula="of:=AVERAGE([.H254];[.J254];[.L25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8540086476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5]&lt;0);-1;IF(([.B255]&gt;1);1;0))" office:value-type="float" office:value="0">
            <text:p>0</text:p>
          </table:table-cell>
          <table:table-cell table:formula="of:=IF(([.B255]=-2);1;IF(([.B255]=0);1;IF(([.B255]=3);1;0)))" office:value-type="float" office:value="1">
            <text:p>1</text:p>
          </table:table-cell>
          <table:table-cell table:formula="of:=IF(([.C255]&lt;0);-1;IF(([.C255]&gt;1);1;0))" office:value-type="float" office:value="1">
            <text:p>1</text:p>
          </table:table-cell>
          <table:table-cell table:formula="of:=IF(([.C255]=-2);1;IF(([.C255]=0);1;IF(([.C255]=3);1;0)))" office:value-type="float" office:value="0">
            <text:p>0</text:p>
          </table:table-cell>
          <table:table-cell table:formula="of:=IF(([.D255]&lt;0);-1;IF(([.D255]&gt;1);1;0))" office:value-type="float" office:value="0">
            <text:p>0</text:p>
          </table:table-cell>
          <table:table-cell table:formula="of:=IF(([.D255]=-2);1;IF(([.D255]=0);1;IF(([.D255]=3);1;0)))" office:value-type="float" office:value="1">
            <text:p>1</text:p>
          </table:table-cell>
          <table:covered-table-cell table:number-columns-repeated="2"/>
          <table:table-cell table:formula="of:=STDEVP([.H255];[.J255];[.L255])" office:value-type="float" office:value="0.471404520791032">
            <text:p>0.4714045208</text:p>
          </table:table-cell>
          <table:table-cell table:formula="of:=SUM([.I255];[.K255];[.M255])" office:value-type="float" office:value="2">
            <text:p>2</text:p>
          </table:table-cell>
          <table:table-cell table:formula="of:=AVERAGE([.H255];[.J255];[.L255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77901457408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56]&lt;0);-1;IF(([.B256]&gt;1);1;0))" office:value-type="float" office:value="1">
            <text:p>1</text:p>
          </table:table-cell>
          <table:table-cell table:formula="of:=IF(([.B256]=-2);1;IF(([.B256]=0);1;IF(([.B256]=3);1;0)))" office:value-type="float" office:value="1">
            <text:p>1</text:p>
          </table:table-cell>
          <table:table-cell table:formula="of:=IF(([.C256]&lt;0);-1;IF(([.C256]&gt;1);1;0))" office:value-type="float" office:value="1">
            <text:p>1</text:p>
          </table:table-cell>
          <table:table-cell table:formula="of:=IF(([.C256]=-2);1;IF(([.C256]=0);1;IF(([.C256]=3);1;0)))" office:value-type="float" office:value="1">
            <text:p>1</text:p>
          </table:table-cell>
          <table:table-cell table:formula="of:=IF(([.D256]&lt;0);-1;IF(([.D256]&gt;1);1;0))" office:value-type="float" office:value="1">
            <text:p>1</text:p>
          </table:table-cell>
          <table:table-cell table:formula="of:=IF(([.D256]=-2);1;IF(([.D256]=0);1;IF(([.D256]=3);1;0)))" office:value-type="float" office:value="1">
            <text:p>1</text:p>
          </table:table-cell>
          <table:covered-table-cell table:number-columns-repeated="2"/>
          <table:table-cell table:formula="of:=STDEVP([.H256];[.J256];[.L256])" office:value-type="float" office:value="0">
            <text:p>0</text:p>
          </table:table-cell>
          <table:table-cell table:formula="of:=SUM([.I256];[.K256];[.M256])" office:value-type="float" office:value="3">
            <text:p>3</text:p>
          </table:table-cell>
          <table:table-cell table:formula="of:=AVERAGE([.H256];[.J256];[.L25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7712550707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7]&lt;0);-1;IF(([.B257]&gt;1);1;0))" office:value-type="float" office:value="0">
            <text:p>0</text:p>
          </table:table-cell>
          <table:table-cell table:formula="of:=IF(([.B257]=-2);1;IF(([.B257]=0);1;IF(([.B257]=3);1;0)))" office:value-type="float" office:value="1">
            <text:p>1</text:p>
          </table:table-cell>
          <table:table-cell table:formula="of:=IF(([.C257]&lt;0);-1;IF(([.C257]&gt;1);1;0))" office:value-type="float" office:value="0">
            <text:p>0</text:p>
          </table:table-cell>
          <table:table-cell table:formula="of:=IF(([.C257]=-2);1;IF(([.C257]=0);1;IF(([.C257]=3);1;0)))" office:value-type="float" office:value="0">
            <text:p>0</text:p>
          </table:table-cell>
          <table:table-cell table:formula="of:=IF(([.D257]&lt;0);-1;IF(([.D257]&gt;1);1;0))" office:value-type="float" office:value="0">
            <text:p>0</text:p>
          </table:table-cell>
          <table:table-cell table:formula="of:=IF(([.D257]=-2);1;IF(([.D257]=0);1;IF(([.D257]=3);1;0)))" office:value-type="float" office:value="1">
            <text:p>1</text:p>
          </table:table-cell>
          <table:covered-table-cell table:number-columns-repeated="2"/>
          <table:table-cell table:formula="of:=STDEVP([.H257];[.J257];[.L257])" office:value-type="float" office:value="0">
            <text:p>0</text:p>
          </table:table-cell>
          <table:table-cell table:formula="of:=SUM([.I257];[.K257];[.M257])" office:value-type="float" office:value="2">
            <text:p>2</text:p>
          </table:table-cell>
          <table:table-cell table:formula="of:=AVERAGE([.H257];[.J257];[.L25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7625727795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258]&lt;0);-1;IF(([.B258]&gt;1);1;0))" office:value-type="float" office:value="0">
            <text:p>0</text:p>
          </table:table-cell>
          <table:table-cell table:formula="of:=IF(([.B258]=-2);1;IF(([.B258]=0);1;IF(([.B258]=3);1;0)))" office:value-type="float" office:value="0">
            <text:p>0</text:p>
          </table:table-cell>
          <table:table-cell table:formula="of:=IF(([.C258]&lt;0);-1;IF(([.C258]&gt;1);1;0))" office:value-type="float" office:value="0">
            <text:p>0</text:p>
          </table:table-cell>
          <table:table-cell table:formula="of:=IF(([.C258]=-2);1;IF(([.C258]=0);1;IF(([.C258]=3);1;0)))" office:value-type="float" office:value="1">
            <text:p>1</text:p>
          </table:table-cell>
          <table:table-cell table:formula="of:=IF(([.D258]&lt;0);-1;IF(([.D258]&gt;1);1;0))" office:value-type="float" office:value="-1">
            <text:p>-1</text:p>
          </table:table-cell>
          <table:table-cell table:formula="of:=IF(([.D258]=-2);1;IF(([.D258]=0);1;IF(([.D258]=3);1;0)))" office:value-type="float" office:value="0">
            <text:p>0</text:p>
          </table:table-cell>
          <table:covered-table-cell table:number-columns-repeated="2"/>
          <table:table-cell table:formula="of:=STDEVP([.H258];[.J258];[.L258])" office:value-type="float" office:value="0.471404520791032">
            <text:p>0.4714045208</text:p>
          </table:table-cell>
          <table:table-cell table:formula="of:=SUM([.I258];[.K258];[.M258])" office:value-type="float" office:value="1">
            <text:p>1</text:p>
          </table:table-cell>
          <table:table-cell table:formula="of:=AVERAGE([.H258];[.J258];[.L258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6770402050049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59]&lt;0);-1;IF(([.B259]&gt;1);1;0))" office:value-type="float" office:value="1">
            <text:p>1</text:p>
          </table:table-cell>
          <table:table-cell table:formula="of:=IF(([.B259]=-2);1;IF(([.B259]=0);1;IF(([.B259]=3);1;0)))" office:value-type="float" office:value="1">
            <text:p>1</text:p>
          </table:table-cell>
          <table:table-cell table:formula="of:=IF(([.C259]&lt;0);-1;IF(([.C259]&gt;1);1;0))" office:value-type="float" office:value="1">
            <text:p>1</text:p>
          </table:table-cell>
          <table:table-cell table:formula="of:=IF(([.C259]=-2);1;IF(([.C259]=0);1;IF(([.C259]=3);1;0)))" office:value-type="float" office:value="1">
            <text:p>1</text:p>
          </table:table-cell>
          <table:table-cell table:formula="of:=IF(([.D259]&lt;0);-1;IF(([.D259]&gt;1);1;0))" office:value-type="float" office:value="1">
            <text:p>1</text:p>
          </table:table-cell>
          <table:table-cell table:formula="of:=IF(([.D259]=-2);1;IF(([.D259]=0);1;IF(([.D259]=3);1;0)))" office:value-type="float" office:value="1">
            <text:p>1</text:p>
          </table:table-cell>
          <table:covered-table-cell table:number-columns-repeated="2"/>
          <table:table-cell table:formula="of:=STDEVP([.H259];[.J259];[.L259])" office:value-type="float" office:value="0">
            <text:p>0</text:p>
          </table:table-cell>
          <table:table-cell table:formula="of:=SUM([.I259];[.K259];[.M259])" office:value-type="float" office:value="3">
            <text:p>3</text:p>
          </table:table-cell>
          <table:table-cell table:formula="of:=AVERAGE([.H259];[.J259];[.L25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6448806912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60]&lt;0);-1;IF(([.B260]&gt;1);1;0))" office:value-type="float" office:value="1">
            <text:p>1</text:p>
          </table:table-cell>
          <table:table-cell table:formula="of:=IF(([.B260]=-2);1;IF(([.B260]=0);1;IF(([.B260]=3);1;0)))" office:value-type="float" office:value="1">
            <text:p>1</text:p>
          </table:table-cell>
          <table:table-cell table:formula="of:=IF(([.C260]&lt;0);-1;IF(([.C260]&gt;1);1;0))" office:value-type="float" office:value="1">
            <text:p>1</text:p>
          </table:table-cell>
          <table:table-cell table:formula="of:=IF(([.C260]=-2);1;IF(([.C260]=0);1;IF(([.C260]=3);1;0)))" office:value-type="float" office:value="1">
            <text:p>1</text:p>
          </table:table-cell>
          <table:table-cell table:formula="of:=IF(([.D260]&lt;0);-1;IF(([.D260]&gt;1);1;0))" office:value-type="float" office:value="1">
            <text:p>1</text:p>
          </table:table-cell>
          <table:table-cell table:formula="of:=IF(([.D260]=-2);1;IF(([.D260]=0);1;IF(([.D260]=3);1;0)))" office:value-type="float" office:value="0">
            <text:p>0</text:p>
          </table:table-cell>
          <table:covered-table-cell table:number-columns-repeated="2"/>
          <table:table-cell table:formula="of:=STDEVP([.H260];[.J260];[.L260])" office:value-type="float" office:value="0">
            <text:p>0</text:p>
          </table:table-cell>
          <table:table-cell table:formula="of:=SUM([.I260];[.K260];[.M260])" office:value-type="float" office:value="2">
            <text:p>2</text:p>
          </table:table-cell>
          <table:table-cell table:formula="of:=AVERAGE([.H260];[.J260];[.L26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6333463142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61]&lt;0);-1;IF(([.B261]&gt;1);1;0))" office:value-type="float" office:value="0">
            <text:p>0</text:p>
          </table:table-cell>
          <table:table-cell table:formula="of:=IF(([.B261]=-2);1;IF(([.B261]=0);1;IF(([.B261]=3);1;0)))" office:value-type="float" office:value="1">
            <text:p>1</text:p>
          </table:table-cell>
          <table:table-cell table:formula="of:=IF(([.C261]&lt;0);-1;IF(([.C261]&gt;1);1;0))" office:value-type="float" office:value="1">
            <text:p>1</text:p>
          </table:table-cell>
          <table:table-cell table:formula="of:=IF(([.C261]=-2);1;IF(([.C261]=0);1;IF(([.C261]=3);1;0)))" office:value-type="float" office:value="0">
            <text:p>0</text:p>
          </table:table-cell>
          <table:table-cell table:formula="of:=IF(([.D261]&lt;0);-1;IF(([.D261]&gt;1);1;0))" office:value-type="float" office:value="0">
            <text:p>0</text:p>
          </table:table-cell>
          <table:table-cell table:formula="of:=IF(([.D261]=-2);1;IF(([.D261]=0);1;IF(([.D261]=3);1;0)))" office:value-type="float" office:value="1">
            <text:p>1</text:p>
          </table:table-cell>
          <table:covered-table-cell table:number-columns-repeated="2"/>
          <table:table-cell table:formula="of:=STDEVP([.H261];[.J261];[.L261])" office:value-type="float" office:value="0.471404520791032">
            <text:p>0.4714045208</text:p>
          </table:table-cell>
          <table:table-cell table:formula="of:=SUM([.I261];[.K261];[.M261])" office:value-type="float" office:value="2">
            <text:p>2</text:p>
          </table:table-cell>
          <table:table-cell table:formula="of:=AVERAGE([.H261];[.J261];[.L261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61568825349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62]&lt;0);-1;IF(([.B262]&gt;1);1;0))" office:value-type="float" office:value="1">
            <text:p>1</text:p>
          </table:table-cell>
          <table:table-cell table:formula="of:=IF(([.B262]=-2);1;IF(([.B262]=0);1;IF(([.B262]=3);1;0)))" office:value-type="float" office:value="1">
            <text:p>1</text:p>
          </table:table-cell>
          <table:table-cell table:formula="of:=IF(([.C262]&lt;0);-1;IF(([.C262]&gt;1);1;0))" office:value-type="float" office:value="1">
            <text:p>1</text:p>
          </table:table-cell>
          <table:table-cell table:formula="of:=IF(([.C262]=-2);1;IF(([.C262]=0);1;IF(([.C262]=3);1;0)))" office:value-type="float" office:value="1">
            <text:p>1</text:p>
          </table:table-cell>
          <table:table-cell table:formula="of:=IF(([.D262]&lt;0);-1;IF(([.D262]&gt;1);1;0))" office:value-type="float" office:value="1">
            <text:p>1</text:p>
          </table:table-cell>
          <table:table-cell table:formula="of:=IF(([.D262]=-2);1;IF(([.D262]=0);1;IF(([.D262]=3);1;0)))" office:value-type="float" office:value="1">
            <text:p>1</text:p>
          </table:table-cell>
          <table:covered-table-cell table:number-columns-repeated="2"/>
          <table:table-cell table:formula="of:=STDEVP([.H262];[.J262];[.L262])" office:value-type="float" office:value="0">
            <text:p>0</text:p>
          </table:table-cell>
          <table:table-cell table:formula="of:=SUM([.I262];[.K262];[.M262])" office:value-type="float" office:value="3">
            <text:p>3</text:p>
          </table:table-cell>
          <table:table-cell table:formula="of:=AVERAGE([.H262];[.J262];[.L26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6037764710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63]&lt;0);-1;IF(([.B263]&gt;1);1;0))" office:value-type="float" office:value="0">
            <text:p>0</text:p>
          </table:table-cell>
          <table:table-cell table:formula="of:=IF(([.B263]=-2);1;IF(([.B263]=0);1;IF(([.B263]=3);1;0)))" office:value-type="float" office:value="0">
            <text:p>0</text:p>
          </table:table-cell>
          <table:table-cell table:formula="of:=IF(([.C263]&lt;0);-1;IF(([.C263]&gt;1);1;0))" office:value-type="float" office:value="0">
            <text:p>0</text:p>
          </table:table-cell>
          <table:table-cell table:formula="of:=IF(([.C263]=-2);1;IF(([.C263]=0);1;IF(([.C263]=3);1;0)))" office:value-type="float" office:value="1">
            <text:p>1</text:p>
          </table:table-cell>
          <table:table-cell table:formula="of:=IF(([.D263]&lt;0);-1;IF(([.D263]&gt;1);1;0))" office:value-type="float" office:value="0">
            <text:p>0</text:p>
          </table:table-cell>
          <table:table-cell table:formula="of:=IF(([.D263]=-2);1;IF(([.D263]=0);1;IF(([.D263]=3);1;0)))" office:value-type="float" office:value="1">
            <text:p>1</text:p>
          </table:table-cell>
          <table:covered-table-cell table:number-columns-repeated="2"/>
          <table:table-cell table:formula="of:=STDEVP([.H263];[.J263];[.L263])" office:value-type="float" office:value="0">
            <text:p>0</text:p>
          </table:table-cell>
          <table:table-cell table:formula="of:=SUM([.I263];[.K263];[.M263])" office:value-type="float" office:value="2">
            <text:p>2</text:p>
          </table:table-cell>
          <table:table-cell table:formula="of:=AVERAGE([.H263];[.J263];[.L26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584147251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64]&lt;0);-1;IF(([.B264]&gt;1);1;0))" office:value-type="float" office:value="0">
            <text:p>0</text:p>
          </table:table-cell>
          <table:table-cell table:formula="of:=IF(([.B264]=-2);1;IF(([.B264]=0);1;IF(([.B264]=3);1;0)))" office:value-type="float" office:value="0">
            <text:p>0</text:p>
          </table:table-cell>
          <table:table-cell table:formula="of:=IF(([.C264]&lt;0);-1;IF(([.C264]&gt;1);1;0))" office:value-type="float" office:value="1">
            <text:p>1</text:p>
          </table:table-cell>
          <table:table-cell table:formula="of:=IF(([.C264]=-2);1;IF(([.C264]=0);1;IF(([.C264]=3);1;0)))" office:value-type="float" office:value="1">
            <text:p>1</text:p>
          </table:table-cell>
          <table:table-cell table:formula="of:=IF(([.D264]&lt;0);-1;IF(([.D264]&gt;1);1;0))" office:value-type="float" office:value="0">
            <text:p>0</text:p>
          </table:table-cell>
          <table:table-cell table:formula="of:=IF(([.D264]=-2);1;IF(([.D264]=0);1;IF(([.D264]=3);1;0)))" office:value-type="float" office:value="1">
            <text:p>1</text:p>
          </table:table-cell>
          <table:covered-table-cell table:number-columns-repeated="2"/>
          <table:table-cell table:formula="of:=STDEVP([.H264];[.J264];[.L264])" office:value-type="float" office:value="0.471404520791032">
            <text:p>0.4714045208</text:p>
          </table:table-cell>
          <table:table-cell table:formula="of:=SUM([.I264];[.K264];[.M264])" office:value-type="float" office:value="2">
            <text:p>2</text:p>
          </table:table-cell>
          <table:table-cell table:formula="of:=AVERAGE([.H264];[.J264];[.L264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582301675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65]&lt;0);-1;IF(([.B265]&gt;1);1;0))" office:value-type="float" office:value="0">
            <text:p>0</text:p>
          </table:table-cell>
          <table:table-cell table:formula="of:=IF(([.B265]=-2);1;IF(([.B265]=0);1;IF(([.B265]=3);1;0)))" office:value-type="float" office:value="1">
            <text:p>1</text:p>
          </table:table-cell>
          <table:table-cell table:formula="of:=IF(([.C265]&lt;0);-1;IF(([.C265]&gt;1);1;0))" office:value-type="float" office:value="1">
            <text:p>1</text:p>
          </table:table-cell>
          <table:table-cell table:formula="of:=IF(([.C265]=-2);1;IF(([.C265]=0);1;IF(([.C265]=3);1;0)))" office:value-type="float" office:value="1">
            <text:p>1</text:p>
          </table:table-cell>
          <table:table-cell table:formula="of:=IF(([.D265]&lt;0);-1;IF(([.D265]&gt;1);1;0))" office:value-type="float" office:value="0">
            <text:p>0</text:p>
          </table:table-cell>
          <table:table-cell table:formula="of:=IF(([.D265]=-2);1;IF(([.D265]=0);1;IF(([.D265]=3);1;0)))" office:value-type="float" office:value="1">
            <text:p>1</text:p>
          </table:table-cell>
          <table:covered-table-cell table:number-columns-repeated="2"/>
          <table:table-cell table:formula="of:=STDEVP([.H265];[.J265];[.L265])" office:value-type="float" office:value="0.471404520791032">
            <text:p>0.4714045208</text:p>
          </table:table-cell>
          <table:table-cell table:formula="of:=SUM([.I265];[.K265];[.M265])" office:value-type="float" office:value="3">
            <text:p>3</text:p>
          </table:table-cell>
          <table:table-cell table:formula="of:=AVERAGE([.H265];[.J265];[.L265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52706256896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66]&lt;0);-1;IF(([.B266]&gt;1);1;0))" office:value-type="float" office:value="1">
            <text:p>1</text:p>
          </table:table-cell>
          <table:table-cell table:formula="of:=IF(([.B266]=-2);1;IF(([.B266]=0);1;IF(([.B266]=3);1;0)))" office:value-type="float" office:value="1">
            <text:p>1</text:p>
          </table:table-cell>
          <table:table-cell table:formula="of:=IF(([.C266]&lt;0);-1;IF(([.C266]&gt;1);1;0))" office:value-type="float" office:value="1">
            <text:p>1</text:p>
          </table:table-cell>
          <table:table-cell table:formula="of:=IF(([.C266]=-2);1;IF(([.C266]=0);1;IF(([.C266]=3);1;0)))" office:value-type="float" office:value="1">
            <text:p>1</text:p>
          </table:table-cell>
          <table:table-cell table:formula="of:=IF(([.D266]&lt;0);-1;IF(([.D266]&gt;1);1;0))" office:value-type="float" office:value="1">
            <text:p>1</text:p>
          </table:table-cell>
          <table:table-cell table:formula="of:=IF(([.D266]=-2);1;IF(([.D266]=0);1;IF(([.D266]=3);1;0)))" office:value-type="float" office:value="1">
            <text:p>1</text:p>
          </table:table-cell>
          <table:covered-table-cell table:number-columns-repeated="2"/>
          <table:table-cell table:formula="of:=STDEVP([.H266];[.J266];[.L266])" office:value-type="float" office:value="0">
            <text:p>0</text:p>
          </table:table-cell>
          <table:table-cell table:formula="of:=SUM([.I266];[.K266];[.M266])" office:value-type="float" office:value="3">
            <text:p>3</text:p>
          </table:table-cell>
          <table:table-cell table:formula="of:=AVERAGE([.H266];[.J266];[.L26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5107467673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67]&lt;0);-1;IF(([.B267]&gt;1);1;0))" office:value-type="float" office:value="0">
            <text:p>0</text:p>
          </table:table-cell>
          <table:table-cell table:formula="of:=IF(([.B267]=-2);1;IF(([.B267]=0);1;IF(([.B267]=3);1;0)))" office:value-type="float" office:value="1">
            <text:p>1</text:p>
          </table:table-cell>
          <table:table-cell table:formula="of:=IF(([.C267]&lt;0);-1;IF(([.C267]&gt;1);1;0))" office:value-type="float" office:value="1">
            <text:p>1</text:p>
          </table:table-cell>
          <table:table-cell table:formula="of:=IF(([.C267]=-2);1;IF(([.C267]=0);1;IF(([.C267]=3);1;0)))" office:value-type="float" office:value="0">
            <text:p>0</text:p>
          </table:table-cell>
          <table:table-cell table:formula="of:=IF(([.D267]&lt;0);-1;IF(([.D267]&gt;1);1;0))" office:value-type="float" office:value="0">
            <text:p>0</text:p>
          </table:table-cell>
          <table:table-cell table:formula="of:=IF(([.D267]=-2);1;IF(([.D267]=0);1;IF(([.D267]=3);1;0)))" office:value-type="float" office:value="1">
            <text:p>1</text:p>
          </table:table-cell>
          <table:covered-table-cell table:number-columns-repeated="2"/>
          <table:table-cell table:formula="of:=STDEVP([.H267];[.J267];[.L267])" office:value-type="float" office:value="0.471404520791032">
            <text:p>0.4714045208</text:p>
          </table:table-cell>
          <table:table-cell table:formula="of:=SUM([.I267];[.K267];[.M267])" office:value-type="float" office:value="2">
            <text:p>2</text:p>
          </table:table-cell>
          <table:table-cell table:formula="of:=AVERAGE([.H267];[.J267];[.L267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5088594124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68]&lt;0);-1;IF(([.B268]&gt;1);1;0))" office:value-type="float" office:value="1">
            <text:p>1</text:p>
          </table:table-cell>
          <table:table-cell table:formula="of:=IF(([.B268]=-2);1;IF(([.B268]=0);1;IF(([.B268]=3);1;0)))" office:value-type="float" office:value="0">
            <text:p>0</text:p>
          </table:table-cell>
          <table:table-cell table:formula="of:=IF(([.C268]&lt;0);-1;IF(([.C268]&gt;1);1;0))" office:value-type="float" office:value="1">
            <text:p>1</text:p>
          </table:table-cell>
          <table:table-cell table:formula="of:=IF(([.C268]=-2);1;IF(([.C268]=0);1;IF(([.C268]=3);1;0)))" office:value-type="float" office:value="1">
            <text:p>1</text:p>
          </table:table-cell>
          <table:table-cell table:formula="of:=IF(([.D268]&lt;0);-1;IF(([.D268]&gt;1);1;0))" office:value-type="float" office:value="1">
            <text:p>1</text:p>
          </table:table-cell>
          <table:table-cell table:formula="of:=IF(([.D268]=-2);1;IF(([.D268]=0);1;IF(([.D268]=3);1;0)))" office:value-type="float" office:value="1">
            <text:p>1</text:p>
          </table:table-cell>
          <table:covered-table-cell table:number-columns-repeated="2"/>
          <table:table-cell table:formula="of:=STDEVP([.H268];[.J268];[.L268])" office:value-type="float" office:value="0">
            <text:p>0</text:p>
          </table:table-cell>
          <table:table-cell table:formula="of:=SUM([.I268];[.K268];[.M268])" office:value-type="float" office:value="2">
            <text:p>2</text:p>
          </table:table-cell>
          <table:table-cell table:formula="of:=AVERAGE([.H268];[.J268];[.L26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5058814976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69]&lt;0);-1;IF(([.B269]&gt;1);1;0))" office:value-type="float" office:value="0">
            <text:p>0</text:p>
          </table:table-cell>
          <table:table-cell table:formula="of:=IF(([.B269]=-2);1;IF(([.B269]=0);1;IF(([.B269]=3);1;0)))" office:value-type="float" office:value="0">
            <text:p>0</text:p>
          </table:table-cell>
          <table:table-cell table:formula="of:=IF(([.C269]&lt;0);-1;IF(([.C269]&gt;1);1;0))" office:value-type="float" office:value="1">
            <text:p>1</text:p>
          </table:table-cell>
          <table:table-cell table:formula="of:=IF(([.C269]=-2);1;IF(([.C269]=0);1;IF(([.C269]=3);1;0)))" office:value-type="float" office:value="1">
            <text:p>1</text:p>
          </table:table-cell>
          <table:table-cell table:formula="of:=IF(([.D269]&lt;0);-1;IF(([.D269]&gt;1);1;0))" office:value-type="float" office:value="0">
            <text:p>0</text:p>
          </table:table-cell>
          <table:table-cell table:formula="of:=IF(([.D269]=-2);1;IF(([.D269]=0);1;IF(([.D269]=3);1;0)))" office:value-type="float" office:value="0">
            <text:p>0</text:p>
          </table:table-cell>
          <table:covered-table-cell table:number-columns-repeated="2"/>
          <table:table-cell table:formula="of:=STDEVP([.H269];[.J269];[.L269])" office:value-type="float" office:value="0.471404520791032">
            <text:p>0.4714045208</text:p>
          </table:table-cell>
          <table:table-cell table:formula="of:=SUM([.I269];[.K269];[.M269])" office:value-type="float" office:value="1">
            <text:p>1</text:p>
          </table:table-cell>
          <table:table-cell table:formula="of:=AVERAGE([.H269];[.J269];[.L26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5004708454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70]&lt;0);-1;IF(([.B270]&gt;1);1;0))" office:value-type="float" office:value="0">
            <text:p>0</text:p>
          </table:table-cell>
          <table:table-cell table:formula="of:=IF(([.B270]=-2);1;IF(([.B270]=0);1;IF(([.B270]=3);1;0)))" office:value-type="float" office:value="1">
            <text:p>1</text:p>
          </table:table-cell>
          <table:table-cell table:formula="of:=IF(([.C270]&lt;0);-1;IF(([.C270]&gt;1);1;0))" office:value-type="float" office:value="0">
            <text:p>0</text:p>
          </table:table-cell>
          <table:table-cell table:formula="of:=IF(([.C270]=-2);1;IF(([.C270]=0);1;IF(([.C270]=3);1;0)))" office:value-type="float" office:value="0">
            <text:p>0</text:p>
          </table:table-cell>
          <table:table-cell table:formula="of:=IF(([.D270]&lt;0);-1;IF(([.D270]&gt;1);1;0))" office:value-type="float" office:value="0">
            <text:p>0</text:p>
          </table:table-cell>
          <table:table-cell table:formula="of:=IF(([.D270]=-2);1;IF(([.D270]=0);1;IF(([.D270]=3);1;0)))" office:value-type="float" office:value="0">
            <text:p>0</text:p>
          </table:table-cell>
          <table:covered-table-cell table:number-columns-repeated="2"/>
          <table:table-cell table:formula="of:=STDEVP([.H270];[.J270];[.L270])" office:value-type="float" office:value="0">
            <text:p>0</text:p>
          </table:table-cell>
          <table:table-cell table:formula="of:=SUM([.I270];[.K270];[.M270])" office:value-type="float" office:value="1">
            <text:p>1</text:p>
          </table:table-cell>
          <table:table-cell table:formula="of:=AVERAGE([.H270];[.J270];[.L27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480170414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271]&lt;0);-1;IF(([.B271]&gt;1);1;0))" office:value-type="float" office:value="0">
            <text:p>0</text:p>
          </table:table-cell>
          <table:table-cell table:formula="of:=IF(([.B271]=-2);1;IF(([.B271]=0);1;IF(([.B271]=3);1;0)))" office:value-type="float" office:value="1">
            <text:p>1</text:p>
          </table:table-cell>
          <table:table-cell table:formula="of:=IF(([.C271]&lt;0);-1;IF(([.C271]&gt;1);1;0))" office:value-type="float" office:value="0">
            <text:p>0</text:p>
          </table:table-cell>
          <table:table-cell table:formula="of:=IF(([.C271]=-2);1;IF(([.C271]=0);1;IF(([.C271]=3);1;0)))" office:value-type="float" office:value="0">
            <text:p>0</text:p>
          </table:table-cell>
          <table:table-cell table:formula="of:=IF(([.D271]&lt;0);-1;IF(([.D271]&gt;1);1;0))" office:value-type="float" office:value="-1">
            <text:p>-1</text:p>
          </table:table-cell>
          <table:table-cell table:formula="of:=IF(([.D271]=-2);1;IF(([.D271]=0);1;IF(([.D271]=3);1;0)))" office:value-type="float" office:value="0">
            <text:p>0</text:p>
          </table:table-cell>
          <table:covered-table-cell table:number-columns-repeated="2"/>
          <table:table-cell table:formula="of:=STDEVP([.H271];[.J271];[.L271])" office:value-type="float" office:value="0.471404520791032">
            <text:p>0.4714045208</text:p>
          </table:table-cell>
          <table:table-cell table:formula="of:=SUM([.I271];[.K271];[.M271])" office:value-type="float" office:value="1">
            <text:p>1</text:p>
          </table:table-cell>
          <table:table-cell table:formula="of:=AVERAGE([.H271];[.J271];[.L271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674787442278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72]&lt;0);-1;IF(([.B272]&gt;1);1;0))" office:value-type="float" office:value="0">
            <text:p>0</text:p>
          </table:table-cell>
          <table:table-cell table:formula="of:=IF(([.B272]=-2);1;IF(([.B272]=0);1;IF(([.B272]=3);1;0)))" office:value-type="float" office:value="1">
            <text:p>1</text:p>
          </table:table-cell>
          <table:table-cell table:formula="of:=IF(([.C272]&lt;0);-1;IF(([.C272]&gt;1);1;0))" office:value-type="float" office:value="1">
            <text:p>1</text:p>
          </table:table-cell>
          <table:table-cell table:formula="of:=IF(([.C272]=-2);1;IF(([.C272]=0);1;IF(([.C272]=3);1;0)))" office:value-type="float" office:value="1">
            <text:p>1</text:p>
          </table:table-cell>
          <table:table-cell table:formula="of:=IF(([.D272]&lt;0);-1;IF(([.D272]&gt;1);1;0))" office:value-type="float" office:value="0">
            <text:p>0</text:p>
          </table:table-cell>
          <table:table-cell table:formula="of:=IF(([.D272]=-2);1;IF(([.D272]=0);1;IF(([.D272]=3);1;0)))" office:value-type="float" office:value="1">
            <text:p>1</text:p>
          </table:table-cell>
          <table:covered-table-cell table:number-columns-repeated="2"/>
          <table:table-cell table:formula="of:=STDEVP([.H272];[.J272];[.L272])" office:value-type="float" office:value="0.471404520791032">
            <text:p>0.4714045208</text:p>
          </table:table-cell>
          <table:table-cell table:formula="of:=SUM([.I272];[.K272];[.M272])" office:value-type="float" office:value="3">
            <text:p>3</text:p>
          </table:table-cell>
          <table:table-cell table:formula="of:=AVERAGE([.H272];[.J272];[.L272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4783248384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273]&lt;0);-1;IF(([.B273]&gt;1);1;0))" office:value-type="float" office:value="0">
            <text:p>0</text:p>
          </table:table-cell>
          <table:table-cell table:formula="of:=IF(([.B273]=-2);1;IF(([.B273]=0);1;IF(([.B273]=3);1;0)))" office:value-type="float" office:value="0">
            <text:p>0</text:p>
          </table:table-cell>
          <table:table-cell table:formula="of:=IF(([.C273]&lt;0);-1;IF(([.C273]&gt;1);1;0))" office:value-type="float" office:value="-1">
            <text:p>-1</text:p>
          </table:table-cell>
          <table:table-cell table:formula="of:=IF(([.C273]=-2);1;IF(([.C273]=0);1;IF(([.C273]=3);1;0)))" office:value-type="float" office:value="0">
            <text:p>0</text:p>
          </table:table-cell>
          <table:table-cell table:formula="of:=IF(([.D273]&lt;0);-1;IF(([.D273]&gt;1);1;0))" office:value-type="float" office:value="-1">
            <text:p>-1</text:p>
          </table:table-cell>
          <table:table-cell table:formula="of:=IF(([.D273]=-2);1;IF(([.D273]=0);1;IF(([.D273]=3);1;0)))" office:value-type="float" office:value="1">
            <text:p>1</text:p>
          </table:table-cell>
          <table:covered-table-cell table:number-columns-repeated="2"/>
          <table:table-cell table:formula="of:=STDEVP([.H273];[.J273];[.L273])" office:value-type="float" office:value="0.471404520791032">
            <text:p>0.4714045208</text:p>
          </table:table-cell>
          <table:table-cell table:formula="of:=SUM([.I273];[.K273];[.M273])" office:value-type="float" office:value="1">
            <text:p>1</text:p>
          </table:table-cell>
          <table:table-cell table:formula="of:=AVERAGE([.H273];[.J273];[.L273])" office:value-type="float" office:value="-0.666666666666667">
            <text:p>-0.6666666667</text:p>
          </table:table-cell>
        </table:table-row>
        <table:table-row table:style-name="ro1">
          <table:table-cell table:style-name="ce2" office:value-type="string">
            <text:p>328576745798254592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74]&lt;0);-1;IF(([.B274]&gt;1);1;0))" office:value-type="float" office:value="1">
            <text:p>1</text:p>
          </table:table-cell>
          <table:table-cell table:formula="of:=IF(([.B274]=-2);1;IF(([.B274]=0);1;IF(([.B274]=3);1;0)))" office:value-type="float" office:value="1">
            <text:p>1</text:p>
          </table:table-cell>
          <table:table-cell table:formula="of:=IF(([.C274]&lt;0);-1;IF(([.C274]&gt;1);1;0))" office:value-type="float" office:value="1">
            <text:p>1</text:p>
          </table:table-cell>
          <table:table-cell table:formula="of:=IF(([.C274]=-2);1;IF(([.C274]=0);1;IF(([.C274]=3);1;0)))" office:value-type="float" office:value="1">
            <text:p>1</text:p>
          </table:table-cell>
          <table:table-cell table:formula="of:=IF(([.D274]&lt;0);-1;IF(([.D274]&gt;1);1;0))" office:value-type="float" office:value="1">
            <text:p>1</text:p>
          </table:table-cell>
          <table:table-cell table:formula="of:=IF(([.D274]=-2);1;IF(([.D274]=0);1;IF(([.D274]=3);1;0)))" office:value-type="float" office:value="1">
            <text:p>1</text:p>
          </table:table-cell>
          <table:covered-table-cell table:number-columns-repeated="2"/>
          <table:table-cell table:formula="of:=STDEVP([.H274];[.J274];[.L274])" office:value-type="float" office:value="0">
            <text:p>0</text:p>
          </table:table-cell>
          <table:table-cell table:formula="of:=SUM([.I274];[.K274];[.M274])" office:value-type="float" office:value="3">
            <text:p>3</text:p>
          </table:table-cell>
          <table:table-cell table:formula="of:=AVERAGE([.H274];[.J274];[.L27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44120524802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75]&lt;0);-1;IF(([.B275]&gt;1);1;0))" office:value-type="float" office:value="1">
            <text:p>1</text:p>
          </table:table-cell>
          <table:table-cell table:formula="of:=IF(([.B275]=-2);1;IF(([.B275]=0);1;IF(([.B275]=3);1;0)))" office:value-type="float" office:value="1">
            <text:p>1</text:p>
          </table:table-cell>
          <table:table-cell table:formula="of:=IF(([.C275]&lt;0);-1;IF(([.C275]&gt;1);1;0))" office:value-type="float" office:value="1">
            <text:p>1</text:p>
          </table:table-cell>
          <table:table-cell table:formula="of:=IF(([.C275]=-2);1;IF(([.C275]=0);1;IF(([.C275]=3);1;0)))" office:value-type="float" office:value="1">
            <text:p>1</text:p>
          </table:table-cell>
          <table:table-cell table:formula="of:=IF(([.D275]&lt;0);-1;IF(([.D275]&gt;1);1;0))" office:value-type="float" office:value="1">
            <text:p>1</text:p>
          </table:table-cell>
          <table:table-cell table:formula="of:=IF(([.D275]=-2);1;IF(([.D275]=0);1;IF(([.D275]=3);1;0)))" office:value-type="float" office:value="1">
            <text:p>1</text:p>
          </table:table-cell>
          <table:covered-table-cell table:number-columns-repeated="2"/>
          <table:table-cell table:formula="of:=STDEVP([.H275];[.J275];[.L275])" office:value-type="float" office:value="0">
            <text:p>0</text:p>
          </table:table-cell>
          <table:table-cell table:formula="of:=SUM([.I275];[.K275];[.M275])" office:value-type="float" office:value="3">
            <text:p>3</text:p>
          </table:table-cell>
          <table:table-cell table:formula="of:=AVERAGE([.H275];[.J275];[.L27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4372625612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76]&lt;0);-1;IF(([.B276]&gt;1);1;0))" office:value-type="float" office:value="0">
            <text:p>0</text:p>
          </table:table-cell>
          <table:table-cell table:formula="of:=IF(([.B276]=-2);1;IF(([.B276]=0);1;IF(([.B276]=3);1;0)))" office:value-type="float" office:value="0">
            <text:p>0</text:p>
          </table:table-cell>
          <table:table-cell table:formula="of:=IF(([.C276]&lt;0);-1;IF(([.C276]&gt;1);1;0))" office:value-type="float" office:value="1">
            <text:p>1</text:p>
          </table:table-cell>
          <table:table-cell table:formula="of:=IF(([.C276]=-2);1;IF(([.C276]=0);1;IF(([.C276]=3);1;0)))" office:value-type="float" office:value="1">
            <text:p>1</text:p>
          </table:table-cell>
          <table:table-cell table:formula="of:=IF(([.D276]&lt;0);-1;IF(([.D276]&gt;1);1;0))" office:value-type="float" office:value="0">
            <text:p>0</text:p>
          </table:table-cell>
          <table:table-cell table:formula="of:=IF(([.D276]=-2);1;IF(([.D276]=0);1;IF(([.D276]=3);1;0)))" office:value-type="float" office:value="1">
            <text:p>1</text:p>
          </table:table-cell>
          <table:covered-table-cell table:number-columns-repeated="2"/>
          <table:table-cell table:formula="of:=STDEVP([.H276];[.J276];[.L276])" office:value-type="float" office:value="0.471404520791032">
            <text:p>0.4714045208</text:p>
          </table:table-cell>
          <table:table-cell table:formula="of:=SUM([.I276];[.K276];[.M276])" office:value-type="float" office:value="2">
            <text:p>2</text:p>
          </table:table-cell>
          <table:table-cell table:formula="of:=AVERAGE([.H276];[.J276];[.L276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3462881894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77]&lt;0);-1;IF(([.B277]&gt;1);1;0))" office:value-type="float" office:value="1">
            <text:p>1</text:p>
          </table:table-cell>
          <table:table-cell table:formula="of:=IF(([.B277]=-2);1;IF(([.B277]=0);1;IF(([.B277]=3);1;0)))" office:value-type="float" office:value="0">
            <text:p>0</text:p>
          </table:table-cell>
          <table:table-cell table:formula="of:=IF(([.C277]&lt;0);-1;IF(([.C277]&gt;1);1;0))" office:value-type="float" office:value="1">
            <text:p>1</text:p>
          </table:table-cell>
          <table:table-cell table:formula="of:=IF(([.C277]=-2);1;IF(([.C277]=0);1;IF(([.C277]=3);1;0)))" office:value-type="float" office:value="1">
            <text:p>1</text:p>
          </table:table-cell>
          <table:table-cell table:formula="of:=IF(([.D277]&lt;0);-1;IF(([.D277]&gt;1);1;0))" office:value-type="float" office:value="1">
            <text:p>1</text:p>
          </table:table-cell>
          <table:table-cell table:formula="of:=IF(([.D277]=-2);1;IF(([.D277]=0);1;IF(([.D277]=3);1;0)))" office:value-type="float" office:value="0">
            <text:p>0</text:p>
          </table:table-cell>
          <table:covered-table-cell table:number-columns-repeated="2"/>
          <table:table-cell table:formula="of:=STDEVP([.H277];[.J277];[.L277])" office:value-type="float" office:value="0">
            <text:p>0</text:p>
          </table:table-cell>
          <table:table-cell table:formula="of:=SUM([.I277];[.K277];[.M277])" office:value-type="float" office:value="1">
            <text:p>1</text:p>
          </table:table-cell>
          <table:table-cell table:formula="of:=AVERAGE([.H277];[.J277];[.L27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31134955521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78]&lt;0);-1;IF(([.B278]&gt;1);1;0))" office:value-type="float" office:value="1">
            <text:p>1</text:p>
          </table:table-cell>
          <table:table-cell table:formula="of:=IF(([.B278]=-2);1;IF(([.B278]=0);1;IF(([.B278]=3);1;0)))" office:value-type="float" office:value="1">
            <text:p>1</text:p>
          </table:table-cell>
          <table:table-cell table:formula="of:=IF(([.C278]&lt;0);-1;IF(([.C278]&gt;1);1;0))" office:value-type="float" office:value="1">
            <text:p>1</text:p>
          </table:table-cell>
          <table:table-cell table:formula="of:=IF(([.C278]=-2);1;IF(([.C278]=0);1;IF(([.C278]=3);1;0)))" office:value-type="float" office:value="1">
            <text:p>1</text:p>
          </table:table-cell>
          <table:table-cell table:formula="of:=IF(([.D278]&lt;0);-1;IF(([.D278]&gt;1);1;0))" office:value-type="float" office:value="1">
            <text:p>1</text:p>
          </table:table-cell>
          <table:table-cell table:formula="of:=IF(([.D278]=-2);1;IF(([.D278]=0);1;IF(([.D278]=3);1;0)))" office:value-type="float" office:value="1">
            <text:p>1</text:p>
          </table:table-cell>
          <table:covered-table-cell table:number-columns-repeated="2"/>
          <table:table-cell table:formula="of:=STDEVP([.H278];[.J278];[.L278])" office:value-type="float" office:value="0">
            <text:p>0</text:p>
          </table:table-cell>
          <table:table-cell table:formula="of:=SUM([.I278];[.K278];[.M278])" office:value-type="float" office:value="3">
            <text:p>3</text:p>
          </table:table-cell>
          <table:table-cell table:formula="of:=AVERAGE([.H278];[.J278];[.L27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3036740198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79]&lt;0);-1;IF(([.B279]&gt;1);1;0))" office:value-type="float" office:value="0">
            <text:p>0</text:p>
          </table:table-cell>
          <table:table-cell table:formula="of:=IF(([.B279]=-2);1;IF(([.B279]=0);1;IF(([.B279]=3);1;0)))" office:value-type="float" office:value="1">
            <text:p>1</text:p>
          </table:table-cell>
          <table:table-cell table:formula="of:=IF(([.C279]&lt;0);-1;IF(([.C279]&gt;1);1;0))" office:value-type="float" office:value="1">
            <text:p>1</text:p>
          </table:table-cell>
          <table:table-cell table:formula="of:=IF(([.C279]=-2);1;IF(([.C279]=0);1;IF(([.C279]=3);1;0)))" office:value-type="float" office:value="0">
            <text:p>0</text:p>
          </table:table-cell>
          <table:table-cell table:formula="of:=IF(([.D279]&lt;0);-1;IF(([.D279]&gt;1);1;0))" office:value-type="float" office:value="1">
            <text:p>1</text:p>
          </table:table-cell>
          <table:table-cell table:formula="of:=IF(([.D279]=-2);1;IF(([.D279]=0);1;IF(([.D279]=3);1;0)))" office:value-type="float" office:value="1">
            <text:p>1</text:p>
          </table:table-cell>
          <table:covered-table-cell table:number-columns-repeated="2"/>
          <table:table-cell table:formula="of:=STDEVP([.H279];[.J279];[.L279])" office:value-type="float" office:value="0.471404520791032">
            <text:p>0.4714045208</text:p>
          </table:table-cell>
          <table:table-cell table:formula="of:=SUM([.I279];[.K279];[.M279])" office:value-type="float" office:value="2">
            <text:p>2</text:p>
          </table:table-cell>
          <table:table-cell table:formula="of:=AVERAGE([.H279];[.J279];[.L279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72488125644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80]&lt;0);-1;IF(([.B280]&gt;1);1;0))" office:value-type="float" office:value="1">
            <text:p>1</text:p>
          </table:table-cell>
          <table:table-cell table:formula="of:=IF(([.B280]=-2);1;IF(([.B280]=0);1;IF(([.B280]=3);1;0)))" office:value-type="float" office:value="0">
            <text:p>0</text:p>
          </table:table-cell>
          <table:table-cell table:formula="of:=IF(([.C280]&lt;0);-1;IF(([.C280]&gt;1);1;0))" office:value-type="float" office:value="1">
            <text:p>1</text:p>
          </table:table-cell>
          <table:table-cell table:formula="of:=IF(([.C280]=-2);1;IF(([.C280]=0);1;IF(([.C280]=3);1;0)))" office:value-type="float" office:value="1">
            <text:p>1</text:p>
          </table:table-cell>
          <table:table-cell table:formula="of:=IF(([.D280]&lt;0);-1;IF(([.D280]&gt;1);1;0))" office:value-type="float" office:value="1">
            <text:p>1</text:p>
          </table:table-cell>
          <table:table-cell table:formula="of:=IF(([.D280]=-2);1;IF(([.D280]=0);1;IF(([.D280]=3);1;0)))" office:value-type="float" office:value="0">
            <text:p>0</text:p>
          </table:table-cell>
          <table:covered-table-cell table:number-columns-repeated="2"/>
          <table:table-cell table:formula="of:=STDEVP([.H280];[.J280];[.L280])" office:value-type="float" office:value="0">
            <text:p>0</text:p>
          </table:table-cell>
          <table:table-cell table:formula="of:=SUM([.I280];[.K280];[.M280])" office:value-type="float" office:value="1">
            <text:p>1</text:p>
          </table:table-cell>
          <table:table-cell table:formula="of:=AVERAGE([.H280];[.J280];[.L28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232496762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1]&lt;0);-1;IF(([.B281]&gt;1);1;0))" office:value-type="float" office:value="0">
            <text:p>0</text:p>
          </table:table-cell>
          <table:table-cell table:formula="of:=IF(([.B281]=-2);1;IF(([.B281]=0);1;IF(([.B281]=3);1;0)))" office:value-type="float" office:value="1">
            <text:p>1</text:p>
          </table:table-cell>
          <table:table-cell table:formula="of:=IF(([.C281]&lt;0);-1;IF(([.C281]&gt;1);1;0))" office:value-type="float" office:value="1">
            <text:p>1</text:p>
          </table:table-cell>
          <table:table-cell table:formula="of:=IF(([.C281]=-2);1;IF(([.C281]=0);1;IF(([.C281]=3);1;0)))" office:value-type="float" office:value="0">
            <text:p>0</text:p>
          </table:table-cell>
          <table:table-cell table:formula="of:=IF(([.D281]&lt;0);-1;IF(([.D281]&gt;1);1;0))" office:value-type="float" office:value="0">
            <text:p>0</text:p>
          </table:table-cell>
          <table:table-cell table:formula="of:=IF(([.D281]=-2);1;IF(([.D281]=0);1;IF(([.D281]=3);1;0)))" office:value-type="float" office:value="1">
            <text:p>1</text:p>
          </table:table-cell>
          <table:covered-table-cell table:number-columns-repeated="2"/>
          <table:table-cell table:formula="of:=STDEVP([.H281];[.J281];[.L281])" office:value-type="float" office:value="0.471404520791032">
            <text:p>0.4714045208</text:p>
          </table:table-cell>
          <table:table-cell table:formula="of:=SUM([.I281];[.K281];[.M281])" office:value-type="float" office:value="2">
            <text:p>2</text:p>
          </table:table-cell>
          <table:table-cell table:formula="of:=AVERAGE([.H281];[.J281];[.L281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2319513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2]&lt;0);-1;IF(([.B282]&gt;1);1;0))" office:value-type="float" office:value="0">
            <text:p>0</text:p>
          </table:table-cell>
          <table:table-cell table:formula="of:=IF(([.B282]=-2);1;IF(([.B282]=0);1;IF(([.B282]=3);1;0)))" office:value-type="float" office:value="1">
            <text:p>1</text:p>
          </table:table-cell>
          <table:table-cell table:formula="of:=IF(([.C282]&lt;0);-1;IF(([.C282]&gt;1);1;0))" office:value-type="float" office:value="1">
            <text:p>1</text:p>
          </table:table-cell>
          <table:table-cell table:formula="of:=IF(([.C282]=-2);1;IF(([.C282]=0);1;IF(([.C282]=3);1;0)))" office:value-type="float" office:value="0">
            <text:p>0</text:p>
          </table:table-cell>
          <table:table-cell table:formula="of:=IF(([.D282]&lt;0);-1;IF(([.D282]&gt;1);1;0))" office:value-type="float" office:value="0">
            <text:p>0</text:p>
          </table:table-cell>
          <table:table-cell table:formula="of:=IF(([.D282]=-2);1;IF(([.D282]=0);1;IF(([.D282]=3);1;0)))" office:value-type="float" office:value="1">
            <text:p>1</text:p>
          </table:table-cell>
          <table:covered-table-cell table:number-columns-repeated="2"/>
          <table:table-cell table:formula="of:=STDEVP([.H282];[.J282];[.L282])" office:value-type="float" office:value="0.471404520791032">
            <text:p>0.4714045208</text:p>
          </table:table-cell>
          <table:table-cell table:formula="of:=SUM([.I282];[.K282];[.M282])" office:value-type="float" office:value="2">
            <text:p>2</text:p>
          </table:table-cell>
          <table:table-cell table:formula="of:=AVERAGE([.H282];[.J282];[.L282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22243026944</text:p>
          </table:table-cell>
          <table:table-cell table:number-columns-repeated="3"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283]&lt;0);-1;IF(([.B283]&gt;1);1;0))" office:value-type="float" office:value="-1">
            <text:p>-1</text:p>
          </table:table-cell>
          <table:table-cell table:formula="of:=IF(([.B283]=-2);1;IF(([.B283]=0);1;IF(([.B283]=3);1;0)))" office:value-type="float" office:value="1">
            <text:p>1</text:p>
          </table:table-cell>
          <table:table-cell table:formula="of:=IF(([.C283]&lt;0);-1;IF(([.C283]&gt;1);1;0))" office:value-type="float" office:value="-1">
            <text:p>-1</text:p>
          </table:table-cell>
          <table:table-cell table:formula="of:=IF(([.C283]=-2);1;IF(([.C283]=0);1;IF(([.C283]=3);1;0)))" office:value-type="float" office:value="1">
            <text:p>1</text:p>
          </table:table-cell>
          <table:table-cell table:formula="of:=IF(([.D283]&lt;0);-1;IF(([.D283]&gt;1);1;0))" office:value-type="float" office:value="-1">
            <text:p>-1</text:p>
          </table:table-cell>
          <table:table-cell table:formula="of:=IF(([.D283]=-2);1;IF(([.D283]=0);1;IF(([.D283]=3);1;0)))" office:value-type="float" office:value="1">
            <text:p>1</text:p>
          </table:table-cell>
          <table:covered-table-cell table:number-columns-repeated="2"/>
          <table:table-cell table:formula="of:=STDEVP([.H283];[.J283];[.L283])" office:value-type="float" office:value="0">
            <text:p>0</text:p>
          </table:table-cell>
          <table:table-cell table:formula="of:=SUM([.I283];[.K283];[.M283])" office:value-type="float" office:value="3">
            <text:p>3</text:p>
          </table:table-cell>
          <table:table-cell table:formula="of:=AVERAGE([.H283];[.J283];[.L283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672223466700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4]&lt;0);-1;IF(([.B284]&gt;1);1;0))" office:value-type="float" office:value="0">
            <text:p>0</text:p>
          </table:table-cell>
          <table:table-cell table:formula="of:=IF(([.B284]=-2);1;IF(([.B284]=0);1;IF(([.B284]=3);1;0)))" office:value-type="float" office:value="0">
            <text:p>0</text:p>
          </table:table-cell>
          <table:table-cell table:formula="of:=IF(([.C284]&lt;0);-1;IF(([.C284]&gt;1);1;0))" office:value-type="float" office:value="1">
            <text:p>1</text:p>
          </table:table-cell>
          <table:table-cell table:formula="of:=IF(([.C284]=-2);1;IF(([.C284]=0);1;IF(([.C284]=3);1;0)))" office:value-type="float" office:value="0">
            <text:p>0</text:p>
          </table:table-cell>
          <table:table-cell table:formula="of:=IF(([.D284]&lt;0);-1;IF(([.D284]&gt;1);1;0))" office:value-type="float" office:value="0">
            <text:p>0</text:p>
          </table:table-cell>
          <table:table-cell table:formula="of:=IF(([.D284]=-2);1;IF(([.D284]=0);1;IF(([.D284]=3);1;0)))" office:value-type="float" office:value="1">
            <text:p>1</text:p>
          </table:table-cell>
          <table:covered-table-cell table:number-columns-repeated="2"/>
          <table:table-cell table:formula="of:=STDEVP([.H284];[.J284];[.L284])" office:value-type="float" office:value="0.471404520791032">
            <text:p>0.4714045208</text:p>
          </table:table-cell>
          <table:table-cell table:formula="of:=SUM([.I284];[.K284];[.M284])" office:value-type="float" office:value="1">
            <text:p>1</text:p>
          </table:table-cell>
          <table:table-cell table:formula="of:=AVERAGE([.H284];[.J284];[.L284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20519172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5]&lt;0);-1;IF(([.B285]&gt;1);1;0))" office:value-type="float" office:value="0">
            <text:p>0</text:p>
          </table:table-cell>
          <table:table-cell table:formula="of:=IF(([.B285]=-2);1;IF(([.B285]=0);1;IF(([.B285]=3);1;0)))" office:value-type="float" office:value="0">
            <text:p>0</text:p>
          </table:table-cell>
          <table:table-cell table:formula="of:=IF(([.C285]&lt;0);-1;IF(([.C285]&gt;1);1;0))" office:value-type="float" office:value="1">
            <text:p>1</text:p>
          </table:table-cell>
          <table:table-cell table:formula="of:=IF(([.C285]=-2);1;IF(([.C285]=0);1;IF(([.C285]=3);1;0)))" office:value-type="float" office:value="0">
            <text:p>0</text:p>
          </table:table-cell>
          <table:table-cell table:formula="of:=IF(([.D285]&lt;0);-1;IF(([.D285]&gt;1);1;0))" office:value-type="float" office:value="0">
            <text:p>0</text:p>
          </table:table-cell>
          <table:table-cell table:formula="of:=IF(([.D285]=-2);1;IF(([.D285]=0);1;IF(([.D285]=3);1;0)))" office:value-type="float" office:value="1">
            <text:p>1</text:p>
          </table:table-cell>
          <table:covered-table-cell table:number-columns-repeated="2"/>
          <table:table-cell table:formula="of:=STDEVP([.H285];[.J285];[.L285])" office:value-type="float" office:value="0.471404520791032">
            <text:p>0.4714045208</text:p>
          </table:table-cell>
          <table:table-cell table:formula="of:=SUM([.I285];[.K285];[.M285])" office:value-type="float" office:value="1">
            <text:p>1</text:p>
          </table:table-cell>
          <table:table-cell table:formula="of:=AVERAGE([.H285];[.J285];[.L285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1864013209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286]&lt;0);-1;IF(([.B286]&gt;1);1;0))" office:value-type="float" office:value="0">
            <text:p>0</text:p>
          </table:table-cell>
          <table:table-cell table:formula="of:=IF(([.B286]=-2);1;IF(([.B286]=0);1;IF(([.B286]=3);1;0)))" office:value-type="float" office:value="1">
            <text:p>1</text:p>
          </table:table-cell>
          <table:table-cell table:formula="of:=IF(([.C286]&lt;0);-1;IF(([.C286]&gt;1);1;0))" office:value-type="float" office:value="0">
            <text:p>0</text:p>
          </table:table-cell>
          <table:table-cell table:formula="of:=IF(([.C286]=-2);1;IF(([.C286]=0);1;IF(([.C286]=3);1;0)))" office:value-type="float" office:value="0">
            <text:p>0</text:p>
          </table:table-cell>
          <table:table-cell table:formula="of:=IF(([.D286]&lt;0);-1;IF(([.D286]&gt;1);1;0))" office:value-type="float" office:value="-1">
            <text:p>-1</text:p>
          </table:table-cell>
          <table:table-cell table:formula="of:=IF(([.D286]=-2);1;IF(([.D286]=0);1;IF(([.D286]=3);1;0)))" office:value-type="float" office:value="0">
            <text:p>0</text:p>
          </table:table-cell>
          <table:covered-table-cell table:number-columns-repeated="2"/>
          <table:table-cell table:formula="of:=STDEVP([.H286];[.J286];[.L286])" office:value-type="float" office:value="0.471404520791032">
            <text:p>0.4714045208</text:p>
          </table:table-cell>
          <table:table-cell table:formula="of:=SUM([.I286];[.K286];[.M286])" office:value-type="float" office:value="1">
            <text:p>1</text:p>
          </table:table-cell>
          <table:table-cell table:formula="of:=AVERAGE([.H286];[.J286];[.L286])" office:value-type="float" office:value="-0.333333333333333">
            <text:p>-0.3333333333</text:p>
          </table:table-cell>
        </table:table-row>
        <table:table-row table:style-name="ro1">
          <table:table-cell table:style-name="ce2" office:value-type="string">
            <text:p>32857671732311244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7]&lt;0);-1;IF(([.B287]&gt;1);1;0))" office:value-type="float" office:value="0">
            <text:p>0</text:p>
          </table:table-cell>
          <table:table-cell table:formula="of:=IF(([.B287]=-2);1;IF(([.B287]=0);1;IF(([.B287]=3);1;0)))" office:value-type="float" office:value="0">
            <text:p>0</text:p>
          </table:table-cell>
          <table:table-cell table:formula="of:=IF(([.C287]&lt;0);-1;IF(([.C287]&gt;1);1;0))" office:value-type="float" office:value="0">
            <text:p>0</text:p>
          </table:table-cell>
          <table:table-cell table:formula="of:=IF(([.C287]=-2);1;IF(([.C287]=0);1;IF(([.C287]=3);1;0)))" office:value-type="float" office:value="0">
            <text:p>0</text:p>
          </table:table-cell>
          <table:table-cell table:formula="of:=IF(([.D287]&lt;0);-1;IF(([.D287]&gt;1);1;0))" office:value-type="float" office:value="0">
            <text:p>0</text:p>
          </table:table-cell>
          <table:table-cell table:formula="of:=IF(([.D287]=-2);1;IF(([.D287]=0);1;IF(([.D287]=3);1;0)))" office:value-type="float" office:value="1">
            <text:p>1</text:p>
          </table:table-cell>
          <table:covered-table-cell table:number-columns-repeated="2"/>
          <table:table-cell table:formula="of:=STDEVP([.H287];[.J287];[.L287])" office:value-type="float" office:value="0">
            <text:p>0</text:p>
          </table:table-cell>
          <table:table-cell table:formula="of:=SUM([.I287];[.K287];[.M287])" office:value-type="float" office:value="1">
            <text:p>1</text:p>
          </table:table-cell>
          <table:table-cell table:formula="of:=AVERAGE([.H287];[.J287];[.L28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1609417728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8]&lt;0);-1;IF(([.B288]&gt;1);1;0))" office:value-type="float" office:value="0">
            <text:p>0</text:p>
          </table:table-cell>
          <table:table-cell table:formula="of:=IF(([.B288]=-2);1;IF(([.B288]=0);1;IF(([.B288]=3);1;0)))" office:value-type="float" office:value="0">
            <text:p>0</text:p>
          </table:table-cell>
          <table:table-cell table:formula="of:=IF(([.C288]&lt;0);-1;IF(([.C288]&gt;1);1;0))" office:value-type="float" office:value="1">
            <text:p>1</text:p>
          </table:table-cell>
          <table:table-cell table:formula="of:=IF(([.C288]=-2);1;IF(([.C288]=0);1;IF(([.C288]=3);1;0)))" office:value-type="float" office:value="1">
            <text:p>1</text:p>
          </table:table-cell>
          <table:table-cell table:formula="of:=IF(([.D288]&lt;0);-1;IF(([.D288]&gt;1);1;0))" office:value-type="float" office:value="0">
            <text:p>0</text:p>
          </table:table-cell>
          <table:table-cell table:formula="of:=IF(([.D288]=-2);1;IF(([.D288]=0);1;IF(([.D288]=3);1;0)))" office:value-type="float" office:value="1">
            <text:p>1</text:p>
          </table:table-cell>
          <table:covered-table-cell table:number-columns-repeated="2"/>
          <table:table-cell table:formula="of:=STDEVP([.H288];[.J288];[.L288])" office:value-type="float" office:value="0.471404520791032">
            <text:p>0.4714045208</text:p>
          </table:table-cell>
          <table:table-cell table:formula="of:=SUM([.I288];[.K288];[.M288])" office:value-type="float" office:value="2">
            <text:p>2</text:p>
          </table:table-cell>
          <table:table-cell table:formula="of:=AVERAGE([.H288];[.J288];[.L288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1175726694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289]&lt;0);-1;IF(([.B289]&gt;1);1;0))" office:value-type="float" office:value="1">
            <text:p>1</text:p>
          </table:table-cell>
          <table:table-cell table:formula="of:=IF(([.B289]=-2);1;IF(([.B289]=0);1;IF(([.B289]=3);1;0)))" office:value-type="float" office:value="1">
            <text:p>1</text:p>
          </table:table-cell>
          <table:table-cell table:formula="of:=IF(([.C289]&lt;0);-1;IF(([.C289]&gt;1);1;0))" office:value-type="float" office:value="1">
            <text:p>1</text:p>
          </table:table-cell>
          <table:table-cell table:formula="of:=IF(([.C289]=-2);1;IF(([.C289]=0);1;IF(([.C289]=3);1;0)))" office:value-type="float" office:value="1">
            <text:p>1</text:p>
          </table:table-cell>
          <table:table-cell table:formula="of:=IF(([.D289]&lt;0);-1;IF(([.D289]&gt;1);1;0))" office:value-type="float" office:value="-1">
            <text:p>-1</text:p>
          </table:table-cell>
          <table:table-cell table:formula="of:=IF(([.D289]=-2);1;IF(([.D289]=0);1;IF(([.D289]=3);1;0)))" office:value-type="float" office:value="0">
            <text:p>0</text:p>
          </table:table-cell>
          <table:covered-table-cell table:number-columns-repeated="2"/>
          <table:table-cell table:formula="of:=STDEVP([.H289];[.J289];[.L289])" office:value-type="float" office:value="0.942809041582063">
            <text:p>0.9428090416</text:p>
          </table:table-cell>
          <table:table-cell table:formula="of:=SUM([.I289];[.K289];[.M289])" office:value-type="float" office:value="2">
            <text:p>2</text:p>
          </table:table-cell>
          <table:table-cell table:formula="of:=AVERAGE([.H289];[.J289];[.L28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1020958515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0]&lt;0);-1;IF(([.B290]&gt;1);1;0))" office:value-type="float" office:value="1">
            <text:p>1</text:p>
          </table:table-cell>
          <table:table-cell table:formula="of:=IF(([.B290]=-2);1;IF(([.B290]=0);1;IF(([.B290]=3);1;0)))" office:value-type="float" office:value="0">
            <text:p>0</text:p>
          </table:table-cell>
          <table:table-cell table:formula="of:=IF(([.C290]&lt;0);-1;IF(([.C290]&gt;1);1;0))" office:value-type="float" office:value="1">
            <text:p>1</text:p>
          </table:table-cell>
          <table:table-cell table:formula="of:=IF(([.C290]=-2);1;IF(([.C290]=0);1;IF(([.C290]=3);1;0)))" office:value-type="float" office:value="1">
            <text:p>1</text:p>
          </table:table-cell>
          <table:table-cell table:formula="of:=IF(([.D290]&lt;0);-1;IF(([.D290]&gt;1);1;0))" office:value-type="float" office:value="0">
            <text:p>0</text:p>
          </table:table-cell>
          <table:table-cell table:formula="of:=IF(([.D290]=-2);1;IF(([.D290]=0);1;IF(([.D290]=3);1;0)))" office:value-type="float" office:value="1">
            <text:p>1</text:p>
          </table:table-cell>
          <table:covered-table-cell table:number-columns-repeated="2"/>
          <table:table-cell table:formula="of:=STDEVP([.H290];[.J290];[.L290])" office:value-type="float" office:value="0.471404520791032">
            <text:p>0.4714045208</text:p>
          </table:table-cell>
          <table:table-cell table:formula="of:=SUM([.I290];[.K290];[.M290])" office:value-type="float" office:value="2">
            <text:p>2</text:p>
          </table:table-cell>
          <table:table-cell table:formula="of:=AVERAGE([.H290];[.J290];[.L290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70920714649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91]&lt;0);-1;IF(([.B291]&gt;1);1;0))" office:value-type="float" office:value="1">
            <text:p>1</text:p>
          </table:table-cell>
          <table:table-cell table:formula="of:=IF(([.B291]=-2);1;IF(([.B291]=0);1;IF(([.B291]=3);1;0)))" office:value-type="float" office:value="1">
            <text:p>1</text:p>
          </table:table-cell>
          <table:table-cell table:formula="of:=IF(([.C291]&lt;0);-1;IF(([.C291]&gt;1);1;0))" office:value-type="float" office:value="1">
            <text:p>1</text:p>
          </table:table-cell>
          <table:table-cell table:formula="of:=IF(([.C291]=-2);1;IF(([.C291]=0);1;IF(([.C291]=3);1;0)))" office:value-type="float" office:value="0">
            <text:p>0</text:p>
          </table:table-cell>
          <table:table-cell table:formula="of:=IF(([.D291]&lt;0);-1;IF(([.D291]&gt;1);1;0))" office:value-type="float" office:value="1">
            <text:p>1</text:p>
          </table:table-cell>
          <table:table-cell table:formula="of:=IF(([.D291]=-2);1;IF(([.D291]=0);1;IF(([.D291]=3);1;0)))" office:value-type="float" office:value="1">
            <text:p>1</text:p>
          </table:table-cell>
          <table:covered-table-cell table:number-columns-repeated="2"/>
          <table:table-cell table:formula="of:=STDEVP([.H291];[.J291];[.L291])" office:value-type="float" office:value="0">
            <text:p>0</text:p>
          </table:table-cell>
          <table:table-cell table:formula="of:=SUM([.I291];[.K291];[.M291])" office:value-type="float" office:value="2">
            <text:p>2</text:p>
          </table:table-cell>
          <table:table-cell table:formula="of:=AVERAGE([.H291];[.J291];[.L29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085025157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292]&lt;0);-1;IF(([.B292]&gt;1);1;0))" office:value-type="float" office:value="1">
            <text:p>1</text:p>
          </table:table-cell>
          <table:table-cell table:formula="of:=IF(([.B292]=-2);1;IF(([.B292]=0);1;IF(([.B292]=3);1;0)))" office:value-type="float" office:value="1">
            <text:p>1</text:p>
          </table:table-cell>
          <table:table-cell table:formula="of:=IF(([.C292]&lt;0);-1;IF(([.C292]&gt;1);1;0))" office:value-type="float" office:value="1">
            <text:p>1</text:p>
          </table:table-cell>
          <table:table-cell table:formula="of:=IF(([.C292]=-2);1;IF(([.C292]=0);1;IF(([.C292]=3);1;0)))" office:value-type="float" office:value="0">
            <text:p>0</text:p>
          </table:table-cell>
          <table:table-cell table:formula="of:=IF(([.D292]&lt;0);-1;IF(([.D292]&gt;1);1;0))" office:value-type="float" office:value="-1">
            <text:p>-1</text:p>
          </table:table-cell>
          <table:table-cell table:formula="of:=IF(([.D292]=-2);1;IF(([.D292]=0);1;IF(([.D292]=3);1;0)))" office:value-type="float" office:value="1">
            <text:p>1</text:p>
          </table:table-cell>
          <table:covered-table-cell table:number-columns-repeated="2"/>
          <table:table-cell table:formula="of:=STDEVP([.H292];[.J292];[.L292])" office:value-type="float" office:value="0.942809041582063">
            <text:p>0.9428090416</text:p>
          </table:table-cell>
          <table:table-cell table:formula="of:=SUM([.I292];[.K292];[.M292])" office:value-type="float" office:value="2">
            <text:p>2</text:p>
          </table:table-cell>
          <table:table-cell table:formula="of:=AVERAGE([.H292];[.J292];[.L292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0791109017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3]&lt;0);-1;IF(([.B293]&gt;1);1;0))" office:value-type="float" office:value="0">
            <text:p>0</text:p>
          </table:table-cell>
          <table:table-cell table:formula="of:=IF(([.B293]=-2);1;IF(([.B293]=0);1;IF(([.B293]=3);1;0)))" office:value-type="float" office:value="0">
            <text:p>0</text:p>
          </table:table-cell>
          <table:table-cell table:formula="of:=IF(([.C293]&lt;0);-1;IF(([.C293]&gt;1);1;0))" office:value-type="float" office:value="0">
            <text:p>0</text:p>
          </table:table-cell>
          <table:table-cell table:formula="of:=IF(([.C293]=-2);1;IF(([.C293]=0);1;IF(([.C293]=3);1;0)))" office:value-type="float" office:value="0">
            <text:p>0</text:p>
          </table:table-cell>
          <table:table-cell table:formula="of:=IF(([.D293]&lt;0);-1;IF(([.D293]&gt;1);1;0))" office:value-type="float" office:value="0">
            <text:p>0</text:p>
          </table:table-cell>
          <table:table-cell table:formula="of:=IF(([.D293]=-2);1;IF(([.D293]=0);1;IF(([.D293]=3);1;0)))" office:value-type="float" office:value="1">
            <text:p>1</text:p>
          </table:table-cell>
          <table:covered-table-cell table:number-columns-repeated="2"/>
          <table:table-cell table:formula="of:=STDEVP([.H293];[.J293];[.L293])" office:value-type="float" office:value="0">
            <text:p>0</text:p>
          </table:table-cell>
          <table:table-cell table:formula="of:=SUM([.I293];[.K293];[.M293])" office:value-type="float" office:value="1">
            <text:p>1</text:p>
          </table:table-cell>
          <table:table-cell table:formula="of:=AVERAGE([.H293];[.J293];[.L29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0755039232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4]&lt;0);-1;IF(([.B294]&gt;1);1;0))" office:value-type="float" office:value="0">
            <text:p>0</text:p>
          </table:table-cell>
          <table:table-cell table:formula="of:=IF(([.B294]=-2);1;IF(([.B294]=0);1;IF(([.B294]=3);1;0)))" office:value-type="float" office:value="0">
            <text:p>0</text:p>
          </table:table-cell>
          <table:table-cell table:formula="of:=IF(([.C294]&lt;0);-1;IF(([.C294]&gt;1);1;0))" office:value-type="float" office:value="1">
            <text:p>1</text:p>
          </table:table-cell>
          <table:table-cell table:formula="of:=IF(([.C294]=-2);1;IF(([.C294]=0);1;IF(([.C294]=3);1;0)))" office:value-type="float" office:value="0">
            <text:p>0</text:p>
          </table:table-cell>
          <table:table-cell table:formula="of:=IF(([.D294]&lt;0);-1;IF(([.D294]&gt;1);1;0))" office:value-type="float" office:value="0">
            <text:p>0</text:p>
          </table:table-cell>
          <table:table-cell table:formula="of:=IF(([.D294]=-2);1;IF(([.D294]=0);1;IF(([.D294]=3);1;0)))" office:value-type="float" office:value="1">
            <text:p>1</text:p>
          </table:table-cell>
          <table:covered-table-cell table:number-columns-repeated="2"/>
          <table:table-cell table:formula="of:=STDEVP([.H294];[.J294];[.L294])" office:value-type="float" office:value="0.471404520791032">
            <text:p>0.4714045208</text:p>
          </table:table-cell>
          <table:table-cell table:formula="of:=SUM([.I294];[.K294];[.M294])" office:value-type="float" office:value="1">
            <text:p>1</text:p>
          </table:table-cell>
          <table:table-cell table:formula="of:=AVERAGE([.H294];[.J294];[.L294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705453244416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95]&lt;0);-1;IF(([.B295]&gt;1);1;0))" office:value-type="float" office:value="1">
            <text:p>1</text:p>
          </table:table-cell>
          <table:table-cell table:formula="of:=IF(([.B295]=-2);1;IF(([.B295]=0);1;IF(([.B295]=3);1;0)))" office:value-type="float" office:value="1">
            <text:p>1</text:p>
          </table:table-cell>
          <table:table-cell table:formula="of:=IF(([.C295]&lt;0);-1;IF(([.C295]&gt;1);1;0))" office:value-type="float" office:value="1">
            <text:p>1</text:p>
          </table:table-cell>
          <table:table-cell table:formula="of:=IF(([.C295]=-2);1;IF(([.C295]=0);1;IF(([.C295]=3);1;0)))" office:value-type="float" office:value="1">
            <text:p>1</text:p>
          </table:table-cell>
          <table:table-cell table:formula="of:=IF(([.D295]&lt;0);-1;IF(([.D295]&gt;1);1;0))" office:value-type="float" office:value="1">
            <text:p>1</text:p>
          </table:table-cell>
          <table:table-cell table:formula="of:=IF(([.D295]=-2);1;IF(([.D295]=0);1;IF(([.D295]=3);1;0)))" office:value-type="float" office:value="1">
            <text:p>1</text:p>
          </table:table-cell>
          <table:covered-table-cell table:number-columns-repeated="2"/>
          <table:table-cell table:formula="of:=STDEVP([.H295];[.J295];[.L295])" office:value-type="float" office:value="0">
            <text:p>0</text:p>
          </table:table-cell>
          <table:table-cell table:formula="of:=SUM([.I295];[.K295];[.M295])" office:value-type="float" office:value="3">
            <text:p>3</text:p>
          </table:table-cell>
          <table:table-cell table:formula="of:=AVERAGE([.H295];[.J295];[.L29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04857645057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6]&lt;0);-1;IF(([.B296]&gt;1);1;0))" office:value-type="float" office:value="0">
            <text:p>0</text:p>
          </table:table-cell>
          <table:table-cell table:formula="of:=IF(([.B296]=-2);1;IF(([.B296]=0);1;IF(([.B296]=3);1;0)))" office:value-type="float" office:value="0">
            <text:p>0</text:p>
          </table:table-cell>
          <table:table-cell table:formula="of:=IF(([.C296]&lt;0);-1;IF(([.C296]&gt;1);1;0))" office:value-type="float" office:value="0">
            <text:p>0</text:p>
          </table:table-cell>
          <table:table-cell table:formula="of:=IF(([.C296]=-2);1;IF(([.C296]=0);1;IF(([.C296]=3);1;0)))" office:value-type="float" office:value="0">
            <text:p>0</text:p>
          </table:table-cell>
          <table:table-cell table:formula="of:=IF(([.D296]&lt;0);-1;IF(([.D296]&gt;1);1;0))" office:value-type="float" office:value="0">
            <text:p>0</text:p>
          </table:table-cell>
          <table:table-cell table:formula="of:=IF(([.D296]=-2);1;IF(([.D296]=0);1;IF(([.D296]=3);1;0)))" office:value-type="float" office:value="1">
            <text:p>1</text:p>
          </table:table-cell>
          <table:covered-table-cell table:number-columns-repeated="2"/>
          <table:table-cell table:formula="of:=STDEVP([.H296];[.J296];[.L296])" office:value-type="float" office:value="0">
            <text:p>0</text:p>
          </table:table-cell>
          <table:table-cell table:formula="of:=SUM([.I296];[.K296];[.M296])" office:value-type="float" office:value="1">
            <text:p>1</text:p>
          </table:table-cell>
          <table:table-cell table:formula="of:=AVERAGE([.H296];[.J296];[.L29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02278156288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97]&lt;0);-1;IF(([.B297]&gt;1);1;0))" office:value-type="float" office:value="1">
            <text:p>1</text:p>
          </table:table-cell>
          <table:table-cell table:formula="of:=IF(([.B297]=-2);1;IF(([.B297]=0);1;IF(([.B297]=3);1;0)))" office:value-type="float" office:value="1">
            <text:p>1</text:p>
          </table:table-cell>
          <table:table-cell table:formula="of:=IF(([.C297]&lt;0);-1;IF(([.C297]&gt;1);1;0))" office:value-type="float" office:value="1">
            <text:p>1</text:p>
          </table:table-cell>
          <table:table-cell table:formula="of:=IF(([.C297]=-2);1;IF(([.C297]=0);1;IF(([.C297]=3);1;0)))" office:value-type="float" office:value="1">
            <text:p>1</text:p>
          </table:table-cell>
          <table:table-cell table:formula="of:=IF(([.D297]&lt;0);-1;IF(([.D297]&gt;1);1;0))" office:value-type="float" office:value="1">
            <text:p>1</text:p>
          </table:table-cell>
          <table:table-cell table:formula="of:=IF(([.D297]=-2);1;IF(([.D297]=0);1;IF(([.D297]=3);1;0)))" office:value-type="float" office:value="0">
            <text:p>0</text:p>
          </table:table-cell>
          <table:covered-table-cell table:number-columns-repeated="2"/>
          <table:table-cell table:formula="of:=STDEVP([.H297];[.J297];[.L297])" office:value-type="float" office:value="0">
            <text:p>0</text:p>
          </table:table-cell>
          <table:table-cell table:formula="of:=SUM([.I297];[.K297];[.M297])" office:value-type="float" office:value="2">
            <text:p>2</text:p>
          </table:table-cell>
          <table:table-cell table:formula="of:=AVERAGE([.H297];[.J297];[.L29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012379566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8]&lt;0);-1;IF(([.B298]&gt;1);1;0))" office:value-type="float" office:value="0">
            <text:p>0</text:p>
          </table:table-cell>
          <table:table-cell table:formula="of:=IF(([.B298]=-2);1;IF(([.B298]=0);1;IF(([.B298]=3);1;0)))" office:value-type="float" office:value="1">
            <text:p>1</text:p>
          </table:table-cell>
          <table:table-cell table:formula="of:=IF(([.C298]&lt;0);-1;IF(([.C298]&gt;1);1;0))" office:value-type="float" office:value="1">
            <text:p>1</text:p>
          </table:table-cell>
          <table:table-cell table:formula="of:=IF(([.C298]=-2);1;IF(([.C298]=0);1;IF(([.C298]=3);1;0)))" office:value-type="float" office:value="0">
            <text:p>0</text:p>
          </table:table-cell>
          <table:table-cell table:formula="of:=IF(([.D298]&lt;0);-1;IF(([.D298]&gt;1);1;0))" office:value-type="float" office:value="0">
            <text:p>0</text:p>
          </table:table-cell>
          <table:table-cell table:formula="of:=IF(([.D298]=-2);1;IF(([.D298]=0);1;IF(([.D298]=3);1;0)))" office:value-type="float" office:value="1">
            <text:p>1</text:p>
          </table:table-cell>
          <table:covered-table-cell table:number-columns-repeated="2"/>
          <table:table-cell table:formula="of:=STDEVP([.H298];[.J298];[.L298])" office:value-type="float" office:value="0.471404520791032">
            <text:p>0.4714045208</text:p>
          </table:table-cell>
          <table:table-cell table:formula="of:=SUM([.I298];[.K298];[.M298])" office:value-type="float" office:value="2">
            <text:p>2</text:p>
          </table:table-cell>
          <table:table-cell table:formula="of:=AVERAGE([.H298];[.J298];[.L298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6958189363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9]&lt;0);-1;IF(([.B299]&gt;1);1;0))" office:value-type="float" office:value="0">
            <text:p>0</text:p>
          </table:table-cell>
          <table:table-cell table:formula="of:=IF(([.B299]=-2);1;IF(([.B299]=0);1;IF(([.B299]=3);1;0)))" office:value-type="float" office:value="1">
            <text:p>1</text:p>
          </table:table-cell>
          <table:table-cell table:formula="of:=IF(([.C299]&lt;0);-1;IF(([.C299]&gt;1);1;0))" office:value-type="float" office:value="0">
            <text:p>0</text:p>
          </table:table-cell>
          <table:table-cell table:formula="of:=IF(([.C299]=-2);1;IF(([.C299]=0);1;IF(([.C299]=3);1;0)))" office:value-type="float" office:value="0">
            <text:p>0</text:p>
          </table:table-cell>
          <table:table-cell table:formula="of:=IF(([.D299]&lt;0);-1;IF(([.D299]&gt;1);1;0))" office:value-type="float" office:value="0">
            <text:p>0</text:p>
          </table:table-cell>
          <table:table-cell table:formula="of:=IF(([.D299]=-2);1;IF(([.D299]=0);1;IF(([.D299]=3);1;0)))" office:value-type="float" office:value="1">
            <text:p>1</text:p>
          </table:table-cell>
          <table:covered-table-cell table:number-columns-repeated="2"/>
          <table:table-cell table:formula="of:=STDEVP([.H299];[.J299];[.L299])" office:value-type="float" office:value="0">
            <text:p>0</text:p>
          </table:table-cell>
          <table:table-cell table:formula="of:=SUM([.I299];[.K299];[.M299])" office:value-type="float" office:value="2">
            <text:p>2</text:p>
          </table:table-cell>
          <table:table-cell table:formula="of:=AVERAGE([.H299];[.J299];[.L299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691247149057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0]&lt;0);-1;IF(([.B300]&gt;1);1;0))" office:value-type="float" office:value="1">
            <text:p>1</text:p>
          </table:table-cell>
          <table:table-cell table:formula="of:=IF(([.B300]=-2);1;IF(([.B300]=0);1;IF(([.B300]=3);1;0)))" office:value-type="float" office:value="1">
            <text:p>1</text:p>
          </table:table-cell>
          <table:table-cell table:formula="of:=IF(([.C300]&lt;0);-1;IF(([.C300]&gt;1);1;0))" office:value-type="float" office:value="1">
            <text:p>1</text:p>
          </table:table-cell>
          <table:table-cell table:formula="of:=IF(([.C300]=-2);1;IF(([.C300]=0);1;IF(([.C300]=3);1;0)))" office:value-type="float" office:value="1">
            <text:p>1</text:p>
          </table:table-cell>
          <table:table-cell table:formula="of:=IF(([.D300]&lt;0);-1;IF(([.D300]&gt;1);1;0))" office:value-type="float" office:value="1">
            <text:p>1</text:p>
          </table:table-cell>
          <table:table-cell table:formula="of:=IF(([.D300]=-2);1;IF(([.D300]=0);1;IF(([.D300]=3);1;0)))" office:value-type="float" office:value="1">
            <text:p>1</text:p>
          </table:table-cell>
          <table:covered-table-cell table:number-columns-repeated="2"/>
          <table:table-cell table:formula="of:=STDEVP([.H300];[.J300];[.L300])" office:value-type="float" office:value="0">
            <text:p>0</text:p>
          </table:table-cell>
          <table:table-cell table:formula="of:=SUM([.I300];[.K300];[.M300])" office:value-type="float" office:value="3">
            <text:p>3</text:p>
          </table:table-cell>
          <table:table-cell table:formula="of:=AVERAGE([.H300];[.J300];[.L30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9090738176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01]&lt;0);-1;IF(([.B301]&gt;1);1;0))" office:value-type="float" office:value="1">
            <text:p>1</text:p>
          </table:table-cell>
          <table:table-cell table:formula="of:=IF(([.B301]=-2);1;IF(([.B301]=0);1;IF(([.B301]=3);1;0)))" office:value-type="float" office:value="0">
            <text:p>0</text:p>
          </table:table-cell>
          <table:table-cell table:formula="of:=IF(([.C301]&lt;0);-1;IF(([.C301]&gt;1);1;0))" office:value-type="float" office:value="1">
            <text:p>1</text:p>
          </table:table-cell>
          <table:table-cell table:formula="of:=IF(([.C301]=-2);1;IF(([.C301]=0);1;IF(([.C301]=3);1;0)))" office:value-type="float" office:value="1">
            <text:p>1</text:p>
          </table:table-cell>
          <table:table-cell table:formula="of:=IF(([.D301]&lt;0);-1;IF(([.D301]&gt;1);1;0))" office:value-type="float" office:value="0">
            <text:p>0</text:p>
          </table:table-cell>
          <table:table-cell table:formula="of:=IF(([.D301]=-2);1;IF(([.D301]=0);1;IF(([.D301]=3);1;0)))" office:value-type="float" office:value="1">
            <text:p>1</text:p>
          </table:table-cell>
          <table:covered-table-cell table:number-columns-repeated="2"/>
          <table:table-cell table:formula="of:=STDEVP([.H301];[.J301];[.L301])" office:value-type="float" office:value="0.471404520791032">
            <text:p>0.4714045208</text:p>
          </table:table-cell>
          <table:table-cell table:formula="of:=SUM([.I301];[.K301];[.M301])" office:value-type="float" office:value="2">
            <text:p>2</text:p>
          </table:table-cell>
          <table:table-cell table:formula="of:=AVERAGE([.H301];[.J301];[.L301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690433425410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2]&lt;0);-1;IF(([.B302]&gt;1);1;0))" office:value-type="float" office:value="1">
            <text:p>1</text:p>
          </table:table-cell>
          <table:table-cell table:formula="of:=IF(([.B302]=-2);1;IF(([.B302]=0);1;IF(([.B302]=3);1;0)))" office:value-type="float" office:value="1">
            <text:p>1</text:p>
          </table:table-cell>
          <table:table-cell table:formula="of:=IF(([.C302]&lt;0);-1;IF(([.C302]&gt;1);1;0))" office:value-type="float" office:value="1">
            <text:p>1</text:p>
          </table:table-cell>
          <table:table-cell table:formula="of:=IF(([.C302]=-2);1;IF(([.C302]=0);1;IF(([.C302]=3);1;0)))" office:value-type="float" office:value="1">
            <text:p>1</text:p>
          </table:table-cell>
          <table:table-cell table:formula="of:=IF(([.D302]&lt;0);-1;IF(([.D302]&gt;1);1;0))" office:value-type="float" office:value="1">
            <text:p>1</text:p>
          </table:table-cell>
          <table:table-cell table:formula="of:=IF(([.D302]=-2);1;IF(([.D302]=0);1;IF(([.D302]=3);1;0)))" office:value-type="float" office:value="1">
            <text:p>1</text:p>
          </table:table-cell>
          <table:covered-table-cell table:number-columns-repeated="2"/>
          <table:table-cell table:formula="of:=STDEVP([.H302];[.J302];[.L302])" office:value-type="float" office:value="0">
            <text:p>0</text:p>
          </table:table-cell>
          <table:table-cell table:formula="of:=SUM([.I302];[.K302];[.M302])" office:value-type="float" office:value="3">
            <text:p>3</text:p>
          </table:table-cell>
          <table:table-cell table:formula="of:=AVERAGE([.H302];[.J302];[.L30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86855684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303]&lt;0);-1;IF(([.B303]&gt;1);1;0))" office:value-type="float" office:value="0">
            <text:p>0</text:p>
          </table:table-cell>
          <table:table-cell table:formula="of:=IF(([.B303]=-2);1;IF(([.B303]=0);1;IF(([.B303]=3);1;0)))" office:value-type="float" office:value="0">
            <text:p>0</text:p>
          </table:table-cell>
          <table:table-cell table:formula="of:=IF(([.C303]&lt;0);-1;IF(([.C303]&gt;1);1;0))" office:value-type="float" office:value="1">
            <text:p>1</text:p>
          </table:table-cell>
          <table:table-cell table:formula="of:=IF(([.C303]=-2);1;IF(([.C303]=0);1;IF(([.C303]=3);1;0)))" office:value-type="float" office:value="0">
            <text:p>0</text:p>
          </table:table-cell>
          <table:table-cell table:formula="of:=IF(([.D303]&lt;0);-1;IF(([.D303]&gt;1);1;0))" office:value-type="float" office:value="-1">
            <text:p>-1</text:p>
          </table:table-cell>
          <table:table-cell table:formula="of:=IF(([.D303]=-2);1;IF(([.D303]=0);1;IF(([.D303]=3);1;0)))" office:value-type="float" office:value="1">
            <text:p>1</text:p>
          </table:table-cell>
          <table:covered-table-cell table:number-columns-repeated="2"/>
          <table:table-cell table:formula="of:=STDEVP([.H303];[.J303];[.L303])" office:value-type="float" office:value="0.816496580927726">
            <text:p>0.8164965809</text:p>
          </table:table-cell>
          <table:table-cell table:formula="of:=SUM([.I303];[.K303];[.M303])" office:value-type="float" office:value="1">
            <text:p>1</text:p>
          </table:table-cell>
          <table:table-cell table:formula="of:=AVERAGE([.H303];[.J303];[.L30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686834733056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4]&lt;0);-1;IF(([.B304]&gt;1);1;0))" office:value-type="float" office:value="1">
            <text:p>1</text:p>
          </table:table-cell>
          <table:table-cell table:formula="of:=IF(([.B304]=-2);1;IF(([.B304]=0);1;IF(([.B304]=3);1;0)))" office:value-type="float" office:value="1">
            <text:p>1</text:p>
          </table:table-cell>
          <table:table-cell table:formula="of:=IF(([.C304]&lt;0);-1;IF(([.C304]&gt;1);1;0))" office:value-type="float" office:value="1">
            <text:p>1</text:p>
          </table:table-cell>
          <table:table-cell table:formula="of:=IF(([.C304]=-2);1;IF(([.C304]=0);1;IF(([.C304]=3);1;0)))" office:value-type="float" office:value="1">
            <text:p>1</text:p>
          </table:table-cell>
          <table:table-cell table:formula="of:=IF(([.D304]&lt;0);-1;IF(([.D304]&gt;1);1;0))" office:value-type="float" office:value="1">
            <text:p>1</text:p>
          </table:table-cell>
          <table:table-cell table:formula="of:=IF(([.D304]=-2);1;IF(([.D304]=0);1;IF(([.D304]=3);1;0)))" office:value-type="float" office:value="1">
            <text:p>1</text:p>
          </table:table-cell>
          <table:covered-table-cell table:number-columns-repeated="2"/>
          <table:table-cell table:formula="of:=STDEVP([.H304];[.J304];[.L304])" office:value-type="float" office:value="0">
            <text:p>0</text:p>
          </table:table-cell>
          <table:table-cell table:formula="of:=SUM([.I304];[.K304];[.M304])" office:value-type="float" office:value="3">
            <text:p>3</text:p>
          </table:table-cell>
          <table:table-cell table:formula="of:=AVERAGE([.H304];[.J304];[.L30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83173101569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5]&lt;0);-1;IF(([.B305]&gt;1);1;0))" office:value-type="float" office:value="1">
            <text:p>1</text:p>
          </table:table-cell>
          <table:table-cell table:formula="of:=IF(([.B305]=-2);1;IF(([.B305]=0);1;IF(([.B305]=3);1;0)))" office:value-type="float" office:value="1">
            <text:p>1</text:p>
          </table:table-cell>
          <table:table-cell table:formula="of:=IF(([.C305]&lt;0);-1;IF(([.C305]&gt;1);1;0))" office:value-type="float" office:value="1">
            <text:p>1</text:p>
          </table:table-cell>
          <table:table-cell table:formula="of:=IF(([.C305]=-2);1;IF(([.C305]=0);1;IF(([.C305]=3);1;0)))" office:value-type="float" office:value="1">
            <text:p>1</text:p>
          </table:table-cell>
          <table:table-cell table:formula="of:=IF(([.D305]&lt;0);-1;IF(([.D305]&gt;1);1;0))" office:value-type="float" office:value="1">
            <text:p>1</text:p>
          </table:table-cell>
          <table:table-cell table:formula="of:=IF(([.D305]=-2);1;IF(([.D305]=0);1;IF(([.D305]=3);1;0)))" office:value-type="float" office:value="1">
            <text:p>1</text:p>
          </table:table-cell>
          <table:covered-table-cell table:number-columns-repeated="2"/>
          <table:table-cell table:formula="of:=STDEVP([.H305];[.J305];[.L305])" office:value-type="float" office:value="0">
            <text:p>0</text:p>
          </table:table-cell>
          <table:table-cell table:formula="of:=SUM([.I305];[.K305];[.M305])" office:value-type="float" office:value="3">
            <text:p>3</text:p>
          </table:table-cell>
          <table:table-cell table:formula="of:=AVERAGE([.H305];[.J305];[.L30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769277829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06]&lt;0);-1;IF(([.B306]&gt;1);1;0))" office:value-type="float" office:value="0">
            <text:p>0</text:p>
          </table:table-cell>
          <table:table-cell table:formula="of:=IF(([.B306]=-2);1;IF(([.B306]=0);1;IF(([.B306]=3);1;0)))" office:value-type="float" office:value="1">
            <text:p>1</text:p>
          </table:table-cell>
          <table:table-cell table:formula="of:=IF(([.C306]&lt;0);-1;IF(([.C306]&gt;1);1;0))" office:value-type="float" office:value="1">
            <text:p>1</text:p>
          </table:table-cell>
          <table:table-cell table:formula="of:=IF(([.C306]=-2);1;IF(([.C306]=0);1;IF(([.C306]=3);1;0)))" office:value-type="float" office:value="1">
            <text:p>1</text:p>
          </table:table-cell>
          <table:table-cell table:formula="of:=IF(([.D306]&lt;0);-1;IF(([.D306]&gt;1);1;0))" office:value-type="float" office:value="0">
            <text:p>0</text:p>
          </table:table-cell>
          <table:table-cell table:formula="of:=IF(([.D306]=-2);1;IF(([.D306]=0);1;IF(([.D306]=3);1;0)))" office:value-type="float" office:value="1">
            <text:p>1</text:p>
          </table:table-cell>
          <table:covered-table-cell table:number-columns-repeated="2"/>
          <table:table-cell table:formula="of:=STDEVP([.H306];[.J306];[.L306])" office:value-type="float" office:value="0.471404520791032">
            <text:p>0.4714045208</text:p>
          </table:table-cell>
          <table:table-cell table:formula="of:=SUM([.I306];[.K306];[.M306])" office:value-type="float" office:value="3">
            <text:p>3</text:p>
          </table:table-cell>
          <table:table-cell table:formula="of:=AVERAGE([.H306];[.J306];[.L306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675384274945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7]&lt;0);-1;IF(([.B307]&gt;1);1;0))" office:value-type="float" office:value="1">
            <text:p>1</text:p>
          </table:table-cell>
          <table:table-cell table:formula="of:=IF(([.B307]=-2);1;IF(([.B307]=0);1;IF(([.B307]=3);1;0)))" office:value-type="float" office:value="1">
            <text:p>1</text:p>
          </table:table-cell>
          <table:table-cell table:formula="of:=IF(([.C307]&lt;0);-1;IF(([.C307]&gt;1);1;0))" office:value-type="float" office:value="1">
            <text:p>1</text:p>
          </table:table-cell>
          <table:table-cell table:formula="of:=IF(([.C307]=-2);1;IF(([.C307]=0);1;IF(([.C307]=3);1;0)))" office:value-type="float" office:value="1">
            <text:p>1</text:p>
          </table:table-cell>
          <table:table-cell table:formula="of:=IF(([.D307]&lt;0);-1;IF(([.D307]&gt;1);1;0))" office:value-type="float" office:value="1">
            <text:p>1</text:p>
          </table:table-cell>
          <table:table-cell table:formula="of:=IF(([.D307]=-2);1;IF(([.D307]=0);1;IF(([.D307]=3);1;0)))" office:value-type="float" office:value="1">
            <text:p>1</text:p>
          </table:table-cell>
          <table:covered-table-cell table:number-columns-repeated="2"/>
          <table:table-cell table:formula="of:=STDEVP([.H307];[.J307];[.L307])" office:value-type="float" office:value="0">
            <text:p>0</text:p>
          </table:table-cell>
          <table:table-cell table:formula="of:=SUM([.I307];[.K307];[.M307])" office:value-type="float" office:value="3">
            <text:p>3</text:p>
          </table:table-cell>
          <table:table-cell table:formula="of:=AVERAGE([.H307];[.J307];[.L30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69013118976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8]&lt;0);-1;IF(([.B308]&gt;1);1;0))" office:value-type="float" office:value="1">
            <text:p>1</text:p>
          </table:table-cell>
          <table:table-cell table:formula="of:=IF(([.B308]=-2);1;IF(([.B308]=0);1;IF(([.B308]=3);1;0)))" office:value-type="float" office:value="1">
            <text:p>1</text:p>
          </table:table-cell>
          <table:table-cell table:formula="of:=IF(([.C308]&lt;0);-1;IF(([.C308]&gt;1);1;0))" office:value-type="float" office:value="1">
            <text:p>1</text:p>
          </table:table-cell>
          <table:table-cell table:formula="of:=IF(([.C308]=-2);1;IF(([.C308]=0);1;IF(([.C308]=3);1;0)))" office:value-type="float" office:value="1">
            <text:p>1</text:p>
          </table:table-cell>
          <table:table-cell table:formula="of:=IF(([.D308]&lt;0);-1;IF(([.D308]&gt;1);1;0))" office:value-type="float" office:value="1">
            <text:p>1</text:p>
          </table:table-cell>
          <table:table-cell table:formula="of:=IF(([.D308]=-2);1;IF(([.D308]=0);1;IF(([.D308]=3);1;0)))" office:value-type="float" office:value="1">
            <text:p>1</text:p>
          </table:table-cell>
          <table:covered-table-cell table:number-columns-repeated="2"/>
          <table:table-cell table:formula="of:=STDEVP([.H308];[.J308];[.L308])" office:value-type="float" office:value="0">
            <text:p>0</text:p>
          </table:table-cell>
          <table:table-cell table:formula="of:=SUM([.I308];[.K308];[.M308])" office:value-type="float" office:value="3">
            <text:p>3</text:p>
          </table:table-cell>
          <table:table-cell table:formula="of:=AVERAGE([.H308];[.J308];[.L30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686440284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09]&lt;0);-1;IF(([.B309]&gt;1);1;0))" office:value-type="float" office:value="0">
            <text:p>0</text:p>
          </table:table-cell>
          <table:table-cell table:formula="of:=IF(([.B309]=-2);1;IF(([.B309]=0);1;IF(([.B309]=3);1;0)))" office:value-type="float" office:value="0">
            <text:p>0</text:p>
          </table:table-cell>
          <table:table-cell table:formula="of:=IF(([.C309]&lt;0);-1;IF(([.C309]&gt;1);1;0))" office:value-type="float" office:value="1">
            <text:p>1</text:p>
          </table:table-cell>
          <table:table-cell table:formula="of:=IF(([.C309]=-2);1;IF(([.C309]=0);1;IF(([.C309]=3);1;0)))" office:value-type="float" office:value="0">
            <text:p>0</text:p>
          </table:table-cell>
          <table:table-cell table:formula="of:=IF(([.D309]&lt;0);-1;IF(([.D309]&gt;1);1;0))" office:value-type="float" office:value="0">
            <text:p>0</text:p>
          </table:table-cell>
          <table:table-cell table:formula="of:=IF(([.D309]=-2);1;IF(([.D309]=0);1;IF(([.D309]=3);1;0)))" office:value-type="float" office:value="1">
            <text:p>1</text:p>
          </table:table-cell>
          <table:covered-table-cell table:number-columns-repeated="2"/>
          <table:table-cell table:formula="of:=STDEVP([.H309];[.J309];[.L309])" office:value-type="float" office:value="0.471404520791032">
            <text:p>0.4714045208</text:p>
          </table:table-cell>
          <table:table-cell table:formula="of:=SUM([.I309];[.K309];[.M309])" office:value-type="float" office:value="1">
            <text:p>1</text:p>
          </table:table-cell>
          <table:table-cell table:formula="of:=AVERAGE([.H309];[.J309];[.L309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66645878784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0]&lt;0);-1;IF(([.B310]&gt;1);1;0))" office:value-type="float" office:value="0">
            <text:p>0</text:p>
          </table:table-cell>
          <table:table-cell table:formula="of:=IF(([.B310]=-2);1;IF(([.B310]=0);1;IF(([.B310]=3);1;0)))" office:value-type="float" office:value="1">
            <text:p>1</text:p>
          </table:table-cell>
          <table:table-cell table:formula="of:=IF(([.C310]&lt;0);-1;IF(([.C310]&gt;1);1;0))" office:value-type="float" office:value="1">
            <text:p>1</text:p>
          </table:table-cell>
          <table:table-cell table:formula="of:=IF(([.C310]=-2);1;IF(([.C310]=0);1;IF(([.C310]=3);1;0)))" office:value-type="float" office:value="1">
            <text:p>1</text:p>
          </table:table-cell>
          <table:table-cell table:formula="of:=IF(([.D310]&lt;0);-1;IF(([.D310]&gt;1);1;0))" office:value-type="float" office:value="0">
            <text:p>0</text:p>
          </table:table-cell>
          <table:table-cell table:formula="of:=IF(([.D310]=-2);1;IF(([.D310]=0);1;IF(([.D310]=3);1;0)))" office:value-type="float" office:value="1">
            <text:p>1</text:p>
          </table:table-cell>
          <table:covered-table-cell table:number-columns-repeated="2"/>
          <table:table-cell table:formula="of:=STDEVP([.H310];[.J310];[.L310])" office:value-type="float" office:value="0.471404520791032">
            <text:p>0.4714045208</text:p>
          </table:table-cell>
          <table:table-cell table:formula="of:=SUM([.I310];[.K310];[.M310])" office:value-type="float" office:value="3">
            <text:p>3</text:p>
          </table:table-cell>
          <table:table-cell table:formula="of:=AVERAGE([.H310];[.J310];[.L310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66155983667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311]&lt;0);-1;IF(([.B311]&gt;1);1;0))" office:value-type="float" office:value="1">
            <text:p>1</text:p>
          </table:table-cell>
          <table:table-cell table:formula="of:=IF(([.B311]=-2);1;IF(([.B311]=0);1;IF(([.B311]=3);1;0)))" office:value-type="float" office:value="1">
            <text:p>1</text:p>
          </table:table-cell>
          <table:table-cell table:formula="of:=IF(([.C311]&lt;0);-1;IF(([.C311]&gt;1);1;0))" office:value-type="float" office:value="1">
            <text:p>1</text:p>
          </table:table-cell>
          <table:table-cell table:formula="of:=IF(([.C311]=-2);1;IF(([.C311]=0);1;IF(([.C311]=3);1;0)))" office:value-type="float" office:value="1">
            <text:p>1</text:p>
          </table:table-cell>
          <table:table-cell table:formula="of:=IF(([.D311]&lt;0);-1;IF(([.D311]&gt;1);1;0))" office:value-type="float" office:value="0">
            <text:p>0</text:p>
          </table:table-cell>
          <table:table-cell table:formula="of:=IF(([.D311]=-2);1;IF(([.D311]=0);1;IF(([.D311]=3);1;0)))" office:value-type="float" office:value="0">
            <text:p>0</text:p>
          </table:table-cell>
          <table:covered-table-cell table:number-columns-repeated="2"/>
          <table:table-cell table:formula="of:=STDEVP([.H311];[.J311];[.L311])" office:value-type="float" office:value="0.471404520791032">
            <text:p>0.4714045208</text:p>
          </table:table-cell>
          <table:table-cell table:formula="of:=SUM([.I311];[.K311];[.M311])" office:value-type="float" office:value="2">
            <text:p>2</text:p>
          </table:table-cell>
          <table:table-cell table:formula="of:=AVERAGE([.H311];[.J311];[.L311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6586574069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2]&lt;0);-1;IF(([.B312]&gt;1);1;0))" office:value-type="float" office:value="0">
            <text:p>0</text:p>
          </table:table-cell>
          <table:table-cell table:formula="of:=IF(([.B312]=-2);1;IF(([.B312]=0);1;IF(([.B312]=3);1;0)))" office:value-type="float" office:value="1">
            <text:p>1</text:p>
          </table:table-cell>
          <table:table-cell table:formula="of:=IF(([.C312]&lt;0);-1;IF(([.C312]&gt;1);1;0))" office:value-type="float" office:value="1">
            <text:p>1</text:p>
          </table:table-cell>
          <table:table-cell table:formula="of:=IF(([.C312]=-2);1;IF(([.C312]=0);1;IF(([.C312]=3);1;0)))" office:value-type="float" office:value="0">
            <text:p>0</text:p>
          </table:table-cell>
          <table:table-cell table:formula="of:=IF(([.D312]&lt;0);-1;IF(([.D312]&gt;1);1;0))" office:value-type="float" office:value="0">
            <text:p>0</text:p>
          </table:table-cell>
          <table:table-cell table:formula="of:=IF(([.D312]=-2);1;IF(([.D312]=0);1;IF(([.D312]=3);1;0)))" office:value-type="float" office:value="1">
            <text:p>1</text:p>
          </table:table-cell>
          <table:covered-table-cell table:number-columns-repeated="2"/>
          <table:table-cell table:formula="of:=STDEVP([.H312];[.J312];[.L312])" office:value-type="float" office:value="0.471404520791032">
            <text:p>0.4714045208</text:p>
          </table:table-cell>
          <table:table-cell table:formula="of:=SUM([.I312];[.K312];[.M312])" office:value-type="float" office:value="2">
            <text:p>2</text:p>
          </table:table-cell>
          <table:table-cell table:formula="of:=AVERAGE([.H312];[.J312];[.L312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65624567398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3]&lt;0);-1;IF(([.B313]&gt;1);1;0))" office:value-type="float" office:value="1">
            <text:p>1</text:p>
          </table:table-cell>
          <table:table-cell table:formula="of:=IF(([.B313]=-2);1;IF(([.B313]=0);1;IF(([.B313]=3);1;0)))" office:value-type="float" office:value="1">
            <text:p>1</text:p>
          </table:table-cell>
          <table:table-cell table:formula="of:=IF(([.C313]&lt;0);-1;IF(([.C313]&gt;1);1;0))" office:value-type="float" office:value="1">
            <text:p>1</text:p>
          </table:table-cell>
          <table:table-cell table:formula="of:=IF(([.C313]=-2);1;IF(([.C313]=0);1;IF(([.C313]=3);1;0)))" office:value-type="float" office:value="1">
            <text:p>1</text:p>
          </table:table-cell>
          <table:table-cell table:formula="of:=IF(([.D313]&lt;0);-1;IF(([.D313]&gt;1);1;0))" office:value-type="float" office:value="0">
            <text:p>0</text:p>
          </table:table-cell>
          <table:table-cell table:formula="of:=IF(([.D313]=-2);1;IF(([.D313]=0);1;IF(([.D313]=3);1;0)))" office:value-type="float" office:value="1">
            <text:p>1</text:p>
          </table:table-cell>
          <table:covered-table-cell table:number-columns-repeated="2"/>
          <table:table-cell table:formula="of:=STDEVP([.H313];[.J313];[.L313])" office:value-type="float" office:value="0.471404520791032">
            <text:p>0.4714045208</text:p>
          </table:table-cell>
          <table:table-cell table:formula="of:=SUM([.I313];[.K313];[.M313])" office:value-type="float" office:value="3">
            <text:p>3</text:p>
          </table:table-cell>
          <table:table-cell table:formula="of:=AVERAGE([.H313];[.J313];[.L313])" office:value-type="float" office:value="0.666666666666667">
            <text:p>0.6666666667</text:p>
          </table:table-cell>
        </table:table-row>
        <table:table-row table:style-name="ro1">
          <table:table-cell table:style-name="ce2" office:value-type="string">
            <text:p>32857665448825651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4]&lt;0);-1;IF(([.B314]&gt;1);1;0))" office:value-type="float" office:value="0">
            <text:p>0</text:p>
          </table:table-cell>
          <table:table-cell table:formula="of:=IF(([.B314]=-2);1;IF(([.B314]=0);1;IF(([.B314]=3);1;0)))" office:value-type="float" office:value="0">
            <text:p>0</text:p>
          </table:table-cell>
          <table:table-cell table:formula="of:=IF(([.C314]&lt;0);-1;IF(([.C314]&gt;1);1;0))" office:value-type="float" office:value="0">
            <text:p>0</text:p>
          </table:table-cell>
          <table:table-cell table:formula="of:=IF(([.C314]=-2);1;IF(([.C314]=0);1;IF(([.C314]=3);1;0)))" office:value-type="float" office:value="0">
            <text:p>0</text:p>
          </table:table-cell>
          <table:table-cell table:formula="of:=IF(([.D314]&lt;0);-1;IF(([.D314]&gt;1);1;0))" office:value-type="float" office:value="0">
            <text:p>0</text:p>
          </table:table-cell>
          <table:table-cell table:formula="of:=IF(([.D314]=-2);1;IF(([.D314]=0);1;IF(([.D314]=3);1;0)))" office:value-type="float" office:value="1">
            <text:p>1</text:p>
          </table:table-cell>
          <table:covered-table-cell table:number-columns-repeated="2"/>
          <table:table-cell table:formula="of:=STDEVP([.H314];[.J314];[.L314])" office:value-type="float" office:value="0">
            <text:p>0</text:p>
          </table:table-cell>
          <table:table-cell table:formula="of:=SUM([.I314];[.K314];[.M314])" office:value-type="float" office:value="1">
            <text:p>1</text:p>
          </table:table-cell>
          <table:table-cell table:formula="of:=AVERAGE([.H314];[.J314];[.L31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648339398656</text:p>
          </table:table-cell>
          <table:table-cell table:number-columns-repeated="3"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5]&lt;0);-1;IF(([.B315]&gt;1);1;0))" office:value-type="float" office:value="0">
            <text:p>0</text:p>
          </table:table-cell>
          <table:table-cell table:formula="of:=IF(([.B315]=-2);1;IF(([.B315]=0);1;IF(([.B315]=3);1;0)))" office:value-type="float" office:value="1">
            <text:p>1</text:p>
          </table:table-cell>
          <table:table-cell table:formula="of:=IF(([.C315]&lt;0);-1;IF(([.C315]&gt;1);1;0))" office:value-type="float" office:value="0">
            <text:p>0</text:p>
          </table:table-cell>
          <table:table-cell table:formula="of:=IF(([.C315]=-2);1;IF(([.C315]=0);1;IF(([.C315]=3);1;0)))" office:value-type="float" office:value="1">
            <text:p>1</text:p>
          </table:table-cell>
          <table:table-cell table:formula="of:=IF(([.D315]&lt;0);-1;IF(([.D315]&gt;1);1;0))" office:value-type="float" office:value="0">
            <text:p>0</text:p>
          </table:table-cell>
          <table:table-cell table:formula="of:=IF(([.D315]=-2);1;IF(([.D315]=0);1;IF(([.D315]=3);1;0)))" office:value-type="float" office:value="1">
            <text:p>1</text:p>
          </table:table-cell>
          <table:covered-table-cell table:number-columns-repeated="2"/>
          <table:table-cell table:formula="of:=STDEVP([.H315];[.J315];[.L315])" office:value-type="float" office:value="0">
            <text:p>0</text:p>
          </table:table-cell>
          <table:table-cell table:formula="of:=SUM([.I315];[.K315];[.M315])" office:value-type="float" office:value="3">
            <text:p>3</text:p>
          </table:table-cell>
          <table:table-cell table:formula="of:=AVERAGE([.H315];[.J315];[.L315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6479199723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6]&lt;0);-1;IF(([.B316]&gt;1);1;0))" office:value-type="float" office:value="0">
            <text:p>0</text:p>
          </table:table-cell>
          <table:table-cell table:formula="of:=IF(([.B316]=-2);1;IF(([.B316]=0);1;IF(([.B316]=3);1;0)))" office:value-type="float" office:value="1">
            <text:p>1</text:p>
          </table:table-cell>
          <table:table-cell table:formula="of:=IF(([.C316]&lt;0);-1;IF(([.C316]&gt;1);1;0))" office:value-type="float" office:value="1">
            <text:p>1</text:p>
          </table:table-cell>
          <table:table-cell table:formula="of:=IF(([.C316]=-2);1;IF(([.C316]=0);1;IF(([.C316]=3);1;0)))" office:value-type="float" office:value="0">
            <text:p>0</text:p>
          </table:table-cell>
          <table:table-cell table:formula="of:=IF(([.D316]&lt;0);-1;IF(([.D316]&gt;1);1;0))" office:value-type="float" office:value="0">
            <text:p>0</text:p>
          </table:table-cell>
          <table:table-cell table:formula="of:=IF(([.D316]=-2);1;IF(([.D316]=0);1;IF(([.D316]=3);1;0)))" office:value-type="float" office:value="1">
            <text:p>1</text:p>
          </table:table-cell>
          <table:covered-table-cell table:number-columns-repeated="2"/>
          <table:table-cell table:formula="of:=STDEVP([.H316];[.J316];[.L316])" office:value-type="float" office:value="0.471404520791032">
            <text:p>0.4714045208</text:p>
          </table:table-cell>
          <table:table-cell table:formula="of:=SUM([.I316];[.K316];[.M316])" office:value-type="float" office:value="2">
            <text:p>2</text:p>
          </table:table-cell>
          <table:table-cell table:formula="of:=AVERAGE([.H316];[.J316];[.L316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64582703104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7]&lt;0);-1;IF(([.B317]&gt;1);1;0))" office:value-type="float" office:value="0">
            <text:p>0</text:p>
          </table:table-cell>
          <table:table-cell table:formula="of:=IF(([.B317]=-2);1;IF(([.B317]=0);1;IF(([.B317]=3);1;0)))" office:value-type="float" office:value="1">
            <text:p>1</text:p>
          </table:table-cell>
          <table:table-cell table:formula="of:=IF(([.C317]&lt;0);-1;IF(([.C317]&gt;1);1;0))" office:value-type="float" office:value="1">
            <text:p>1</text:p>
          </table:table-cell>
          <table:table-cell table:formula="of:=IF(([.C317]=-2);1;IF(([.C317]=0);1;IF(([.C317]=3);1;0)))" office:value-type="float" office:value="0">
            <text:p>0</text:p>
          </table:table-cell>
          <table:table-cell table:formula="of:=IF(([.D317]&lt;0);-1;IF(([.D317]&gt;1);1;0))" office:value-type="float" office:value="0">
            <text:p>0</text:p>
          </table:table-cell>
          <table:table-cell table:formula="of:=IF(([.D317]=-2);1;IF(([.D317]=0);1;IF(([.D317]=3);1;0)))" office:value-type="float" office:value="1">
            <text:p>1</text:p>
          </table:table-cell>
          <table:covered-table-cell table:number-columns-repeated="2"/>
          <table:table-cell table:formula="of:=STDEVP([.H317];[.J317];[.L317])" office:value-type="float" office:value="0.471404520791032">
            <text:p>0.4714045208</text:p>
          </table:table-cell>
          <table:table-cell table:formula="of:=SUM([.I317];[.K317];[.M317])" office:value-type="float" office:value="2">
            <text:p>2</text:p>
          </table:table-cell>
          <table:table-cell table:formula="of:=AVERAGE([.H317];[.J317];[.L317])" office:value-type="float" office:value="0.333333333333333">
            <text:p>0.3333333333</text:p>
          </table:table-cell>
        </table:table-row>
        <table:table-row table:style-name="ro1">
          <table:table-cell table:style-name="ce2" office:value-type="string">
            <text:p>32857663649049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8]&lt;0);-1;IF(([.B318]&gt;1);1;0))" office:value-type="float" office:value="0">
            <text:p>0</text:p>
          </table:table-cell>
          <table:table-cell table:formula="of:=IF(([.B318]=-2);1;IF(([.B318]=0);1;IF(([.B318]=3);1;0)))" office:value-type="float" office:value="1">
            <text:p>1</text:p>
          </table:table-cell>
          <table:table-cell table:formula="of:=IF(([.C318]&lt;0);-1;IF(([.C318]&gt;1);1;0))" office:value-type="float" office:value="0">
            <text:p>0</text:p>
          </table:table-cell>
          <table:table-cell table:formula="of:=IF(([.C318]=-2);1;IF(([.C318]=0);1;IF(([.C318]=3);1;0)))" office:value-type="float" office:value="0">
            <text:p>0</text:p>
          </table:table-cell>
          <table:table-cell table:formula="of:=IF(([.D318]&lt;0);-1;IF(([.D318]&gt;1);1;0))" office:value-type="float" office:value="0">
            <text:p>0</text:p>
          </table:table-cell>
          <table:table-cell table:formula="of:=IF(([.D318]=-2);1;IF(([.D318]=0);1;IF(([.D318]=3);1;0)))" office:value-type="float" office:value="1">
            <text:p>1</text:p>
          </table:table-cell>
          <table:covered-table-cell table:number-columns-repeated="2"/>
          <table:table-cell table:formula="of:=STDEVP([.H318];[.J318];[.L318])" office:value-type="float" office:value="0">
            <text:p>0</text:p>
          </table:table-cell>
          <table:table-cell table:formula="of:=SUM([.I318];[.K318];[.M318])" office:value-type="float" office:value="2">
            <text:p>2</text:p>
          </table:table-cell>
          <table:table-cell table:formula="of:=AVERAGE([.H318];[.J318];[.L31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63515672166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319]&lt;0);-1;IF(([.B319]&gt;1);1;0))" office:value-type="float" office:value="1">
            <text:p>1</text:p>
          </table:table-cell>
          <table:table-cell table:formula="of:=IF(([.B319]=-2);1;IF(([.B319]=0);1;IF(([.B319]=3);1;0)))" office:value-type="float" office:value="0">
            <text:p>0</text:p>
          </table:table-cell>
          <table:table-cell table:formula="of:=IF(([.C319]&lt;0);-1;IF(([.C319]&gt;1);1;0))" office:value-type="float" office:value="0">
            <text:p>0</text:p>
          </table:table-cell>
          <table:table-cell table:formula="of:=IF(([.C319]=-2);1;IF(([.C319]=0);1;IF(([.C319]=3);1;0)))" office:value-type="float" office:value="0">
            <text:p>0</text:p>
          </table:table-cell>
          <table:table-cell table:formula="of:=IF(([.D319]&lt;0);-1;IF(([.D319]&gt;1);1;0))" office:value-type="float" office:value="0">
            <text:p>0</text:p>
          </table:table-cell>
          <table:table-cell table:formula="of:=IF(([.D319]=-2);1;IF(([.D319]=0);1;IF(([.D319]=3);1;0)))" office:value-type="float" office:value="0">
            <text:p>0</text:p>
          </table:table-cell>
          <table:covered-table-cell table:number-columns-repeated="2"/>
          <table:table-cell table:formula="of:=STDEVP([.H319];[.J319];[.L319])" office:value-type="float" office:value="0.471404520791032">
            <text:p>0.4714045208</text:p>
          </table:table-cell>
          <table:table-cell table:formula="of:=SUM([.I319];[.K319];[.M319])" office:value-type="float" office:value="0">
            <text:p>0</text:p>
          </table:table-cell>
          <table:table-cell table:formula="of:=AVERAGE([.H319];[.J319];[.L319])" office:value-type="float" office:value="0.333333333333333">
            <text:p>0.3333333333</text:p>
          </table:table-cell>
        </table:table-row>
        <table:table-row table:style-name="ro1">
          <table:table-cell table:style-name="ce3" office:value-type="string">
            <text:p>328576633713860608</text:p>
          </table:table-cell>
          <table:table-cell table:number-columns-repeated="3" table:style-name="ce9" office:value-type="float" office:value="3">
            <text:p>3</text:p>
          </table:table-cell>
          <table:covered-table-cell table:style-name="ce14"/>
          <table:table-cell table:number-columns-repeated="2"/>
          <table:table-cell table:formula="of:=IF(([.B320]&lt;0);-1;IF(([.B320]&gt;1);1;0))" office:value-type="float" office:value="1">
            <text:p>1</text:p>
          </table:table-cell>
          <table:table-cell table:formula="of:=IF(([.B320]=-2);1;IF(([.B320]=0);1;IF(([.B320]=3);1;0)))" office:value-type="float" office:value="1">
            <text:p>1</text:p>
          </table:table-cell>
          <table:table-cell table:formula="of:=IF(([.C320]&lt;0);-1;IF(([.C320]&gt;1);1;0))" office:value-type="float" office:value="1">
            <text:p>1</text:p>
          </table:table-cell>
          <table:table-cell table:formula="of:=IF(([.C320]=-2);1;IF(([.C320]=0);1;IF(([.C320]=3);1;0)))" office:value-type="float" office:value="1">
            <text:p>1</text:p>
          </table:table-cell>
          <table:table-cell table:formula="of:=IF(([.D320]&lt;0);-1;IF(([.D320]&gt;1);1;0))" office:value-type="float" office:value="1">
            <text:p>1</text:p>
          </table:table-cell>
          <table:table-cell table:formula="of:=IF(([.D320]=-2);1;IF(([.D320]=0);1;IF(([.D320]=3);1;0)))" office:value-type="float" office:value="1">
            <text:p>1</text:p>
          </table:table-cell>
          <table:covered-table-cell table:number-columns-repeated="2"/>
          <table:table-cell table:formula="of:=STDEVP([.H320];[.J320];[.L320])" office:value-type="float" office:value="0">
            <text:p>0</text:p>
          </table:table-cell>
          <table:table-cell table:formula="of:=SUM([.I320];[.K320];[.M320])" office:value-type="float" office:value="3">
            <text:p>3</text:p>
          </table:table-cell>
          <table:table-cell table:formula="of:=AVERAGE([.H320];[.J320];[.L320])" office:value-type="float" office:value="1">
            <text:p>1</text:p>
          </table:table-cell>
        </table:table-row>
        <table:table-row table:style-name="ro1">
          <table:table-cell table:style-name="ce6"/>
          <table:table-cell table:style-name="ce10" table:number-columns-repeated="4"/>
          <table:table-cell/>
          <table:table-cell table:style-name="ce17" office:value-type="string">
            <text:p>Total:</text:p>
          </table:table-cell>
          <table:table-cell table:style-name="ce17" table:formula="of:=SUM([.H221:.H320])" office:value-type="float" office:value="41">
            <text:p>41</text:p>
          </table:table-cell>
          <table:table-cell table:style-name="ce17" table:formula="of:=SUM([.I221:.I320])" office:value-type="float" office:value="66">
            <text:p>66</text:p>
          </table:table-cell>
          <table:table-cell table:style-name="ce17" table:formula="of:=SUM([.J221:.J320])" office:value-type="float" office:value="77">
            <text:p>77</text:p>
          </table:table-cell>
          <table:table-cell table:style-name="ce17" table:formula="of:=SUM([.K221:.K320])" office:value-type="float" office:value="67">
            <text:p>67</text:p>
          </table:table-cell>
          <table:table-cell table:style-name="ce17" table:formula="of:=SUM([.L221:.L320])" office:value-type="float" office:value="23">
            <text:p>23</text:p>
          </table:table-cell>
          <table:table-cell table:style-name="ce17" table:formula="of:=SUM([.M221:.M320])" office:value-type="float" office:value="83">
            <text:p>83</text:p>
          </table:table-cell>
          <table:table-cell table:style-name="ce17" table:formula="of:=SUM([.N221:.N320])" office:value-type="float" office:value="0">
            <text:p>0</text:p>
          </table:table-cell>
          <table:table-cell table:style-name="ce17" table:formula="of:=SUM([.O221:.O320])" office:value-type="float" office:value="0">
            <text:p>0</text:p>
          </table:table-cell>
          <table:table-cell table:style-name="ce17" table:formula="of:=SUM([.P221:.P320])" office:value-type="float" office:value="28.5030508469443">
            <text:p>28.5030508469</text:p>
          </table:table-cell>
          <table:table-cell table:style-name="ce17" table:formula="of:=SUM([.Q221:.Q320])" office:value-type="float" office:value="216">
            <text:p>216</text:p>
          </table:table-cell>
          <table:table-cell table:style-name="ce17" table:formula="of:=SUM([.R221:.R320])" office:value-type="float" office:value="47">
            <text:p>47</text:p>
          </table:table-cell>
        </table:table-row>
        <table:table-row table:style-name="ro1">
          <table:table-cell table:number-columns-repeated="6"/>
          <table:table-cell table:style-name="ce17" office:value-type="string">
            <text:p>Average:</text:p>
          </table:table-cell>
          <table:table-cell table:style-name="ce17" table:formula="of:=AVERAGE([.H221:.H320])" office:value-type="float" office:value="0.41">
            <text:p>0.41</text:p>
          </table:table-cell>
          <table:table-cell table:style-name="ce17" table:formula="of:=AVERAGE([.I221:.I320])" office:value-type="float" office:value="0.66">
            <text:p>0.66</text:p>
          </table:table-cell>
          <table:table-cell table:style-name="ce17" table:formula="of:=AVERAGE([.J221:.J320])" office:value-type="float" office:value="0.77">
            <text:p>0.77</text:p>
          </table:table-cell>
          <table:table-cell table:style-name="ce17" table:formula="of:=AVERAGE([.K221:.K320])" office:value-type="float" office:value="0.67">
            <text:p>0.67</text:p>
          </table:table-cell>
          <table:table-cell table:style-name="ce17" table:formula="of:=AVERAGE([.L221:.L320])" office:value-type="float" office:value="0.23">
            <text:p>0.23</text:p>
          </table:table-cell>
          <table:table-cell table:style-name="ce17" table:formula="of:=AVERAGE([.M221:.M320])" office:value-type="float" office:value="0.83">
            <text:p>0.83</text:p>
          </table:table-cell>
          <table:table-cell table:style-name="ce17" table:formula="of:=AVERAGE([.N221:.N320])" office:value-type="float" office:value="0">
            <text:p>#DIV/0!</text:p>
          </table:table-cell>
          <table:table-cell table:style-name="ce17" table:formula="of:=AVERAGE([.O221:.O320])" office:value-type="float" office:value="0">
            <text:p>#DIV/0!</text:p>
          </table:table-cell>
          <table:table-cell table:style-name="ce17" table:formula="of:=AVERAGE([.P221:.P320])" office:value-type="float" office:value="0.285030508469443">
            <text:p>0.2850305085</text:p>
          </table:table-cell>
          <table:table-cell table:style-name="ce17" table:formula="of:=AVERAGE([.Q221:.Q320])" office:value-type="float" office:value="2.16">
            <text:p>2.16</text:p>
          </table:table-cell>
          <table:table-cell table:style-name="ce17" table:formula="of:=AVERAGE([.R221:.R320])" office:value-type="float" office:value="0.47">
            <text:p>0.47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6"/>
          <table:table-cell table:style-name="ce18" office:value-type="string">
            <text:p>Total stats:</text:p>
          </table:table-cell>
          <table:table-cell table:style-name="ce18" office:value-type="string" table:number-columns-spanned="2" table:number-rows-spanned="1">
            <text:p>kristoffer</text:p>
          </table:table-cell>
          <table:covered-table-cell table:style-name="ce17"/>
          <table:table-cell table:style-name="ce18" office:value-type="string" table:number-columns-spanned="2" table:number-rows-spanned="1">
            <text:p>ludwig</text:p>
          </table:table-cell>
          <table:covered-table-cell table:style-name="ce17"/>
          <table:table-cell table:style-name="ce18" office:value-type="string" table:number-columns-spanned="2" table:number-rows-spanned="1">
            <text:p>romain</text:p>
          </table:table-cell>
          <table:covered-table-cell table:style-name="ce17"/>
          <table:table-cell table:style-name="ce18" office:value-type="string" table:number-columns-spanned="2" table:number-rows-spanned="1">
            <office:annotation draw:style-name="gr1" draw:text-style-name="P1" svg:width="1.1413in" svg:height="0.2346in" svg:x="11.8118in" svg:y="54.3787in" draw:caption-point-x="-0.2402in" draw:caption-point-y="0.5945in">
              <dc:date>2013-05-03T00:00:00</dc:date>
              <text:p text:style-name="P1">No results</text:p>
            </office:annotation>
            <text:p>thibaut</text:p>
          </table:table-cell>
          <table:covered-table-cell table:style-name="ce17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17"/>
        </table:table-row>
        <table:table-row table:style-name="ro1">
          <table:table-cell table:number-columns-repeated="6"/>
          <table:table-cell table:style-name="ce17"/>
          <table:table-cell table:style-name="ce17" office:value-type="string">
            <text:p>Polarity</text:p>
          </table:table-cell>
          <table:table-cell table:style-name="ce17" office:value-type="string">
            <text:p>Confidence</text:p>
          </table:table-cell>
          <table:table-cell table:style-name="ce17" office:value-type="string">
            <text:p>Polarity</text:p>
          </table:table-cell>
          <table:table-cell table:style-name="ce17" office:value-type="string">
            <text:p>Confidence</text:p>
          </table:table-cell>
          <table:table-cell table:style-name="ce17" office:value-type="string">
            <text:p>Polarity</text:p>
          </table:table-cell>
          <table:table-cell table:style-name="ce17" office:value-type="string">
            <text:p>Confidence</text:p>
          </table:table-cell>
          <table:table-cell table:style-name="ce17" office:value-type="string">
            <text:p>Polarity</text:p>
          </table:table-cell>
          <table:table-cell table:style-name="ce17" office:value-type="string">
            <text:p>Confidence</text:p>
          </table:table-cell>
          <table:table-cell table:style-name="ce17" office:value-type="string">
            <text:p>Standard deviation</text:p>
          </table:table-cell>
          <table:table-cell table:style-name="ce17" office:value-type="string">
            <text:p>Confidence sum</text:p>
          </table:table-cell>
          <table:table-cell table:style-name="ce17" office:value-type="string">
            <text:p>Average polarity</text:p>
          </table:table-cell>
        </table:table-row>
        <table:table-row table:style-name="ro1">
          <table:table-cell table:number-columns-repeated="6"/>
          <table:table-cell table:style-name="ce17" office:value-type="string">
            <text:p>Total:</text:p>
          </table:table-cell>
          <table:table-cell table:style-name="ce17" table:formula="of:=SUM([.H221:.H320];[.H115:.H214];[.H9:.H108])" office:value-type="float" office:value="121">
            <text:p>121</text:p>
          </table:table-cell>
          <table:table-cell table:style-name="ce17" table:formula="of:=SUM([.I221:.I320];[.I115:.I214];[.I9:.I108])" office:value-type="float" office:value="174">
            <text:p>174</text:p>
          </table:table-cell>
          <table:table-cell table:style-name="ce17" table:formula="of:=SUM([.J221:.J320];[.J115:.J214];[.J9:.J108])" office:value-type="float" office:value="169">
            <text:p>169</text:p>
          </table:table-cell>
          <table:table-cell table:style-name="ce17" table:formula="of:=SUM([.K221:.K320];[.K115:.K214];[.K9:.K108])" office:value-type="float" office:value="245">
            <text:p>245</text:p>
          </table:table-cell>
          <table:table-cell table:style-name="ce17" table:formula="of:=SUM([.L221:.L320];[.L115:.L214];[.L9:.L108])" office:value-type="float" office:value="78">
            <text:p>78</text:p>
          </table:table-cell>
          <table:table-cell table:style-name="ce17" table:formula="of:=SUM([.M221:.M320];[.M115:.M214];[.M9:.M108])" office:value-type="float" office:value="253">
            <text:p>253</text:p>
          </table:table-cell>
          <table:table-cell table:style-name="ce17" table:formula="of:=SUM([.N221:.N320];[.N115:.N214];[.N9:.N108])" office:value-type="float" office:value="0">
            <text:p>0</text:p>
          </table:table-cell>
          <table:table-cell table:style-name="ce17" table:formula="of:=SUM([.O221:.O320];[.O115:.O214];[.O9:.O108])" office:value-type="float" office:value="0">
            <text:p>0</text:p>
          </table:table-cell>
          <table:table-cell table:style-name="ce17" table:formula="of:=SUM([.P221:.P320];[.P115:.P214];[.P9:.P108])" office:value-type="float" office:value="75.2307202222581">
            <text:p>75.2307202223</text:p>
          </table:table-cell>
          <table:table-cell table:style-name="ce17" table:formula="of:=SUM([.Q221:.Q320];[.Q115:.Q214];[.Q9:.Q108])" office:value-type="float" office:value="672">
            <text:p>672</text:p>
          </table:table-cell>
          <table:table-cell table:style-name="ce17" table:formula="of:=SUM([.R221:.R320];[.R115:.R214];[.R9:.R108])" office:value-type="float" office:value="122.666666666667">
            <text:p>122.6666666667</text:p>
          </table:table-cell>
        </table:table-row>
        <table:table-row table:style-name="ro1">
          <table:table-cell table:number-columns-repeated="6"/>
          <table:table-cell table:style-name="ce17" office:value-type="string">
            <text:p>Average:</text:p>
          </table:table-cell>
          <table:table-cell table:style-name="ce21" table:formula="of:=AVERAGE([.H221:.H320];[.H115:.H214];[.H9:.H108])" office:value-type="float" office:value="0.403333333333333">
            <text:p>0.4033333333</text:p>
          </table:table-cell>
          <table:table-cell table:style-name="ce21" table:formula="of:=AVERAGE([.I221:.I320];[.I115:.I214];[.I9:.I108])" office:value-type="float" office:value="0.58">
            <text:p>0.58</text:p>
          </table:table-cell>
          <table:table-cell table:style-name="ce21" table:formula="of:=AVERAGE([.J221:.J320];[.J115:.J214];[.J9:.J108])" office:value-type="float" office:value="0.563333333333333">
            <text:p>0.5633333333</text:p>
          </table:table-cell>
          <table:table-cell table:style-name="ce21" table:formula="of:=AVERAGE([.K221:.K320];[.K115:.K214];[.K9:.K108])" office:value-type="float" office:value="0.816666666666667">
            <text:p>0.8166666667</text:p>
          </table:table-cell>
          <table:table-cell table:style-name="ce21" table:formula="of:=AVERAGE([.L221:.L320];[.L115:.L214];[.L9:.L108])" office:value-type="float" office:value="0.26">
            <text:p>0.26</text:p>
          </table:table-cell>
          <table:table-cell table:style-name="ce21" table:formula="of:=AVERAGE([.M221:.M320];[.M115:.M214];[.M9:.M108])" office:value-type="float" office:value="0.843333333333333">
            <text:p>0.8433333333</text:p>
          </table:table-cell>
          <table:table-cell table:style-name="ce21" table:formula="of:=AVERAGE([.N221:.N320];[.N115:.N214];[.N9:.N108])" office:value-type="float" office:value="0">
            <text:p>#DIV/0!</text:p>
          </table:table-cell>
          <table:table-cell table:style-name="ce21" table:formula="of:=AVERAGE([.O221:.O320];[.O115:.O214];[.O9:.O108])" office:value-type="float" office:value="0">
            <text:p>#DIV/0!</text:p>
          </table:table-cell>
          <table:table-cell table:style-name="ce21" table:formula="of:=AVERAGE([.P221:.P320];[.P115:.P214];[.P9:.P108])" office:value-type="float" office:value="0.250769067407527">
            <text:p>0.2507690674</text:p>
          </table:table-cell>
          <table:table-cell table:style-name="ce21" table:formula="of:=AVERAGE([.Q221:.Q320];[.Q115:.Q214];[.Q9:.Q108])" office:value-type="float" office:value="2.24">
            <text:p>2.24</text:p>
          </table:table-cell>
          <table:table-cell table:style-name="ce21" table:formula="of:=AVERAGE([.R221:.R320];[.R115:.R214];[.R9:.R108])" office:value-type="float" office:value="0.408888888888888">
            <text:p>0.4088888889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 table:style-name="ce22"/>
          <table:table-cell table:number-columns-repeated="10"/>
        </table:table-row>
        <table:table-row table:style-name="ro1" table:number-rows-repeated="9">
          <table:table-cell table:number-columns-repeated="18"/>
        </table:table-row>
        <table:table-row table:style-name="ro1" table:number-rows-repeated="480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 table:number-rows-repeated="106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 table:number-rows-repeated="10476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0" number:min-integer-digits="19"/>
    </number:number-style>
    <number:number-style style:name="N121">
      <number:number number:decimal-places="20" number:min-integer-digits="20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20:25:53</meta:creation-date>
    <dc:date>2013-05-03T23:40:35</dc:date>
    <meta:editing-duration>PT25M55S</meta:editing-duration>
    <meta:editing-cycles>2</meta:editing-cycles>
    <meta:generator>LibreOffice/3.5$Linux_X86_64 LibreOffice_project/350m1$Build-2</meta:generator>
    <meta:document-statistic meta:table-count="3" meta:cell-count="4107" meta:object-count="0"/>
  </office:meta>
</office:document-meta>
</file>